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5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_out_training" table:style-name="ta1">
        <table:shapes>
          <draw:frame draw:z-index="0" draw:style-name="gr1" draw:text-style-name="P1" svg:width="159.99mm" svg:height="89.99mm" svg:x="147.8mm" svg:y="0mm">
            <loext:p draw:notify-on-update-of-ranges="data_out_training.D1:data_out_training.D1 data_out_training.D2:data_out_training.D696 data_out_training.E1:data_out_training.E1 data_out_training.E2:data_out_training.E69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2" table:number-columns-repeated="2" table:default-cell-style-name="ce2"/>
        <table:table-row table:style-name="ro1">
          <table:table-cell table:style-name="ce1" office:value-type="string" calcext:value-type="string">
            <text:p>Hour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Simulated</text:p>
          </table:table-cell>
          <table:table-cell table:style-name="ce1" office:value-type="string" calcext:value-type="string">
            <text:p>Real C</text:p>
          </table:table-cell>
          <table:table-cell table:style-name="ce1" office:value-type="string" calcext:value-type="string">
            <text:p>Simulated 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23077" calcext:value-type="float">
            <text:p>0,823077</text:p>
          </table:table-cell>
          <table:table-cell office:value-type="float" office:value="0.776776" calcext:value-type="float">
            <text:p>0,776776</text:p>
          </table:table-cell>
          <table:table-cell table:formula="of:=([.B2]*[.$B$698])-([.B2]*[.$B$697])+[.$B$697]" office:value-type="float" office:value="31.200001" calcext:value-type="float">
            <text:p>31,200001</text:p>
          </table:table-cell>
          <table:table-cell table:formula="of:=([.C2]*[.$B$698])-([.C2]*[.$B$697])+[.$B$697]" office:value-type="float" office:value="30.598088" calcext:value-type="float">
            <text:p>30,5980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61538" calcext:value-type="float">
            <text:p>0,761538</text:p>
          </table:table-cell>
          <table:table-cell office:value-type="float" office:value="0.770936" calcext:value-type="float">
            <text:p>0,770936</text:p>
          </table:table-cell>
          <table:table-cell table:formula="of:=([.B3]*[.$B$698])-([.B3]*[.$B$697])+[.$B$697]" office:value-type="float" office:value="30.399994" calcext:value-type="float">
            <text:p>30,399994</text:p>
          </table:table-cell>
          <table:table-cell table:formula="of:=([.C3]*[.$B$698])-([.C3]*[.$B$697])+[.$B$697]" office:value-type="float" office:value="30.522168" calcext:value-type="float">
            <text:p>30,5221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07692" calcext:value-type="float">
            <text:p>0,707692</text:p>
          </table:table-cell>
          <table:table-cell office:value-type="float" office:value="0.599122" calcext:value-type="float">
            <text:p>0,599122</text:p>
          </table:table-cell>
          <table:table-cell table:formula="of:=([.B4]*[.$B$698])-([.B4]*[.$B$697])+[.$B$697]" office:value-type="float" office:value="29.699996" calcext:value-type="float">
            <text:p>29,699996</text:p>
          </table:table-cell>
          <table:table-cell table:formula="of:=([.C4]*[.$B$698])-([.C4]*[.$B$697])+[.$B$697]" office:value-type="float" office:value="28.288586" calcext:value-type="float">
            <text:p>28,2885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53846" calcext:value-type="float">
            <text:p>0,553846</text:p>
          </table:table-cell>
          <table:table-cell office:value-type="float" office:value="0.595723" calcext:value-type="float">
            <text:p>0,595723</text:p>
          </table:table-cell>
          <table:table-cell table:formula="of:=([.B5]*[.$B$698])-([.B5]*[.$B$697])+[.$B$697]" office:value-type="float" office:value="27.699998" calcext:value-type="float">
            <text:p>27,699998</text:p>
          </table:table-cell>
          <table:table-cell table:formula="of:=([.C5]*[.$B$698])-([.C5]*[.$B$697])+[.$B$697]" office:value-type="float" office:value="28.244399" calcext:value-type="float">
            <text:p>28,2443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92308" calcext:value-type="float">
            <text:p>0,492308</text:p>
          </table:table-cell>
          <table:table-cell office:value-type="float" office:value="0.518005" calcext:value-type="float">
            <text:p>0,518005</text:p>
          </table:table-cell>
          <table:table-cell table:formula="of:=([.B6]*[.$B$698])-([.B6]*[.$B$697])+[.$B$697]" office:value-type="float" office:value="26.900004" calcext:value-type="float">
            <text:p>26,900004</text:p>
          </table:table-cell>
          <table:table-cell table:formula="of:=([.C6]*[.$B$698])-([.C6]*[.$B$697])+[.$B$697]" office:value-type="float" office:value="27.234065" calcext:value-type="float">
            <text:p>27,2340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494022" calcext:value-type="float">
            <text:p>0,494022</text:p>
          </table:table-cell>
          <table:table-cell table:formula="of:=([.B7]*[.$B$698])-([.B7]*[.$B$697])+[.$B$697]" office:value-type="float" office:value="26.499994" calcext:value-type="float">
            <text:p>26,499994</text:p>
          </table:table-cell>
          <table:table-cell table:formula="of:=([.C7]*[.$B$698])-([.C7]*[.$B$697])+[.$B$697]" office:value-type="float" office:value="26.922286" calcext:value-type="float">
            <text:p>26,9222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481659" calcext:value-type="float">
            <text:p>0,481659</text:p>
          </table:table-cell>
          <table:table-cell table:formula="of:=([.B8]*[.$B$698])-([.B8]*[.$B$697])+[.$B$697]" office:value-type="float" office:value="26.499994" calcext:value-type="float">
            <text:p>26,499994</text:p>
          </table:table-cell>
          <table:table-cell table:formula="of:=([.C8]*[.$B$698])-([.C8]*[.$B$697])+[.$B$697]" office:value-type="float" office:value="26.761567" calcext:value-type="float">
            <text:p>26,7615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65285" calcext:value-type="float">
            <text:p>0,465285</text:p>
          </table:table-cell>
          <table:table-cell table:formula="of:=([.B9]*[.$B$698])-([.B9]*[.$B$697])+[.$B$697]" office:value-type="float" office:value="26.099997" calcext:value-type="float">
            <text:p>26,099997</text:p>
          </table:table-cell>
          <table:table-cell table:formula="of:=([.C9]*[.$B$698])-([.C9]*[.$B$697])+[.$B$697]" office:value-type="float" office:value="26.548705" calcext:value-type="float">
            <text:p>26,5487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48406" calcext:value-type="float">
            <text:p>0,448406</text:p>
          </table:table-cell>
          <table:table-cell table:formula="of:=([.B10]*[.$B$698])-([.B10]*[.$B$697])+[.$B$697]" office:value-type="float" office:value="26.200006" calcext:value-type="float">
            <text:p>26,200006</text:p>
          </table:table-cell>
          <table:table-cell table:formula="of:=([.C10]*[.$B$698])-([.C10]*[.$B$697])+[.$B$697]" office:value-type="float" office:value="26.329278" calcext:value-type="float">
            <text:p>26,3292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57625" calcext:value-type="float">
            <text:p>0,457625</text:p>
          </table:table-cell>
          <table:table-cell table:formula="of:=([.B11]*[.$B$698])-([.B11]*[.$B$697])+[.$B$697]" office:value-type="float" office:value="25.799996" calcext:value-type="float">
            <text:p>25,799996</text:p>
          </table:table-cell>
          <table:table-cell table:formula="of:=([.C11]*[.$B$698])-([.C11]*[.$B$697])+[.$B$697]" office:value-type="float" office:value="26.449125" calcext:value-type="float">
            <text:p>26,4491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36401" calcext:value-type="float">
            <text:p>0,436401</text:p>
          </table:table-cell>
          <table:table-cell table:formula="of:=([.B12]*[.$B$698])-([.B12]*[.$B$697])+[.$B$697]" office:value-type="float" office:value="25.799996" calcext:value-type="float">
            <text:p>25,799996</text:p>
          </table:table-cell>
          <table:table-cell table:formula="of:=([.C12]*[.$B$698])-([.C12]*[.$B$697])+[.$B$697]" office:value-type="float" office:value="26.173213" calcext:value-type="float">
            <text:p>26,1732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434645" calcext:value-type="float">
            <text:p>0,434645</text:p>
          </table:table-cell>
          <table:table-cell table:formula="of:=([.B13]*[.$B$698])-([.B13]*[.$B$697])+[.$B$697]" office:value-type="float" office:value="24.900006" calcext:value-type="float">
            <text:p>24,900006</text:p>
          </table:table-cell>
          <table:table-cell table:formula="of:=([.C13]*[.$B$698])-([.C13]*[.$B$697])+[.$B$697]" office:value-type="float" office:value="26.150385" calcext:value-type="float">
            <text:p>26,15038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15385" calcext:value-type="float">
            <text:p>0,315385</text:p>
          </table:table-cell>
          <table:table-cell office:value-type="float" office:value="0.391728" calcext:value-type="float">
            <text:p>0,391728</text:p>
          </table:table-cell>
          <table:table-cell table:formula="of:=([.B14]*[.$B$698])-([.B14]*[.$B$697])+[.$B$697]" office:value-type="float" office:value="24.600005" calcext:value-type="float">
            <text:p>24,600005</text:p>
          </table:table-cell>
          <table:table-cell table:formula="of:=([.C14]*[.$B$698])-([.C14]*[.$B$697])+[.$B$697]" office:value-type="float" office:value="25.592464" calcext:value-type="float">
            <text:p>25,5924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76923" calcext:value-type="float">
            <text:p>0,276923</text:p>
          </table:table-cell>
          <table:table-cell office:value-type="float" office:value="0.393415" calcext:value-type="float">
            <text:p>0,393415</text:p>
          </table:table-cell>
          <table:table-cell table:formula="of:=([.B15]*[.$B$698])-([.B15]*[.$B$697])+[.$B$697]" office:value-type="float" office:value="24.099999" calcext:value-type="float">
            <text:p>24,099999</text:p>
          </table:table-cell>
          <table:table-cell table:formula="of:=([.C15]*[.$B$698])-([.C15]*[.$B$697])+[.$B$697]" office:value-type="float" office:value="25.614395" calcext:value-type="float">
            <text:p>25,6143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07692" calcext:value-type="float">
            <text:p>0,307692</text:p>
          </table:table-cell>
          <table:table-cell office:value-type="float" office:value="0.380135" calcext:value-type="float">
            <text:p>0,380135</text:p>
          </table:table-cell>
          <table:table-cell table:formula="of:=([.B16]*[.$B$698])-([.B16]*[.$B$697])+[.$B$697]" office:value-type="float" office:value="24.499996" calcext:value-type="float">
            <text:p>24,499996</text:p>
          </table:table-cell>
          <table:table-cell table:formula="of:=([.C16]*[.$B$698])-([.C16]*[.$B$697])+[.$B$697]" office:value-type="float" office:value="25.441755" calcext:value-type="float">
            <text:p>25,4417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,5</text:p>
          </table:table-cell>
          <table:table-cell office:value-type="float" office:value="0.394707" calcext:value-type="float">
            <text:p>0,394707</text:p>
          </table:table-cell>
          <table:table-cell table:formula="of:=([.B17]*[.$B$698])-([.B17]*[.$B$697])+[.$B$697]" office:value-type="float" office:value="27" calcext:value-type="float">
            <text:p>27</text:p>
          </table:table-cell>
          <table:table-cell table:formula="of:=([.C17]*[.$B$698])-([.C17]*[.$B$697])+[.$B$697]" office:value-type="float" office:value="25.631191" calcext:value-type="float">
            <text:p>25,63119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23077" calcext:value-type="float">
            <text:p>0,523077</text:p>
          </table:table-cell>
          <table:table-cell office:value-type="float" office:value="0.514201" calcext:value-type="float">
            <text:p>0,514201</text:p>
          </table:table-cell>
          <table:table-cell table:formula="of:=([.B18]*[.$B$698])-([.B18]*[.$B$697])+[.$B$697]" office:value-type="float" office:value="27.300001" calcext:value-type="float">
            <text:p>27,300001</text:p>
          </table:table-cell>
          <table:table-cell table:formula="of:=([.C18]*[.$B$698])-([.C18]*[.$B$697])+[.$B$697]" office:value-type="float" office:value="27.184613" calcext:value-type="float">
            <text:p>27,1846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69231" calcext:value-type="float">
            <text:p>0,569231</text:p>
          </table:table-cell>
          <table:table-cell office:value-type="float" office:value="0.551632" calcext:value-type="float">
            <text:p>0,551632</text:p>
          </table:table-cell>
          <table:table-cell table:formula="of:=([.B19]*[.$B$698])-([.B19]*[.$B$697])+[.$B$697]" office:value-type="float" office:value="27.900003" calcext:value-type="float">
            <text:p>27,900003</text:p>
          </table:table-cell>
          <table:table-cell table:formula="of:=([.C19]*[.$B$698])-([.C19]*[.$B$697])+[.$B$697]" office:value-type="float" office:value="27.671216" calcext:value-type="float">
            <text:p>27,6712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30769" calcext:value-type="float">
            <text:p>0,630769</text:p>
          </table:table-cell>
          <table:table-cell office:value-type="float" office:value="0.586563" calcext:value-type="float">
            <text:p>0,586563</text:p>
          </table:table-cell>
          <table:table-cell table:formula="of:=([.B20]*[.$B$698])-([.B20]*[.$B$697])+[.$B$697]" office:value-type="float" office:value="28.699997" calcext:value-type="float">
            <text:p>28,699997</text:p>
          </table:table-cell>
          <table:table-cell table:formula="of:=([.C20]*[.$B$698])-([.C20]*[.$B$697])+[.$B$697]" office:value-type="float" office:value="28.125319" calcext:value-type="float">
            <text:p>28,1253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15385" calcext:value-type="float">
            <text:p>0,315385</text:p>
          </table:table-cell>
          <table:table-cell office:value-type="float" office:value="0.705662" calcext:value-type="float">
            <text:p>0,705662</text:p>
          </table:table-cell>
          <table:table-cell table:formula="of:=([.B21]*[.$B$698])-([.B21]*[.$B$697])+[.$B$697]" office:value-type="float" office:value="24.600005" calcext:value-type="float">
            <text:p>24,600005</text:p>
          </table:table-cell>
          <table:table-cell table:formula="of:=([.C21]*[.$B$698])-([.C21]*[.$B$697])+[.$B$697]" office:value-type="float" office:value="29.673606" calcext:value-type="float">
            <text:p>29,67360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69231" calcext:value-type="float">
            <text:p>0,269231</text:p>
          </table:table-cell>
          <table:table-cell office:value-type="float" office:value="0.37061" calcext:value-type="float">
            <text:p>0,37061</text:p>
          </table:table-cell>
          <table:table-cell table:formula="of:=([.B22]*[.$B$698])-([.B22]*[.$B$697])+[.$B$697]" office:value-type="float" office:value="24.000003" calcext:value-type="float">
            <text:p>24,000003</text:p>
          </table:table-cell>
          <table:table-cell table:formula="of:=([.C22]*[.$B$698])-([.C22]*[.$B$697])+[.$B$697]" office:value-type="float" office:value="25.31793" calcext:value-type="float">
            <text:p>25,3179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30769" calcext:value-type="float">
            <text:p>0,230769</text:p>
          </table:table-cell>
          <table:table-cell office:value-type="float" office:value="0.41888" calcext:value-type="float">
            <text:p>0,41888</text:p>
          </table:table-cell>
          <table:table-cell table:formula="of:=([.B23]*[.$B$698])-([.B23]*[.$B$697])+[.$B$697]" office:value-type="float" office:value="23.499997" calcext:value-type="float">
            <text:p>23,499997</text:p>
          </table:table-cell>
          <table:table-cell table:formula="of:=([.C23]*[.$B$698])-([.C23]*[.$B$697])+[.$B$697]" office:value-type="float" office:value="25.94544" calcext:value-type="float">
            <text:p>25,9454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" calcext:value-type="float">
            <text:p>0,2</text:p>
          </table:table-cell>
          <table:table-cell office:value-type="float" office:value="0.368407" calcext:value-type="float">
            <text:p>0,368407</text:p>
          </table:table-cell>
          <table:table-cell table:formula="of:=([.B24]*[.$B$698])-([.B24]*[.$B$697])+[.$B$697]" office:value-type="float" office:value="23.1" calcext:value-type="float">
            <text:p>23,1</text:p>
          </table:table-cell>
          <table:table-cell table:formula="of:=([.C24]*[.$B$698])-([.C24]*[.$B$697])+[.$B$697]" office:value-type="float" office:value="25.289291" calcext:value-type="float">
            <text:p>25,28929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514183" calcext:value-type="float">
            <text:p>0,514183</text:p>
          </table:table-cell>
          <table:table-cell table:formula="of:=([.B25]*[.$B$698])-([.B25]*[.$B$697])+[.$B$697]" office:value-type="float" office:value="26.499994" calcext:value-type="float">
            <text:p>26,499994</text:p>
          </table:table-cell>
          <table:table-cell table:formula="of:=([.C25]*[.$B$698])-([.C25]*[.$B$697])+[.$B$697]" office:value-type="float" office:value="27.184379" calcext:value-type="float">
            <text:p>27,18437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53846" calcext:value-type="float">
            <text:p>0,253846</text:p>
          </table:table-cell>
          <table:table-cell office:value-type="float" office:value="0.363881" calcext:value-type="float">
            <text:p>0,363881</text:p>
          </table:table-cell>
          <table:table-cell table:formula="of:=([.B26]*[.$B$698])-([.B26]*[.$B$697])+[.$B$697]" office:value-type="float" office:value="23.799998" calcext:value-type="float">
            <text:p>23,799998</text:p>
          </table:table-cell>
          <table:table-cell table:formula="of:=([.C26]*[.$B$698])-([.C26]*[.$B$697])+[.$B$697]" office:value-type="float" office:value="25.230453" calcext:value-type="float">
            <text:p>25,23045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76923" calcext:value-type="float">
            <text:p>0,276923</text:p>
          </table:table-cell>
          <table:table-cell office:value-type="float" office:value="0.35969" calcext:value-type="float">
            <text:p>0,35969</text:p>
          </table:table-cell>
          <table:table-cell table:formula="of:=([.B27]*[.$B$698])-([.B27]*[.$B$697])+[.$B$697]" office:value-type="float" office:value="24.099999" calcext:value-type="float">
            <text:p>24,099999</text:p>
          </table:table-cell>
          <table:table-cell table:formula="of:=([.C27]*[.$B$698])-([.C27]*[.$B$697])+[.$B$697]" office:value-type="float" office:value="25.17597" calcext:value-type="float">
            <text:p>25,1759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54984" calcext:value-type="float">
            <text:p>0,454984</text:p>
          </table:table-cell>
          <table:table-cell table:formula="of:=([.B28]*[.$B$698])-([.B28]*[.$B$697])+[.$B$697]" office:value-type="float" office:value="26.399998" calcext:value-type="float">
            <text:p>26,399998</text:p>
          </table:table-cell>
          <table:table-cell table:formula="of:=([.C28]*[.$B$698])-([.C28]*[.$B$697])+[.$B$697]" office:value-type="float" office:value="26.414792" calcext:value-type="float">
            <text:p>26,41479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592308" calcext:value-type="float">
            <text:p>0,592308</text:p>
          </table:table-cell>
          <table:table-cell office:value-type="float" office:value="0.503756" calcext:value-type="float">
            <text:p>0,503756</text:p>
          </table:table-cell>
          <table:table-cell table:formula="of:=([.B29]*[.$B$698])-([.B29]*[.$B$697])+[.$B$697]" office:value-type="float" office:value="28.200004" calcext:value-type="float">
            <text:p>28,200004</text:p>
          </table:table-cell>
          <table:table-cell table:formula="of:=([.C29]*[.$B$698])-([.C29]*[.$B$697])+[.$B$697]" office:value-type="float" office:value="27.048828" calcext:value-type="float">
            <text:p>27,0488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592308" calcext:value-type="float">
            <text:p>0,592308</text:p>
          </table:table-cell>
          <table:table-cell office:value-type="float" office:value="0.621857" calcext:value-type="float">
            <text:p>0,621857</text:p>
          </table:table-cell>
          <table:table-cell table:formula="of:=([.B30]*[.$B$698])-([.B30]*[.$B$697])+[.$B$697]" office:value-type="float" office:value="28.200004" calcext:value-type="float">
            <text:p>28,200004</text:p>
          </table:table-cell>
          <table:table-cell table:formula="of:=([.C30]*[.$B$698])-([.C30]*[.$B$697])+[.$B$697]" office:value-type="float" office:value="28.584141" calcext:value-type="float">
            <text:p>28,58414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653846" calcext:value-type="float">
            <text:p>0,653846</text:p>
          </table:table-cell>
          <table:table-cell office:value-type="float" office:value="0.582563" calcext:value-type="float">
            <text:p>0,582563</text:p>
          </table:table-cell>
          <table:table-cell table:formula="of:=([.B31]*[.$B$698])-([.B31]*[.$B$697])+[.$B$697]" office:value-type="float" office:value="28.999998" calcext:value-type="float">
            <text:p>28,999998</text:p>
          </table:table-cell>
          <table:table-cell table:formula="of:=([.C31]*[.$B$698])-([.C31]*[.$B$697])+[.$B$697]" office:value-type="float" office:value="28.073319" calcext:value-type="float">
            <text:p>28,07331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730769" calcext:value-type="float">
            <text:p>0,730769</text:p>
          </table:table-cell>
          <table:table-cell office:value-type="float" office:value="0.717898" calcext:value-type="float">
            <text:p>0,717898</text:p>
          </table:table-cell>
          <table:table-cell table:formula="of:=([.B32]*[.$B$698])-([.B32]*[.$B$697])+[.$B$697]" office:value-type="float" office:value="29.999997" calcext:value-type="float">
            <text:p>29,999997</text:p>
          </table:table-cell>
          <table:table-cell table:formula="of:=([.C32]*[.$B$698])-([.C32]*[.$B$697])+[.$B$697]" office:value-type="float" office:value="29.832674" calcext:value-type="float">
            <text:p>29,83267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953846" calcext:value-type="float">
            <text:p>0,953846</text:p>
          </table:table-cell>
          <table:table-cell office:value-type="float" office:value="0.764419" calcext:value-type="float">
            <text:p>0,764419</text:p>
          </table:table-cell>
          <table:table-cell table:formula="of:=([.B33]*[.$B$698])-([.B33]*[.$B$697])+[.$B$697]" office:value-type="float" office:value="32.899998" calcext:value-type="float">
            <text:p>32,899998</text:p>
          </table:table-cell>
          <table:table-cell table:formula="of:=([.C33]*[.$B$698])-([.C33]*[.$B$697])+[.$B$697]" office:value-type="float" office:value="30.437447" calcext:value-type="float">
            <text:p>30,43744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938462" calcext:value-type="float">
            <text:p>0,938462</text:p>
          </table:table-cell>
          <table:table-cell office:value-type="float" office:value="0.804587" calcext:value-type="float">
            <text:p>0,804587</text:p>
          </table:table-cell>
          <table:table-cell table:formula="of:=([.B34]*[.$B$698])-([.B34]*[.$B$697])+[.$B$697]" office:value-type="float" office:value="32.700006" calcext:value-type="float">
            <text:p>32,700006</text:p>
          </table:table-cell>
          <table:table-cell table:formula="of:=([.C34]*[.$B$698])-([.C34]*[.$B$697])+[.$B$697]" office:value-type="float" office:value="30.959631" calcext:value-type="float">
            <text:p>30,95963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915385" calcext:value-type="float">
            <text:p>0,915385</text:p>
          </table:table-cell>
          <table:table-cell office:value-type="float" office:value="0.818095" calcext:value-type="float">
            <text:p>0,818095</text:p>
          </table:table-cell>
          <table:table-cell table:formula="of:=([.B35]*[.$B$698])-([.B35]*[.$B$697])+[.$B$697]" office:value-type="float" office:value="32.400005" calcext:value-type="float">
            <text:p>32,400005</text:p>
          </table:table-cell>
          <table:table-cell table:formula="of:=([.C35]*[.$B$698])-([.C35]*[.$B$697])+[.$B$697]" office:value-type="float" office:value="31.135235" calcext:value-type="float">
            <text:p>31,1352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8" calcext:value-type="float">
            <text:p>0,8</text:p>
          </table:table-cell>
          <table:table-cell office:value-type="float" office:value="0.815129" calcext:value-type="float">
            <text:p>0,815129</text:p>
          </table:table-cell>
          <table:table-cell table:formula="of:=([.B36]*[.$B$698])-([.B36]*[.$B$697])+[.$B$697]" office:value-type="float" office:value="30.9" calcext:value-type="float">
            <text:p>30,9</text:p>
          </table:table-cell>
          <table:table-cell table:formula="of:=([.C36]*[.$B$698])-([.C36]*[.$B$697])+[.$B$697]" office:value-type="float" office:value="31.096677" calcext:value-type="float">
            <text:p>31,09667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634476" calcext:value-type="float">
            <text:p>0,634476</text:p>
          </table:table-cell>
          <table:table-cell table:formula="of:=([.B37]*[.$B$698])-([.B37]*[.$B$697])+[.$B$697]" office:value-type="float" office:value="26.099997" calcext:value-type="float">
            <text:p>26,099997</text:p>
          </table:table-cell>
          <table:table-cell table:formula="of:=([.C37]*[.$B$698])-([.C37]*[.$B$697])+[.$B$697]" office:value-type="float" office:value="28.748188" calcext:value-type="float">
            <text:p>28,74818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730769" calcext:value-type="float">
            <text:p>0,730769</text:p>
          </table:table-cell>
          <table:table-cell office:value-type="float" office:value="0.913701" calcext:value-type="float">
            <text:p>0,913701</text:p>
          </table:table-cell>
          <table:table-cell table:formula="of:=([.B38]*[.$B$698])-([.B38]*[.$B$697])+[.$B$697]" office:value-type="float" office:value="29.999997" calcext:value-type="float">
            <text:p>29,999997</text:p>
          </table:table-cell>
          <table:table-cell table:formula="of:=([.C38]*[.$B$698])-([.C38]*[.$B$697])+[.$B$697]" office:value-type="float" office:value="32.378113" calcext:value-type="float">
            <text:p>32,37811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76923" calcext:value-type="float">
            <text:p>0,576923</text:p>
          </table:table-cell>
          <table:table-cell office:value-type="float" office:value="0.56067" calcext:value-type="float">
            <text:p>0,56067</text:p>
          </table:table-cell>
          <table:table-cell table:formula="of:=([.B39]*[.$B$698])-([.B39]*[.$B$697])+[.$B$697]" office:value-type="float" office:value="27.999999" calcext:value-type="float">
            <text:p>27,999999</text:p>
          </table:table-cell>
          <table:table-cell table:formula="of:=([.C39]*[.$B$698])-([.C39]*[.$B$697])+[.$B$697]" office:value-type="float" office:value="27.78871" calcext:value-type="float">
            <text:p>27,7887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492308" calcext:value-type="float">
            <text:p>0,492308</text:p>
          </table:table-cell>
          <table:table-cell office:value-type="float" office:value="0.511449" calcext:value-type="float">
            <text:p>0,511449</text:p>
          </table:table-cell>
          <table:table-cell table:formula="of:=([.B40]*[.$B$698])-([.B40]*[.$B$697])+[.$B$697]" office:value-type="float" office:value="26.900004" calcext:value-type="float">
            <text:p>26,900004</text:p>
          </table:table-cell>
          <table:table-cell table:formula="of:=([.C40]*[.$B$698])-([.C40]*[.$B$697])+[.$B$697]" office:value-type="float" office:value="27.148837" calcext:value-type="float">
            <text:p>27,14883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567358" calcext:value-type="float">
            <text:p>0,567358</text:p>
          </table:table-cell>
          <table:table-cell table:formula="of:=([.B41]*[.$B$698])-([.B41]*[.$B$697])+[.$B$697]" office:value-type="float" office:value="26.399998" calcext:value-type="float">
            <text:p>26,399998</text:p>
          </table:table-cell>
          <table:table-cell table:formula="of:=([.C41]*[.$B$698])-([.C41]*[.$B$697])+[.$B$697]" office:value-type="float" office:value="27.875654" calcext:value-type="float">
            <text:p>27,87565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4" calcext:value-type="float">
            <text:p>0,4</text:p>
          </table:table-cell>
          <table:table-cell office:value-type="float" office:value="0.520491" calcext:value-type="float">
            <text:p>0,520491</text:p>
          </table:table-cell>
          <table:table-cell table:formula="of:=([.B42]*[.$B$698])-([.B42]*[.$B$697])+[.$B$697]" office:value-type="float" office:value="25.7" calcext:value-type="float">
            <text:p>25,7</text:p>
          </table:table-cell>
          <table:table-cell table:formula="of:=([.C42]*[.$B$698])-([.C42]*[.$B$697])+[.$B$697]" office:value-type="float" office:value="27.266383" calcext:value-type="float">
            <text:p>27,26638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432748" calcext:value-type="float">
            <text:p>0,432748</text:p>
          </table:table-cell>
          <table:table-cell table:formula="of:=([.B43]*[.$B$698])-([.B43]*[.$B$697])+[.$B$697]" office:value-type="float" office:value="25.399999" calcext:value-type="float">
            <text:p>25,399999</text:p>
          </table:table-cell>
          <table:table-cell table:formula="of:=([.C43]*[.$B$698])-([.C43]*[.$B$697])+[.$B$697]" office:value-type="float" office:value="26.125724" calcext:value-type="float">
            <text:p>26,12572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419905" calcext:value-type="float">
            <text:p>0,419905</text:p>
          </table:table-cell>
          <table:table-cell table:formula="of:=([.B44]*[.$B$698])-([.B44]*[.$B$697])+[.$B$697]" office:value-type="float" office:value="24.900006" calcext:value-type="float">
            <text:p>24,900006</text:p>
          </table:table-cell>
          <table:table-cell table:formula="of:=([.C44]*[.$B$698])-([.C44]*[.$B$697])+[.$B$697]" office:value-type="float" office:value="25.958765" calcext:value-type="float">
            <text:p>25,95876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23077" calcext:value-type="float">
            <text:p>0,523077</text:p>
          </table:table-cell>
          <table:table-cell office:value-type="float" office:value="0.399012" calcext:value-type="float">
            <text:p>0,399012</text:p>
          </table:table-cell>
          <table:table-cell table:formula="of:=([.B45]*[.$B$698])-([.B45]*[.$B$697])+[.$B$697]" office:value-type="float" office:value="27.300001" calcext:value-type="float">
            <text:p>27,300001</text:p>
          </table:table-cell>
          <table:table-cell table:formula="of:=([.C45]*[.$B$698])-([.C45]*[.$B$697])+[.$B$697]" office:value-type="float" office:value="25.687156" calcext:value-type="float">
            <text:p>25,68715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552197" calcext:value-type="float">
            <text:p>0,552197</text:p>
          </table:table-cell>
          <table:table-cell table:formula="of:=([.B46]*[.$B$698])-([.B46]*[.$B$697])+[.$B$697]" office:value-type="float" office:value="26.300002" calcext:value-type="float">
            <text:p>26,300002</text:p>
          </table:table-cell>
          <table:table-cell table:formula="of:=([.C46]*[.$B$698])-([.C46]*[.$B$697])+[.$B$697]" office:value-type="float" office:value="27.678561" calcext:value-type="float">
            <text:p>27,67856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505428" calcext:value-type="float">
            <text:p>0,505428</text:p>
          </table:table-cell>
          <table:table-cell table:formula="of:=([.B47]*[.$B$698])-([.B47]*[.$B$697])+[.$B$697]" office:value-type="float" office:value="26.200006" calcext:value-type="float">
            <text:p>26,200006</text:p>
          </table:table-cell>
          <table:table-cell table:formula="of:=([.C47]*[.$B$698])-([.C47]*[.$B$697])+[.$B$697]" office:value-type="float" office:value="27.070564" calcext:value-type="float">
            <text:p>27,07056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90312" calcext:value-type="float">
            <text:p>0,490312</text:p>
          </table:table-cell>
          <table:table-cell table:formula="of:=([.B48]*[.$B$698])-([.B48]*[.$B$697])+[.$B$697]" office:value-type="float" office:value="25.799996" calcext:value-type="float">
            <text:p>25,799996</text:p>
          </table:table-cell>
          <table:table-cell table:formula="of:=([.C48]*[.$B$698])-([.C48]*[.$B$697])+[.$B$697]" office:value-type="float" office:value="26.874056" calcext:value-type="float">
            <text:p>26,87405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458231" calcext:value-type="float">
            <text:p>0,458231</text:p>
          </table:table-cell>
          <table:table-cell table:formula="of:=([.B49]*[.$B$698])-([.B49]*[.$B$697])+[.$B$697]" office:value-type="float" office:value="25.499995" calcext:value-type="float">
            <text:p>25,499995</text:p>
          </table:table-cell>
          <table:table-cell table:formula="of:=([.C49]*[.$B$698])-([.C49]*[.$B$697])+[.$B$697]" office:value-type="float" office:value="26.457003" calcext:value-type="float">
            <text:p>26,45700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419924" calcext:value-type="float">
            <text:p>0,419924</text:p>
          </table:table-cell>
          <table:table-cell table:formula="of:=([.B50]*[.$B$698])-([.B50]*[.$B$697])+[.$B$697]" office:value-type="float" office:value="25.399999" calcext:value-type="float">
            <text:p>25,399999</text:p>
          </table:table-cell>
          <table:table-cell table:formula="of:=([.C50]*[.$B$698])-([.C50]*[.$B$697])+[.$B$697]" office:value-type="float" office:value="25.959012" calcext:value-type="float">
            <text:p>25,9590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46154" calcext:value-type="float">
            <text:p>0,346154</text:p>
          </table:table-cell>
          <table:table-cell office:value-type="float" office:value="0.417168" calcext:value-type="float">
            <text:p>0,417168</text:p>
          </table:table-cell>
          <table:table-cell table:formula="of:=([.B51]*[.$B$698])-([.B51]*[.$B$697])+[.$B$697]" office:value-type="float" office:value="25.000002" calcext:value-type="float">
            <text:p>25,000002</text:p>
          </table:table-cell>
          <table:table-cell table:formula="of:=([.C51]*[.$B$698])-([.C51]*[.$B$697])+[.$B$697]" office:value-type="float" office:value="25.923184" calcext:value-type="float">
            <text:p>25,9231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398686" calcext:value-type="float">
            <text:p>0,398686</text:p>
          </table:table-cell>
          <table:table-cell table:formula="of:=([.B52]*[.$B$698])-([.B52]*[.$B$697])+[.$B$697]" office:value-type="float" office:value="24.799997" calcext:value-type="float">
            <text:p>24,799997</text:p>
          </table:table-cell>
          <table:table-cell table:formula="of:=([.C52]*[.$B$698])-([.C52]*[.$B$697])+[.$B$697]" office:value-type="float" office:value="25.682918" calcext:value-type="float">
            <text:p>25,68291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323077" calcext:value-type="float">
            <text:p>0,323077</text:p>
          </table:table-cell>
          <table:table-cell office:value-type="float" office:value="0.392706" calcext:value-type="float">
            <text:p>0,392706</text:p>
          </table:table-cell>
          <table:table-cell table:formula="of:=([.B53]*[.$B$698])-([.B53]*[.$B$697])+[.$B$697]" office:value-type="float" office:value="24.700001" calcext:value-type="float">
            <text:p>24,700001</text:p>
          </table:table-cell>
          <table:table-cell table:formula="of:=([.C53]*[.$B$698])-([.C53]*[.$B$697])+[.$B$697]" office:value-type="float" office:value="25.605178" calcext:value-type="float">
            <text:p>25,60517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292308" calcext:value-type="float">
            <text:p>0,292308</text:p>
          </table:table-cell>
          <table:table-cell office:value-type="float" office:value="0.389394" calcext:value-type="float">
            <text:p>0,389394</text:p>
          </table:table-cell>
          <table:table-cell table:formula="of:=([.B54]*[.$B$698])-([.B54]*[.$B$697])+[.$B$697]" office:value-type="float" office:value="24.300004" calcext:value-type="float">
            <text:p>24,300004</text:p>
          </table:table-cell>
          <table:table-cell table:formula="of:=([.C54]*[.$B$698])-([.C54]*[.$B$697])+[.$B$697]" office:value-type="float" office:value="25.562122" calcext:value-type="float">
            <text:p>25,56212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23077" calcext:value-type="float">
            <text:p>0,523077</text:p>
          </table:table-cell>
          <table:table-cell office:value-type="float" office:value="0.385484" calcext:value-type="float">
            <text:p>0,385484</text:p>
          </table:table-cell>
          <table:table-cell table:formula="of:=([.B55]*[.$B$698])-([.B55]*[.$B$697])+[.$B$697]" office:value-type="float" office:value="27.300001" calcext:value-type="float">
            <text:p>27,300001</text:p>
          </table:table-cell>
          <table:table-cell table:formula="of:=([.C55]*[.$B$698])-([.C55]*[.$B$697])+[.$B$697]" office:value-type="float" office:value="25.511292" calcext:value-type="float">
            <text:p>25,51129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361538" calcext:value-type="float">
            <text:p>0,361538</text:p>
          </table:table-cell>
          <table:table-cell office:value-type="float" office:value="0.492458" calcext:value-type="float">
            <text:p>0,492458</text:p>
          </table:table-cell>
          <table:table-cell table:formula="of:=([.B56]*[.$B$698])-([.B56]*[.$B$697])+[.$B$697]" office:value-type="float" office:value="25.199994" calcext:value-type="float">
            <text:p>25,199994</text:p>
          </table:table-cell>
          <table:table-cell table:formula="of:=([.C56]*[.$B$698])-([.C56]*[.$B$697])+[.$B$697]" office:value-type="float" office:value="26.901954" calcext:value-type="float">
            <text:p>26,90195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448516" calcext:value-type="float">
            <text:p>0,448516</text:p>
          </table:table-cell>
          <table:table-cell table:formula="of:=([.B57]*[.$B$698])-([.B57]*[.$B$697])+[.$B$697]" office:value-type="float" office:value="26.600003" calcext:value-type="float">
            <text:p>26,600003</text:p>
          </table:table-cell>
          <table:table-cell table:formula="of:=([.C57]*[.$B$698])-([.C57]*[.$B$697])+[.$B$697]" office:value-type="float" office:value="26.330708" calcext:value-type="float">
            <text:p>26,33070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15385" calcext:value-type="float">
            <text:p>0,515385</text:p>
          </table:table-cell>
          <table:table-cell office:value-type="float" office:value="0.441355" calcext:value-type="float">
            <text:p>0,441355</text:p>
          </table:table-cell>
          <table:table-cell table:formula="of:=([.B58]*[.$B$698])-([.B58]*[.$B$697])+[.$B$697]" office:value-type="float" office:value="27.200005" calcext:value-type="float">
            <text:p>27,200005</text:p>
          </table:table-cell>
          <table:table-cell table:formula="of:=([.C58]*[.$B$698])-([.C58]*[.$B$697])+[.$B$697]" office:value-type="float" office:value="26.237615" calcext:value-type="float">
            <text:p>26,23761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69231" calcext:value-type="float">
            <text:p>0,569231</text:p>
          </table:table-cell>
          <table:table-cell office:value-type="float" office:value="0.587962" calcext:value-type="float">
            <text:p>0,587962</text:p>
          </table:table-cell>
          <table:table-cell table:formula="of:=([.B59]*[.$B$698])-([.B59]*[.$B$697])+[.$B$697]" office:value-type="float" office:value="27.900003" calcext:value-type="float">
            <text:p>27,900003</text:p>
          </table:table-cell>
          <table:table-cell table:formula="of:=([.C59]*[.$B$698])-([.C59]*[.$B$697])+[.$B$697]" office:value-type="float" office:value="28.143506" calcext:value-type="float">
            <text:p>28,14350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684615" calcext:value-type="float">
            <text:p>0,684615</text:p>
          </table:table-cell>
          <table:table-cell office:value-type="float" office:value="0.574317" calcext:value-type="float">
            <text:p>0,574317</text:p>
          </table:table-cell>
          <table:table-cell table:formula="of:=([.B60]*[.$B$698])-([.B60]*[.$B$697])+[.$B$697]" office:value-type="float" office:value="29.399995" calcext:value-type="float">
            <text:p>29,399995</text:p>
          </table:table-cell>
          <table:table-cell table:formula="of:=([.C60]*[.$B$698])-([.C60]*[.$B$697])+[.$B$697]" office:value-type="float" office:value="27.966121" calcext:value-type="float">
            <text:p>27,96612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830769" calcext:value-type="float">
            <text:p>0,830769</text:p>
          </table:table-cell>
          <table:table-cell office:value-type="float" office:value="0.751609" calcext:value-type="float">
            <text:p>0,751609</text:p>
          </table:table-cell>
          <table:table-cell table:formula="of:=([.B61]*[.$B$698])-([.B61]*[.$B$697])+[.$B$697]" office:value-type="float" office:value="31.299997" calcext:value-type="float">
            <text:p>31,299997</text:p>
          </table:table-cell>
          <table:table-cell table:formula="of:=([.C61]*[.$B$698])-([.C61]*[.$B$697])+[.$B$697]" office:value-type="float" office:value="30.270917" calcext:value-type="float">
            <text:p>30,27091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884615" calcext:value-type="float">
            <text:p>0,884615</text:p>
          </table:table-cell>
          <table:table-cell office:value-type="float" office:value="0.809145" calcext:value-type="float">
            <text:p>0,809145</text:p>
          </table:table-cell>
          <table:table-cell table:formula="of:=([.B62]*[.$B$698])-([.B62]*[.$B$697])+[.$B$697]" office:value-type="float" office:value="31.999995" calcext:value-type="float">
            <text:p>31,999995</text:p>
          </table:table-cell>
          <table:table-cell table:formula="of:=([.C62]*[.$B$698])-([.C62]*[.$B$697])+[.$B$697]" office:value-type="float" office:value="31.018885" calcext:value-type="float">
            <text:p>31,01888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930769" calcext:value-type="float">
            <text:p>0,930769</text:p>
          </table:table-cell>
          <table:table-cell office:value-type="float" office:value="0.81311" calcext:value-type="float">
            <text:p>0,81311</text:p>
          </table:table-cell>
          <table:table-cell table:formula="of:=([.B63]*[.$B$698])-([.B63]*[.$B$697])+[.$B$697]" office:value-type="float" office:value="32.599997" calcext:value-type="float">
            <text:p>32,599997</text:p>
          </table:table-cell>
          <table:table-cell table:formula="of:=([.C63]*[.$B$698])-([.C63]*[.$B$697])+[.$B$697]" office:value-type="float" office:value="31.07043" calcext:value-type="float">
            <text:p>31,0704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907692" calcext:value-type="float">
            <text:p>0,907692</text:p>
          </table:table-cell>
          <table:table-cell office:value-type="float" office:value="0.825009" calcext:value-type="float">
            <text:p>0,825009</text:p>
          </table:table-cell>
          <table:table-cell table:formula="of:=([.B64]*[.$B$698])-([.B64]*[.$B$697])+[.$B$697]" office:value-type="float" office:value="32.299996" calcext:value-type="float">
            <text:p>32,299996</text:p>
          </table:table-cell>
          <table:table-cell table:formula="of:=([.C64]*[.$B$698])-([.C64]*[.$B$697])+[.$B$697]" office:value-type="float" office:value="31.225117" calcext:value-type="float">
            <text:p>31,22511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861538" calcext:value-type="float">
            <text:p>0,861538</text:p>
          </table:table-cell>
          <table:table-cell office:value-type="float" office:value="0.800975" calcext:value-type="float">
            <text:p>0,800975</text:p>
          </table:table-cell>
          <table:table-cell table:formula="of:=([.B65]*[.$B$698])-([.B65]*[.$B$697])+[.$B$697]" office:value-type="float" office:value="31.699994" calcext:value-type="float">
            <text:p>31,699994</text:p>
          </table:table-cell>
          <table:table-cell table:formula="of:=([.C65]*[.$B$698])-([.C65]*[.$B$697])+[.$B$697]" office:value-type="float" office:value="30.912675" calcext:value-type="float">
            <text:p>30,91267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695534" calcext:value-type="float">
            <text:p>0,695534</text:p>
          </table:table-cell>
          <table:table-cell table:formula="of:=([.B66]*[.$B$698])-([.B66]*[.$B$697])+[.$B$697]" office:value-type="float" office:value="30.100006" calcext:value-type="float">
            <text:p>30,100006</text:p>
          </table:table-cell>
          <table:table-cell table:formula="of:=([.C66]*[.$B$698])-([.C66]*[.$B$697])+[.$B$697]" office:value-type="float" office:value="29.541942" calcext:value-type="float">
            <text:p>29,54194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607692" calcext:value-type="float">
            <text:p>0,607692</text:p>
          </table:table-cell>
          <table:table-cell office:value-type="float" office:value="0.593961" calcext:value-type="float">
            <text:p>0,593961</text:p>
          </table:table-cell>
          <table:table-cell table:formula="of:=([.B67]*[.$B$698])-([.B67]*[.$B$697])+[.$B$697]" office:value-type="float" office:value="28.399996" calcext:value-type="float">
            <text:p>28,399996</text:p>
          </table:table-cell>
          <table:table-cell table:formula="of:=([.C67]*[.$B$698])-([.C67]*[.$B$697])+[.$B$697]" office:value-type="float" office:value="28.221493" calcext:value-type="float">
            <text:p>28,22149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546154" calcext:value-type="float">
            <text:p>0,546154</text:p>
          </table:table-cell>
          <table:table-cell office:value-type="float" office:value="0.548225" calcext:value-type="float">
            <text:p>0,548225</text:p>
          </table:table-cell>
          <table:table-cell table:formula="of:=([.B68]*[.$B$698])-([.B68]*[.$B$697])+[.$B$697]" office:value-type="float" office:value="27.600002" calcext:value-type="float">
            <text:p>27,600002</text:p>
          </table:table-cell>
          <table:table-cell table:formula="of:=([.C68]*[.$B$698])-([.C68]*[.$B$697])+[.$B$697]" office:value-type="float" office:value="27.626925" calcext:value-type="float">
            <text:p>27,62692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553846" calcext:value-type="float">
            <text:p>0,553846</text:p>
          </table:table-cell>
          <table:table-cell office:value-type="float" office:value="0.523825" calcext:value-type="float">
            <text:p>0,523825</text:p>
          </table:table-cell>
          <table:table-cell table:formula="of:=([.B69]*[.$B$698])-([.B69]*[.$B$697])+[.$B$697]" office:value-type="float" office:value="27.699998" calcext:value-type="float">
            <text:p>27,699998</text:p>
          </table:table-cell>
          <table:table-cell table:formula="of:=([.C69]*[.$B$698])-([.C69]*[.$B$697])+[.$B$697]" office:value-type="float" office:value="27.309725" calcext:value-type="float">
            <text:p>27,30972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638462" calcext:value-type="float">
            <text:p>0,638462</text:p>
          </table:table-cell>
          <table:table-cell office:value-type="float" office:value="0.515856" calcext:value-type="float">
            <text:p>0,515856</text:p>
          </table:table-cell>
          <table:table-cell table:formula="of:=([.B70]*[.$B$698])-([.B70]*[.$B$697])+[.$B$697]" office:value-type="float" office:value="28.800006" calcext:value-type="float">
            <text:p>28,800006</text:p>
          </table:table-cell>
          <table:table-cell table:formula="of:=([.C70]*[.$B$698])-([.C70]*[.$B$697])+[.$B$697]" office:value-type="float" office:value="27.206128" calcext:value-type="float">
            <text:p>27,20612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107692" calcext:value-type="float">
            <text:p>0,107692</text:p>
          </table:table-cell>
          <table:table-cell office:value-type="float" office:value="0.559416" calcext:value-type="float">
            <text:p>0,559416</text:p>
          </table:table-cell>
          <table:table-cell table:formula="of:=([.B71]*[.$B$698])-([.B71]*[.$B$697])+[.$B$697]" office:value-type="float" office:value="21.899996" calcext:value-type="float">
            <text:p>21,899996</text:p>
          </table:table-cell>
          <table:table-cell table:formula="of:=([.C71]*[.$B$698])-([.C71]*[.$B$697])+[.$B$697]" office:value-type="float" office:value="27.772408" calcext:value-type="float">
            <text:p>27,77240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2" calcext:value-type="float">
            <text:p>0,2</text:p>
          </table:table-cell>
          <table:table-cell office:value-type="float" office:value="0.246723" calcext:value-type="float">
            <text:p>0,246723</text:p>
          </table:table-cell>
          <table:table-cell table:formula="of:=([.B72]*[.$B$698])-([.B72]*[.$B$697])+[.$B$697]" office:value-type="float" office:value="23.1" calcext:value-type="float">
            <text:p>23,1</text:p>
          </table:table-cell>
          <table:table-cell table:formula="of:=([.C72]*[.$B$698])-([.C72]*[.$B$697])+[.$B$697]" office:value-type="float" office:value="23.707399" calcext:value-type="float">
            <text:p>23,70739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253846" calcext:value-type="float">
            <text:p>0,253846</text:p>
          </table:table-cell>
          <table:table-cell office:value-type="float" office:value="0.282119" calcext:value-type="float">
            <text:p>0,282119</text:p>
          </table:table-cell>
          <table:table-cell table:formula="of:=([.B73]*[.$B$698])-([.B73]*[.$B$697])+[.$B$697]" office:value-type="float" office:value="23.799998" calcext:value-type="float">
            <text:p>23,799998</text:p>
          </table:table-cell>
          <table:table-cell table:formula="of:=([.C73]*[.$B$698])-([.C73]*[.$B$697])+[.$B$697]" office:value-type="float" office:value="24.167547" calcext:value-type="float">
            <text:p>24,16754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39857" calcext:value-type="float">
            <text:p>0,39857</text:p>
          </table:table-cell>
          <table:table-cell table:formula="of:=([.B74]*[.$B$698])-([.B74]*[.$B$697])+[.$B$697]" office:value-type="float" office:value="25.600004" calcext:value-type="float">
            <text:p>25,600004</text:p>
          </table:table-cell>
          <table:table-cell table:formula="of:=([.C74]*[.$B$698])-([.C74]*[.$B$697])+[.$B$697]" office:value-type="float" office:value="25.68141" calcext:value-type="float">
            <text:p>25,6814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492308" calcext:value-type="float">
            <text:p>0,492308</text:p>
          </table:table-cell>
          <table:table-cell office:value-type="float" office:value="0.423144" calcext:value-type="float">
            <text:p>0,423144</text:p>
          </table:table-cell>
          <table:table-cell table:formula="of:=([.B75]*[.$B$698])-([.B75]*[.$B$697])+[.$B$697]" office:value-type="float" office:value="26.900004" calcext:value-type="float">
            <text:p>26,900004</text:p>
          </table:table-cell>
          <table:table-cell table:formula="of:=([.C75]*[.$B$698])-([.C75]*[.$B$697])+[.$B$697]" office:value-type="float" office:value="26.000872" calcext:value-type="float">
            <text:p>26,00087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745748" calcext:value-type="float">
            <text:p>0,745748</text:p>
          </table:table-cell>
          <table:table-cell table:formula="of:=([.B76]*[.$B$698])-([.B76]*[.$B$697])+[.$B$697]" office:value-type="float" office:value="30.100006" calcext:value-type="float">
            <text:p>30,100006</text:p>
          </table:table-cell>
          <table:table-cell table:formula="of:=([.C76]*[.$B$698])-([.C76]*[.$B$697])+[.$B$697]" office:value-type="float" office:value="30.194724" calcext:value-type="float">
            <text:p>30,19472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8" calcext:value-type="float">
            <text:p>0,8</text:p>
          </table:table-cell>
          <table:table-cell office:value-type="float" office:value="0.690181" calcext:value-type="float">
            <text:p>0,690181</text:p>
          </table:table-cell>
          <table:table-cell table:formula="of:=([.B77]*[.$B$698])-([.B77]*[.$B$697])+[.$B$697]" office:value-type="float" office:value="30.9" calcext:value-type="float">
            <text:p>30,9</text:p>
          </table:table-cell>
          <table:table-cell table:formula="of:=([.C77]*[.$B$698])-([.C77]*[.$B$697])+[.$B$697]" office:value-type="float" office:value="29.472353" calcext:value-type="float">
            <text:p>29,47235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693601" calcext:value-type="float">
            <text:p>0,693601</text:p>
          </table:table-cell>
          <table:table-cell table:formula="of:=([.B78]*[.$B$698])-([.B78]*[.$B$697])+[.$B$697]" office:value-type="float" office:value="28.099995" calcext:value-type="float">
            <text:p>28,099995</text:p>
          </table:table-cell>
          <table:table-cell table:formula="of:=([.C78]*[.$B$698])-([.C78]*[.$B$697])+[.$B$697]" office:value-type="float" office:value="29.516813" calcext:value-type="float">
            <text:p>29,51681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530769" calcext:value-type="float">
            <text:p>0,530769</text:p>
          </table:table-cell>
          <table:table-cell office:value-type="float" office:value="0.572257" calcext:value-type="float">
            <text:p>0,572257</text:p>
          </table:table-cell>
          <table:table-cell table:formula="of:=([.B79]*[.$B$698])-([.B79]*[.$B$697])+[.$B$697]" office:value-type="float" office:value="27.399997" calcext:value-type="float">
            <text:p>27,399997</text:p>
          </table:table-cell>
          <table:table-cell table:formula="of:=([.C79]*[.$B$698])-([.C79]*[.$B$697])+[.$B$697]" office:value-type="float" office:value="27.939341" calcext:value-type="float">
            <text:p>27,93934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507692" calcext:value-type="float">
            <text:p>0,507692</text:p>
          </table:table-cell>
          <table:table-cell office:value-type="float" office:value="0.532908" calcext:value-type="float">
            <text:p>0,532908</text:p>
          </table:table-cell>
          <table:table-cell table:formula="of:=([.B80]*[.$B$698])-([.B80]*[.$B$697])+[.$B$697]" office:value-type="float" office:value="27.099996" calcext:value-type="float">
            <text:p>27,099996</text:p>
          </table:table-cell>
          <table:table-cell table:formula="of:=([.C80]*[.$B$698])-([.C80]*[.$B$697])+[.$B$697]" office:value-type="float" office:value="27.427804" calcext:value-type="float">
            <text:p>27,42780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,5</text:p>
          </table:table-cell>
          <table:table-cell office:value-type="float" office:value="0.527678" calcext:value-type="float">
            <text:p>0,527678</text:p>
          </table:table-cell>
          <table:table-cell table:formula="of:=([.B81]*[.$B$698])-([.B81]*[.$B$697])+[.$B$697]" office:value-type="float" office:value="27" calcext:value-type="float">
            <text:p>27</text:p>
          </table:table-cell>
          <table:table-cell table:formula="of:=([.C81]*[.$B$698])-([.C81]*[.$B$697])+[.$B$697]" office:value-type="float" office:value="27.359814" calcext:value-type="float">
            <text:p>27,35981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515385" calcext:value-type="float">
            <text:p>0,515385</text:p>
          </table:table-cell>
          <table:table-cell office:value-type="float" office:value="0.473696" calcext:value-type="float">
            <text:p>0,473696</text:p>
          </table:table-cell>
          <table:table-cell table:formula="of:=([.B82]*[.$B$698])-([.B82]*[.$B$697])+[.$B$697]" office:value-type="float" office:value="27.200005" calcext:value-type="float">
            <text:p>27,200005</text:p>
          </table:table-cell>
          <table:table-cell table:formula="of:=([.C82]*[.$B$698])-([.C82]*[.$B$697])+[.$B$697]" office:value-type="float" office:value="26.658048" calcext:value-type="float">
            <text:p>26,65804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5" calcext:value-type="float">
            <text:p>0,5</text:p>
          </table:table-cell>
          <table:table-cell office:value-type="float" office:value="0.509383" calcext:value-type="float">
            <text:p>0,509383</text:p>
          </table:table-cell>
          <table:table-cell table:formula="of:=([.B83]*[.$B$698])-([.B83]*[.$B$697])+[.$B$697]" office:value-type="float" office:value="27" calcext:value-type="float">
            <text:p>27</text:p>
          </table:table-cell>
          <table:table-cell table:formula="of:=([.C83]*[.$B$698])-([.C83]*[.$B$697])+[.$B$697]" office:value-type="float" office:value="27.121979" calcext:value-type="float">
            <text:p>27,12197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515385" calcext:value-type="float">
            <text:p>0,515385</text:p>
          </table:table-cell>
          <table:table-cell office:value-type="float" office:value="0.502732" calcext:value-type="float">
            <text:p>0,502732</text:p>
          </table:table-cell>
          <table:table-cell table:formula="of:=([.B84]*[.$B$698])-([.B84]*[.$B$697])+[.$B$697]" office:value-type="float" office:value="27.200005" calcext:value-type="float">
            <text:p>27,200005</text:p>
          </table:table-cell>
          <table:table-cell table:formula="of:=([.C84]*[.$B$698])-([.C84]*[.$B$697])+[.$B$697]" office:value-type="float" office:value="27.035516" calcext:value-type="float">
            <text:p>27,03551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507692" calcext:value-type="float">
            <text:p>0,507692</text:p>
          </table:table-cell>
          <table:table-cell office:value-type="float" office:value="0.524528" calcext:value-type="float">
            <text:p>0,524528</text:p>
          </table:table-cell>
          <table:table-cell table:formula="of:=([.B85]*[.$B$698])-([.B85]*[.$B$697])+[.$B$697]" office:value-type="float" office:value="27.099996" calcext:value-type="float">
            <text:p>27,099996</text:p>
          </table:table-cell>
          <table:table-cell table:formula="of:=([.C85]*[.$B$698])-([.C85]*[.$B$697])+[.$B$697]" office:value-type="float" office:value="27.318864" calcext:value-type="float">
            <text:p>27,31886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46154" calcext:value-type="float">
            <text:p>0,346154</text:p>
          </table:table-cell>
          <table:table-cell office:value-type="float" office:value="0.515704" calcext:value-type="float">
            <text:p>0,515704</text:p>
          </table:table-cell>
          <table:table-cell table:formula="of:=([.B86]*[.$B$698])-([.B86]*[.$B$697])+[.$B$697]" office:value-type="float" office:value="25.000002" calcext:value-type="float">
            <text:p>25,000002</text:p>
          </table:table-cell>
          <table:table-cell table:formula="of:=([.C86]*[.$B$698])-([.C86]*[.$B$697])+[.$B$697]" office:value-type="float" office:value="27.204152" calcext:value-type="float">
            <text:p>27,20415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507692" calcext:value-type="float">
            <text:p>0,507692</text:p>
          </table:table-cell>
          <table:table-cell office:value-type="float" office:value="0.421227" calcext:value-type="float">
            <text:p>0,421227</text:p>
          </table:table-cell>
          <table:table-cell table:formula="of:=([.B87]*[.$B$698])-([.B87]*[.$B$697])+[.$B$697]" office:value-type="float" office:value="27.099996" calcext:value-type="float">
            <text:p>27,099996</text:p>
          </table:table-cell>
          <table:table-cell table:formula="of:=([.C87]*[.$B$698])-([.C87]*[.$B$697])+[.$B$697]" office:value-type="float" office:value="25.975951" calcext:value-type="float">
            <text:p>25,97595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5" calcext:value-type="float">
            <text:p>0,5</text:p>
          </table:table-cell>
          <table:table-cell office:value-type="float" office:value="0.514351" calcext:value-type="float">
            <text:p>0,514351</text:p>
          </table:table-cell>
          <table:table-cell table:formula="of:=([.B88]*[.$B$698])-([.B88]*[.$B$697])+[.$B$697]" office:value-type="float" office:value="27" calcext:value-type="float">
            <text:p>27</text:p>
          </table:table-cell>
          <table:table-cell table:formula="of:=([.C88]*[.$B$698])-([.C88]*[.$B$697])+[.$B$697]" office:value-type="float" office:value="27.186563" calcext:value-type="float">
            <text:p>27,18656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516756" calcext:value-type="float">
            <text:p>0,516756</text:p>
          </table:table-cell>
          <table:table-cell table:formula="of:=([.B89]*[.$B$698])-([.B89]*[.$B$697])+[.$B$697]" office:value-type="float" office:value="26.200006" calcext:value-type="float">
            <text:p>26,200006</text:p>
          </table:table-cell>
          <table:table-cell table:formula="of:=([.C89]*[.$B$698])-([.C89]*[.$B$697])+[.$B$697]" office:value-type="float" office:value="27.217828" calcext:value-type="float">
            <text:p>27,21782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495156" calcext:value-type="float">
            <text:p>0,495156</text:p>
          </table:table-cell>
          <table:table-cell table:formula="of:=([.B90]*[.$B$698])-([.B90]*[.$B$697])+[.$B$697]" office:value-type="float" office:value="25.900005" calcext:value-type="float">
            <text:p>25,900005</text:p>
          </table:table-cell>
          <table:table-cell table:formula="of:=([.C90]*[.$B$698])-([.C90]*[.$B$697])+[.$B$697]" office:value-type="float" office:value="26.937028" calcext:value-type="float">
            <text:p>26,93702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53838" calcext:value-type="float">
            <text:p>0,453838</text:p>
          </table:table-cell>
          <table:table-cell table:formula="of:=([.B91]*[.$B$698])-([.B91]*[.$B$697])+[.$B$697]" office:value-type="float" office:value="26.300002" calcext:value-type="float">
            <text:p>26,300002</text:p>
          </table:table-cell>
          <table:table-cell table:formula="of:=([.C91]*[.$B$698])-([.C91]*[.$B$697])+[.$B$697]" office:value-type="float" office:value="26.399894" calcext:value-type="float">
            <text:p>26,39989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471932" calcext:value-type="float">
            <text:p>0,471932</text:p>
          </table:table-cell>
          <table:table-cell table:formula="of:=([.B92]*[.$B$698])-([.B92]*[.$B$697])+[.$B$697]" office:value-type="float" office:value="26.600003" calcext:value-type="float">
            <text:p>26,600003</text:p>
          </table:table-cell>
          <table:table-cell table:formula="of:=([.C92]*[.$B$698])-([.C92]*[.$B$697])+[.$B$697]" office:value-type="float" office:value="26.635116" calcext:value-type="float">
            <text:p>26,63511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486768" calcext:value-type="float">
            <text:p>0,486768</text:p>
          </table:table-cell>
          <table:table-cell table:formula="of:=([.B93]*[.$B$698])-([.B93]*[.$B$697])+[.$B$697]" office:value-type="float" office:value="26.600003" calcext:value-type="float">
            <text:p>26,600003</text:p>
          </table:table-cell>
          <table:table-cell table:formula="of:=([.C93]*[.$B$698])-([.C93]*[.$B$697])+[.$B$697]" office:value-type="float" office:value="26.827984" calcext:value-type="float">
            <text:p>26,82798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169231" calcext:value-type="float">
            <text:p>0,169231</text:p>
          </table:table-cell>
          <table:table-cell office:value-type="float" office:value="0.507469" calcext:value-type="float">
            <text:p>0,507469</text:p>
          </table:table-cell>
          <table:table-cell table:formula="of:=([.B94]*[.$B$698])-([.B94]*[.$B$697])+[.$B$697]" office:value-type="float" office:value="22.700003" calcext:value-type="float">
            <text:p>22,700003</text:p>
          </table:table-cell>
          <table:table-cell table:formula="of:=([.C94]*[.$B$698])-([.C94]*[.$B$697])+[.$B$697]" office:value-type="float" office:value="27.097097" calcext:value-type="float">
            <text:p>27,09709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676923" calcext:value-type="float">
            <text:p>0,676923</text:p>
          </table:table-cell>
          <table:table-cell office:value-type="float" office:value="0.736317" calcext:value-type="float">
            <text:p>0,736317</text:p>
          </table:table-cell>
          <table:table-cell table:formula="of:=([.B95]*[.$B$698])-([.B95]*[.$B$697])+[.$B$697]" office:value-type="float" office:value="29.299999" calcext:value-type="float">
            <text:p>29,299999</text:p>
          </table:table-cell>
          <table:table-cell table:formula="of:=([.C95]*[.$B$698])-([.C95]*[.$B$697])+[.$B$697]" office:value-type="float" office:value="30.072121" calcext:value-type="float">
            <text:p>30,07212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176923" calcext:value-type="float">
            <text:p>0,176923</text:p>
          </table:table-cell>
          <table:table-cell office:value-type="float" office:value="0.174252" calcext:value-type="float">
            <text:p>0,174252</text:p>
          </table:table-cell>
          <table:table-cell table:formula="of:=([.B96]*[.$B$698])-([.B96]*[.$B$697])+[.$B$697]" office:value-type="float" office:value="22.799999" calcext:value-type="float">
            <text:p>22,799999</text:p>
          </table:table-cell>
          <table:table-cell table:formula="of:=([.C96]*[.$B$698])-([.C96]*[.$B$697])+[.$B$697]" office:value-type="float" office:value="22.765276" calcext:value-type="float">
            <text:p>22,76527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2" calcext:value-type="float">
            <text:p>0,2</text:p>
          </table:table-cell>
          <table:table-cell office:value-type="float" office:value="0.277048" calcext:value-type="float">
            <text:p>0,277048</text:p>
          </table:table-cell>
          <table:table-cell table:formula="of:=([.B97]*[.$B$698])-([.B97]*[.$B$697])+[.$B$697]" office:value-type="float" office:value="23.1" calcext:value-type="float">
            <text:p>23,1</text:p>
          </table:table-cell>
          <table:table-cell table:formula="of:=([.C97]*[.$B$698])-([.C97]*[.$B$697])+[.$B$697]" office:value-type="float" office:value="24.101624" calcext:value-type="float">
            <text:p>24,10162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2" calcext:value-type="float">
            <text:p>0,2</text:p>
          </table:table-cell>
          <table:table-cell office:value-type="float" office:value="0.276145" calcext:value-type="float">
            <text:p>0,276145</text:p>
          </table:table-cell>
          <table:table-cell table:formula="of:=([.B98]*[.$B$698])-([.B98]*[.$B$697])+[.$B$697]" office:value-type="float" office:value="23.1" calcext:value-type="float">
            <text:p>23,1</text:p>
          </table:table-cell>
          <table:table-cell table:formula="of:=([.C98]*[.$B$698])-([.C98]*[.$B$697])+[.$B$697]" office:value-type="float" office:value="24.089885" calcext:value-type="float">
            <text:p>24,08988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207692" calcext:value-type="float">
            <text:p>0,207692</text:p>
          </table:table-cell>
          <table:table-cell office:value-type="float" office:value="0.36941" calcext:value-type="float">
            <text:p>0,36941</text:p>
          </table:table-cell>
          <table:table-cell table:formula="of:=([.B99]*[.$B$698])-([.B99]*[.$B$697])+[.$B$697]" office:value-type="float" office:value="23.199996" calcext:value-type="float">
            <text:p>23,199996</text:p>
          </table:table-cell>
          <table:table-cell table:formula="of:=([.C99]*[.$B$698])-([.C99]*[.$B$697])+[.$B$697]" office:value-type="float" office:value="25.30233" calcext:value-type="float">
            <text:p>25,3023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215385" calcext:value-type="float">
            <text:p>0,215385</text:p>
          </table:table-cell>
          <table:table-cell office:value-type="float" office:value="0.282474" calcext:value-type="float">
            <text:p>0,282474</text:p>
          </table:table-cell>
          <table:table-cell table:formula="of:=([.B100]*[.$B$698])-([.B100]*[.$B$697])+[.$B$697]" office:value-type="float" office:value="23.300005" calcext:value-type="float">
            <text:p>23,300005</text:p>
          </table:table-cell>
          <table:table-cell table:formula="of:=([.C100]*[.$B$698])-([.C100]*[.$B$697])+[.$B$697]" office:value-type="float" office:value="24.172162" calcext:value-type="float">
            <text:p>24,17216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676923" calcext:value-type="float">
            <text:p>0,676923</text:p>
          </table:table-cell>
          <table:table-cell office:value-type="float" office:value="0.783226" calcext:value-type="float">
            <text:p>0,783226</text:p>
          </table:table-cell>
          <table:table-cell table:formula="of:=([.B101]*[.$B$698])-([.B101]*[.$B$697])+[.$B$697]" office:value-type="float" office:value="29.299999" calcext:value-type="float">
            <text:p>29,299999</text:p>
          </table:table-cell>
          <table:table-cell table:formula="of:=([.C101]*[.$B$698])-([.C101]*[.$B$697])+[.$B$697]" office:value-type="float" office:value="30.681938" calcext:value-type="float">
            <text:p>30,68193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238462" calcext:value-type="float">
            <text:p>0,238462</text:p>
          </table:table-cell>
          <table:table-cell office:value-type="float" office:value="0.251149" calcext:value-type="float">
            <text:p>0,251149</text:p>
          </table:table-cell>
          <table:table-cell table:formula="of:=([.B102]*[.$B$698])-([.B102]*[.$B$697])+[.$B$697]" office:value-type="float" office:value="23.600006" calcext:value-type="float">
            <text:p>23,600006</text:p>
          </table:table-cell>
          <table:table-cell table:formula="of:=([.C102]*[.$B$698])-([.C102]*[.$B$697])+[.$B$697]" office:value-type="float" office:value="23.764937" calcext:value-type="float">
            <text:p>23,76493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64501" calcext:value-type="float">
            <text:p>0,464501</text:p>
          </table:table-cell>
          <table:table-cell table:formula="of:=([.B103]*[.$B$698])-([.B103]*[.$B$697])+[.$B$697]" office:value-type="float" office:value="26.300002" calcext:value-type="float">
            <text:p>26,300002</text:p>
          </table:table-cell>
          <table:table-cell table:formula="of:=([.C103]*[.$B$698])-([.C103]*[.$B$697])+[.$B$697]" office:value-type="float" office:value="26.538513" calcext:value-type="float">
            <text:p>26,53851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238462" calcext:value-type="float">
            <text:p>0,238462</text:p>
          </table:table-cell>
          <table:table-cell office:value-type="float" office:value="0.284449" calcext:value-type="float">
            <text:p>0,284449</text:p>
          </table:table-cell>
          <table:table-cell table:formula="of:=([.B104]*[.$B$698])-([.B104]*[.$B$697])+[.$B$697]" office:value-type="float" office:value="23.600006" calcext:value-type="float">
            <text:p>23,600006</text:p>
          </table:table-cell>
          <table:table-cell table:formula="of:=([.C104]*[.$B$698])-([.C104]*[.$B$697])+[.$B$697]" office:value-type="float" office:value="24.197837" calcext:value-type="float">
            <text:p>24,19783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684615" calcext:value-type="float">
            <text:p>0,684615</text:p>
          </table:table-cell>
          <table:table-cell office:value-type="float" office:value="0.807501" calcext:value-type="float">
            <text:p>0,807501</text:p>
          </table:table-cell>
          <table:table-cell table:formula="of:=([.B105]*[.$B$698])-([.B105]*[.$B$697])+[.$B$697]" office:value-type="float" office:value="29.399995" calcext:value-type="float">
            <text:p>29,399995</text:p>
          </table:table-cell>
          <table:table-cell table:formula="of:=([.C105]*[.$B$698])-([.C105]*[.$B$697])+[.$B$697]" office:value-type="float" office:value="30.997513" calcext:value-type="float">
            <text:p>30,99751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84615" calcext:value-type="float">
            <text:p>0,284615</text:p>
          </table:table-cell>
          <table:table-cell office:value-type="float" office:value="0.218443" calcext:value-type="float">
            <text:p>0,218443</text:p>
          </table:table-cell>
          <table:table-cell table:formula="of:=([.B106]*[.$B$698])-([.B106]*[.$B$697])+[.$B$697]" office:value-type="float" office:value="24.199995" calcext:value-type="float">
            <text:p>24,199995</text:p>
          </table:table-cell>
          <table:table-cell table:formula="of:=([.C106]*[.$B$698])-([.C106]*[.$B$697])+[.$B$697]" office:value-type="float" office:value="23.339759" calcext:value-type="float">
            <text:p>23,33975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56955" calcext:value-type="float">
            <text:p>0,456955</text:p>
          </table:table-cell>
          <table:table-cell table:formula="of:=([.B107]*[.$B$698])-([.B107]*[.$B$697])+[.$B$697]" office:value-type="float" office:value="26.099997" calcext:value-type="float">
            <text:p>26,099997</text:p>
          </table:table-cell>
          <table:table-cell table:formula="of:=([.C107]*[.$B$698])-([.C107]*[.$B$697])+[.$B$697]" office:value-type="float" office:value="26.440415" calcext:value-type="float">
            <text:p>26,44041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346154" calcext:value-type="float">
            <text:p>0,346154</text:p>
          </table:table-cell>
          <table:table-cell office:value-type="float" office:value="0.352234" calcext:value-type="float">
            <text:p>0,352234</text:p>
          </table:table-cell>
          <table:table-cell table:formula="of:=([.B108]*[.$B$698])-([.B108]*[.$B$697])+[.$B$697]" office:value-type="float" office:value="25.000002" calcext:value-type="float">
            <text:p>25,000002</text:p>
          </table:table-cell>
          <table:table-cell table:formula="of:=([.C108]*[.$B$698])-([.C108]*[.$B$697])+[.$B$697]" office:value-type="float" office:value="25.079042" calcext:value-type="float">
            <text:p>25,07904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592308" calcext:value-type="float">
            <text:p>0,592308</text:p>
          </table:table-cell>
          <table:table-cell office:value-type="float" office:value="0.692636" calcext:value-type="float">
            <text:p>0,692636</text:p>
          </table:table-cell>
          <table:table-cell table:formula="of:=([.B109]*[.$B$698])-([.B109]*[.$B$697])+[.$B$697]" office:value-type="float" office:value="28.200004" calcext:value-type="float">
            <text:p>28,200004</text:p>
          </table:table-cell>
          <table:table-cell table:formula="of:=([.C109]*[.$B$698])-([.C109]*[.$B$697])+[.$B$697]" office:value-type="float" office:value="29.504268" calcext:value-type="float">
            <text:p>29,50426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94446" calcext:value-type="float">
            <text:p>0,494446</text:p>
          </table:table-cell>
          <table:table-cell table:formula="of:=([.B110]*[.$B$698])-([.B110]*[.$B$697])+[.$B$697]" office:value-type="float" office:value="26.200006" calcext:value-type="float">
            <text:p>26,200006</text:p>
          </table:table-cell>
          <table:table-cell table:formula="of:=([.C110]*[.$B$698])-([.C110]*[.$B$697])+[.$B$697]" office:value-type="float" office:value="26.927798" calcext:value-type="float">
            <text:p>26,92779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576923" calcext:value-type="float">
            <text:p>0,576923</text:p>
          </table:table-cell>
          <table:table-cell office:value-type="float" office:value="0.517017" calcext:value-type="float">
            <text:p>0,517017</text:p>
          </table:table-cell>
          <table:table-cell table:formula="of:=([.B111]*[.$B$698])-([.B111]*[.$B$697])+[.$B$697]" office:value-type="float" office:value="27.999999" calcext:value-type="float">
            <text:p>27,999999</text:p>
          </table:table-cell>
          <table:table-cell table:formula="of:=([.C111]*[.$B$698])-([.C111]*[.$B$697])+[.$B$697]" office:value-type="float" office:value="27.221221" calcext:value-type="float">
            <text:p>27,22122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523077" calcext:value-type="float">
            <text:p>0,523077</text:p>
          </table:table-cell>
          <table:table-cell office:value-type="float" office:value="0.575376" calcext:value-type="float">
            <text:p>0,575376</text:p>
          </table:table-cell>
          <table:table-cell table:formula="of:=([.B112]*[.$B$698])-([.B112]*[.$B$697])+[.$B$697]" office:value-type="float" office:value="27.300001" calcext:value-type="float">
            <text:p>27,300001</text:p>
          </table:table-cell>
          <table:table-cell table:formula="of:=([.C112]*[.$B$698])-([.C112]*[.$B$697])+[.$B$697]" office:value-type="float" office:value="27.979888" calcext:value-type="float">
            <text:p>27,97988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553846" calcext:value-type="float">
            <text:p>0,553846</text:p>
          </table:table-cell>
          <table:table-cell office:value-type="float" office:value="0.572785" calcext:value-type="float">
            <text:p>0,572785</text:p>
          </table:table-cell>
          <table:table-cell table:formula="of:=([.B113]*[.$B$698])-([.B113]*[.$B$697])+[.$B$697]" office:value-type="float" office:value="27.699998" calcext:value-type="float">
            <text:p>27,699998</text:p>
          </table:table-cell>
          <table:table-cell table:formula="of:=([.C113]*[.$B$698])-([.C113]*[.$B$697])+[.$B$697]" office:value-type="float" office:value="27.946205" calcext:value-type="float">
            <text:p>27,94620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553846" calcext:value-type="float">
            <text:p>0,553846</text:p>
          </table:table-cell>
          <table:table-cell office:value-type="float" office:value="0.571743" calcext:value-type="float">
            <text:p>0,571743</text:p>
          </table:table-cell>
          <table:table-cell table:formula="of:=([.B114]*[.$B$698])-([.B114]*[.$B$697])+[.$B$697]" office:value-type="float" office:value="27.699998" calcext:value-type="float">
            <text:p>27,699998</text:p>
          </table:table-cell>
          <table:table-cell table:formula="of:=([.C114]*[.$B$698])-([.C114]*[.$B$697])+[.$B$697]" office:value-type="float" office:value="27.932659" calcext:value-type="float">
            <text:p>27,93265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169231" calcext:value-type="float">
            <text:p>0,169231</text:p>
          </table:table-cell>
          <table:table-cell office:value-type="float" office:value="0.57259" calcext:value-type="float">
            <text:p>0,57259</text:p>
          </table:table-cell>
          <table:table-cell table:formula="of:=([.B115]*[.$B$698])-([.B115]*[.$B$697])+[.$B$697]" office:value-type="float" office:value="22.700003" calcext:value-type="float">
            <text:p>22,700003</text:p>
          </table:table-cell>
          <table:table-cell table:formula="of:=([.C115]*[.$B$698])-([.C115]*[.$B$697])+[.$B$697]" office:value-type="float" office:value="27.94367" calcext:value-type="float">
            <text:p>27,9436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161538" calcext:value-type="float">
            <text:p>0,161538</text:p>
          </table:table-cell>
          <table:table-cell office:value-type="float" office:value="0.289008" calcext:value-type="float">
            <text:p>0,289008</text:p>
          </table:table-cell>
          <table:table-cell table:formula="of:=([.B116]*[.$B$698])-([.B116]*[.$B$697])+[.$B$697]" office:value-type="float" office:value="22.599994" calcext:value-type="float">
            <text:p>22,599994</text:p>
          </table:table-cell>
          <table:table-cell table:formula="of:=([.C116]*[.$B$698])-([.C116]*[.$B$697])+[.$B$697]" office:value-type="float" office:value="24.257104" calcext:value-type="float">
            <text:p>24,25710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09894" calcext:value-type="float">
            <text:p>0,409894</text:p>
          </table:table-cell>
          <table:table-cell table:formula="of:=([.B117]*[.$B$698])-([.B117]*[.$B$697])+[.$B$697]" office:value-type="float" office:value="26.300002" calcext:value-type="float">
            <text:p>26,300002</text:p>
          </table:table-cell>
          <table:table-cell table:formula="of:=([.C117]*[.$B$698])-([.C117]*[.$B$697])+[.$B$697]" office:value-type="float" office:value="25.828622" calcext:value-type="float">
            <text:p>25,82862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531035" calcext:value-type="float">
            <text:p>0,531035</text:p>
          </table:table-cell>
          <table:table-cell table:formula="of:=([.B118]*[.$B$698])-([.B118]*[.$B$697])+[.$B$697]" office:value-type="float" office:value="26.200006" calcext:value-type="float">
            <text:p>26,200006</text:p>
          </table:table-cell>
          <table:table-cell table:formula="of:=([.C118]*[.$B$698])-([.C118]*[.$B$697])+[.$B$697]" office:value-type="float" office:value="27.403455" calcext:value-type="float">
            <text:p>27,40345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500229" calcext:value-type="float">
            <text:p>0,500229</text:p>
          </table:table-cell>
          <table:table-cell table:formula="of:=([.B119]*[.$B$698])-([.B119]*[.$B$697])+[.$B$697]" office:value-type="float" office:value="26.300002" calcext:value-type="float">
            <text:p>26,300002</text:p>
          </table:table-cell>
          <table:table-cell table:formula="of:=([.C119]*[.$B$698])-([.C119]*[.$B$697])+[.$B$697]" office:value-type="float" office:value="27.002977" calcext:value-type="float">
            <text:p>27,00297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346154" calcext:value-type="float">
            <text:p>0,346154</text:p>
          </table:table-cell>
          <table:table-cell office:value-type="float" office:value="0.459495" calcext:value-type="float">
            <text:p>0,459495</text:p>
          </table:table-cell>
          <table:table-cell table:formula="of:=([.B120]*[.$B$698])-([.B120]*[.$B$697])+[.$B$697]" office:value-type="float" office:value="25.000002" calcext:value-type="float">
            <text:p>25,000002</text:p>
          </table:table-cell>
          <table:table-cell table:formula="of:=([.C120]*[.$B$698])-([.C120]*[.$B$697])+[.$B$697]" office:value-type="float" office:value="26.473435" calcext:value-type="float">
            <text:p>26,47343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436128" calcext:value-type="float">
            <text:p>0,436128</text:p>
          </table:table-cell>
          <table:table-cell table:formula="of:=([.B121]*[.$B$698])-([.B121]*[.$B$697])+[.$B$697]" office:value-type="float" office:value="24.799997" calcext:value-type="float">
            <text:p>24,799997</text:p>
          </table:table-cell>
          <table:table-cell table:formula="of:=([.C121]*[.$B$698])-([.C121]*[.$B$697])+[.$B$697]" office:value-type="float" office:value="26.169664" calcext:value-type="float">
            <text:p>26,16966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393689" calcext:value-type="float">
            <text:p>0,393689</text:p>
          </table:table-cell>
          <table:table-cell table:formula="of:=([.B122]*[.$B$698])-([.B122]*[.$B$697])+[.$B$697]" office:value-type="float" office:value="25.099998" calcext:value-type="float">
            <text:p>25,099998</text:p>
          </table:table-cell>
          <table:table-cell table:formula="of:=([.C122]*[.$B$698])-([.C122]*[.$B$697])+[.$B$697]" office:value-type="float" office:value="25.617957" calcext:value-type="float">
            <text:p>25,61795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346154" calcext:value-type="float">
            <text:p>0,346154</text:p>
          </table:table-cell>
          <table:table-cell office:value-type="float" office:value="0.414619" calcext:value-type="float">
            <text:p>0,414619</text:p>
          </table:table-cell>
          <table:table-cell table:formula="of:=([.B123]*[.$B$698])-([.B123]*[.$B$697])+[.$B$697]" office:value-type="float" office:value="25.000002" calcext:value-type="float">
            <text:p>25,000002</text:p>
          </table:table-cell>
          <table:table-cell table:formula="of:=([.C123]*[.$B$698])-([.C123]*[.$B$697])+[.$B$697]" office:value-type="float" office:value="25.890047" calcext:value-type="float">
            <text:p>25,89004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253846" calcext:value-type="float">
            <text:p>0,253846</text:p>
          </table:table-cell>
          <table:table-cell office:value-type="float" office:value="0.410318" calcext:value-type="float">
            <text:p>0,410318</text:p>
          </table:table-cell>
          <table:table-cell table:formula="of:=([.B124]*[.$B$698])-([.B124]*[.$B$697])+[.$B$697]" office:value-type="float" office:value="23.799998" calcext:value-type="float">
            <text:p>23,799998</text:p>
          </table:table-cell>
          <table:table-cell table:formula="of:=([.C124]*[.$B$698])-([.C124]*[.$B$697])+[.$B$697]" office:value-type="float" office:value="25.834134" calcext:value-type="float">
            <text:p>25,83413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215385" calcext:value-type="float">
            <text:p>0,215385</text:p>
          </table:table-cell>
          <table:table-cell office:value-type="float" office:value="0.35329" calcext:value-type="float">
            <text:p>0,35329</text:p>
          </table:table-cell>
          <table:table-cell table:formula="of:=([.B125]*[.$B$698])-([.B125]*[.$B$697])+[.$B$697]" office:value-type="float" office:value="23.300005" calcext:value-type="float">
            <text:p>23,300005</text:p>
          </table:table-cell>
          <table:table-cell table:formula="of:=([.C125]*[.$B$698])-([.C125]*[.$B$697])+[.$B$697]" office:value-type="float" office:value="25.09277" calcext:value-type="float">
            <text:p>25,0927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07692" calcext:value-type="float">
            <text:p>0,207692</text:p>
          </table:table-cell>
          <table:table-cell office:value-type="float" office:value="0.317005" calcext:value-type="float">
            <text:p>0,317005</text:p>
          </table:table-cell>
          <table:table-cell table:formula="of:=([.B126]*[.$B$698])-([.B126]*[.$B$697])+[.$B$697]" office:value-type="float" office:value="23.199996" calcext:value-type="float">
            <text:p>23,199996</text:p>
          </table:table-cell>
          <table:table-cell table:formula="of:=([.C126]*[.$B$698])-([.C126]*[.$B$697])+[.$B$697]" office:value-type="float" office:value="24.621065" calcext:value-type="float">
            <text:p>24,62106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253846" calcext:value-type="float">
            <text:p>0,253846</text:p>
          </table:table-cell>
          <table:table-cell office:value-type="float" office:value="0.26843" calcext:value-type="float">
            <text:p>0,26843</text:p>
          </table:table-cell>
          <table:table-cell table:formula="of:=([.B127]*[.$B$698])-([.B127]*[.$B$697])+[.$B$697]" office:value-type="float" office:value="23.799998" calcext:value-type="float">
            <text:p>23,799998</text:p>
          </table:table-cell>
          <table:table-cell table:formula="of:=([.C127]*[.$B$698])-([.C127]*[.$B$697])+[.$B$697]" office:value-type="float" office:value="23.98959" calcext:value-type="float">
            <text:p>23,9895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161538" calcext:value-type="float">
            <text:p>0,161538</text:p>
          </table:table-cell>
          <table:table-cell office:value-type="float" office:value="0.258426" calcext:value-type="float">
            <text:p>0,258426</text:p>
          </table:table-cell>
          <table:table-cell table:formula="of:=([.B128]*[.$B$698])-([.B128]*[.$B$697])+[.$B$697]" office:value-type="float" office:value="22.599994" calcext:value-type="float">
            <text:p>22,599994</text:p>
          </table:table-cell>
          <table:table-cell table:formula="of:=([.C128]*[.$B$698])-([.C128]*[.$B$697])+[.$B$697]" office:value-type="float" office:value="23.859538" calcext:value-type="float">
            <text:p>23,85953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184615" calcext:value-type="float">
            <text:p>0,184615</text:p>
          </table:table-cell>
          <table:table-cell office:value-type="float" office:value="0.327728" calcext:value-type="float">
            <text:p>0,327728</text:p>
          </table:table-cell>
          <table:table-cell table:formula="of:=([.B129]*[.$B$698])-([.B129]*[.$B$697])+[.$B$697]" office:value-type="float" office:value="22.899995" calcext:value-type="float">
            <text:p>22,899995</text:p>
          </table:table-cell>
          <table:table-cell table:formula="of:=([.C129]*[.$B$698])-([.C129]*[.$B$697])+[.$B$697]" office:value-type="float" office:value="24.760464" calcext:value-type="float">
            <text:p>24,76046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238462" calcext:value-type="float">
            <text:p>0,238462</text:p>
          </table:table-cell>
          <table:table-cell office:value-type="float" office:value="0.401249" calcext:value-type="float">
            <text:p>0,401249</text:p>
          </table:table-cell>
          <table:table-cell table:formula="of:=([.B130]*[.$B$698])-([.B130]*[.$B$697])+[.$B$697]" office:value-type="float" office:value="23.600006" calcext:value-type="float">
            <text:p>23,600006</text:p>
          </table:table-cell>
          <table:table-cell table:formula="of:=([.C130]*[.$B$698])-([.C130]*[.$B$697])+[.$B$697]" office:value-type="float" office:value="25.716237" calcext:value-type="float">
            <text:p>25,71623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503962" calcext:value-type="float">
            <text:p>0,503962</text:p>
          </table:table-cell>
          <table:table-cell table:formula="of:=([.B131]*[.$B$698])-([.B131]*[.$B$697])+[.$B$697]" office:value-type="float" office:value="25.300003" calcext:value-type="float">
            <text:p>25,300003</text:p>
          </table:table-cell>
          <table:table-cell table:formula="of:=([.C131]*[.$B$698])-([.C131]*[.$B$697])+[.$B$697]" office:value-type="float" office:value="27.051506" calcext:value-type="float">
            <text:p>27,05150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490214" calcext:value-type="float">
            <text:p>0,490214</text:p>
          </table:table-cell>
          <table:table-cell table:formula="of:=([.B132]*[.$B$698])-([.B132]*[.$B$697])+[.$B$697]" office:value-type="float" office:value="26.799995" calcext:value-type="float">
            <text:p>26,799995</text:p>
          </table:table-cell>
          <table:table-cell table:formula="of:=([.C132]*[.$B$698])-([.C132]*[.$B$697])+[.$B$697]" office:value-type="float" office:value="26.872782" calcext:value-type="float">
            <text:p>26,87278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538462" calcext:value-type="float">
            <text:p>0,538462</text:p>
          </table:table-cell>
          <table:table-cell office:value-type="float" office:value="0.597206" calcext:value-type="float">
            <text:p>0,597206</text:p>
          </table:table-cell>
          <table:table-cell table:formula="of:=([.B133]*[.$B$698])-([.B133]*[.$B$697])+[.$B$697]" office:value-type="float" office:value="27.500006" calcext:value-type="float">
            <text:p>27,500006</text:p>
          </table:table-cell>
          <table:table-cell table:formula="of:=([.C133]*[.$B$698])-([.C133]*[.$B$697])+[.$B$697]" office:value-type="float" office:value="28.263678" calcext:value-type="float">
            <text:p>28,26367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5" calcext:value-type="float">
            <text:p>0,5</text:p>
          </table:table-cell>
          <table:table-cell office:value-type="float" office:value="0.566205" calcext:value-type="float">
            <text:p>0,566205</text:p>
          </table:table-cell>
          <table:table-cell table:formula="of:=([.B134]*[.$B$698])-([.B134]*[.$B$697])+[.$B$697]" office:value-type="float" office:value="27" calcext:value-type="float">
            <text:p>27</text:p>
          </table:table-cell>
          <table:table-cell table:formula="of:=([.C134]*[.$B$698])-([.C134]*[.$B$697])+[.$B$697]" office:value-type="float" office:value="27.860665" calcext:value-type="float">
            <text:p>27,86066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523703" calcext:value-type="float">
            <text:p>0,523703</text:p>
          </table:table-cell>
          <table:table-cell table:formula="of:=([.B135]*[.$B$698])-([.B135]*[.$B$697])+[.$B$697]" office:value-type="float" office:value="26.799995" calcext:value-type="float">
            <text:p>26,799995</text:p>
          </table:table-cell>
          <table:table-cell table:formula="of:=([.C135]*[.$B$698])-([.C135]*[.$B$697])+[.$B$697]" office:value-type="float" office:value="27.308139" calcext:value-type="float">
            <text:p>27,30813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524071" calcext:value-type="float">
            <text:p>0,524071</text:p>
          </table:table-cell>
          <table:table-cell table:formula="of:=([.B136]*[.$B$698])-([.B136]*[.$B$697])+[.$B$697]" office:value-type="float" office:value="26.399998" calcext:value-type="float">
            <text:p>26,399998</text:p>
          </table:table-cell>
          <table:table-cell table:formula="of:=([.C136]*[.$B$698])-([.C136]*[.$B$697])+[.$B$697]" office:value-type="float" office:value="27.312923" calcext:value-type="float">
            <text:p>27,31292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473761" calcext:value-type="float">
            <text:p>0,473761</text:p>
          </table:table-cell>
          <table:table-cell table:formula="of:=([.B137]*[.$B$698])-([.B137]*[.$B$697])+[.$B$697]" office:value-type="float" office:value="25.499995" calcext:value-type="float">
            <text:p>25,499995</text:p>
          </table:table-cell>
          <table:table-cell table:formula="of:=([.C137]*[.$B$698])-([.C137]*[.$B$697])+[.$B$697]" office:value-type="float" office:value="26.658893" calcext:value-type="float">
            <text:p>26,65889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420357" calcext:value-type="float">
            <text:p>0,420357</text:p>
          </table:table-cell>
          <table:table-cell table:formula="of:=([.B138]*[.$B$698])-([.B138]*[.$B$697])+[.$B$697]" office:value-type="float" office:value="24.900006" calcext:value-type="float">
            <text:p>24,900006</text:p>
          </table:table-cell>
          <table:table-cell table:formula="of:=([.C138]*[.$B$698])-([.C138]*[.$B$697])+[.$B$697]" office:value-type="float" office:value="25.964641" calcext:value-type="float">
            <text:p>25,96464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315385" calcext:value-type="float">
            <text:p>0,315385</text:p>
          </table:table-cell>
          <table:table-cell office:value-type="float" office:value="0.399548" calcext:value-type="float">
            <text:p>0,399548</text:p>
          </table:table-cell>
          <table:table-cell table:formula="of:=([.B139]*[.$B$698])-([.B139]*[.$B$697])+[.$B$697]" office:value-type="float" office:value="24.600005" calcext:value-type="float">
            <text:p>24,600005</text:p>
          </table:table-cell>
          <table:table-cell table:formula="of:=([.C139]*[.$B$698])-([.C139]*[.$B$697])+[.$B$697]" office:value-type="float" office:value="25.694124" calcext:value-type="float">
            <text:p>25,69412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292308" calcext:value-type="float">
            <text:p>0,292308</text:p>
          </table:table-cell>
          <table:table-cell office:value-type="float" office:value="0.395253" calcext:value-type="float">
            <text:p>0,395253</text:p>
          </table:table-cell>
          <table:table-cell table:formula="of:=([.B140]*[.$B$698])-([.B140]*[.$B$697])+[.$B$697]" office:value-type="float" office:value="24.300004" calcext:value-type="float">
            <text:p>24,300004</text:p>
          </table:table-cell>
          <table:table-cell table:formula="of:=([.C140]*[.$B$698])-([.C140]*[.$B$697])+[.$B$697]" office:value-type="float" office:value="25.638289" calcext:value-type="float">
            <text:p>25,63828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5" calcext:value-type="float">
            <text:p>0,5</text:p>
          </table:table-cell>
          <table:table-cell office:value-type="float" office:value="0.396993" calcext:value-type="float">
            <text:p>0,396993</text:p>
          </table:table-cell>
          <table:table-cell table:formula="of:=([.B141]*[.$B$698])-([.B141]*[.$B$697])+[.$B$697]" office:value-type="float" office:value="27" calcext:value-type="float">
            <text:p>27</text:p>
          </table:table-cell>
          <table:table-cell table:formula="of:=([.C141]*[.$B$698])-([.C141]*[.$B$697])+[.$B$697]" office:value-type="float" office:value="25.660909" calcext:value-type="float">
            <text:p>25,66090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3" calcext:value-type="float">
            <text:p>0,3</text:p>
          </table:table-cell>
          <table:table-cell office:value-type="float" office:value="0.504008" calcext:value-type="float">
            <text:p>0,504008</text:p>
          </table:table-cell>
          <table:table-cell table:formula="of:=([.B142]*[.$B$698])-([.B142]*[.$B$697])+[.$B$697]" office:value-type="float" office:value="24.4" calcext:value-type="float">
            <text:p>24,4</text:p>
          </table:table-cell>
          <table:table-cell table:formula="of:=([.C142]*[.$B$698])-([.C142]*[.$B$697])+[.$B$697]" office:value-type="float" office:value="27.052104" calcext:value-type="float">
            <text:p>27,05210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507692" calcext:value-type="float">
            <text:p>0,507692</text:p>
          </table:table-cell>
          <table:table-cell office:value-type="float" office:value="0.393825" calcext:value-type="float">
            <text:p>0,393825</text:p>
          </table:table-cell>
          <table:table-cell table:formula="of:=([.B143]*[.$B$698])-([.B143]*[.$B$697])+[.$B$697]" office:value-type="float" office:value="27.099996" calcext:value-type="float">
            <text:p>27,099996</text:p>
          </table:table-cell>
          <table:table-cell table:formula="of:=([.C143]*[.$B$698])-([.C143]*[.$B$697])+[.$B$697]" office:value-type="float" office:value="25.619725" calcext:value-type="float">
            <text:p>25,61972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3" calcext:value-type="float">
            <text:p>0,3</text:p>
          </table:table-cell>
          <table:table-cell office:value-type="float" office:value="0.36522" calcext:value-type="float">
            <text:p>0,36522</text:p>
          </table:table-cell>
          <table:table-cell table:formula="of:=([.B144]*[.$B$698])-([.B144]*[.$B$697])+[.$B$697]" office:value-type="float" office:value="24.4" calcext:value-type="float">
            <text:p>24,4</text:p>
          </table:table-cell>
          <table:table-cell table:formula="of:=([.C144]*[.$B$698])-([.C144]*[.$B$697])+[.$B$697]" office:value-type="float" office:value="25.24786" calcext:value-type="float">
            <text:p>25,2478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37399" calcext:value-type="float">
            <text:p>0,37399</text:p>
          </table:table-cell>
          <table:table-cell table:formula="of:=([.B145]*[.$B$698])-([.B145]*[.$B$697])+[.$B$697]" office:value-type="float" office:value="24.799997" calcext:value-type="float">
            <text:p>24,799997</text:p>
          </table:table-cell>
          <table:table-cell table:formula="of:=([.C145]*[.$B$698])-([.C145]*[.$B$697])+[.$B$697]" office:value-type="float" office:value="25.36187" calcext:value-type="float">
            <text:p>25,3618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315385" calcext:value-type="float">
            <text:p>0,315385</text:p>
          </table:table-cell>
          <table:table-cell office:value-type="float" office:value="0.40013" calcext:value-type="float">
            <text:p>0,40013</text:p>
          </table:table-cell>
          <table:table-cell table:formula="of:=([.B146]*[.$B$698])-([.B146]*[.$B$697])+[.$B$697]" office:value-type="float" office:value="24.600005" calcext:value-type="float">
            <text:p>24,600005</text:p>
          </table:table-cell>
          <table:table-cell table:formula="of:=([.C146]*[.$B$698])-([.C146]*[.$B$697])+[.$B$697]" office:value-type="float" office:value="25.70169" calcext:value-type="float">
            <text:p>25,7016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323077" calcext:value-type="float">
            <text:p>0,323077</text:p>
          </table:table-cell>
          <table:table-cell office:value-type="float" office:value="0.403077" calcext:value-type="float">
            <text:p>0,403077</text:p>
          </table:table-cell>
          <table:table-cell table:formula="of:=([.B147]*[.$B$698])-([.B147]*[.$B$697])+[.$B$697]" office:value-type="float" office:value="24.700001" calcext:value-type="float">
            <text:p>24,700001</text:p>
          </table:table-cell>
          <table:table-cell table:formula="of:=([.C147]*[.$B$698])-([.C147]*[.$B$697])+[.$B$697]" office:value-type="float" office:value="25.740001" calcext:value-type="float">
            <text:p>25,74000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307692" calcext:value-type="float">
            <text:p>0,307692</text:p>
          </table:table-cell>
          <table:table-cell office:value-type="float" office:value="0.41058" calcext:value-type="float">
            <text:p>0,41058</text:p>
          </table:table-cell>
          <table:table-cell table:formula="of:=([.B148]*[.$B$698])-([.B148]*[.$B$697])+[.$B$697]" office:value-type="float" office:value="24.499996" calcext:value-type="float">
            <text:p>24,499996</text:p>
          </table:table-cell>
          <table:table-cell table:formula="of:=([.C148]*[.$B$698])-([.C148]*[.$B$697])+[.$B$697]" office:value-type="float" office:value="25.83754" calcext:value-type="float">
            <text:p>25,8375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284615" calcext:value-type="float">
            <text:p>0,284615</text:p>
          </table:table-cell>
          <table:table-cell office:value-type="float" office:value="0.382167" calcext:value-type="float">
            <text:p>0,382167</text:p>
          </table:table-cell>
          <table:table-cell table:formula="of:=([.B149]*[.$B$698])-([.B149]*[.$B$697])+[.$B$697]" office:value-type="float" office:value="24.199995" calcext:value-type="float">
            <text:p>24,199995</text:p>
          </table:table-cell>
          <table:table-cell table:formula="of:=([.C149]*[.$B$698])-([.C149]*[.$B$697])+[.$B$697]" office:value-type="float" office:value="25.468171" calcext:value-type="float">
            <text:p>25,46817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3" calcext:value-type="float">
            <text:p>0,3</text:p>
          </table:table-cell>
          <table:table-cell office:value-type="float" office:value="0.374515" calcext:value-type="float">
            <text:p>0,374515</text:p>
          </table:table-cell>
          <table:table-cell table:formula="of:=([.B150]*[.$B$698])-([.B150]*[.$B$697])+[.$B$697]" office:value-type="float" office:value="24.4" calcext:value-type="float">
            <text:p>24,4</text:p>
          </table:table-cell>
          <table:table-cell table:formula="of:=([.C150]*[.$B$698])-([.C150]*[.$B$697])+[.$B$697]" office:value-type="float" office:value="25.368695" calcext:value-type="float">
            <text:p>25,3686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292308" calcext:value-type="float">
            <text:p>0,292308</text:p>
          </table:table-cell>
          <table:table-cell office:value-type="float" office:value="0.37721" calcext:value-type="float">
            <text:p>0,37721</text:p>
          </table:table-cell>
          <table:table-cell table:formula="of:=([.B151]*[.$B$698])-([.B151]*[.$B$697])+[.$B$697]" office:value-type="float" office:value="24.300004" calcext:value-type="float">
            <text:p>24,300004</text:p>
          </table:table-cell>
          <table:table-cell table:formula="of:=([.C151]*[.$B$698])-([.C151]*[.$B$697])+[.$B$697]" office:value-type="float" office:value="25.40373" calcext:value-type="float">
            <text:p>25,4037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346154" calcext:value-type="float">
            <text:p>0,346154</text:p>
          </table:table-cell>
          <table:table-cell office:value-type="float" office:value="0.380154" calcext:value-type="float">
            <text:p>0,380154</text:p>
          </table:table-cell>
          <table:table-cell table:formula="of:=([.B152]*[.$B$698])-([.B152]*[.$B$697])+[.$B$697]" office:value-type="float" office:value="25.000002" calcext:value-type="float">
            <text:p>25,000002</text:p>
          </table:table-cell>
          <table:table-cell table:formula="of:=([.C152]*[.$B$698])-([.C152]*[.$B$697])+[.$B$697]" office:value-type="float" office:value="25.442002" calcext:value-type="float">
            <text:p>25,44200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5" calcext:value-type="float">
            <text:p>0,5</text:p>
          </table:table-cell>
          <table:table-cell office:value-type="float" office:value="0.400469" calcext:value-type="float">
            <text:p>0,400469</text:p>
          </table:table-cell>
          <table:table-cell table:formula="of:=([.B153]*[.$B$698])-([.B153]*[.$B$697])+[.$B$697]" office:value-type="float" office:value="27" calcext:value-type="float">
            <text:p>27</text:p>
          </table:table-cell>
          <table:table-cell table:formula="of:=([.C153]*[.$B$698])-([.C153]*[.$B$697])+[.$B$697]" office:value-type="float" office:value="25.706097" calcext:value-type="float">
            <text:p>25,70609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523077" calcext:value-type="float">
            <text:p>0,523077</text:p>
          </table:table-cell>
          <table:table-cell office:value-type="float" office:value="0.525143" calcext:value-type="float">
            <text:p>0,525143</text:p>
          </table:table-cell>
          <table:table-cell table:formula="of:=([.B154]*[.$B$698])-([.B154]*[.$B$697])+[.$B$697]" office:value-type="float" office:value="27.300001" calcext:value-type="float">
            <text:p>27,300001</text:p>
          </table:table-cell>
          <table:table-cell table:formula="of:=([.C154]*[.$B$698])-([.C154]*[.$B$697])+[.$B$697]" office:value-type="float" office:value="27.326859" calcext:value-type="float">
            <text:p>27,32685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551639" calcext:value-type="float">
            <text:p>0,551639</text:p>
          </table:table-cell>
          <table:table-cell table:formula="of:=([.B155]*[.$B$698])-([.B155]*[.$B$697])+[.$B$697]" office:value-type="float" office:value="26.600003" calcext:value-type="float">
            <text:p>26,600003</text:p>
          </table:table-cell>
          <table:table-cell table:formula="of:=([.C155]*[.$B$698])-([.C155]*[.$B$697])+[.$B$697]" office:value-type="float" office:value="27.671307" calcext:value-type="float">
            <text:p>27,67130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507692" calcext:value-type="float">
            <text:p>0,507692</text:p>
          </table:table-cell>
          <table:table-cell office:value-type="float" office:value="0.481878" calcext:value-type="float">
            <text:p>0,481878</text:p>
          </table:table-cell>
          <table:table-cell table:formula="of:=([.B156]*[.$B$698])-([.B156]*[.$B$697])+[.$B$697]" office:value-type="float" office:value="27.099996" calcext:value-type="float">
            <text:p>27,099996</text:p>
          </table:table-cell>
          <table:table-cell table:formula="of:=([.C156]*[.$B$698])-([.C156]*[.$B$697])+[.$B$697]" office:value-type="float" office:value="26.764414" calcext:value-type="float">
            <text:p>26,76441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576923" calcext:value-type="float">
            <text:p>0,576923</text:p>
          </table:table-cell>
          <table:table-cell office:value-type="float" office:value="0.555266" calcext:value-type="float">
            <text:p>0,555266</text:p>
          </table:table-cell>
          <table:table-cell table:formula="of:=([.B157]*[.$B$698])-([.B157]*[.$B$697])+[.$B$697]" office:value-type="float" office:value="27.999999" calcext:value-type="float">
            <text:p>27,999999</text:p>
          </table:table-cell>
          <table:table-cell table:formula="of:=([.C157]*[.$B$698])-([.C157]*[.$B$697])+[.$B$697]" office:value-type="float" office:value="27.718458" calcext:value-type="float">
            <text:p>27,71845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807692" calcext:value-type="float">
            <text:p>0,807692</text:p>
          </table:table-cell>
          <table:table-cell office:value-type="float" office:value="0.607065" calcext:value-type="float">
            <text:p>0,607065</text:p>
          </table:table-cell>
          <table:table-cell table:formula="of:=([.B158]*[.$B$698])-([.B158]*[.$B$697])+[.$B$697]" office:value-type="float" office:value="30.999996" calcext:value-type="float">
            <text:p>30,999996</text:p>
          </table:table-cell>
          <table:table-cell table:formula="of:=([.C158]*[.$B$698])-([.C158]*[.$B$697])+[.$B$697]" office:value-type="float" office:value="28.391845" calcext:value-type="float">
            <text:p>28,39184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861538" calcext:value-type="float">
            <text:p>0,861538</text:p>
          </table:table-cell>
          <table:table-cell office:value-type="float" office:value="0.787908" calcext:value-type="float">
            <text:p>0,787908</text:p>
          </table:table-cell>
          <table:table-cell table:formula="of:=([.B159]*[.$B$698])-([.B159]*[.$B$697])+[.$B$697]" office:value-type="float" office:value="31.699994" calcext:value-type="float">
            <text:p>31,699994</text:p>
          </table:table-cell>
          <table:table-cell table:formula="of:=([.C159]*[.$B$698])-([.C159]*[.$B$697])+[.$B$697]" office:value-type="float" office:value="30.742804" calcext:value-type="float">
            <text:p>30,74280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807692" calcext:value-type="float">
            <text:p>0,807692</text:p>
          </table:table-cell>
          <table:table-cell office:value-type="float" office:value="0.805756" calcext:value-type="float">
            <text:p>0,805756</text:p>
          </table:table-cell>
          <table:table-cell table:formula="of:=([.B160]*[.$B$698])-([.B160]*[.$B$697])+[.$B$697]" office:value-type="float" office:value="30.999996" calcext:value-type="float">
            <text:p>30,999996</text:p>
          </table:table-cell>
          <table:table-cell table:formula="of:=([.C160]*[.$B$698])-([.C160]*[.$B$697])+[.$B$697]" office:value-type="float" office:value="30.974828" calcext:value-type="float">
            <text:p>30,97482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8" calcext:value-type="float">
            <text:p>0,8</text:p>
          </table:table-cell>
          <table:table-cell office:value-type="float" office:value="0.780714" calcext:value-type="float">
            <text:p>0,780714</text:p>
          </table:table-cell>
          <table:table-cell table:formula="of:=([.B161]*[.$B$698])-([.B161]*[.$B$697])+[.$B$697]" office:value-type="float" office:value="30.9" calcext:value-type="float">
            <text:p>30,9</text:p>
          </table:table-cell>
          <table:table-cell table:formula="of:=([.C161]*[.$B$698])-([.C161]*[.$B$697])+[.$B$697]" office:value-type="float" office:value="30.649282" calcext:value-type="float">
            <text:p>30,64928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53846" calcext:value-type="float">
            <text:p>0,653846</text:p>
          </table:table-cell>
          <table:table-cell office:value-type="float" office:value="0.725954" calcext:value-type="float">
            <text:p>0,725954</text:p>
          </table:table-cell>
          <table:table-cell table:formula="of:=([.B162]*[.$B$698])-([.B162]*[.$B$697])+[.$B$697]" office:value-type="float" office:value="28.999998" calcext:value-type="float">
            <text:p>28,999998</text:p>
          </table:table-cell>
          <table:table-cell table:formula="of:=([.C162]*[.$B$698])-([.C162]*[.$B$697])+[.$B$697]" office:value-type="float" office:value="29.937402" calcext:value-type="float">
            <text:p>29,93740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538462" calcext:value-type="float">
            <text:p>0,538462</text:p>
          </table:table-cell>
          <table:table-cell office:value-type="float" office:value="0.572803" calcext:value-type="float">
            <text:p>0,572803</text:p>
          </table:table-cell>
          <table:table-cell table:formula="of:=([.B163]*[.$B$698])-([.B163]*[.$B$697])+[.$B$697]" office:value-type="float" office:value="27.500006" calcext:value-type="float">
            <text:p>27,500006</text:p>
          </table:table-cell>
          <table:table-cell table:formula="of:=([.C163]*[.$B$698])-([.C163]*[.$B$697])+[.$B$697]" office:value-type="float" office:value="27.946439" calcext:value-type="float">
            <text:p>27,94643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5" calcext:value-type="float">
            <text:p>0,5</text:p>
          </table:table-cell>
          <table:table-cell office:value-type="float" office:value="0.517064" calcext:value-type="float">
            <text:p>0,517064</text:p>
          </table:table-cell>
          <table:table-cell table:formula="of:=([.B164]*[.$B$698])-([.B164]*[.$B$697])+[.$B$697]" office:value-type="float" office:value="27" calcext:value-type="float">
            <text:p>27</text:p>
          </table:table-cell>
          <table:table-cell table:formula="of:=([.C164]*[.$B$698])-([.C164]*[.$B$697])+[.$B$697]" office:value-type="float" office:value="27.221832" calcext:value-type="float">
            <text:p>27,22183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508963" calcext:value-type="float">
            <text:p>0,508963</text:p>
          </table:table-cell>
          <table:table-cell table:formula="of:=([.B165]*[.$B$698])-([.B165]*[.$B$697])+[.$B$697]" office:value-type="float" office:value="26.499994" calcext:value-type="float">
            <text:p>26,499994</text:p>
          </table:table-cell>
          <table:table-cell table:formula="of:=([.C165]*[.$B$698])-([.C165]*[.$B$697])+[.$B$697]" office:value-type="float" office:value="27.116519" calcext:value-type="float">
            <text:p>27,11651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507692" calcext:value-type="float">
            <text:p>0,507692</text:p>
          </table:table-cell>
          <table:table-cell office:value-type="float" office:value="0.467041" calcext:value-type="float">
            <text:p>0,467041</text:p>
          </table:table-cell>
          <table:table-cell table:formula="of:=([.B166]*[.$B$698])-([.B166]*[.$B$697])+[.$B$697]" office:value-type="float" office:value="27.099996" calcext:value-type="float">
            <text:p>27,099996</text:p>
          </table:table-cell>
          <table:table-cell table:formula="of:=([.C166]*[.$B$698])-([.C166]*[.$B$697])+[.$B$697]" office:value-type="float" office:value="26.571533" calcext:value-type="float">
            <text:p>26,57153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499203" calcext:value-type="float">
            <text:p>0,499203</text:p>
          </table:table-cell>
          <table:table-cell table:formula="of:=([.B167]*[.$B$698])-([.B167]*[.$B$697])+[.$B$697]" office:value-type="float" office:value="26.499994" calcext:value-type="float">
            <text:p>26,499994</text:p>
          </table:table-cell>
          <table:table-cell table:formula="of:=([.C167]*[.$B$698])-([.C167]*[.$B$697])+[.$B$697]" office:value-type="float" office:value="26.989639" calcext:value-type="float">
            <text:p>26,98963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507692" calcext:value-type="float">
            <text:p>0,507692</text:p>
          </table:table-cell>
          <table:table-cell office:value-type="float" office:value="0.469864" calcext:value-type="float">
            <text:p>0,469864</text:p>
          </table:table-cell>
          <table:table-cell table:formula="of:=([.B168]*[.$B$698])-([.B168]*[.$B$697])+[.$B$697]" office:value-type="float" office:value="27.099996" calcext:value-type="float">
            <text:p>27,099996</text:p>
          </table:table-cell>
          <table:table-cell table:formula="of:=([.C168]*[.$B$698])-([.C168]*[.$B$697])+[.$B$697]" office:value-type="float" office:value="26.608232" calcext:value-type="float">
            <text:p>26,60823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492308" calcext:value-type="float">
            <text:p>0,492308</text:p>
          </table:table-cell>
          <table:table-cell office:value-type="float" office:value="0.525284" calcext:value-type="float">
            <text:p>0,525284</text:p>
          </table:table-cell>
          <table:table-cell table:formula="of:=([.B169]*[.$B$698])-([.B169]*[.$B$697])+[.$B$697]" office:value-type="float" office:value="26.900004" calcext:value-type="float">
            <text:p>26,900004</text:p>
          </table:table-cell>
          <table:table-cell table:formula="of:=([.C169]*[.$B$698])-([.C169]*[.$B$697])+[.$B$697]" office:value-type="float" office:value="27.328692" calcext:value-type="float">
            <text:p>27,32869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509763" calcext:value-type="float">
            <text:p>0,509763</text:p>
          </table:table-cell>
          <table:table-cell table:formula="of:=([.B170]*[.$B$698])-([.B170]*[.$B$697])+[.$B$697]" office:value-type="float" office:value="26.699999" calcext:value-type="float">
            <text:p>26,699999</text:p>
          </table:table-cell>
          <table:table-cell table:formula="of:=([.C170]*[.$B$698])-([.C170]*[.$B$697])+[.$B$697]" office:value-type="float" office:value="27.126919" calcext:value-type="float">
            <text:p>27,12691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86586" calcext:value-type="float">
            <text:p>0,486586</text:p>
          </table:table-cell>
          <table:table-cell table:formula="of:=([.B171]*[.$B$698])-([.B171]*[.$B$697])+[.$B$697]" office:value-type="float" office:value="26.399998" calcext:value-type="float">
            <text:p>26,399998</text:p>
          </table:table-cell>
          <table:table-cell table:formula="of:=([.C171]*[.$B$698])-([.C171]*[.$B$697])+[.$B$697]" office:value-type="float" office:value="26.825618" calcext:value-type="float">
            <text:p>26,82561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72875" calcext:value-type="float">
            <text:p>0,472875</text:p>
          </table:table-cell>
          <table:table-cell table:formula="of:=([.B172]*[.$B$698])-([.B172]*[.$B$697])+[.$B$697]" office:value-type="float" office:value="26.300002" calcext:value-type="float">
            <text:p>26,300002</text:p>
          </table:table-cell>
          <table:table-cell table:formula="of:=([.C172]*[.$B$698])-([.C172]*[.$B$697])+[.$B$697]" office:value-type="float" office:value="26.647375" calcext:value-type="float">
            <text:p>26,64737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63389" calcext:value-type="float">
            <text:p>0,463389</text:p>
          </table:table-cell>
          <table:table-cell table:formula="of:=([.B173]*[.$B$698])-([.B173]*[.$B$697])+[.$B$697]" office:value-type="float" office:value="25.799996" calcext:value-type="float">
            <text:p>25,799996</text:p>
          </table:table-cell>
          <table:table-cell table:formula="of:=([.C173]*[.$B$698])-([.C173]*[.$B$697])+[.$B$697]" office:value-type="float" office:value="26.524057" calcext:value-type="float">
            <text:p>26,52405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34657" calcext:value-type="float">
            <text:p>0,434657</text:p>
          </table:table-cell>
          <table:table-cell table:formula="of:=([.B174]*[.$B$698])-([.B174]*[.$B$697])+[.$B$697]" office:value-type="float" office:value="25.300003" calcext:value-type="float">
            <text:p>25,300003</text:p>
          </table:table-cell>
          <table:table-cell table:formula="of:=([.C174]*[.$B$698])-([.C174]*[.$B$697])+[.$B$697]" office:value-type="float" office:value="26.150541" calcext:value-type="float">
            <text:p>26,15054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361538" calcext:value-type="float">
            <text:p>0,361538</text:p>
          </table:table-cell>
          <table:table-cell office:value-type="float" office:value="0.410281" calcext:value-type="float">
            <text:p>0,410281</text:p>
          </table:table-cell>
          <table:table-cell table:formula="of:=([.B175]*[.$B$698])-([.B175]*[.$B$697])+[.$B$697]" office:value-type="float" office:value="25.199994" calcext:value-type="float">
            <text:p>25,199994</text:p>
          </table:table-cell>
          <table:table-cell table:formula="of:=([.C175]*[.$B$698])-([.C175]*[.$B$697])+[.$B$697]" office:value-type="float" office:value="25.833653" calcext:value-type="float">
            <text:p>25,83365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409072" calcext:value-type="float">
            <text:p>0,409072</text:p>
          </table:table-cell>
          <table:table-cell table:formula="of:=([.B176]*[.$B$698])-([.B176]*[.$B$697])+[.$B$697]" office:value-type="float" office:value="25.399999" calcext:value-type="float">
            <text:p>25,399999</text:p>
          </table:table-cell>
          <table:table-cell table:formula="of:=([.C176]*[.$B$698])-([.C176]*[.$B$697])+[.$B$697]" office:value-type="float" office:value="25.817936" calcext:value-type="float">
            <text:p>25,81793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20071" calcext:value-type="float">
            <text:p>0,420071</text:p>
          </table:table-cell>
          <table:table-cell table:formula="of:=([.B177]*[.$B$698])-([.B177]*[.$B$697])+[.$B$697]" office:value-type="float" office:value="26.099997" calcext:value-type="float">
            <text:p>26,099997</text:p>
          </table:table-cell>
          <table:table-cell table:formula="of:=([.C177]*[.$B$698])-([.C177]*[.$B$697])+[.$B$697]" office:value-type="float" office:value="25.960923" calcext:value-type="float">
            <text:p>25,96092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507692" calcext:value-type="float">
            <text:p>0,507692</text:p>
          </table:table-cell>
          <table:table-cell office:value-type="float" office:value="0.4664" calcext:value-type="float">
            <text:p>0,4664</text:p>
          </table:table-cell>
          <table:table-cell table:formula="of:=([.B178]*[.$B$698])-([.B178]*[.$B$697])+[.$B$697]" office:value-type="float" office:value="27.099996" calcext:value-type="float">
            <text:p>27,099996</text:p>
          </table:table-cell>
          <table:table-cell table:formula="of:=([.C178]*[.$B$698])-([.C178]*[.$B$697])+[.$B$697]" office:value-type="float" office:value="26.5632" calcext:value-type="float">
            <text:p>26,563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507692" calcext:value-type="float">
            <text:p>0,507692</text:p>
          </table:table-cell>
          <table:table-cell office:value-type="float" office:value="0.553093" calcext:value-type="float">
            <text:p>0,553093</text:p>
          </table:table-cell>
          <table:table-cell table:formula="of:=([.B179]*[.$B$698])-([.B179]*[.$B$697])+[.$B$697]" office:value-type="float" office:value="27.099996" calcext:value-type="float">
            <text:p>27,099996</text:p>
          </table:table-cell>
          <table:table-cell table:formula="of:=([.C179]*[.$B$698])-([.C179]*[.$B$697])+[.$B$697]" office:value-type="float" office:value="27.690209" calcext:value-type="float">
            <text:p>27,69020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6" calcext:value-type="float">
            <text:p>0,6</text:p>
          </table:table-cell>
          <table:table-cell office:value-type="float" office:value="0.538744" calcext:value-type="float">
            <text:p>0,538744</text:p>
          </table:table-cell>
          <table:table-cell table:formula="of:=([.B180]*[.$B$698])-([.B180]*[.$B$697])+[.$B$697]" office:value-type="float" office:value="28.3" calcext:value-type="float">
            <text:p>28,3</text:p>
          </table:table-cell>
          <table:table-cell table:formula="of:=([.C180]*[.$B$698])-([.C180]*[.$B$697])+[.$B$697]" office:value-type="float" office:value="27.503672" calcext:value-type="float">
            <text:p>27,50367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592308" calcext:value-type="float">
            <text:p>0,592308</text:p>
          </table:table-cell>
          <table:table-cell office:value-type="float" office:value="0.651098" calcext:value-type="float">
            <text:p>0,651098</text:p>
          </table:table-cell>
          <table:table-cell table:formula="of:=([.B181]*[.$B$698])-([.B181]*[.$B$697])+[.$B$697]" office:value-type="float" office:value="28.200004" calcext:value-type="float">
            <text:p>28,200004</text:p>
          </table:table-cell>
          <table:table-cell table:formula="of:=([.C181]*[.$B$698])-([.C181]*[.$B$697])+[.$B$697]" office:value-type="float" office:value="28.964274" calcext:value-type="float">
            <text:p>28,96427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715385" calcext:value-type="float">
            <text:p>0,715385</text:p>
          </table:table-cell>
          <table:table-cell office:value-type="float" office:value="0.629805" calcext:value-type="float">
            <text:p>0,629805</text:p>
          </table:table-cell>
          <table:table-cell table:formula="of:=([.B182]*[.$B$698])-([.B182]*[.$B$697])+[.$B$697]" office:value-type="float" office:value="29.800005" calcext:value-type="float">
            <text:p>29,800005</text:p>
          </table:table-cell>
          <table:table-cell table:formula="of:=([.C182]*[.$B$698])-([.C182]*[.$B$697])+[.$B$697]" office:value-type="float" office:value="28.687465" calcext:value-type="float">
            <text:p>28,68746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707692" calcext:value-type="float">
            <text:p>0,707692</text:p>
          </table:table-cell>
          <table:table-cell office:value-type="float" office:value="0.748306" calcext:value-type="float">
            <text:p>0,748306</text:p>
          </table:table-cell>
          <table:table-cell table:formula="of:=([.B183]*[.$B$698])-([.B183]*[.$B$697])+[.$B$697]" office:value-type="float" office:value="29.699996" calcext:value-type="float">
            <text:p>29,699996</text:p>
          </table:table-cell>
          <table:table-cell table:formula="of:=([.C183]*[.$B$698])-([.C183]*[.$B$697])+[.$B$697]" office:value-type="float" office:value="30.227978" calcext:value-type="float">
            <text:p>30,22797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884615" calcext:value-type="float">
            <text:p>0,884615</text:p>
          </table:table-cell>
          <table:table-cell office:value-type="float" office:value="0.727493" calcext:value-type="float">
            <text:p>0,727493</text:p>
          </table:table-cell>
          <table:table-cell table:formula="of:=([.B184]*[.$B$698])-([.B184]*[.$B$697])+[.$B$697]" office:value-type="float" office:value="31.999995" calcext:value-type="float">
            <text:p>31,999995</text:p>
          </table:table-cell>
          <table:table-cell table:formula="of:=([.C184]*[.$B$698])-([.C184]*[.$B$697])+[.$B$697]" office:value-type="float" office:value="29.957409" calcext:value-type="float">
            <text:p>29,95740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830769" calcext:value-type="float">
            <text:p>0,830769</text:p>
          </table:table-cell>
          <table:table-cell office:value-type="float" office:value="0.805259" calcext:value-type="float">
            <text:p>0,805259</text:p>
          </table:table-cell>
          <table:table-cell table:formula="of:=([.B185]*[.$B$698])-([.B185]*[.$B$697])+[.$B$697]" office:value-type="float" office:value="31.299997" calcext:value-type="float">
            <text:p>31,299997</text:p>
          </table:table-cell>
          <table:table-cell table:formula="of:=([.C185]*[.$B$698])-([.C185]*[.$B$697])+[.$B$697]" office:value-type="float" office:value="30.968367" calcext:value-type="float">
            <text:p>30,96836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653846" calcext:value-type="float">
            <text:p>0,653846</text:p>
          </table:table-cell>
          <table:table-cell office:value-type="float" office:value="0.797831" calcext:value-type="float">
            <text:p>0,797831</text:p>
          </table:table-cell>
          <table:table-cell table:formula="of:=([.B186]*[.$B$698])-([.B186]*[.$B$697])+[.$B$697]" office:value-type="float" office:value="28.999998" calcext:value-type="float">
            <text:p>28,999998</text:p>
          </table:table-cell>
          <table:table-cell table:formula="of:=([.C186]*[.$B$698])-([.C186]*[.$B$697])+[.$B$697]" office:value-type="float" office:value="30.871803" calcext:value-type="float">
            <text:p>30,87180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569231" calcext:value-type="float">
            <text:p>0,569231</text:p>
          </table:table-cell>
          <table:table-cell office:value-type="float" office:value="0.608472" calcext:value-type="float">
            <text:p>0,608472</text:p>
          </table:table-cell>
          <table:table-cell table:formula="of:=([.B187]*[.$B$698])-([.B187]*[.$B$697])+[.$B$697]" office:value-type="float" office:value="27.900003" calcext:value-type="float">
            <text:p>27,900003</text:p>
          </table:table-cell>
          <table:table-cell table:formula="of:=([.C187]*[.$B$698])-([.C187]*[.$B$697])+[.$B$697]" office:value-type="float" office:value="28.410136" calcext:value-type="float">
            <text:p>28,41013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492308" calcext:value-type="float">
            <text:p>0,492308</text:p>
          </table:table-cell>
          <table:table-cell office:value-type="float" office:value="0.555088" calcext:value-type="float">
            <text:p>0,555088</text:p>
          </table:table-cell>
          <table:table-cell table:formula="of:=([.B188]*[.$B$698])-([.B188]*[.$B$697])+[.$B$697]" office:value-type="float" office:value="26.900004" calcext:value-type="float">
            <text:p>26,900004</text:p>
          </table:table-cell>
          <table:table-cell table:formula="of:=([.C188]*[.$B$698])-([.C188]*[.$B$697])+[.$B$697]" office:value-type="float" office:value="27.716144" calcext:value-type="float">
            <text:p>27,71614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97833" calcext:value-type="float">
            <text:p>0,497833</text:p>
          </table:table-cell>
          <table:table-cell table:formula="of:=([.B189]*[.$B$698])-([.B189]*[.$B$697])+[.$B$697]" office:value-type="float" office:value="26.300002" calcext:value-type="float">
            <text:p>26,300002</text:p>
          </table:table-cell>
          <table:table-cell table:formula="of:=([.C189]*[.$B$698])-([.C189]*[.$B$697])+[.$B$697]" office:value-type="float" office:value="26.971829" calcext:value-type="float">
            <text:p>26,97182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56543" calcext:value-type="float">
            <text:p>0,456543</text:p>
          </table:table-cell>
          <table:table-cell table:formula="of:=([.B190]*[.$B$698])-([.B190]*[.$B$697])+[.$B$697]" office:value-type="float" office:value="26.200006" calcext:value-type="float">
            <text:p>26,200006</text:p>
          </table:table-cell>
          <table:table-cell table:formula="of:=([.C190]*[.$B$698])-([.C190]*[.$B$697])+[.$B$697]" office:value-type="float" office:value="26.435059" calcext:value-type="float">
            <text:p>26,43505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459296" calcext:value-type="float">
            <text:p>0,459296</text:p>
          </table:table-cell>
          <table:table-cell table:formula="of:=([.B191]*[.$B$698])-([.B191]*[.$B$697])+[.$B$697]" office:value-type="float" office:value="26.499994" calcext:value-type="float">
            <text:p>26,499994</text:p>
          </table:table-cell>
          <table:table-cell table:formula="of:=([.C191]*[.$B$698])-([.C191]*[.$B$697])+[.$B$697]" office:value-type="float" office:value="26.470848" calcext:value-type="float">
            <text:p>26,47084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74126" calcext:value-type="float">
            <text:p>0,474126</text:p>
          </table:table-cell>
          <table:table-cell table:formula="of:=([.B192]*[.$B$698])-([.B192]*[.$B$697])+[.$B$697]" office:value-type="float" office:value="26.099997" calcext:value-type="float">
            <text:p>26,099997</text:p>
          </table:table-cell>
          <table:table-cell table:formula="of:=([.C192]*[.$B$698])-([.C192]*[.$B$697])+[.$B$697]" office:value-type="float" office:value="26.663638" calcext:value-type="float">
            <text:p>26,66363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48948" calcext:value-type="float">
            <text:p>0,448948</text:p>
          </table:table-cell>
          <table:table-cell table:formula="of:=([.B193]*[.$B$698])-([.B193]*[.$B$697])+[.$B$697]" office:value-type="float" office:value="26.200006" calcext:value-type="float">
            <text:p>26,200006</text:p>
          </table:table-cell>
          <table:table-cell table:formula="of:=([.C193]*[.$B$698])-([.C193]*[.$B$697])+[.$B$697]" office:value-type="float" office:value="26.336324" calcext:value-type="float">
            <text:p>26,33632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59411" calcext:value-type="float">
            <text:p>0,459411</text:p>
          </table:table-cell>
          <table:table-cell table:formula="of:=([.B194]*[.$B$698])-([.B194]*[.$B$697])+[.$B$697]" office:value-type="float" office:value="26.000001" calcext:value-type="float">
            <text:p>26,000001</text:p>
          </table:table-cell>
          <table:table-cell table:formula="of:=([.C194]*[.$B$698])-([.C194]*[.$B$697])+[.$B$697]" office:value-type="float" office:value="26.472343" calcext:value-type="float">
            <text:p>26,47234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50908" calcext:value-type="float">
            <text:p>0,450908</text:p>
          </table:table-cell>
          <table:table-cell table:formula="of:=([.B195]*[.$B$698])-([.B195]*[.$B$697])+[.$B$697]" office:value-type="float" office:value="25.799996" calcext:value-type="float">
            <text:p>25,799996</text:p>
          </table:table-cell>
          <table:table-cell table:formula="of:=([.C195]*[.$B$698])-([.C195]*[.$B$697])+[.$B$697]" office:value-type="float" office:value="26.361804" calcext:value-type="float">
            <text:p>26,36180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4" calcext:value-type="float">
            <text:p>0,4</text:p>
          </table:table-cell>
          <table:table-cell office:value-type="float" office:value="0.433666" calcext:value-type="float">
            <text:p>0,433666</text:p>
          </table:table-cell>
          <table:table-cell table:formula="of:=([.B196]*[.$B$698])-([.B196]*[.$B$697])+[.$B$697]" office:value-type="float" office:value="25.7" calcext:value-type="float">
            <text:p>25,7</text:p>
          </table:table-cell>
          <table:table-cell table:formula="of:=([.C196]*[.$B$698])-([.C196]*[.$B$697])+[.$B$697]" office:value-type="float" office:value="26.137658" calcext:value-type="float">
            <text:p>26,13765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346154" calcext:value-type="float">
            <text:p>0,346154</text:p>
          </table:table-cell>
          <table:table-cell office:value-type="float" office:value="0.431929" calcext:value-type="float">
            <text:p>0,431929</text:p>
          </table:table-cell>
          <table:table-cell table:formula="of:=([.B197]*[.$B$698])-([.B197]*[.$B$697])+[.$B$697]" office:value-type="float" office:value="25.000002" calcext:value-type="float">
            <text:p>25,000002</text:p>
          </table:table-cell>
          <table:table-cell table:formula="of:=([.C197]*[.$B$698])-([.C197]*[.$B$697])+[.$B$697]" office:value-type="float" office:value="26.115077" calcext:value-type="float">
            <text:p>26,11507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396536" calcext:value-type="float">
            <text:p>0,396536</text:p>
          </table:table-cell>
          <table:table-cell table:formula="of:=([.B198]*[.$B$698])-([.B198]*[.$B$697])+[.$B$697]" office:value-type="float" office:value="25.300003" calcext:value-type="float">
            <text:p>25,300003</text:p>
          </table:table-cell>
          <table:table-cell table:formula="of:=([.C198]*[.$B$698])-([.C198]*[.$B$697])+[.$B$697]" office:value-type="float" office:value="25.654968" calcext:value-type="float">
            <text:p>25,65496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11091" calcext:value-type="float">
            <text:p>0,411091</text:p>
          </table:table-cell>
          <table:table-cell table:formula="of:=([.B199]*[.$B$698])-([.B199]*[.$B$697])+[.$B$697]" office:value-type="float" office:value="25.300003" calcext:value-type="float">
            <text:p>25,300003</text:p>
          </table:table-cell>
          <table:table-cell table:formula="of:=([.C199]*[.$B$698])-([.C199]*[.$B$697])+[.$B$697]" office:value-type="float" office:value="25.844183" calcext:value-type="float">
            <text:p>25,84418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414713" calcext:value-type="float">
            <text:p>0,414713</text:p>
          </table:table-cell>
          <table:table-cell table:formula="of:=([.B200]*[.$B$698])-([.B200]*[.$B$697])+[.$B$697]" office:value-type="float" office:value="25.900005" calcext:value-type="float">
            <text:p>25,900005</text:p>
          </table:table-cell>
          <table:table-cell table:formula="of:=([.C200]*[.$B$698])-([.C200]*[.$B$697])+[.$B$697]" office:value-type="float" office:value="25.891269" calcext:value-type="float">
            <text:p>25,89126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561538" calcext:value-type="float">
            <text:p>0,561538</text:p>
          </table:table-cell>
          <table:table-cell office:value-type="float" office:value="0.45198" calcext:value-type="float">
            <text:p>0,45198</text:p>
          </table:table-cell>
          <table:table-cell table:formula="of:=([.B201]*[.$B$698])-([.B201]*[.$B$697])+[.$B$697]" office:value-type="float" office:value="27.799994" calcext:value-type="float">
            <text:p>27,799994</text:p>
          </table:table-cell>
          <table:table-cell table:formula="of:=([.C201]*[.$B$698])-([.C201]*[.$B$697])+[.$B$697]" office:value-type="float" office:value="26.37574" calcext:value-type="float">
            <text:p>26,3757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5" calcext:value-type="float">
            <text:p>0,5</text:p>
          </table:table-cell>
          <table:table-cell office:value-type="float" office:value="0.612344" calcext:value-type="float">
            <text:p>0,612344</text:p>
          </table:table-cell>
          <table:table-cell table:formula="of:=([.B202]*[.$B$698])-([.B202]*[.$B$697])+[.$B$697]" office:value-type="float" office:value="27" calcext:value-type="float">
            <text:p>27</text:p>
          </table:table-cell>
          <table:table-cell table:formula="of:=([.C202]*[.$B$698])-([.C202]*[.$B$697])+[.$B$697]" office:value-type="float" office:value="28.460472" calcext:value-type="float">
            <text:p>28,46047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7" calcext:value-type="float">
            <text:p>0,7</text:p>
          </table:table-cell>
          <table:table-cell office:value-type="float" office:value="0.517761" calcext:value-type="float">
            <text:p>0,517761</text:p>
          </table:table-cell>
          <table:table-cell table:formula="of:=([.B203]*[.$B$698])-([.B203]*[.$B$697])+[.$B$697]" office:value-type="float" office:value="29.6" calcext:value-type="float">
            <text:p>29,6</text:p>
          </table:table-cell>
          <table:table-cell table:formula="of:=([.C203]*[.$B$698])-([.C203]*[.$B$697])+[.$B$697]" office:value-type="float" office:value="27.230893" calcext:value-type="float">
            <text:p>27,23089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792308" calcext:value-type="float">
            <text:p>0,792308</text:p>
          </table:table-cell>
          <table:table-cell office:value-type="float" office:value="0.742671" calcext:value-type="float">
            <text:p>0,742671</text:p>
          </table:table-cell>
          <table:table-cell table:formula="of:=([.B204]*[.$B$698])-([.B204]*[.$B$697])+[.$B$697]" office:value-type="float" office:value="30.800004" calcext:value-type="float">
            <text:p>30,800004</text:p>
          </table:table-cell>
          <table:table-cell table:formula="of:=([.C204]*[.$B$698])-([.C204]*[.$B$697])+[.$B$697]" office:value-type="float" office:value="30.154723" calcext:value-type="float">
            <text:p>30,15472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661538" calcext:value-type="float">
            <text:p>0,661538</text:p>
          </table:table-cell>
          <table:table-cell office:value-type="float" office:value="0.811648" calcext:value-type="float">
            <text:p>0,811648</text:p>
          </table:table-cell>
          <table:table-cell table:formula="of:=([.B205]*[.$B$698])-([.B205]*[.$B$697])+[.$B$697]" office:value-type="float" office:value="29.099994" calcext:value-type="float">
            <text:p>29,099994</text:p>
          </table:table-cell>
          <table:table-cell table:formula="of:=([.C205]*[.$B$698])-([.C205]*[.$B$697])+[.$B$697]" office:value-type="float" office:value="31.051424" calcext:value-type="float">
            <text:p>31,05142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648254" calcext:value-type="float">
            <text:p>0,648254</text:p>
          </table:table-cell>
          <table:table-cell table:formula="of:=([.B206]*[.$B$698])-([.B206]*[.$B$697])+[.$B$697]" office:value-type="float" office:value="25.300003" calcext:value-type="float">
            <text:p>25,300003</text:p>
          </table:table-cell>
          <table:table-cell table:formula="of:=([.C206]*[.$B$698])-([.C206]*[.$B$697])+[.$B$697]" office:value-type="float" office:value="28.927302" calcext:value-type="float">
            <text:p>28,92730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531726" calcext:value-type="float">
            <text:p>0,531726</text:p>
          </table:table-cell>
          <table:table-cell table:formula="of:=([.B207]*[.$B$698])-([.B207]*[.$B$697])+[.$B$697]" office:value-type="float" office:value="26.600003" calcext:value-type="float">
            <text:p>26,600003</text:p>
          </table:table-cell>
          <table:table-cell table:formula="of:=([.C207]*[.$B$698])-([.C207]*[.$B$697])+[.$B$697]" office:value-type="float" office:value="27.412438" calcext:value-type="float">
            <text:p>27,41243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517456" calcext:value-type="float">
            <text:p>0,517456</text:p>
          </table:table-cell>
          <table:table-cell table:formula="of:=([.B208]*[.$B$698])-([.B208]*[.$B$697])+[.$B$697]" office:value-type="float" office:value="25.900005" calcext:value-type="float">
            <text:p>25,900005</text:p>
          </table:table-cell>
          <table:table-cell table:formula="of:=([.C208]*[.$B$698])-([.C208]*[.$B$697])+[.$B$697]" office:value-type="float" office:value="27.226928" calcext:value-type="float">
            <text:p>27,22692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50653" calcext:value-type="float">
            <text:p>0,450653</text:p>
          </table:table-cell>
          <table:table-cell table:formula="of:=([.B209]*[.$B$698])-([.B209]*[.$B$697])+[.$B$697]" office:value-type="float" office:value="26.699999" calcext:value-type="float">
            <text:p>26,699999</text:p>
          </table:table-cell>
          <table:table-cell table:formula="of:=([.C209]*[.$B$698])-([.C209]*[.$B$697])+[.$B$697]" office:value-type="float" office:value="26.358489" calcext:value-type="float">
            <text:p>26,35848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592308" calcext:value-type="float">
            <text:p>0,592308</text:p>
          </table:table-cell>
          <table:table-cell office:value-type="float" office:value="0.474409" calcext:value-type="float">
            <text:p>0,474409</text:p>
          </table:table-cell>
          <table:table-cell table:formula="of:=([.B210]*[.$B$698])-([.B210]*[.$B$697])+[.$B$697]" office:value-type="float" office:value="28.200004" calcext:value-type="float">
            <text:p>28,200004</text:p>
          </table:table-cell>
          <table:table-cell table:formula="of:=([.C210]*[.$B$698])-([.C210]*[.$B$697])+[.$B$697]" office:value-type="float" office:value="26.667317" calcext:value-type="float">
            <text:p>26,66731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650773" calcext:value-type="float">
            <text:p>0,650773</text:p>
          </table:table-cell>
          <table:table-cell table:formula="of:=([.B211]*[.$B$698])-([.B211]*[.$B$697])+[.$B$697]" office:value-type="float" office:value="26.399998" calcext:value-type="float">
            <text:p>26,399998</text:p>
          </table:table-cell>
          <table:table-cell table:formula="of:=([.C211]*[.$B$698])-([.C211]*[.$B$697])+[.$B$697]" office:value-type="float" office:value="28.960049" calcext:value-type="float">
            <text:p>28,96004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492308" calcext:value-type="float">
            <text:p>0,492308</text:p>
          </table:table-cell>
          <table:table-cell office:value-type="float" office:value="0.496162" calcext:value-type="float">
            <text:p>0,496162</text:p>
          </table:table-cell>
          <table:table-cell table:formula="of:=([.B212]*[.$B$698])-([.B212]*[.$B$697])+[.$B$697]" office:value-type="float" office:value="26.900004" calcext:value-type="float">
            <text:p>26,900004</text:p>
          </table:table-cell>
          <table:table-cell table:formula="of:=([.C212]*[.$B$698])-([.C212]*[.$B$697])+[.$B$697]" office:value-type="float" office:value="26.950106" calcext:value-type="float">
            <text:p>26,95010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361538" calcext:value-type="float">
            <text:p>0,361538</text:p>
          </table:table-cell>
          <table:table-cell office:value-type="float" office:value="0.514076" calcext:value-type="float">
            <text:p>0,514076</text:p>
          </table:table-cell>
          <table:table-cell table:formula="of:=([.B213]*[.$B$698])-([.B213]*[.$B$697])+[.$B$697]" office:value-type="float" office:value="25.199994" calcext:value-type="float">
            <text:p>25,199994</text:p>
          </table:table-cell>
          <table:table-cell table:formula="of:=([.C213]*[.$B$698])-([.C213]*[.$B$697])+[.$B$697]" office:value-type="float" office:value="27.182988" calcext:value-type="float">
            <text:p>27,18298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323077" calcext:value-type="float">
            <text:p>0,323077</text:p>
          </table:table-cell>
          <table:table-cell office:value-type="float" office:value="0.416276" calcext:value-type="float">
            <text:p>0,416276</text:p>
          </table:table-cell>
          <table:table-cell table:formula="of:=([.B214]*[.$B$698])-([.B214]*[.$B$697])+[.$B$697]" office:value-type="float" office:value="24.700001" calcext:value-type="float">
            <text:p>24,700001</text:p>
          </table:table-cell>
          <table:table-cell table:formula="of:=([.C214]*[.$B$698])-([.C214]*[.$B$697])+[.$B$697]" office:value-type="float" office:value="25.911588" calcext:value-type="float">
            <text:p>25,91158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530769" calcext:value-type="float">
            <text:p>0,530769</text:p>
          </table:table-cell>
          <table:table-cell office:value-type="float" office:value="0.428143" calcext:value-type="float">
            <text:p>0,428143</text:p>
          </table:table-cell>
          <table:table-cell table:formula="of:=([.B215]*[.$B$698])-([.B215]*[.$B$697])+[.$B$697]" office:value-type="float" office:value="27.399997" calcext:value-type="float">
            <text:p>27,399997</text:p>
          </table:table-cell>
          <table:table-cell table:formula="of:=([.C215]*[.$B$698])-([.C215]*[.$B$697])+[.$B$697]" office:value-type="float" office:value="26.065859" calcext:value-type="float">
            <text:p>26,06585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669231" calcext:value-type="float">
            <text:p>0,669231</text:p>
          </table:table-cell>
          <table:table-cell office:value-type="float" office:value="0.542507" calcext:value-type="float">
            <text:p>0,542507</text:p>
          </table:table-cell>
          <table:table-cell table:formula="of:=([.B216]*[.$B$698])-([.B216]*[.$B$697])+[.$B$697]" office:value-type="float" office:value="29.200003" calcext:value-type="float">
            <text:p>29,200003</text:p>
          </table:table-cell>
          <table:table-cell table:formula="of:=([.C216]*[.$B$698])-([.C216]*[.$B$697])+[.$B$697]" office:value-type="float" office:value="27.552591" calcext:value-type="float">
            <text:p>27,55259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761538" calcext:value-type="float">
            <text:p>0,761538</text:p>
          </table:table-cell>
          <table:table-cell office:value-type="float" office:value="0.714689" calcext:value-type="float">
            <text:p>0,714689</text:p>
          </table:table-cell>
          <table:table-cell table:formula="of:=([.B217]*[.$B$698])-([.B217]*[.$B$697])+[.$B$697]" office:value-type="float" office:value="30.399994" calcext:value-type="float">
            <text:p>30,399994</text:p>
          </table:table-cell>
          <table:table-cell table:formula="of:=([.C217]*[.$B$698])-([.C217]*[.$B$697])+[.$B$697]" office:value-type="float" office:value="29.790957" calcext:value-type="float">
            <text:p>29,79095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784615" calcext:value-type="float">
            <text:p>0,784615</text:p>
          </table:table-cell>
          <table:table-cell office:value-type="float" office:value="0.719699" calcext:value-type="float">
            <text:p>0,719699</text:p>
          </table:table-cell>
          <table:table-cell table:formula="of:=([.B218]*[.$B$698])-([.B218]*[.$B$697])+[.$B$697]" office:value-type="float" office:value="30.699995" calcext:value-type="float">
            <text:p>30,699995</text:p>
          </table:table-cell>
          <table:table-cell table:formula="of:=([.C218]*[.$B$698])-([.C218]*[.$B$697])+[.$B$697]" office:value-type="float" office:value="29.856087" calcext:value-type="float">
            <text:p>29,85608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823077" calcext:value-type="float">
            <text:p>0,823077</text:p>
          </table:table-cell>
          <table:table-cell office:value-type="float" office:value="0.790962" calcext:value-type="float">
            <text:p>0,790962</text:p>
          </table:table-cell>
          <table:table-cell table:formula="of:=([.B219]*[.$B$698])-([.B219]*[.$B$697])+[.$B$697]" office:value-type="float" office:value="31.200001" calcext:value-type="float">
            <text:p>31,200001</text:p>
          </table:table-cell>
          <table:table-cell table:formula="of:=([.C219]*[.$B$698])-([.C219]*[.$B$697])+[.$B$697]" office:value-type="float" office:value="30.782506" calcext:value-type="float">
            <text:p>30,78250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803818" calcext:value-type="float">
            <text:p>0,803818</text:p>
          </table:table-cell>
          <table:table-cell table:formula="of:=([.B220]*[.$B$698])-([.B220]*[.$B$697])+[.$B$697]" office:value-type="float" office:value="31.100005" calcext:value-type="float">
            <text:p>31,100005</text:p>
          </table:table-cell>
          <table:table-cell table:formula="of:=([.C220]*[.$B$698])-([.C220]*[.$B$697])+[.$B$697]" office:value-type="float" office:value="30.949634" calcext:value-type="float">
            <text:p>30,94963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769231" calcext:value-type="float">
            <text:p>0,769231</text:p>
          </table:table-cell>
          <table:table-cell office:value-type="float" office:value="0.733042" calcext:value-type="float">
            <text:p>0,733042</text:p>
          </table:table-cell>
          <table:table-cell table:formula="of:=([.B221]*[.$B$698])-([.B221]*[.$B$697])+[.$B$697]" office:value-type="float" office:value="30.500003" calcext:value-type="float">
            <text:p>30,500003</text:p>
          </table:table-cell>
          <table:table-cell table:formula="of:=([.C221]*[.$B$698])-([.C221]*[.$B$697])+[.$B$697]" office:value-type="float" office:value="30.029546" calcext:value-type="float">
            <text:p>30,02954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638462" calcext:value-type="float">
            <text:p>0,638462</text:p>
          </table:table-cell>
          <table:table-cell office:value-type="float" office:value="0.666474" calcext:value-type="float">
            <text:p>0,666474</text:p>
          </table:table-cell>
          <table:table-cell table:formula="of:=([.B222]*[.$B$698])-([.B222]*[.$B$697])+[.$B$697]" office:value-type="float" office:value="28.800006" calcext:value-type="float">
            <text:p>28,800006</text:p>
          </table:table-cell>
          <table:table-cell table:formula="of:=([.C222]*[.$B$698])-([.C222]*[.$B$697])+[.$B$697]" office:value-type="float" office:value="29.164162" calcext:value-type="float">
            <text:p>29,16416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576923" calcext:value-type="float">
            <text:p>0,576923</text:p>
          </table:table-cell>
          <table:table-cell office:value-type="float" office:value="0.564806" calcext:value-type="float">
            <text:p>0,564806</text:p>
          </table:table-cell>
          <table:table-cell table:formula="of:=([.B223]*[.$B$698])-([.B223]*[.$B$697])+[.$B$697]" office:value-type="float" office:value="27.999999" calcext:value-type="float">
            <text:p>27,999999</text:p>
          </table:table-cell>
          <table:table-cell table:formula="of:=([.C223]*[.$B$698])-([.C223]*[.$B$697])+[.$B$697]" office:value-type="float" office:value="27.842478" calcext:value-type="float">
            <text:p>27,84247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5" calcext:value-type="float">
            <text:p>0,5</text:p>
          </table:table-cell>
          <table:table-cell office:value-type="float" office:value="0.539874" calcext:value-type="float">
            <text:p>0,539874</text:p>
          </table:table-cell>
          <table:table-cell table:formula="of:=([.B224]*[.$B$698])-([.B224]*[.$B$697])+[.$B$697]" office:value-type="float" office:value="27" calcext:value-type="float">
            <text:p>27</text:p>
          </table:table-cell>
          <table:table-cell table:formula="of:=([.C224]*[.$B$698])-([.C224]*[.$B$697])+[.$B$697]" office:value-type="float" office:value="27.518362" calcext:value-type="float">
            <text:p>27,51836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99119" calcext:value-type="float">
            <text:p>0,499119</text:p>
          </table:table-cell>
          <table:table-cell table:formula="of:=([.B225]*[.$B$698])-([.B225]*[.$B$697])+[.$B$697]" office:value-type="float" office:value="26.399998" calcext:value-type="float">
            <text:p>26,399998</text:p>
          </table:table-cell>
          <table:table-cell table:formula="of:=([.C225]*[.$B$698])-([.C225]*[.$B$697])+[.$B$697]" office:value-type="float" office:value="26.988547" calcext:value-type="float">
            <text:p>26,98854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6337" calcext:value-type="float">
            <text:p>0,46337</text:p>
          </table:table-cell>
          <table:table-cell table:formula="of:=([.B226]*[.$B$698])-([.B226]*[.$B$697])+[.$B$697]" office:value-type="float" office:value="26.399998" calcext:value-type="float">
            <text:p>26,399998</text:p>
          </table:table-cell>
          <table:table-cell table:formula="of:=([.C226]*[.$B$698])-([.C226]*[.$B$697])+[.$B$697]" office:value-type="float" office:value="26.52381" calcext:value-type="float">
            <text:p>26,5238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712" calcext:value-type="float">
            <text:p>0,4712</text:p>
          </table:table-cell>
          <table:table-cell table:formula="of:=([.B227]*[.$B$698])-([.B227]*[.$B$697])+[.$B$697]" office:value-type="float" office:value="26.200006" calcext:value-type="float">
            <text:p>26,200006</text:p>
          </table:table-cell>
          <table:table-cell table:formula="of:=([.C227]*[.$B$698])-([.C227]*[.$B$697])+[.$B$697]" office:value-type="float" office:value="26.6256" calcext:value-type="float">
            <text:p>26,625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54875" calcext:value-type="float">
            <text:p>0,454875</text:p>
          </table:table-cell>
          <table:table-cell table:formula="of:=([.B228]*[.$B$698])-([.B228]*[.$B$697])+[.$B$697]" office:value-type="float" office:value="26.099997" calcext:value-type="float">
            <text:p>26,099997</text:p>
          </table:table-cell>
          <table:table-cell table:formula="of:=([.C228]*[.$B$698])-([.C228]*[.$B$697])+[.$B$697]" office:value-type="float" office:value="26.413375" calcext:value-type="float">
            <text:p>26,41337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49952" calcext:value-type="float">
            <text:p>0,449952</text:p>
          </table:table-cell>
          <table:table-cell table:formula="of:=([.B229]*[.$B$698])-([.B229]*[.$B$697])+[.$B$697]" office:value-type="float" office:value="26.099997" calcext:value-type="float">
            <text:p>26,099997</text:p>
          </table:table-cell>
          <table:table-cell table:formula="of:=([.C229]*[.$B$698])-([.C229]*[.$B$697])+[.$B$697]" office:value-type="float" office:value="26.349376" calcext:value-type="float">
            <text:p>26,34937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55192" calcext:value-type="float">
            <text:p>0,455192</text:p>
          </table:table-cell>
          <table:table-cell table:formula="of:=([.B230]*[.$B$698])-([.B230]*[.$B$697])+[.$B$697]" office:value-type="float" office:value="26.099997" calcext:value-type="float">
            <text:p>26,099997</text:p>
          </table:table-cell>
          <table:table-cell table:formula="of:=([.C230]*[.$B$698])-([.C230]*[.$B$697])+[.$B$697]" office:value-type="float" office:value="26.417496" calcext:value-type="float">
            <text:p>26,41749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54279" calcext:value-type="float">
            <text:p>0,454279</text:p>
          </table:table-cell>
          <table:table-cell table:formula="of:=([.B231]*[.$B$698])-([.B231]*[.$B$697])+[.$B$697]" office:value-type="float" office:value="26.000001" calcext:value-type="float">
            <text:p>26,000001</text:p>
          </table:table-cell>
          <table:table-cell table:formula="of:=([.C231]*[.$B$698])-([.C231]*[.$B$697])+[.$B$697]" office:value-type="float" office:value="26.405627" calcext:value-type="float">
            <text:p>26,40562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44803" calcext:value-type="float">
            <text:p>0,44803</text:p>
          </table:table-cell>
          <table:table-cell table:formula="of:=([.B232]*[.$B$698])-([.B232]*[.$B$697])+[.$B$697]" office:value-type="float" office:value="25.900005" calcext:value-type="float">
            <text:p>25,900005</text:p>
          </table:table-cell>
          <table:table-cell table:formula="of:=([.C232]*[.$B$698])-([.C232]*[.$B$697])+[.$B$697]" office:value-type="float" office:value="26.32439" calcext:value-type="float">
            <text:p>26,3243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442197" calcext:value-type="float">
            <text:p>0,442197</text:p>
          </table:table-cell>
          <table:table-cell table:formula="of:=([.B233]*[.$B$698])-([.B233]*[.$B$697])+[.$B$697]" office:value-type="float" office:value="25.499995" calcext:value-type="float">
            <text:p>25,499995</text:p>
          </table:table-cell>
          <table:table-cell table:formula="of:=([.C233]*[.$B$698])-([.C233]*[.$B$697])+[.$B$697]" office:value-type="float" office:value="26.248561" calcext:value-type="float">
            <text:p>26,24856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3" calcext:value-type="float">
            <text:p>0,3</text:p>
          </table:table-cell>
          <table:table-cell office:value-type="float" office:value="0.418521" calcext:value-type="float">
            <text:p>0,418521</text:p>
          </table:table-cell>
          <table:table-cell table:formula="of:=([.B234]*[.$B$698])-([.B234]*[.$B$697])+[.$B$697]" office:value-type="float" office:value="24.4" calcext:value-type="float">
            <text:p>24,4</text:p>
          </table:table-cell>
          <table:table-cell table:formula="of:=([.C234]*[.$B$698])-([.C234]*[.$B$697])+[.$B$697]" office:value-type="float" office:value="25.940773" calcext:value-type="float">
            <text:p>25,94077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276923" calcext:value-type="float">
            <text:p>0,276923</text:p>
          </table:table-cell>
          <table:table-cell office:value-type="float" office:value="0.391204" calcext:value-type="float">
            <text:p>0,391204</text:p>
          </table:table-cell>
          <table:table-cell table:formula="of:=([.B235]*[.$B$698])-([.B235]*[.$B$697])+[.$B$697]" office:value-type="float" office:value="24.099999" calcext:value-type="float">
            <text:p>24,099999</text:p>
          </table:table-cell>
          <table:table-cell table:formula="of:=([.C235]*[.$B$698])-([.C235]*[.$B$697])+[.$B$697]" office:value-type="float" office:value="25.585652" calcext:value-type="float">
            <text:p>25,58565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384141" calcext:value-type="float">
            <text:p>0,384141</text:p>
          </table:table-cell>
          <table:table-cell table:formula="of:=([.B236]*[.$B$698])-([.B236]*[.$B$697])+[.$B$697]" office:value-type="float" office:value="24.900006" calcext:value-type="float">
            <text:p>24,900006</text:p>
          </table:table-cell>
          <table:table-cell table:formula="of:=([.C236]*[.$B$698])-([.C236]*[.$B$697])+[.$B$697]" office:value-type="float" office:value="25.493833" calcext:value-type="float">
            <text:p>25,49383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411266" calcext:value-type="float">
            <text:p>0,411266</text:p>
          </table:table-cell>
          <table:table-cell table:formula="of:=([.B237]*[.$B$698])-([.B237]*[.$B$697])+[.$B$697]" office:value-type="float" office:value="25.499995" calcext:value-type="float">
            <text:p>25,499995</text:p>
          </table:table-cell>
          <table:table-cell table:formula="of:=([.C237]*[.$B$698])-([.C237]*[.$B$697])+[.$B$697]" office:value-type="float" office:value="25.846458" calcext:value-type="float">
            <text:p>25,84645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443718" calcext:value-type="float">
            <text:p>0,443718</text:p>
          </table:table-cell>
          <table:table-cell table:formula="of:=([.B238]*[.$B$698])-([.B238]*[.$B$697])+[.$B$697]" office:value-type="float" office:value="25.600004" calcext:value-type="float">
            <text:p>25,600004</text:p>
          </table:table-cell>
          <table:table-cell table:formula="of:=([.C238]*[.$B$698])-([.C238]*[.$B$697])+[.$B$697]" office:value-type="float" office:value="26.268334" calcext:value-type="float">
            <text:p>26,26833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48149" calcext:value-type="float">
            <text:p>0,48149</text:p>
          </table:table-cell>
          <table:table-cell table:formula="of:=([.B239]*[.$B$698])-([.B239]*[.$B$697])+[.$B$697]" office:value-type="float" office:value="25.499995" calcext:value-type="float">
            <text:p>25,499995</text:p>
          </table:table-cell>
          <table:table-cell table:formula="of:=([.C239]*[.$B$698])-([.C239]*[.$B$697])+[.$B$697]" office:value-type="float" office:value="26.75937" calcext:value-type="float">
            <text:p>26,7593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45103" calcext:value-type="float">
            <text:p>0,45103</text:p>
          </table:table-cell>
          <table:table-cell table:formula="of:=([.B240]*[.$B$698])-([.B240]*[.$B$697])+[.$B$697]" office:value-type="float" office:value="25.099998" calcext:value-type="float">
            <text:p>25,099998</text:p>
          </table:table-cell>
          <table:table-cell table:formula="of:=([.C240]*[.$B$698])-([.C240]*[.$B$697])+[.$B$697]" office:value-type="float" office:value="26.36339" calcext:value-type="float">
            <text:p>26,363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396614" calcext:value-type="float">
            <text:p>0,396614</text:p>
          </table:table-cell>
          <table:table-cell table:formula="of:=([.B241]*[.$B$698])-([.B241]*[.$B$697])+[.$B$697]" office:value-type="float" office:value="25.399999" calcext:value-type="float">
            <text:p>25,399999</text:p>
          </table:table-cell>
          <table:table-cell table:formula="of:=([.C241]*[.$B$698])-([.C241]*[.$B$697])+[.$B$697]" office:value-type="float" office:value="25.655982" calcext:value-type="float">
            <text:p>25,65598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414541" calcext:value-type="float">
            <text:p>0,414541</text:p>
          </table:table-cell>
          <table:table-cell table:formula="of:=([.B242]*[.$B$698])-([.B242]*[.$B$697])+[.$B$697]" office:value-type="float" office:value="25.099998" calcext:value-type="float">
            <text:p>25,099998</text:p>
          </table:table-cell>
          <table:table-cell table:formula="of:=([.C242]*[.$B$698])-([.C242]*[.$B$697])+[.$B$697]" office:value-type="float" office:value="25.889033" calcext:value-type="float">
            <text:p>25,88903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401105" calcext:value-type="float">
            <text:p>0,401105</text:p>
          </table:table-cell>
          <table:table-cell table:formula="of:=([.B243]*[.$B$698])-([.B243]*[.$B$697])+[.$B$697]" office:value-type="float" office:value="25.399999" calcext:value-type="float">
            <text:p>25,399999</text:p>
          </table:table-cell>
          <table:table-cell table:formula="of:=([.C243]*[.$B$698])-([.C243]*[.$B$697])+[.$B$697]" office:value-type="float" office:value="25.714365" calcext:value-type="float">
            <text:p>25,71436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515385" calcext:value-type="float">
            <text:p>0,515385</text:p>
          </table:table-cell>
          <table:table-cell office:value-type="float" office:value="0.412637" calcext:value-type="float">
            <text:p>0,412637</text:p>
          </table:table-cell>
          <table:table-cell table:formula="of:=([.B244]*[.$B$698])-([.B244]*[.$B$697])+[.$B$697]" office:value-type="float" office:value="27.200005" calcext:value-type="float">
            <text:p>27,200005</text:p>
          </table:table-cell>
          <table:table-cell table:formula="of:=([.C244]*[.$B$698])-([.C244]*[.$B$697])+[.$B$697]" office:value-type="float" office:value="25.864281" calcext:value-type="float">
            <text:p>25,86428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653846" calcext:value-type="float">
            <text:p>0,653846</text:p>
          </table:table-cell>
          <table:table-cell office:value-type="float" office:value="0.565997" calcext:value-type="float">
            <text:p>0,565997</text:p>
          </table:table-cell>
          <table:table-cell table:formula="of:=([.B245]*[.$B$698])-([.B245]*[.$B$697])+[.$B$697]" office:value-type="float" office:value="28.999998" calcext:value-type="float">
            <text:p>28,999998</text:p>
          </table:table-cell>
          <table:table-cell table:formula="of:=([.C245]*[.$B$698])-([.C245]*[.$B$697])+[.$B$697]" office:value-type="float" office:value="27.857961" calcext:value-type="float">
            <text:p>27,85796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718613" calcext:value-type="float">
            <text:p>0,718613</text:p>
          </table:table-cell>
          <table:table-cell table:formula="of:=([.B246]*[.$B$698])-([.B246]*[.$B$697])+[.$B$697]" office:value-type="float" office:value="30.100006" calcext:value-type="float">
            <text:p>30,100006</text:p>
          </table:table-cell>
          <table:table-cell table:formula="of:=([.C246]*[.$B$698])-([.C246]*[.$B$697])+[.$B$697]" office:value-type="float" office:value="29.841969" calcext:value-type="float">
            <text:p>29,841969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784615" calcext:value-type="float">
            <text:p>0,784615</text:p>
          </table:table-cell>
          <table:table-cell office:value-type="float" office:value="0.752979" calcext:value-type="float">
            <text:p>0,752979</text:p>
          </table:table-cell>
          <table:table-cell table:formula="of:=([.B247]*[.$B$698])-([.B247]*[.$B$697])+[.$B$697]" office:value-type="float" office:value="30.699995" calcext:value-type="float">
            <text:p>30,699995</text:p>
          </table:table-cell>
          <table:table-cell table:formula="of:=([.C247]*[.$B$698])-([.C247]*[.$B$697])+[.$B$697]" office:value-type="float" office:value="30.288727" calcext:value-type="float">
            <text:p>30,28872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791062" calcext:value-type="float">
            <text:p>0,791062</text:p>
          </table:table-cell>
          <table:table-cell table:formula="of:=([.B248]*[.$B$698])-([.B248]*[.$B$697])+[.$B$697]" office:value-type="float" office:value="31.100005" calcext:value-type="float">
            <text:p>31,100005</text:p>
          </table:table-cell>
          <table:table-cell table:formula="of:=([.C248]*[.$B$698])-([.C248]*[.$B$697])+[.$B$697]" office:value-type="float" office:value="30.783806" calcext:value-type="float">
            <text:p>30,78380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830769" calcext:value-type="float">
            <text:p>0,830769</text:p>
          </table:table-cell>
          <table:table-cell office:value-type="float" office:value="0.803083" calcext:value-type="float">
            <text:p>0,803083</text:p>
          </table:table-cell>
          <table:table-cell table:formula="of:=([.B249]*[.$B$698])-([.B249]*[.$B$697])+[.$B$697]" office:value-type="float" office:value="31.299997" calcext:value-type="float">
            <text:p>31,299997</text:p>
          </table:table-cell>
          <table:table-cell table:formula="of:=([.C249]*[.$B$698])-([.C249]*[.$B$697])+[.$B$697]" office:value-type="float" office:value="30.940079" calcext:value-type="float">
            <text:p>30,94007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884615" calcext:value-type="float">
            <text:p>0,884615</text:p>
          </table:table-cell>
          <table:table-cell office:value-type="float" office:value="0.766244" calcext:value-type="float">
            <text:p>0,766244</text:p>
          </table:table-cell>
          <table:table-cell table:formula="of:=([.B250]*[.$B$698])-([.B250]*[.$B$697])+[.$B$697]" office:value-type="float" office:value="31.999995" calcext:value-type="float">
            <text:p>31,999995</text:p>
          </table:table-cell>
          <table:table-cell table:formula="of:=([.C250]*[.$B$698])-([.C250]*[.$B$697])+[.$B$697]" office:value-type="float" office:value="30.461172" calcext:value-type="float">
            <text:p>30,46117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8" calcext:value-type="float">
            <text:p>0,8</text:p>
          </table:table-cell>
          <table:table-cell office:value-type="float" office:value="0.759186" calcext:value-type="float">
            <text:p>0,759186</text:p>
          </table:table-cell>
          <table:table-cell table:formula="of:=([.B251]*[.$B$698])-([.B251]*[.$B$697])+[.$B$697]" office:value-type="float" office:value="30.9" calcext:value-type="float">
            <text:p>30,9</text:p>
          </table:table-cell>
          <table:table-cell table:formula="of:=([.C251]*[.$B$698])-([.C251]*[.$B$697])+[.$B$697]" office:value-type="float" office:value="30.369418" calcext:value-type="float">
            <text:p>30,36941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761538" calcext:value-type="float">
            <text:p>0,761538</text:p>
          </table:table-cell>
          <table:table-cell office:value-type="float" office:value="0.687629" calcext:value-type="float">
            <text:p>0,687629</text:p>
          </table:table-cell>
          <table:table-cell table:formula="of:=([.B252]*[.$B$698])-([.B252]*[.$B$697])+[.$B$697]" office:value-type="float" office:value="30.399994" calcext:value-type="float">
            <text:p>30,399994</text:p>
          </table:table-cell>
          <table:table-cell table:formula="of:=([.C252]*[.$B$698])-([.C252]*[.$B$697])+[.$B$697]" office:value-type="float" office:value="29.439177" calcext:value-type="float">
            <text:p>29,43917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676923" calcext:value-type="float">
            <text:p>0,676923</text:p>
          </table:table-cell>
          <table:table-cell office:value-type="float" office:value="0.608935" calcext:value-type="float">
            <text:p>0,608935</text:p>
          </table:table-cell>
          <table:table-cell table:formula="of:=([.B253]*[.$B$698])-([.B253]*[.$B$697])+[.$B$697]" office:value-type="float" office:value="29.299999" calcext:value-type="float">
            <text:p>29,299999</text:p>
          </table:table-cell>
          <table:table-cell table:formula="of:=([.C253]*[.$B$698])-([.C253]*[.$B$697])+[.$B$697]" office:value-type="float" office:value="28.416155" calcext:value-type="float">
            <text:p>28,41615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607692" calcext:value-type="float">
            <text:p>0,607692</text:p>
          </table:table-cell>
          <table:table-cell office:value-type="float" office:value="0.583784" calcext:value-type="float">
            <text:p>0,583784</text:p>
          </table:table-cell>
          <table:table-cell table:formula="of:=([.B254]*[.$B$698])-([.B254]*[.$B$697])+[.$B$697]" office:value-type="float" office:value="28.399996" calcext:value-type="float">
            <text:p>28,399996</text:p>
          </table:table-cell>
          <table:table-cell table:formula="of:=([.C254]*[.$B$698])-([.C254]*[.$B$697])+[.$B$697]" office:value-type="float" office:value="28.089192" calcext:value-type="float">
            <text:p>28,08919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507692" calcext:value-type="float">
            <text:p>0,507692</text:p>
          </table:table-cell>
          <table:table-cell office:value-type="float" office:value="0.538082" calcext:value-type="float">
            <text:p>0,538082</text:p>
          </table:table-cell>
          <table:table-cell table:formula="of:=([.B255]*[.$B$698])-([.B255]*[.$B$697])+[.$B$697]" office:value-type="float" office:value="27.099996" calcext:value-type="float">
            <text:p>27,099996</text:p>
          </table:table-cell>
          <table:table-cell table:formula="of:=([.C255]*[.$B$698])-([.C255]*[.$B$697])+[.$B$697]" office:value-type="float" office:value="27.495066" calcext:value-type="float">
            <text:p>27,49506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530769" calcext:value-type="float">
            <text:p>0,530769</text:p>
          </table:table-cell>
          <table:table-cell office:value-type="float" office:value="0.500604" calcext:value-type="float">
            <text:p>0,500604</text:p>
          </table:table-cell>
          <table:table-cell table:formula="of:=([.B256]*[.$B$698])-([.B256]*[.$B$697])+[.$B$697]" office:value-type="float" office:value="27.399997" calcext:value-type="float">
            <text:p>27,399997</text:p>
          </table:table-cell>
          <table:table-cell table:formula="of:=([.C256]*[.$B$698])-([.C256]*[.$B$697])+[.$B$697]" office:value-type="float" office:value="27.007852" calcext:value-type="float">
            <text:p>27,00785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514407" calcext:value-type="float">
            <text:p>0,514407</text:p>
          </table:table-cell>
          <table:table-cell table:formula="of:=([.B257]*[.$B$698])-([.B257]*[.$B$697])+[.$B$697]" office:value-type="float" office:value="25.799996" calcext:value-type="float">
            <text:p>25,799996</text:p>
          </table:table-cell>
          <table:table-cell table:formula="of:=([.C257]*[.$B$698])-([.C257]*[.$B$697])+[.$B$697]" office:value-type="float" office:value="27.187291" calcext:value-type="float">
            <text:p>27,18729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36912" calcext:value-type="float">
            <text:p>0,436912</text:p>
          </table:table-cell>
          <table:table-cell table:formula="of:=([.B258]*[.$B$698])-([.B258]*[.$B$697])+[.$B$697]" office:value-type="float" office:value="26.000001" calcext:value-type="float">
            <text:p>26,000001</text:p>
          </table:table-cell>
          <table:table-cell table:formula="of:=([.C258]*[.$B$698])-([.C258]*[.$B$697])+[.$B$697]" office:value-type="float" office:value="26.179856" calcext:value-type="float">
            <text:p>26,17985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5" calcext:value-type="float">
            <text:p>0,5</text:p>
          </table:table-cell>
          <table:table-cell office:value-type="float" office:value="0.445263" calcext:value-type="float">
            <text:p>0,445263</text:p>
          </table:table-cell>
          <table:table-cell table:formula="of:=([.B259]*[.$B$698])-([.B259]*[.$B$697])+[.$B$697]" office:value-type="float" office:value="27" calcext:value-type="float">
            <text:p>27</text:p>
          </table:table-cell>
          <table:table-cell table:formula="of:=([.C259]*[.$B$698])-([.C259]*[.$B$697])+[.$B$697]" office:value-type="float" office:value="26.288419" calcext:value-type="float">
            <text:p>26,288419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521755" calcext:value-type="float">
            <text:p>0,521755</text:p>
          </table:table-cell>
          <table:table-cell table:formula="of:=([.B260]*[.$B$698])-([.B260]*[.$B$697])+[.$B$697]" office:value-type="float" office:value="25.799996" calcext:value-type="float">
            <text:p>25,799996</text:p>
          </table:table-cell>
          <table:table-cell table:formula="of:=([.C260]*[.$B$698])-([.C260]*[.$B$697])+[.$B$697]" office:value-type="float" office:value="27.282815" calcext:value-type="float">
            <text:p>27,28281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42851" calcext:value-type="float">
            <text:p>0,42851</text:p>
          </table:table-cell>
          <table:table-cell table:formula="of:=([.B261]*[.$B$698])-([.B261]*[.$B$697])+[.$B$697]" office:value-type="float" office:value="26.799995" calcext:value-type="float">
            <text:p>26,799995</text:p>
          </table:table-cell>
          <table:table-cell table:formula="of:=([.C261]*[.$B$698])-([.C261]*[.$B$697])+[.$B$697]" office:value-type="float" office:value="26.07063" calcext:value-type="float">
            <text:p>26,0706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492308" calcext:value-type="float">
            <text:p>0,492308</text:p>
          </table:table-cell>
          <table:table-cell office:value-type="float" office:value="0.517717" calcext:value-type="float">
            <text:p>0,517717</text:p>
          </table:table-cell>
          <table:table-cell table:formula="of:=([.B262]*[.$B$698])-([.B262]*[.$B$697])+[.$B$697]" office:value-type="float" office:value="26.900004" calcext:value-type="float">
            <text:p>26,900004</text:p>
          </table:table-cell>
          <table:table-cell table:formula="of:=([.C262]*[.$B$698])-([.C262]*[.$B$697])+[.$B$697]" office:value-type="float" office:value="27.230321" calcext:value-type="float">
            <text:p>27,23032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522488" calcext:value-type="float">
            <text:p>0,522488</text:p>
          </table:table-cell>
          <table:table-cell table:formula="of:=([.B263]*[.$B$698])-([.B263]*[.$B$697])+[.$B$697]" office:value-type="float" office:value="26.600003" calcext:value-type="float">
            <text:p>26,600003</text:p>
          </table:table-cell>
          <table:table-cell table:formula="of:=([.C263]*[.$B$698])-([.C263]*[.$B$697])+[.$B$697]" office:value-type="float" office:value="27.292344" calcext:value-type="float">
            <text:p>27,29234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97154" calcext:value-type="float">
            <text:p>0,497154</text:p>
          </table:table-cell>
          <table:table-cell table:formula="of:=([.B264]*[.$B$698])-([.B264]*[.$B$697])+[.$B$697]" office:value-type="float" office:value="26.699999" calcext:value-type="float">
            <text:p>26,699999</text:p>
          </table:table-cell>
          <table:table-cell table:formula="of:=([.C264]*[.$B$698])-([.C264]*[.$B$697])+[.$B$697]" office:value-type="float" office:value="26.963002" calcext:value-type="float">
            <text:p>26,96300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5" calcext:value-type="float">
            <text:p>0,5</text:p>
          </table:table-cell>
          <table:table-cell office:value-type="float" office:value="0.502447" calcext:value-type="float">
            <text:p>0,502447</text:p>
          </table:table-cell>
          <table:table-cell table:formula="of:=([.B265]*[.$B$698])-([.B265]*[.$B$697])+[.$B$697]" office:value-type="float" office:value="27" calcext:value-type="float">
            <text:p>27</text:p>
          </table:table-cell>
          <table:table-cell table:formula="of:=([.C265]*[.$B$698])-([.C265]*[.$B$697])+[.$B$697]" office:value-type="float" office:value="27.031811" calcext:value-type="float">
            <text:p>27,03181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514601" calcext:value-type="float">
            <text:p>0,514601</text:p>
          </table:table-cell>
          <table:table-cell table:formula="of:=([.B266]*[.$B$698])-([.B266]*[.$B$697])+[.$B$697]" office:value-type="float" office:value="26.399998" calcext:value-type="float">
            <text:p>26,399998</text:p>
          </table:table-cell>
          <table:table-cell table:formula="of:=([.C266]*[.$B$698])-([.C266]*[.$B$697])+[.$B$697]" office:value-type="float" office:value="27.189813" calcext:value-type="float">
            <text:p>27,18981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66073" calcext:value-type="float">
            <text:p>0,466073</text:p>
          </table:table-cell>
          <table:table-cell table:formula="of:=([.B267]*[.$B$698])-([.B267]*[.$B$697])+[.$B$697]" office:value-type="float" office:value="26.200006" calcext:value-type="float">
            <text:p>26,200006</text:p>
          </table:table-cell>
          <table:table-cell table:formula="of:=([.C267]*[.$B$698])-([.C267]*[.$B$697])+[.$B$697]" office:value-type="float" office:value="26.558949" calcext:value-type="float">
            <text:p>26,558949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456822" calcext:value-type="float">
            <text:p>0,456822</text:p>
          </table:table-cell>
          <table:table-cell table:formula="of:=([.B268]*[.$B$698])-([.B268]*[.$B$697])+[.$B$697]" office:value-type="float" office:value="25.900005" calcext:value-type="float">
            <text:p>25,900005</text:p>
          </table:table-cell>
          <table:table-cell table:formula="of:=([.C268]*[.$B$698])-([.C268]*[.$B$697])+[.$B$697]" office:value-type="float" office:value="26.438686" calcext:value-type="float">
            <text:p>26,43868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445773" calcext:value-type="float">
            <text:p>0,445773</text:p>
          </table:table-cell>
          <table:table-cell table:formula="of:=([.B269]*[.$B$698])-([.B269]*[.$B$697])+[.$B$697]" office:value-type="float" office:value="25.499995" calcext:value-type="float">
            <text:p>25,499995</text:p>
          </table:table-cell>
          <table:table-cell table:formula="of:=([.C269]*[.$B$698])-([.C269]*[.$B$697])+[.$B$697]" office:value-type="float" office:value="26.295049" calcext:value-type="float">
            <text:p>26,295049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419398" calcext:value-type="float">
            <text:p>0,419398</text:p>
          </table:table-cell>
          <table:table-cell table:formula="of:=([.B270]*[.$B$698])-([.B270]*[.$B$697])+[.$B$697]" office:value-type="float" office:value="25.600004" calcext:value-type="float">
            <text:p>25,600004</text:p>
          </table:table-cell>
          <table:table-cell table:formula="of:=([.C270]*[.$B$698])-([.C270]*[.$B$697])+[.$B$697]" office:value-type="float" office:value="25.952174" calcext:value-type="float">
            <text:p>25,95217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427778" calcext:value-type="float">
            <text:p>0,427778</text:p>
          </table:table-cell>
          <table:table-cell table:formula="of:=([.B271]*[.$B$698])-([.B271]*[.$B$697])+[.$B$697]" office:value-type="float" office:value="25.600004" calcext:value-type="float">
            <text:p>25,600004</text:p>
          </table:table-cell>
          <table:table-cell table:formula="of:=([.C271]*[.$B$698])-([.C271]*[.$B$697])+[.$B$697]" office:value-type="float" office:value="26.061114" calcext:value-type="float">
            <text:p>26,06111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507692" calcext:value-type="float">
            <text:p>0,507692</text:p>
          </table:table-cell>
          <table:table-cell office:value-type="float" office:value="0.427542" calcext:value-type="float">
            <text:p>0,427542</text:p>
          </table:table-cell>
          <table:table-cell table:formula="of:=([.B272]*[.$B$698])-([.B272]*[.$B$697])+[.$B$697]" office:value-type="float" office:value="27.099996" calcext:value-type="float">
            <text:p>27,099996</text:p>
          </table:table-cell>
          <table:table-cell table:formula="of:=([.C272]*[.$B$698])-([.C272]*[.$B$697])+[.$B$697]" office:value-type="float" office:value="26.058046" calcext:value-type="float">
            <text:p>26,05804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676923" calcext:value-type="float">
            <text:p>0,676923</text:p>
          </table:table-cell>
          <table:table-cell office:value-type="float" office:value="0.560978" calcext:value-type="float">
            <text:p>0,560978</text:p>
          </table:table-cell>
          <table:table-cell table:formula="of:=([.B273]*[.$B$698])-([.B273]*[.$B$697])+[.$B$697]" office:value-type="float" office:value="29.299999" calcext:value-type="float">
            <text:p>29,299999</text:p>
          </table:table-cell>
          <table:table-cell table:formula="of:=([.C273]*[.$B$698])-([.C273]*[.$B$697])+[.$B$697]" office:value-type="float" office:value="27.792714" calcext:value-type="float">
            <text:p>27,792714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692308" calcext:value-type="float">
            <text:p>0,692308</text:p>
          </table:table-cell>
          <table:table-cell office:value-type="float" office:value="0.744378" calcext:value-type="float">
            <text:p>0,744378</text:p>
          </table:table-cell>
          <table:table-cell table:formula="of:=([.B274]*[.$B$698])-([.B274]*[.$B$697])+[.$B$697]" office:value-type="float" office:value="29.500004" calcext:value-type="float">
            <text:p>29,500004</text:p>
          </table:table-cell>
          <table:table-cell table:formula="of:=([.C274]*[.$B$698])-([.C274]*[.$B$697])+[.$B$697]" office:value-type="float" office:value="30.176914" calcext:value-type="float">
            <text:p>30,17691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707692" calcext:value-type="float">
            <text:p>0,707692</text:p>
          </table:table-cell>
          <table:table-cell office:value-type="float" office:value="0.720036" calcext:value-type="float">
            <text:p>0,720036</text:p>
          </table:table-cell>
          <table:table-cell table:formula="of:=([.B275]*[.$B$698])-([.B275]*[.$B$697])+[.$B$697]" office:value-type="float" office:value="29.699996" calcext:value-type="float">
            <text:p>29,699996</text:p>
          </table:table-cell>
          <table:table-cell table:formula="of:=([.C275]*[.$B$698])-([.C275]*[.$B$697])+[.$B$697]" office:value-type="float" office:value="29.860468" calcext:value-type="float">
            <text:p>29,86046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561538" calcext:value-type="float">
            <text:p>0,561538</text:p>
          </table:table-cell>
          <table:table-cell office:value-type="float" office:value="0.744012" calcext:value-type="float">
            <text:p>0,744012</text:p>
          </table:table-cell>
          <table:table-cell table:formula="of:=([.B276]*[.$B$698])-([.B276]*[.$B$697])+[.$B$697]" office:value-type="float" office:value="27.799994" calcext:value-type="float">
            <text:p>27,799994</text:p>
          </table:table-cell>
          <table:table-cell table:formula="of:=([.C276]*[.$B$698])-([.C276]*[.$B$697])+[.$B$697]" office:value-type="float" office:value="30.172156" calcext:value-type="float">
            <text:p>30,17215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646154" calcext:value-type="float">
            <text:p>0,646154</text:p>
          </table:table-cell>
          <table:table-cell office:value-type="float" office:value="0.545954" calcext:value-type="float">
            <text:p>0,545954</text:p>
          </table:table-cell>
          <table:table-cell table:formula="of:=([.B277]*[.$B$698])-([.B277]*[.$B$697])+[.$B$697]" office:value-type="float" office:value="28.900002" calcext:value-type="float">
            <text:p>28,900002</text:p>
          </table:table-cell>
          <table:table-cell table:formula="of:=([.C277]*[.$B$698])-([.C277]*[.$B$697])+[.$B$697]" office:value-type="float" office:value="27.597402" calcext:value-type="float">
            <text:p>27,59740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753846" calcext:value-type="float">
            <text:p>0,753846</text:p>
          </table:table-cell>
          <table:table-cell office:value-type="float" office:value="0.582165" calcext:value-type="float">
            <text:p>0,582165</text:p>
          </table:table-cell>
          <table:table-cell table:formula="of:=([.B278]*[.$B$698])-([.B278]*[.$B$697])+[.$B$697]" office:value-type="float" office:value="30.299998" calcext:value-type="float">
            <text:p>30,299998</text:p>
          </table:table-cell>
          <table:table-cell table:formula="of:=([.C278]*[.$B$698])-([.C278]*[.$B$697])+[.$B$697]" office:value-type="float" office:value="28.068145" calcext:value-type="float">
            <text:p>28,06814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861538" calcext:value-type="float">
            <text:p>0,861538</text:p>
          </table:table-cell>
          <table:table-cell office:value-type="float" office:value="0.658618" calcext:value-type="float">
            <text:p>0,658618</text:p>
          </table:table-cell>
          <table:table-cell table:formula="of:=([.B279]*[.$B$698])-([.B279]*[.$B$697])+[.$B$697]" office:value-type="float" office:value="31.699994" calcext:value-type="float">
            <text:p>31,699994</text:p>
          </table:table-cell>
          <table:table-cell table:formula="of:=([.C279]*[.$B$698])-([.C279]*[.$B$697])+[.$B$697]" office:value-type="float" office:value="29.062034" calcext:value-type="float">
            <text:p>29,06203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661538" calcext:value-type="float">
            <text:p>0,661538</text:p>
          </table:table-cell>
          <table:table-cell office:value-type="float" office:value="0.743159" calcext:value-type="float">
            <text:p>0,743159</text:p>
          </table:table-cell>
          <table:table-cell table:formula="of:=([.B280]*[.$B$698])-([.B280]*[.$B$697])+[.$B$697]" office:value-type="float" office:value="29.099994" calcext:value-type="float">
            <text:p>29,099994</text:p>
          </table:table-cell>
          <table:table-cell table:formula="of:=([.C280]*[.$B$698])-([.C280]*[.$B$697])+[.$B$697]" office:value-type="float" office:value="30.161067" calcext:value-type="float">
            <text:p>30,16106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730769" calcext:value-type="float">
            <text:p>0,730769</text:p>
          </table:table-cell>
          <table:table-cell office:value-type="float" office:value="0.64674" calcext:value-type="float">
            <text:p>0,64674</text:p>
          </table:table-cell>
          <table:table-cell table:formula="of:=([.B281]*[.$B$698])-([.B281]*[.$B$697])+[.$B$697]" office:value-type="float" office:value="29.999997" calcext:value-type="float">
            <text:p>29,999997</text:p>
          </table:table-cell>
          <table:table-cell table:formula="of:=([.C281]*[.$B$698])-([.C281]*[.$B$697])+[.$B$697]" office:value-type="float" office:value="28.90762" calcext:value-type="float">
            <text:p>28,9076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592308" calcext:value-type="float">
            <text:p>0,592308</text:p>
          </table:table-cell>
          <table:table-cell office:value-type="float" office:value="0.646421" calcext:value-type="float">
            <text:p>0,646421</text:p>
          </table:table-cell>
          <table:table-cell table:formula="of:=([.B282]*[.$B$698])-([.B282]*[.$B$697])+[.$B$697]" office:value-type="float" office:value="28.200004" calcext:value-type="float">
            <text:p>28,200004</text:p>
          </table:table-cell>
          <table:table-cell table:formula="of:=([.C282]*[.$B$698])-([.C282]*[.$B$697])+[.$B$697]" office:value-type="float" office:value="28.903473" calcext:value-type="float">
            <text:p>28,90347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515385" calcext:value-type="float">
            <text:p>0,515385</text:p>
          </table:table-cell>
          <table:table-cell office:value-type="float" office:value="0.563498" calcext:value-type="float">
            <text:p>0,563498</text:p>
          </table:table-cell>
          <table:table-cell table:formula="of:=([.B283]*[.$B$698])-([.B283]*[.$B$697])+[.$B$697]" office:value-type="float" office:value="27.200005" calcext:value-type="float">
            <text:p>27,200005</text:p>
          </table:table-cell>
          <table:table-cell table:formula="of:=([.C283]*[.$B$698])-([.C283]*[.$B$697])+[.$B$697]" office:value-type="float" office:value="27.825474" calcext:value-type="float">
            <text:p>27,82547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4909" calcext:value-type="float">
            <text:p>0,4909</text:p>
          </table:table-cell>
          <table:table-cell table:formula="of:=([.B284]*[.$B$698])-([.B284]*[.$B$697])+[.$B$697]" office:value-type="float" office:value="26.799995" calcext:value-type="float">
            <text:p>26,799995</text:p>
          </table:table-cell>
          <table:table-cell table:formula="of:=([.C284]*[.$B$698])-([.C284]*[.$B$697])+[.$B$697]" office:value-type="float" office:value="26.8817" calcext:value-type="float">
            <text:p>26,881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538462" calcext:value-type="float">
            <text:p>0,538462</text:p>
          </table:table-cell>
          <table:table-cell office:value-type="float" office:value="0.506903" calcext:value-type="float">
            <text:p>0,506903</text:p>
          </table:table-cell>
          <table:table-cell table:formula="of:=([.B285]*[.$B$698])-([.B285]*[.$B$697])+[.$B$697]" office:value-type="float" office:value="27.500006" calcext:value-type="float">
            <text:p>27,500006</text:p>
          </table:table-cell>
          <table:table-cell table:formula="of:=([.C285]*[.$B$698])-([.C285]*[.$B$697])+[.$B$697]" office:value-type="float" office:value="27.089739" calcext:value-type="float">
            <text:p>27,08973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492308" calcext:value-type="float">
            <text:p>0,492308</text:p>
          </table:table-cell>
          <table:table-cell office:value-type="float" office:value="0.51243" calcext:value-type="float">
            <text:p>0,51243</text:p>
          </table:table-cell>
          <table:table-cell table:formula="of:=([.B286]*[.$B$698])-([.B286]*[.$B$697])+[.$B$697]" office:value-type="float" office:value="26.900004" calcext:value-type="float">
            <text:p>26,900004</text:p>
          </table:table-cell>
          <table:table-cell table:formula="of:=([.C286]*[.$B$698])-([.C286]*[.$B$697])+[.$B$697]" office:value-type="float" office:value="27.16159" calcext:value-type="float">
            <text:p>27,16159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86474" calcext:value-type="float">
            <text:p>0,486474</text:p>
          </table:table-cell>
          <table:table-cell table:formula="of:=([.B287]*[.$B$698])-([.B287]*[.$B$697])+[.$B$697]" office:value-type="float" office:value="26.699999" calcext:value-type="float">
            <text:p>26,699999</text:p>
          </table:table-cell>
          <table:table-cell table:formula="of:=([.C287]*[.$B$698])-([.C287]*[.$B$697])+[.$B$697]" office:value-type="float" office:value="26.824162" calcext:value-type="float">
            <text:p>26,82416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530769" calcext:value-type="float">
            <text:p>0,530769</text:p>
          </table:table-cell>
          <table:table-cell office:value-type="float" office:value="0.482255" calcext:value-type="float">
            <text:p>0,482255</text:p>
          </table:table-cell>
          <table:table-cell table:formula="of:=([.B288]*[.$B$698])-([.B288]*[.$B$697])+[.$B$697]" office:value-type="float" office:value="27.399997" calcext:value-type="float">
            <text:p>27,399997</text:p>
          </table:table-cell>
          <table:table-cell table:formula="of:=([.C288]*[.$B$698])-([.C288]*[.$B$697])+[.$B$697]" office:value-type="float" office:value="26.769315" calcext:value-type="float">
            <text:p>26,76931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540885" calcext:value-type="float">
            <text:p>0,540885</text:p>
          </table:table-cell>
          <table:table-cell table:formula="of:=([.B289]*[.$B$698])-([.B289]*[.$B$697])+[.$B$697]" office:value-type="float" office:value="26.499994" calcext:value-type="float">
            <text:p>26,499994</text:p>
          </table:table-cell>
          <table:table-cell table:formula="of:=([.C289]*[.$B$698])-([.C289]*[.$B$697])+[.$B$697]" office:value-type="float" office:value="27.531505" calcext:value-type="float">
            <text:p>27,53150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66694" calcext:value-type="float">
            <text:p>0,466694</text:p>
          </table:table-cell>
          <table:table-cell table:formula="of:=([.B290]*[.$B$698])-([.B290]*[.$B$697])+[.$B$697]" office:value-type="float" office:value="26.200006" calcext:value-type="float">
            <text:p>26,200006</text:p>
          </table:table-cell>
          <table:table-cell table:formula="of:=([.C290]*[.$B$698])-([.C290]*[.$B$697])+[.$B$697]" office:value-type="float" office:value="26.567022" calcext:value-type="float">
            <text:p>26,56702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53358" calcext:value-type="float">
            <text:p>0,453358</text:p>
          </table:table-cell>
          <table:table-cell table:formula="of:=([.B291]*[.$B$698])-([.B291]*[.$B$697])+[.$B$697]" office:value-type="float" office:value="26.099997" calcext:value-type="float">
            <text:p>26,099997</text:p>
          </table:table-cell>
          <table:table-cell table:formula="of:=([.C291]*[.$B$698])-([.C291]*[.$B$697])+[.$B$697]" office:value-type="float" office:value="26.393654" calcext:value-type="float">
            <text:p>26,39365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63096" calcext:value-type="float">
            <text:p>0,463096</text:p>
          </table:table-cell>
          <table:table-cell table:formula="of:=([.B292]*[.$B$698])-([.B292]*[.$B$697])+[.$B$697]" office:value-type="float" office:value="26.000001" calcext:value-type="float">
            <text:p>26,000001</text:p>
          </table:table-cell>
          <table:table-cell table:formula="of:=([.C292]*[.$B$698])-([.C292]*[.$B$697])+[.$B$697]" office:value-type="float" office:value="26.520248" calcext:value-type="float">
            <text:p>26,52024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44474" calcext:value-type="float">
            <text:p>0,44474</text:p>
          </table:table-cell>
          <table:table-cell table:formula="of:=([.B293]*[.$B$698])-([.B293]*[.$B$697])+[.$B$697]" office:value-type="float" office:value="25.900005" calcext:value-type="float">
            <text:p>25,900005</text:p>
          </table:table-cell>
          <table:table-cell table:formula="of:=([.C293]*[.$B$698])-([.C293]*[.$B$697])+[.$B$697]" office:value-type="float" office:value="26.28162" calcext:value-type="float">
            <text:p>26,2816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41117" calcext:value-type="float">
            <text:p>0,441117</text:p>
          </table:table-cell>
          <table:table-cell table:formula="of:=([.B294]*[.$B$698])-([.B294]*[.$B$697])+[.$B$697]" office:value-type="float" office:value="25.799996" calcext:value-type="float">
            <text:p>25,799996</text:p>
          </table:table-cell>
          <table:table-cell table:formula="of:=([.C294]*[.$B$698])-([.C294]*[.$B$697])+[.$B$697]" office:value-type="float" office:value="26.234521" calcext:value-type="float">
            <text:p>26,23452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4" calcext:value-type="float">
            <text:p>0,4</text:p>
          </table:table-cell>
          <table:table-cell office:value-type="float" office:value="0.436356" calcext:value-type="float">
            <text:p>0,436356</text:p>
          </table:table-cell>
          <table:table-cell table:formula="of:=([.B295]*[.$B$698])-([.B295]*[.$B$697])+[.$B$697]" office:value-type="float" office:value="25.7" calcext:value-type="float">
            <text:p>25,7</text:p>
          </table:table-cell>
          <table:table-cell table:formula="of:=([.C295]*[.$B$698])-([.C295]*[.$B$697])+[.$B$697]" office:value-type="float" office:value="26.172628" calcext:value-type="float">
            <text:p>26,17262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430707" calcext:value-type="float">
            <text:p>0,430707</text:p>
          </table:table-cell>
          <table:table-cell table:formula="of:=([.B296]*[.$B$698])-([.B296]*[.$B$697])+[.$B$697]" office:value-type="float" office:value="25.499995" calcext:value-type="float">
            <text:p>25,499995</text:p>
          </table:table-cell>
          <table:table-cell table:formula="of:=([.C296]*[.$B$698])-([.C296]*[.$B$697])+[.$B$697]" office:value-type="float" office:value="26.099191" calcext:value-type="float">
            <text:p>26,09919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507692" calcext:value-type="float">
            <text:p>0,507692</text:p>
          </table:table-cell>
          <table:table-cell office:value-type="float" office:value="0.419206" calcext:value-type="float">
            <text:p>0,419206</text:p>
          </table:table-cell>
          <table:table-cell table:formula="of:=([.B297]*[.$B$698])-([.B297]*[.$B$697])+[.$B$697]" office:value-type="float" office:value="27.099996" calcext:value-type="float">
            <text:p>27,099996</text:p>
          </table:table-cell>
          <table:table-cell table:formula="of:=([.C297]*[.$B$698])-([.C297]*[.$B$697])+[.$B$697]" office:value-type="float" office:value="25.949678" calcext:value-type="float">
            <text:p>25,94967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6" calcext:value-type="float">
            <text:p>0,6</text:p>
          </table:table-cell>
          <table:table-cell office:value-type="float" office:value="0.557018" calcext:value-type="float">
            <text:p>0,557018</text:p>
          </table:table-cell>
          <table:table-cell table:formula="of:=([.B298]*[.$B$698])-([.B298]*[.$B$697])+[.$B$697]" office:value-type="float" office:value="28.3" calcext:value-type="float">
            <text:p>28,3</text:p>
          </table:table-cell>
          <table:table-cell table:formula="of:=([.C298]*[.$B$698])-([.C298]*[.$B$697])+[.$B$697]" office:value-type="float" office:value="27.741234" calcext:value-type="float">
            <text:p>27,74123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660148" calcext:value-type="float">
            <text:p>0,660148</text:p>
          </table:table-cell>
          <table:table-cell table:formula="of:=([.B299]*[.$B$698])-([.B299]*[.$B$697])+[.$B$697]" office:value-type="float" office:value="30.100006" calcext:value-type="float">
            <text:p>30,100006</text:p>
          </table:table-cell>
          <table:table-cell table:formula="of:=([.C299]*[.$B$698])-([.C299]*[.$B$697])+[.$B$697]" office:value-type="float" office:value="29.081924" calcext:value-type="float">
            <text:p>29,081924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763966" calcext:value-type="float">
            <text:p>0,763966</text:p>
          </table:table-cell>
          <table:table-cell table:formula="of:=([.B300]*[.$B$698])-([.B300]*[.$B$697])+[.$B$697]" office:value-type="float" office:value="31.100005" calcext:value-type="float">
            <text:p>31,100005</text:p>
          </table:table-cell>
          <table:table-cell table:formula="of:=([.C300]*[.$B$698])-([.C300]*[.$B$697])+[.$B$697]" office:value-type="float" office:value="30.431558" calcext:value-type="float">
            <text:p>30,43155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723077" calcext:value-type="float">
            <text:p>0,723077</text:p>
          </table:table-cell>
          <table:table-cell office:value-type="float" office:value="0.804173" calcext:value-type="float">
            <text:p>0,804173</text:p>
          </table:table-cell>
          <table:table-cell table:formula="of:=([.B301]*[.$B$698])-([.B301]*[.$B$697])+[.$B$697]" office:value-type="float" office:value="29.900001" calcext:value-type="float">
            <text:p>29,900001</text:p>
          </table:table-cell>
          <table:table-cell table:formula="of:=([.C301]*[.$B$698])-([.C301]*[.$B$697])+[.$B$697]" office:value-type="float" office:value="30.954249" calcext:value-type="float">
            <text:p>30,95424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761538" calcext:value-type="float">
            <text:p>0,761538</text:p>
          </table:table-cell>
          <table:table-cell office:value-type="float" office:value="0.735165" calcext:value-type="float">
            <text:p>0,735165</text:p>
          </table:table-cell>
          <table:table-cell table:formula="of:=([.B302]*[.$B$698])-([.B302]*[.$B$697])+[.$B$697]" office:value-type="float" office:value="30.399994" calcext:value-type="float">
            <text:p>30,399994</text:p>
          </table:table-cell>
          <table:table-cell table:formula="of:=([.C302]*[.$B$698])-([.C302]*[.$B$697])+[.$B$697]" office:value-type="float" office:value="30.057145" calcext:value-type="float">
            <text:p>30,05714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708423" calcext:value-type="float">
            <text:p>0,708423</text:p>
          </table:table-cell>
          <table:table-cell table:formula="of:=([.B303]*[.$B$698])-([.B303]*[.$B$697])+[.$B$697]" office:value-type="float" office:value="30.100006" calcext:value-type="float">
            <text:p>30,100006</text:p>
          </table:table-cell>
          <table:table-cell table:formula="of:=([.C303]*[.$B$698])-([.C303]*[.$B$697])+[.$B$697]" office:value-type="float" office:value="29.709499" calcext:value-type="float">
            <text:p>29,709499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684615" calcext:value-type="float">
            <text:p>0,684615</text:p>
          </table:table-cell>
          <table:table-cell office:value-type="float" office:value="0.612352" calcext:value-type="float">
            <text:p>0,612352</text:p>
          </table:table-cell>
          <table:table-cell table:formula="of:=([.B304]*[.$B$698])-([.B304]*[.$B$697])+[.$B$697]" office:value-type="float" office:value="29.399995" calcext:value-type="float">
            <text:p>29,399995</text:p>
          </table:table-cell>
          <table:table-cell table:formula="of:=([.C304]*[.$B$698])-([.C304]*[.$B$697])+[.$B$697]" office:value-type="float" office:value="28.460576" calcext:value-type="float">
            <text:p>28,460576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676923" calcext:value-type="float">
            <text:p>0,676923</text:p>
          </table:table-cell>
          <table:table-cell office:value-type="float" office:value="0.571529" calcext:value-type="float">
            <text:p>0,571529</text:p>
          </table:table-cell>
          <table:table-cell table:formula="of:=([.B305]*[.$B$698])-([.B305]*[.$B$697])+[.$B$697]" office:value-type="float" office:value="29.299999" calcext:value-type="float">
            <text:p>29,299999</text:p>
          </table:table-cell>
          <table:table-cell table:formula="of:=([.C305]*[.$B$698])-([.C305]*[.$B$697])+[.$B$697]" office:value-type="float" office:value="27.929877" calcext:value-type="float">
            <text:p>27,92987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7" calcext:value-type="float">
            <text:p>0,7</text:p>
          </table:table-cell>
          <table:table-cell office:value-type="float" office:value="0.588974" calcext:value-type="float">
            <text:p>0,588974</text:p>
          </table:table-cell>
          <table:table-cell table:formula="of:=([.B306]*[.$B$698])-([.B306]*[.$B$697])+[.$B$697]" office:value-type="float" office:value="29.6" calcext:value-type="float">
            <text:p>29,6</text:p>
          </table:table-cell>
          <table:table-cell table:formula="of:=([.C306]*[.$B$698])-([.C306]*[.$B$697])+[.$B$697]" office:value-type="float" office:value="28.156662" calcext:value-type="float">
            <text:p>28,15666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630769" calcext:value-type="float">
            <text:p>0,630769</text:p>
          </table:table-cell>
          <table:table-cell office:value-type="float" office:value="0.589772" calcext:value-type="float">
            <text:p>0,589772</text:p>
          </table:table-cell>
          <table:table-cell table:formula="of:=([.B307]*[.$B$698])-([.B307]*[.$B$697])+[.$B$697]" office:value-type="float" office:value="28.699997" calcext:value-type="float">
            <text:p>28,699997</text:p>
          </table:table-cell>
          <table:table-cell table:formula="of:=([.C307]*[.$B$698])-([.C307]*[.$B$697])+[.$B$697]" office:value-type="float" office:value="28.167036" calcext:value-type="float">
            <text:p>28,16703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569231" calcext:value-type="float">
            <text:p>0,569231</text:p>
          </table:table-cell>
          <table:table-cell office:value-type="float" office:value="0.558948" calcext:value-type="float">
            <text:p>0,558948</text:p>
          </table:table-cell>
          <table:table-cell table:formula="of:=([.B308]*[.$B$698])-([.B308]*[.$B$697])+[.$B$697]" office:value-type="float" office:value="27.900003" calcext:value-type="float">
            <text:p>27,900003</text:p>
          </table:table-cell>
          <table:table-cell table:formula="of:=([.C308]*[.$B$698])-([.C308]*[.$B$697])+[.$B$697]" office:value-type="float" office:value="27.766324" calcext:value-type="float">
            <text:p>27,76632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5" calcext:value-type="float">
            <text:p>0,5</text:p>
          </table:table-cell>
          <table:table-cell office:value-type="float" office:value="0.531515" calcext:value-type="float">
            <text:p>0,531515</text:p>
          </table:table-cell>
          <table:table-cell table:formula="of:=([.B309]*[.$B$698])-([.B309]*[.$B$697])+[.$B$697]" office:value-type="float" office:value="27" calcext:value-type="float">
            <text:p>27</text:p>
          </table:table-cell>
          <table:table-cell table:formula="of:=([.C309]*[.$B$698])-([.C309]*[.$B$697])+[.$B$697]" office:value-type="float" office:value="27.409695" calcext:value-type="float">
            <text:p>27,40969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515385" calcext:value-type="float">
            <text:p>0,515385</text:p>
          </table:table-cell>
          <table:table-cell office:value-type="float" office:value="0.501077" calcext:value-type="float">
            <text:p>0,501077</text:p>
          </table:table-cell>
          <table:table-cell table:formula="of:=([.B310]*[.$B$698])-([.B310]*[.$B$697])+[.$B$697]" office:value-type="float" office:value="27.200005" calcext:value-type="float">
            <text:p>27,200005</text:p>
          </table:table-cell>
          <table:table-cell table:formula="of:=([.C310]*[.$B$698])-([.C310]*[.$B$697])+[.$B$697]" office:value-type="float" office:value="27.014001" calcext:value-type="float">
            <text:p>27,01400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507692" calcext:value-type="float">
            <text:p>0,507692</text:p>
          </table:table-cell>
          <table:table-cell office:value-type="float" office:value="0.507041" calcext:value-type="float">
            <text:p>0,507041</text:p>
          </table:table-cell>
          <table:table-cell table:formula="of:=([.B311]*[.$B$698])-([.B311]*[.$B$697])+[.$B$697]" office:value-type="float" office:value="27.099996" calcext:value-type="float">
            <text:p>27,099996</text:p>
          </table:table-cell>
          <table:table-cell table:formula="of:=([.C311]*[.$B$698])-([.C311]*[.$B$697])+[.$B$697]" office:value-type="float" office:value="27.091533" calcext:value-type="float">
            <text:p>27,09153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5" calcext:value-type="float">
            <text:p>0,5</text:p>
          </table:table-cell>
          <table:table-cell office:value-type="float" office:value="0.501513" calcext:value-type="float">
            <text:p>0,501513</text:p>
          </table:table-cell>
          <table:table-cell table:formula="of:=([.B312]*[.$B$698])-([.B312]*[.$B$697])+[.$B$697]" office:value-type="float" office:value="27" calcext:value-type="float">
            <text:p>27</text:p>
          </table:table-cell>
          <table:table-cell table:formula="of:=([.C312]*[.$B$698])-([.C312]*[.$B$697])+[.$B$697]" office:value-type="float" office:value="27.019669" calcext:value-type="float">
            <text:p>27,01966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507692" calcext:value-type="float">
            <text:p>0,507692</text:p>
          </table:table-cell>
          <table:table-cell office:value-type="float" office:value="0.496344" calcext:value-type="float">
            <text:p>0,496344</text:p>
          </table:table-cell>
          <table:table-cell table:formula="of:=([.B313]*[.$B$698])-([.B313]*[.$B$697])+[.$B$697]" office:value-type="float" office:value="27.099996" calcext:value-type="float">
            <text:p>27,099996</text:p>
          </table:table-cell>
          <table:table-cell table:formula="of:=([.C313]*[.$B$698])-([.C313]*[.$B$697])+[.$B$697]" office:value-type="float" office:value="26.952472" calcext:value-type="float">
            <text:p>26,95247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515353" calcext:value-type="float">
            <text:p>0,515353</text:p>
          </table:table-cell>
          <table:table-cell table:formula="of:=([.B314]*[.$B$698])-([.B314]*[.$B$697])+[.$B$697]" office:value-type="float" office:value="26.699999" calcext:value-type="float">
            <text:p>26,699999</text:p>
          </table:table-cell>
          <table:table-cell table:formula="of:=([.C314]*[.$B$698])-([.C314]*[.$B$697])+[.$B$697]" office:value-type="float" office:value="27.199589" calcext:value-type="float">
            <text:p>27,19958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483885" calcext:value-type="float">
            <text:p>0,483885</text:p>
          </table:table-cell>
          <table:table-cell table:formula="of:=([.B315]*[.$B$698])-([.B315]*[.$B$697])+[.$B$697]" office:value-type="float" office:value="26.799995" calcext:value-type="float">
            <text:p>26,799995</text:p>
          </table:table-cell>
          <table:table-cell table:formula="of:=([.C315]*[.$B$698])-([.C315]*[.$B$697])+[.$B$697]" office:value-type="float" office:value="26.790505" calcext:value-type="float">
            <text:p>26,79050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492718" calcext:value-type="float">
            <text:p>0,492718</text:p>
          </table:table-cell>
          <table:table-cell table:formula="of:=([.B316]*[.$B$698])-([.B316]*[.$B$697])+[.$B$697]" office:value-type="float" office:value="26.600003" calcext:value-type="float">
            <text:p>26,600003</text:p>
          </table:table-cell>
          <table:table-cell table:formula="of:=([.C316]*[.$B$698])-([.C316]*[.$B$697])+[.$B$697]" office:value-type="float" office:value="26.905334" calcext:value-type="float">
            <text:p>26,905334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82393" calcext:value-type="float">
            <text:p>0,482393</text:p>
          </table:table-cell>
          <table:table-cell table:formula="of:=([.B317]*[.$B$698])-([.B317]*[.$B$697])+[.$B$697]" office:value-type="float" office:value="26.000001" calcext:value-type="float">
            <text:p>26,000001</text:p>
          </table:table-cell>
          <table:table-cell table:formula="of:=([.C317]*[.$B$698])-([.C317]*[.$B$697])+[.$B$697]" office:value-type="float" office:value="26.771109" calcext:value-type="float">
            <text:p>26,77110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442124" calcext:value-type="float">
            <text:p>0,442124</text:p>
          </table:table-cell>
          <table:table-cell table:formula="of:=([.B318]*[.$B$698])-([.B318]*[.$B$697])+[.$B$697]" office:value-type="float" office:value="25.900005" calcext:value-type="float">
            <text:p>25,900005</text:p>
          </table:table-cell>
          <table:table-cell table:formula="of:=([.C318]*[.$B$698])-([.C318]*[.$B$697])+[.$B$697]" office:value-type="float" office:value="26.247612" calcext:value-type="float">
            <text:p>26,247612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4355" calcext:value-type="float">
            <text:p>0,44355</text:p>
          </table:table-cell>
          <table:table-cell table:formula="of:=([.B319]*[.$B$698])-([.B319]*[.$B$697])+[.$B$697]" office:value-type="float" office:value="26.000001" calcext:value-type="float">
            <text:p>26,000001</text:p>
          </table:table-cell>
          <table:table-cell table:formula="of:=([.C319]*[.$B$698])-([.C319]*[.$B$697])+[.$B$697]" office:value-type="float" office:value="26.26615" calcext:value-type="float">
            <text:p>26,2661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51527" calcext:value-type="float">
            <text:p>0,451527</text:p>
          </table:table-cell>
          <table:table-cell table:formula="of:=([.B320]*[.$B$698])-([.B320]*[.$B$697])+[.$B$697]" office:value-type="float" office:value="26.399998" calcext:value-type="float">
            <text:p>26,399998</text:p>
          </table:table-cell>
          <table:table-cell table:formula="of:=([.C320]*[.$B$698])-([.C320]*[.$B$697])+[.$B$697]" office:value-type="float" office:value="26.369851" calcext:value-type="float">
            <text:p>26,36985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546154" calcext:value-type="float">
            <text:p>0,546154</text:p>
          </table:table-cell>
          <table:table-cell office:value-type="float" office:value="0.476037" calcext:value-type="float">
            <text:p>0,476037</text:p>
          </table:table-cell>
          <table:table-cell table:formula="of:=([.B321]*[.$B$698])-([.B321]*[.$B$697])+[.$B$697]" office:value-type="float" office:value="27.600002" calcext:value-type="float">
            <text:p>27,600002</text:p>
          </table:table-cell>
          <table:table-cell table:formula="of:=([.C321]*[.$B$698])-([.C321]*[.$B$697])+[.$B$697]" office:value-type="float" office:value="26.688481" calcext:value-type="float">
            <text:p>26,68848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669231" calcext:value-type="float">
            <text:p>0,669231</text:p>
          </table:table-cell>
          <table:table-cell office:value-type="float" office:value="0.594624" calcext:value-type="float">
            <text:p>0,594624</text:p>
          </table:table-cell>
          <table:table-cell table:formula="of:=([.B322]*[.$B$698])-([.B322]*[.$B$697])+[.$B$697]" office:value-type="float" office:value="29.200003" calcext:value-type="float">
            <text:p>29,200003</text:p>
          </table:table-cell>
          <table:table-cell table:formula="of:=([.C322]*[.$B$698])-([.C322]*[.$B$697])+[.$B$697]" office:value-type="float" office:value="28.230112" calcext:value-type="float">
            <text:p>28,23011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730769" calcext:value-type="float">
            <text:p>0,730769</text:p>
          </table:table-cell>
          <table:table-cell office:value-type="float" office:value="0.731679" calcext:value-type="float">
            <text:p>0,731679</text:p>
          </table:table-cell>
          <table:table-cell table:formula="of:=([.B323]*[.$B$698])-([.B323]*[.$B$697])+[.$B$697]" office:value-type="float" office:value="29.999997" calcext:value-type="float">
            <text:p>29,999997</text:p>
          </table:table-cell>
          <table:table-cell table:formula="of:=([.C323]*[.$B$698])-([.C323]*[.$B$697])+[.$B$697]" office:value-type="float" office:value="30.011827" calcext:value-type="float">
            <text:p>30,01182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853846" calcext:value-type="float">
            <text:p>0,853846</text:p>
          </table:table-cell>
          <table:table-cell office:value-type="float" office:value="0.763061" calcext:value-type="float">
            <text:p>0,763061</text:p>
          </table:table-cell>
          <table:table-cell table:formula="of:=([.B324]*[.$B$698])-([.B324]*[.$B$697])+[.$B$697]" office:value-type="float" office:value="31.599998" calcext:value-type="float">
            <text:p>31,599998</text:p>
          </table:table-cell>
          <table:table-cell table:formula="of:=([.C324]*[.$B$698])-([.C324]*[.$B$697])+[.$B$697]" office:value-type="float" office:value="30.419793" calcext:value-type="float">
            <text:p>30,41979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876923" calcext:value-type="float">
            <text:p>0,876923</text:p>
          </table:table-cell>
          <table:table-cell office:value-type="float" office:value="0.8149" calcext:value-type="float">
            <text:p>0,8149</text:p>
          </table:table-cell>
          <table:table-cell table:formula="of:=([.B325]*[.$B$698])-([.B325]*[.$B$697])+[.$B$697]" office:value-type="float" office:value="31.899999" calcext:value-type="float">
            <text:p>31,899999</text:p>
          </table:table-cell>
          <table:table-cell table:formula="of:=([.C325]*[.$B$698])-([.C325]*[.$B$697])+[.$B$697]" office:value-type="float" office:value="31.0937" calcext:value-type="float">
            <text:p>31,0937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907692" calcext:value-type="float">
            <text:p>0,907692</text:p>
          </table:table-cell>
          <table:table-cell office:value-type="float" office:value="0.819152" calcext:value-type="float">
            <text:p>0,819152</text:p>
          </table:table-cell>
          <table:table-cell table:formula="of:=([.B326]*[.$B$698])-([.B326]*[.$B$697])+[.$B$697]" office:value-type="float" office:value="32.299996" calcext:value-type="float">
            <text:p>32,299996</text:p>
          </table:table-cell>
          <table:table-cell table:formula="of:=([.C326]*[.$B$698])-([.C326]*[.$B$697])+[.$B$697]" office:value-type="float" office:value="31.148976" calcext:value-type="float">
            <text:p>31,14897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946154" calcext:value-type="float">
            <text:p>0,946154</text:p>
          </table:table-cell>
          <table:table-cell office:value-type="float" office:value="0.811416" calcext:value-type="float">
            <text:p>0,811416</text:p>
          </table:table-cell>
          <table:table-cell table:formula="of:=([.B327]*[.$B$698])-([.B327]*[.$B$697])+[.$B$697]" office:value-type="float" office:value="32.800002" calcext:value-type="float">
            <text:p>32,800002</text:p>
          </table:table-cell>
          <table:table-cell table:formula="of:=([.C327]*[.$B$698])-([.C327]*[.$B$697])+[.$B$697]" office:value-type="float" office:value="31.048408" calcext:value-type="float">
            <text:p>31,04840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823077" calcext:value-type="float">
            <text:p>0,823077</text:p>
          </table:table-cell>
          <table:table-cell office:value-type="float" office:value="0.79652" calcext:value-type="float">
            <text:p>0,79652</text:p>
          </table:table-cell>
          <table:table-cell table:formula="of:=([.B328]*[.$B$698])-([.B328]*[.$B$697])+[.$B$697]" office:value-type="float" office:value="31.200001" calcext:value-type="float">
            <text:p>31,200001</text:p>
          </table:table-cell>
          <table:table-cell table:formula="of:=([.C328]*[.$B$698])-([.C328]*[.$B$697])+[.$B$697]" office:value-type="float" office:value="30.85476" calcext:value-type="float">
            <text:p>30,85476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66113" calcext:value-type="float">
            <text:p>0,66113</text:p>
          </table:table-cell>
          <table:table-cell table:formula="of:=([.B329]*[.$B$698])-([.B329]*[.$B$697])+[.$B$697]" office:value-type="float" office:value="31.100005" calcext:value-type="float">
            <text:p>31,100005</text:p>
          </table:table-cell>
          <table:table-cell table:formula="of:=([.C329]*[.$B$698])-([.C329]*[.$B$697])+[.$B$697]" office:value-type="float" office:value="29.09469" calcext:value-type="float">
            <text:p>29,09469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723077" calcext:value-type="float">
            <text:p>0,723077</text:p>
          </table:table-cell>
          <table:table-cell office:value-type="float" office:value="0.607873" calcext:value-type="float">
            <text:p>0,607873</text:p>
          </table:table-cell>
          <table:table-cell table:formula="of:=([.B330]*[.$B$698])-([.B330]*[.$B$697])+[.$B$697]" office:value-type="float" office:value="29.900001" calcext:value-type="float">
            <text:p>29,900001</text:p>
          </table:table-cell>
          <table:table-cell table:formula="of:=([.C330]*[.$B$698])-([.C330]*[.$B$697])+[.$B$697]" office:value-type="float" office:value="28.402349" calcext:value-type="float">
            <text:p>28,40234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576923" calcext:value-type="float">
            <text:p>0,576923</text:p>
          </table:table-cell>
          <table:table-cell office:value-type="float" office:value="0.588915" calcext:value-type="float">
            <text:p>0,588915</text:p>
          </table:table-cell>
          <table:table-cell table:formula="of:=([.B331]*[.$B$698])-([.B331]*[.$B$697])+[.$B$697]" office:value-type="float" office:value="27.999999" calcext:value-type="float">
            <text:p>27,999999</text:p>
          </table:table-cell>
          <table:table-cell table:formula="of:=([.C331]*[.$B$698])-([.C331]*[.$B$697])+[.$B$697]" office:value-type="float" office:value="28.155895" calcext:value-type="float">
            <text:p>28,15589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523077" calcext:value-type="float">
            <text:p>0,523077</text:p>
          </table:table-cell>
          <table:table-cell office:value-type="float" office:value="0.522653" calcext:value-type="float">
            <text:p>0,522653</text:p>
          </table:table-cell>
          <table:table-cell table:formula="of:=([.B332]*[.$B$698])-([.B332]*[.$B$697])+[.$B$697]" office:value-type="float" office:value="27.300001" calcext:value-type="float">
            <text:p>27,300001</text:p>
          </table:table-cell>
          <table:table-cell table:formula="of:=([.C332]*[.$B$698])-([.C332]*[.$B$697])+[.$B$697]" office:value-type="float" office:value="27.294489" calcext:value-type="float">
            <text:p>27,294489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776923" calcext:value-type="float">
            <text:p>0,776923</text:p>
          </table:table-cell>
          <table:table-cell office:value-type="float" office:value="0.517366" calcext:value-type="float">
            <text:p>0,517366</text:p>
          </table:table-cell>
          <table:table-cell table:formula="of:=([.B333]*[.$B$698])-([.B333]*[.$B$697])+[.$B$697]" office:value-type="float" office:value="30.599999" calcext:value-type="float">
            <text:p>30,599999</text:p>
          </table:table-cell>
          <table:table-cell table:formula="of:=([.C333]*[.$B$698])-([.C333]*[.$B$697])+[.$B$697]" office:value-type="float" office:value="27.225758" calcext:value-type="float">
            <text:p>27,22575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5" calcext:value-type="float">
            <text:p>0,5</text:p>
          </table:table-cell>
          <table:table-cell office:value-type="float" office:value="0.550973" calcext:value-type="float">
            <text:p>0,550973</text:p>
          </table:table-cell>
          <table:table-cell table:formula="of:=([.B334]*[.$B$698])-([.B334]*[.$B$697])+[.$B$697]" office:value-type="float" office:value="27" calcext:value-type="float">
            <text:p>27</text:p>
          </table:table-cell>
          <table:table-cell table:formula="of:=([.C334]*[.$B$698])-([.C334]*[.$B$697])+[.$B$697]" office:value-type="float" office:value="27.662649" calcext:value-type="float">
            <text:p>27,662649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5" calcext:value-type="float">
            <text:p>0,5</text:p>
          </table:table-cell>
          <table:table-cell office:value-type="float" office:value="0.480749" calcext:value-type="float">
            <text:p>0,480749</text:p>
          </table:table-cell>
          <table:table-cell table:formula="of:=([.B335]*[.$B$698])-([.B335]*[.$B$697])+[.$B$697]" office:value-type="float" office:value="27" calcext:value-type="float">
            <text:p>27</text:p>
          </table:table-cell>
          <table:table-cell table:formula="of:=([.C335]*[.$B$698])-([.C335]*[.$B$697])+[.$B$697]" office:value-type="float" office:value="26.749737" calcext:value-type="float">
            <text:p>26,749737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492308" calcext:value-type="float">
            <text:p>0,492308</text:p>
          </table:table-cell>
          <table:table-cell office:value-type="float" office:value="0.497388" calcext:value-type="float">
            <text:p>0,497388</text:p>
          </table:table-cell>
          <table:table-cell table:formula="of:=([.B336]*[.$B$698])-([.B336]*[.$B$697])+[.$B$697]" office:value-type="float" office:value="26.900004" calcext:value-type="float">
            <text:p>26,900004</text:p>
          </table:table-cell>
          <table:table-cell table:formula="of:=([.C336]*[.$B$698])-([.C336]*[.$B$697])+[.$B$697]" office:value-type="float" office:value="26.966044" calcext:value-type="float">
            <text:p>26,96604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807692" calcext:value-type="float">
            <text:p>0,807692</text:p>
          </table:table-cell>
          <table:table-cell office:value-type="float" office:value="0.555836" calcext:value-type="float">
            <text:p>0,555836</text:p>
          </table:table-cell>
          <table:table-cell table:formula="of:=([.B337]*[.$B$698])-([.B337]*[.$B$697])+[.$B$697]" office:value-type="float" office:value="30.999996" calcext:value-type="float">
            <text:p>30,999996</text:p>
          </table:table-cell>
          <table:table-cell table:formula="of:=([.C337]*[.$B$698])-([.C337]*[.$B$697])+[.$B$697]" office:value-type="float" office:value="27.725868" calcext:value-type="float">
            <text:p>27,72586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539569" calcext:value-type="float">
            <text:p>0,539569</text:p>
          </table:table-cell>
          <table:table-cell table:formula="of:=([.B338]*[.$B$698])-([.B338]*[.$B$697])+[.$B$697]" office:value-type="float" office:value="26.799995" calcext:value-type="float">
            <text:p>26,799995</text:p>
          </table:table-cell>
          <table:table-cell table:formula="of:=([.C338]*[.$B$698])-([.C338]*[.$B$697])+[.$B$697]" office:value-type="float" office:value="27.514397" calcext:value-type="float">
            <text:p>27,514397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528149" calcext:value-type="float">
            <text:p>0,528149</text:p>
          </table:table-cell>
          <table:table-cell table:formula="of:=([.B339]*[.$B$698])-([.B339]*[.$B$697])+[.$B$697]" office:value-type="float" office:value="26.799995" calcext:value-type="float">
            <text:p>26,799995</text:p>
          </table:table-cell>
          <table:table-cell table:formula="of:=([.C339]*[.$B$698])-([.C339]*[.$B$697])+[.$B$697]" office:value-type="float" office:value="27.365937" calcext:value-type="float">
            <text:p>27,365937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501568" calcext:value-type="float">
            <text:p>0,501568</text:p>
          </table:table-cell>
          <table:table-cell table:formula="of:=([.B340]*[.$B$698])-([.B340]*[.$B$697])+[.$B$697]" office:value-type="float" office:value="26.399998" calcext:value-type="float">
            <text:p>26,399998</text:p>
          </table:table-cell>
          <table:table-cell table:formula="of:=([.C340]*[.$B$698])-([.C340]*[.$B$697])+[.$B$697]" office:value-type="float" office:value="27.020384" calcext:value-type="float">
            <text:p>27,02038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830769" calcext:value-type="float">
            <text:p>0,830769</text:p>
          </table:table-cell>
          <table:table-cell office:value-type="float" office:value="0.555036" calcext:value-type="float">
            <text:p>0,555036</text:p>
          </table:table-cell>
          <table:table-cell table:formula="of:=([.B341]*[.$B$698])-([.B341]*[.$B$697])+[.$B$697]" office:value-type="float" office:value="31.299997" calcext:value-type="float">
            <text:p>31,299997</text:p>
          </table:table-cell>
          <table:table-cell table:formula="of:=([.C341]*[.$B$698])-([.C341]*[.$B$697])+[.$B$697]" office:value-type="float" office:value="27.715468" calcext:value-type="float">
            <text:p>27,71546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385112" calcext:value-type="float">
            <text:p>0,385112</text:p>
          </table:table-cell>
          <table:table-cell table:formula="of:=([.B342]*[.$B$698])-([.B342]*[.$B$697])+[.$B$697]" office:value-type="float" office:value="26.000001" calcext:value-type="float">
            <text:p>26,000001</text:p>
          </table:table-cell>
          <table:table-cell table:formula="of:=([.C342]*[.$B$698])-([.C342]*[.$B$697])+[.$B$697]" office:value-type="float" office:value="25.506456" calcext:value-type="float">
            <text:p>25,50645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521033" calcext:value-type="float">
            <text:p>0,521033</text:p>
          </table:table-cell>
          <table:table-cell table:formula="of:=([.B343]*[.$B$698])-([.B343]*[.$B$697])+[.$B$697]" office:value-type="float" office:value="25.900005" calcext:value-type="float">
            <text:p>25,900005</text:p>
          </table:table-cell>
          <table:table-cell table:formula="of:=([.C343]*[.$B$698])-([.C343]*[.$B$697])+[.$B$697]" office:value-type="float" office:value="27.273429" calcext:value-type="float">
            <text:p>27,27342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776923" calcext:value-type="float">
            <text:p>0,776923</text:p>
          </table:table-cell>
          <table:table-cell office:value-type="float" office:value="0.49333" calcext:value-type="float">
            <text:p>0,49333</text:p>
          </table:table-cell>
          <table:table-cell table:formula="of:=([.B344]*[.$B$698])-([.B344]*[.$B$697])+[.$B$697]" office:value-type="float" office:value="30.599999" calcext:value-type="float">
            <text:p>30,599999</text:p>
          </table:table-cell>
          <table:table-cell table:formula="of:=([.C344]*[.$B$698])-([.C344]*[.$B$697])+[.$B$697]" office:value-type="float" office:value="26.91329" calcext:value-type="float">
            <text:p>26,91329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639327" calcext:value-type="float">
            <text:p>0,639327</text:p>
          </table:table-cell>
          <table:table-cell table:formula="of:=([.B345]*[.$B$698])-([.B345]*[.$B$697])+[.$B$697]" office:value-type="float" office:value="25.600004" calcext:value-type="float">
            <text:p>25,600004</text:p>
          </table:table-cell>
          <table:table-cell table:formula="of:=([.C345]*[.$B$698])-([.C345]*[.$B$697])+[.$B$697]" office:value-type="float" office:value="28.811251" calcext:value-type="float">
            <text:p>28,81125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2766" calcext:value-type="float">
            <text:p>0,2766</text:p>
          </table:table-cell>
          <table:table-cell table:formula="of:=([.B346]*[.$B$698])-([.B346]*[.$B$697])+[.$B$697]" office:value-type="float" office:value="25.099998" calcext:value-type="float">
            <text:p>25,099998</text:p>
          </table:table-cell>
          <table:table-cell table:formula="of:=([.C346]*[.$B$698])-([.C346]*[.$B$697])+[.$B$697]" office:value-type="float" office:value="24.0958" calcext:value-type="float">
            <text:p>24,095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476198" calcext:value-type="float">
            <text:p>0,476198</text:p>
          </table:table-cell>
          <table:table-cell table:formula="of:=([.B347]*[.$B$698])-([.B347]*[.$B$697])+[.$B$697]" office:value-type="float" office:value="25.499995" calcext:value-type="float">
            <text:p>25,499995</text:p>
          </table:table-cell>
          <table:table-cell table:formula="of:=([.C347]*[.$B$698])-([.C347]*[.$B$697])+[.$B$697]" office:value-type="float" office:value="26.690574" calcext:value-type="float">
            <text:p>26,690574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553846" calcext:value-type="float">
            <text:p>0,553846</text:p>
          </table:table-cell>
          <table:table-cell office:value-type="float" office:value="0.53968" calcext:value-type="float">
            <text:p>0,53968</text:p>
          </table:table-cell>
          <table:table-cell table:formula="of:=([.B348]*[.$B$698])-([.B348]*[.$B$697])+[.$B$697]" office:value-type="float" office:value="27.699998" calcext:value-type="float">
            <text:p>27,699998</text:p>
          </table:table-cell>
          <table:table-cell table:formula="of:=([.C348]*[.$B$698])-([.C348]*[.$B$697])+[.$B$697]" office:value-type="float" office:value="27.51584" calcext:value-type="float">
            <text:p>27,5158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492308" calcext:value-type="float">
            <text:p>0,492308</text:p>
          </table:table-cell>
          <table:table-cell office:value-type="float" office:value="0.477894" calcext:value-type="float">
            <text:p>0,477894</text:p>
          </table:table-cell>
          <table:table-cell table:formula="of:=([.B349]*[.$B$698])-([.B349]*[.$B$697])+[.$B$697]" office:value-type="float" office:value="26.900004" calcext:value-type="float">
            <text:p>26,900004</text:p>
          </table:table-cell>
          <table:table-cell table:formula="of:=([.C349]*[.$B$698])-([.C349]*[.$B$697])+[.$B$697]" office:value-type="float" office:value="26.712622" calcext:value-type="float">
            <text:p>26,712622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692308" calcext:value-type="float">
            <text:p>0,692308</text:p>
          </table:table-cell>
          <table:table-cell office:value-type="float" office:value="0.510092" calcext:value-type="float">
            <text:p>0,510092</text:p>
          </table:table-cell>
          <table:table-cell table:formula="of:=([.B350]*[.$B$698])-([.B350]*[.$B$697])+[.$B$697]" office:value-type="float" office:value="29.500004" calcext:value-type="float">
            <text:p>29,500004</text:p>
          </table:table-cell>
          <table:table-cell table:formula="of:=([.C350]*[.$B$698])-([.C350]*[.$B$697])+[.$B$697]" office:value-type="float" office:value="27.131196" calcext:value-type="float">
            <text:p>27,13119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728428" calcext:value-type="float">
            <text:p>0,728428</text:p>
          </table:table-cell>
          <table:table-cell table:formula="of:=([.B351]*[.$B$698])-([.B351]*[.$B$697])+[.$B$697]" office:value-type="float" office:value="28.099995" calcext:value-type="float">
            <text:p>28,099995</text:p>
          </table:table-cell>
          <table:table-cell table:formula="of:=([.C351]*[.$B$698])-([.C351]*[.$B$697])+[.$B$697]" office:value-type="float" office:value="29.969564" calcext:value-type="float">
            <text:p>29,969564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632984" calcext:value-type="float">
            <text:p>0,632984</text:p>
          </table:table-cell>
          <table:table-cell table:formula="of:=([.B352]*[.$B$698])-([.B352]*[.$B$697])+[.$B$697]" office:value-type="float" office:value="28.099995" calcext:value-type="float">
            <text:p>28,099995</text:p>
          </table:table-cell>
          <table:table-cell table:formula="of:=([.C352]*[.$B$698])-([.C352]*[.$B$697])+[.$B$697]" office:value-type="float" office:value="28.728792" calcext:value-type="float">
            <text:p>28,72879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576923" calcext:value-type="float">
            <text:p>0,576923</text:p>
          </table:table-cell>
          <table:table-cell office:value-type="float" office:value="0.592926" calcext:value-type="float">
            <text:p>0,592926</text:p>
          </table:table-cell>
          <table:table-cell table:formula="of:=([.B353]*[.$B$698])-([.B353]*[.$B$697])+[.$B$697]" office:value-type="float" office:value="27.999999" calcext:value-type="float">
            <text:p>27,999999</text:p>
          </table:table-cell>
          <table:table-cell table:formula="of:=([.C353]*[.$B$698])-([.C353]*[.$B$697])+[.$B$697]" office:value-type="float" office:value="28.208038" calcext:value-type="float">
            <text:p>28,20803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546154" calcext:value-type="float">
            <text:p>0,546154</text:p>
          </table:table-cell>
          <table:table-cell office:value-type="float" office:value="0.573745" calcext:value-type="float">
            <text:p>0,573745</text:p>
          </table:table-cell>
          <table:table-cell table:formula="of:=([.B354]*[.$B$698])-([.B354]*[.$B$697])+[.$B$697]" office:value-type="float" office:value="27.600002" calcext:value-type="float">
            <text:p>27,600002</text:p>
          </table:table-cell>
          <table:table-cell table:formula="of:=([.C354]*[.$B$698])-([.C354]*[.$B$697])+[.$B$697]" office:value-type="float" office:value="27.958685" calcext:value-type="float">
            <text:p>27,95868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507692" calcext:value-type="float">
            <text:p>0,507692</text:p>
          </table:table-cell>
          <table:table-cell office:value-type="float" office:value="0.512405" calcext:value-type="float">
            <text:p>0,512405</text:p>
          </table:table-cell>
          <table:table-cell table:formula="of:=([.B355]*[.$B$698])-([.B355]*[.$B$697])+[.$B$697]" office:value-type="float" office:value="27.099996" calcext:value-type="float">
            <text:p>27,099996</text:p>
          </table:table-cell>
          <table:table-cell table:formula="of:=([.C355]*[.$B$698])-([.C355]*[.$B$697])+[.$B$697]" office:value-type="float" office:value="27.161265" calcext:value-type="float">
            <text:p>27,16126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576923" calcext:value-type="float">
            <text:p>0,576923</text:p>
          </table:table-cell>
          <table:table-cell office:value-type="float" office:value="0.500881" calcext:value-type="float">
            <text:p>0,500881</text:p>
          </table:table-cell>
          <table:table-cell table:formula="of:=([.B356]*[.$B$698])-([.B356]*[.$B$697])+[.$B$697]" office:value-type="float" office:value="27.999999" calcext:value-type="float">
            <text:p>27,999999</text:p>
          </table:table-cell>
          <table:table-cell table:formula="of:=([.C356]*[.$B$698])-([.C356]*[.$B$697])+[.$B$697]" office:value-type="float" office:value="27.011453" calcext:value-type="float">
            <text:p>27,011453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5" calcext:value-type="float">
            <text:p>0,5</text:p>
          </table:table-cell>
          <table:table-cell office:value-type="float" office:value="0.558715" calcext:value-type="float">
            <text:p>0,558715</text:p>
          </table:table-cell>
          <table:table-cell table:formula="of:=([.B357]*[.$B$698])-([.B357]*[.$B$697])+[.$B$697]" office:value-type="float" office:value="27" calcext:value-type="float">
            <text:p>27</text:p>
          </table:table-cell>
          <table:table-cell table:formula="of:=([.C357]*[.$B$698])-([.C357]*[.$B$697])+[.$B$697]" office:value-type="float" office:value="27.763295" calcext:value-type="float">
            <text:p>27,76329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492979" calcext:value-type="float">
            <text:p>0,492979</text:p>
          </table:table-cell>
          <table:table-cell table:formula="of:=([.B358]*[.$B$698])-([.B358]*[.$B$697])+[.$B$697]" office:value-type="float" office:value="26.799995" calcext:value-type="float">
            <text:p>26,799995</text:p>
          </table:table-cell>
          <table:table-cell table:formula="of:=([.C358]*[.$B$698])-([.C358]*[.$B$697])+[.$B$697]" office:value-type="float" office:value="26.908727" calcext:value-type="float">
            <text:p>26,908727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83812" calcext:value-type="float">
            <text:p>0,483812</text:p>
          </table:table-cell>
          <table:table-cell table:formula="of:=([.B359]*[.$B$698])-([.B359]*[.$B$697])+[.$B$697]" office:value-type="float" office:value="26.000001" calcext:value-type="float">
            <text:p>26,000001</text:p>
          </table:table-cell>
          <table:table-cell table:formula="of:=([.C359]*[.$B$698])-([.C359]*[.$B$697])+[.$B$697]" office:value-type="float" office:value="26.789556" calcext:value-type="float">
            <text:p>26,789556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455074" calcext:value-type="float">
            <text:p>0,455074</text:p>
          </table:table-cell>
          <table:table-cell table:formula="of:=([.B360]*[.$B$698])-([.B360]*[.$B$697])+[.$B$697]" office:value-type="float" office:value="25.900005" calcext:value-type="float">
            <text:p>25,900005</text:p>
          </table:table-cell>
          <table:table-cell table:formula="of:=([.C360]*[.$B$698])-([.C360]*[.$B$697])+[.$B$697]" office:value-type="float" office:value="26.415962" calcext:value-type="float">
            <text:p>26,41596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40545" calcext:value-type="float">
            <text:p>0,440545</text:p>
          </table:table-cell>
          <table:table-cell table:formula="of:=([.B361]*[.$B$698])-([.B361]*[.$B$697])+[.$B$697]" office:value-type="float" office:value="26.699999" calcext:value-type="float">
            <text:p>26,699999</text:p>
          </table:table-cell>
          <table:table-cell table:formula="of:=([.C361]*[.$B$698])-([.C361]*[.$B$697])+[.$B$697]" office:value-type="float" office:value="26.227085" calcext:value-type="float">
            <text:p>26,22708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96694" calcext:value-type="float">
            <text:p>0,496694</text:p>
          </table:table-cell>
          <table:table-cell table:formula="of:=([.B362]*[.$B$698])-([.B362]*[.$B$697])+[.$B$697]" office:value-type="float" office:value="26.200006" calcext:value-type="float">
            <text:p>26,200006</text:p>
          </table:table-cell>
          <table:table-cell table:formula="of:=([.C362]*[.$B$698])-([.C362]*[.$B$697])+[.$B$697]" office:value-type="float" office:value="26.957022" calcext:value-type="float">
            <text:p>26,957022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56564" calcext:value-type="float">
            <text:p>0,456564</text:p>
          </table:table-cell>
          <table:table-cell table:formula="of:=([.B363]*[.$B$698])-([.B363]*[.$B$697])+[.$B$697]" office:value-type="float" office:value="26.399998" calcext:value-type="float">
            <text:p>26,399998</text:p>
          </table:table-cell>
          <table:table-cell table:formula="of:=([.C363]*[.$B$698])-([.C363]*[.$B$697])+[.$B$697]" office:value-type="float" office:value="26.435332" calcext:value-type="float">
            <text:p>26,435332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515385" calcext:value-type="float">
            <text:p>0,515385</text:p>
          </table:table-cell>
          <table:table-cell office:value-type="float" office:value="0.482061" calcext:value-type="float">
            <text:p>0,482061</text:p>
          </table:table-cell>
          <table:table-cell table:formula="of:=([.B364]*[.$B$698])-([.B364]*[.$B$697])+[.$B$697]" office:value-type="float" office:value="27.200005" calcext:value-type="float">
            <text:p>27,200005</text:p>
          </table:table-cell>
          <table:table-cell table:formula="of:=([.C364]*[.$B$698])-([.C364]*[.$B$697])+[.$B$697]" office:value-type="float" office:value="26.766793" calcext:value-type="float">
            <text:p>26,766793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561538" calcext:value-type="float">
            <text:p>0,561538</text:p>
          </table:table-cell>
          <table:table-cell office:value-type="float" office:value="0.556911" calcext:value-type="float">
            <text:p>0,556911</text:p>
          </table:table-cell>
          <table:table-cell table:formula="of:=([.B365]*[.$B$698])-([.B365]*[.$B$697])+[.$B$697]" office:value-type="float" office:value="27.799994" calcext:value-type="float">
            <text:p>27,799994</text:p>
          </table:table-cell>
          <table:table-cell table:formula="of:=([.C365]*[.$B$698])-([.C365]*[.$B$697])+[.$B$697]" office:value-type="float" office:value="27.739843" calcext:value-type="float">
            <text:p>27,739843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623077" calcext:value-type="float">
            <text:p>0,623077</text:p>
          </table:table-cell>
          <table:table-cell office:value-type="float" office:value="0.598954" calcext:value-type="float">
            <text:p>0,598954</text:p>
          </table:table-cell>
          <table:table-cell table:formula="of:=([.B366]*[.$B$698])-([.B366]*[.$B$697])+[.$B$697]" office:value-type="float" office:value="28.600001" calcext:value-type="float">
            <text:p>28,600001</text:p>
          </table:table-cell>
          <table:table-cell table:formula="of:=([.C366]*[.$B$698])-([.C366]*[.$B$697])+[.$B$697]" office:value-type="float" office:value="28.286402" calcext:value-type="float">
            <text:p>28,286402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667428" calcext:value-type="float">
            <text:p>0,667428</text:p>
          </table:table-cell>
          <table:table-cell table:formula="of:=([.B367]*[.$B$698])-([.B367]*[.$B$697])+[.$B$697]" office:value-type="float" office:value="26.000001" calcext:value-type="float">
            <text:p>26,000001</text:p>
          </table:table-cell>
          <table:table-cell table:formula="of:=([.C367]*[.$B$698])-([.C367]*[.$B$697])+[.$B$697]" office:value-type="float" office:value="29.176564" calcext:value-type="float">
            <text:p>29,176564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4" calcext:value-type="float">
            <text:p>0,4</text:p>
          </table:table-cell>
          <table:table-cell office:value-type="float" office:value="0.452175" calcext:value-type="float">
            <text:p>0,452175</text:p>
          </table:table-cell>
          <table:table-cell table:formula="of:=([.B368]*[.$B$698])-([.B368]*[.$B$697])+[.$B$697]" office:value-type="float" office:value="25.7" calcext:value-type="float">
            <text:p>25,7</text:p>
          </table:table-cell>
          <table:table-cell table:formula="of:=([.C368]*[.$B$698])-([.C368]*[.$B$697])+[.$B$697]" office:value-type="float" office:value="26.378275" calcext:value-type="float">
            <text:p>26,37827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707692" calcext:value-type="float">
            <text:p>0,707692</text:p>
          </table:table-cell>
          <table:table-cell office:value-type="float" office:value="0.437303" calcext:value-type="float">
            <text:p>0,437303</text:p>
          </table:table-cell>
          <table:table-cell table:formula="of:=([.B369]*[.$B$698])-([.B369]*[.$B$697])+[.$B$697]" office:value-type="float" office:value="29.699996" calcext:value-type="float">
            <text:p>29,699996</text:p>
          </table:table-cell>
          <table:table-cell table:formula="of:=([.C369]*[.$B$698])-([.C369]*[.$B$697])+[.$B$697]" office:value-type="float" office:value="26.184939" calcext:value-type="float">
            <text:p>26,184939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607692" calcext:value-type="float">
            <text:p>0,607692</text:p>
          </table:table-cell>
          <table:table-cell office:value-type="float" office:value="0.633135" calcext:value-type="float">
            <text:p>0,633135</text:p>
          </table:table-cell>
          <table:table-cell table:formula="of:=([.B370]*[.$B$698])-([.B370]*[.$B$697])+[.$B$697]" office:value-type="float" office:value="28.399996" calcext:value-type="float">
            <text:p>28,399996</text:p>
          </table:table-cell>
          <table:table-cell table:formula="of:=([.C370]*[.$B$698])-([.C370]*[.$B$697])+[.$B$697]" office:value-type="float" office:value="28.730755" calcext:value-type="float">
            <text:p>28,73075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869231" calcext:value-type="float">
            <text:p>0,869231</text:p>
          </table:table-cell>
          <table:table-cell office:value-type="float" office:value="0.582761" calcext:value-type="float">
            <text:p>0,582761</text:p>
          </table:table-cell>
          <table:table-cell table:formula="of:=([.B371]*[.$B$698])-([.B371]*[.$B$697])+[.$B$697]" office:value-type="float" office:value="31.800003" calcext:value-type="float">
            <text:p>31,800003</text:p>
          </table:table-cell>
          <table:table-cell table:formula="of:=([.C371]*[.$B$698])-([.C371]*[.$B$697])+[.$B$697]" office:value-type="float" office:value="28.075893" calcext:value-type="float">
            <text:p>28,075893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869231" calcext:value-type="float">
            <text:p>0,869231</text:p>
          </table:table-cell>
          <table:table-cell office:value-type="float" office:value="0.792294" calcext:value-type="float">
            <text:p>0,792294</text:p>
          </table:table-cell>
          <table:table-cell table:formula="of:=([.B372]*[.$B$698])-([.B372]*[.$B$697])+[.$B$697]" office:value-type="float" office:value="31.800003" calcext:value-type="float">
            <text:p>31,800003</text:p>
          </table:table-cell>
          <table:table-cell table:formula="of:=([.C372]*[.$B$698])-([.C372]*[.$B$697])+[.$B$697]" office:value-type="float" office:value="30.799822" calcext:value-type="float">
            <text:p>30,799822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869231" calcext:value-type="float">
            <text:p>0,869231</text:p>
          </table:table-cell>
          <table:table-cell office:value-type="float" office:value="0.842148" calcext:value-type="float">
            <text:p>0,842148</text:p>
          </table:table-cell>
          <table:table-cell table:formula="of:=([.B373]*[.$B$698])-([.B373]*[.$B$697])+[.$B$697]" office:value-type="float" office:value="31.800003" calcext:value-type="float">
            <text:p>31,800003</text:p>
          </table:table-cell>
          <table:table-cell table:formula="of:=([.C373]*[.$B$698])-([.C373]*[.$B$697])+[.$B$697]" office:value-type="float" office:value="31.447924" calcext:value-type="float">
            <text:p>31,447924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761538" calcext:value-type="float">
            <text:p>0,761538</text:p>
          </table:table-cell>
          <table:table-cell office:value-type="float" office:value="0.776357" calcext:value-type="float">
            <text:p>0,776357</text:p>
          </table:table-cell>
          <table:table-cell table:formula="of:=([.B374]*[.$B$698])-([.B374]*[.$B$697])+[.$B$697]" office:value-type="float" office:value="30.399994" calcext:value-type="float">
            <text:p>30,399994</text:p>
          </table:table-cell>
          <table:table-cell table:formula="of:=([.C374]*[.$B$698])-([.C374]*[.$B$697])+[.$B$697]" office:value-type="float" office:value="30.592641" calcext:value-type="float">
            <text:p>30,59264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615385" calcext:value-type="float">
            <text:p>0,615385</text:p>
          </table:table-cell>
          <table:table-cell office:value-type="float" office:value="0.671269" calcext:value-type="float">
            <text:p>0,671269</text:p>
          </table:table-cell>
          <table:table-cell table:formula="of:=([.B375]*[.$B$698])-([.B375]*[.$B$697])+[.$B$697]" office:value-type="float" office:value="28.500005" calcext:value-type="float">
            <text:p>28,500005</text:p>
          </table:table-cell>
          <table:table-cell table:formula="of:=([.C375]*[.$B$698])-([.C375]*[.$B$697])+[.$B$697]" office:value-type="float" office:value="29.226497" calcext:value-type="float">
            <text:p>29,22649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7" calcext:value-type="float">
            <text:p>0,7</text:p>
          </table:table-cell>
          <table:table-cell office:value-type="float" office:value="0.552923" calcext:value-type="float">
            <text:p>0,552923</text:p>
          </table:table-cell>
          <table:table-cell table:formula="of:=([.B376]*[.$B$698])-([.B376]*[.$B$697])+[.$B$697]" office:value-type="float" office:value="29.6" calcext:value-type="float">
            <text:p>29,6</text:p>
          </table:table-cell>
          <table:table-cell table:formula="of:=([.C376]*[.$B$698])-([.C376]*[.$B$697])+[.$B$697]" office:value-type="float" office:value="27.687999" calcext:value-type="float">
            <text:p>27,687999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553846" calcext:value-type="float">
            <text:p>0,553846</text:p>
          </table:table-cell>
          <table:table-cell office:value-type="float" office:value="0.582369" calcext:value-type="float">
            <text:p>0,582369</text:p>
          </table:table-cell>
          <table:table-cell table:formula="of:=([.B377]*[.$B$698])-([.B377]*[.$B$697])+[.$B$697]" office:value-type="float" office:value="27.699998" calcext:value-type="float">
            <text:p>27,699998</text:p>
          </table:table-cell>
          <table:table-cell table:formula="of:=([.C377]*[.$B$698])-([.C377]*[.$B$697])+[.$B$697]" office:value-type="float" office:value="28.070797" calcext:value-type="float">
            <text:p>28,070797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492308" calcext:value-type="float">
            <text:p>0,492308</text:p>
          </table:table-cell>
          <table:table-cell office:value-type="float" office:value="0.50882" calcext:value-type="float">
            <text:p>0,50882</text:p>
          </table:table-cell>
          <table:table-cell table:formula="of:=([.B378]*[.$B$698])-([.B378]*[.$B$697])+[.$B$697]" office:value-type="float" office:value="26.900004" calcext:value-type="float">
            <text:p>26,900004</text:p>
          </table:table-cell>
          <table:table-cell table:formula="of:=([.C378]*[.$B$698])-([.C378]*[.$B$697])+[.$B$697]" office:value-type="float" office:value="27.11466" calcext:value-type="float">
            <text:p>27,11466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538462" calcext:value-type="float">
            <text:p>0,538462</text:p>
          </table:table-cell>
          <table:table-cell office:value-type="float" office:value="0.483631" calcext:value-type="float">
            <text:p>0,483631</text:p>
          </table:table-cell>
          <table:table-cell table:formula="of:=([.B379]*[.$B$698])-([.B379]*[.$B$697])+[.$B$697]" office:value-type="float" office:value="27.500006" calcext:value-type="float">
            <text:p>27,500006</text:p>
          </table:table-cell>
          <table:table-cell table:formula="of:=([.C379]*[.$B$698])-([.C379]*[.$B$697])+[.$B$697]" office:value-type="float" office:value="26.787203" calcext:value-type="float">
            <text:p>26,787203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530769" calcext:value-type="float">
            <text:p>0,530769</text:p>
          </table:table-cell>
          <table:table-cell office:value-type="float" office:value="0.547755" calcext:value-type="float">
            <text:p>0,547755</text:p>
          </table:table-cell>
          <table:table-cell table:formula="of:=([.B380]*[.$B$698])-([.B380]*[.$B$697])+[.$B$697]" office:value-type="float" office:value="27.399997" calcext:value-type="float">
            <text:p>27,399997</text:p>
          </table:table-cell>
          <table:table-cell table:formula="of:=([.C380]*[.$B$698])-([.C380]*[.$B$697])+[.$B$697]" office:value-type="float" office:value="27.620815" calcext:value-type="float">
            <text:p>27,62081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5" calcext:value-type="float">
            <text:p>0,5</text:p>
          </table:table-cell>
          <table:table-cell office:value-type="float" office:value="0.502789" calcext:value-type="float">
            <text:p>0,502789</text:p>
          </table:table-cell>
          <table:table-cell table:formula="of:=([.B381]*[.$B$698])-([.B381]*[.$B$697])+[.$B$697]" office:value-type="float" office:value="27" calcext:value-type="float">
            <text:p>27</text:p>
          </table:table-cell>
          <table:table-cell table:formula="of:=([.C381]*[.$B$698])-([.C381]*[.$B$697])+[.$B$697]" office:value-type="float" office:value="27.036257" calcext:value-type="float">
            <text:p>27,036257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515385" calcext:value-type="float">
            <text:p>0,515385</text:p>
          </table:table-cell>
          <table:table-cell office:value-type="float" office:value="0.49864" calcext:value-type="float">
            <text:p>0,49864</text:p>
          </table:table-cell>
          <table:table-cell table:formula="of:=([.B382]*[.$B$698])-([.B382]*[.$B$697])+[.$B$697]" office:value-type="float" office:value="27.200005" calcext:value-type="float">
            <text:p>27,200005</text:p>
          </table:table-cell>
          <table:table-cell table:formula="of:=([.C382]*[.$B$698])-([.C382]*[.$B$697])+[.$B$697]" office:value-type="float" office:value="26.98232" calcext:value-type="float">
            <text:p>26,98232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5" calcext:value-type="float">
            <text:p>0,5</text:p>
          </table:table-cell>
          <table:table-cell office:value-type="float" office:value="0.521791" calcext:value-type="float">
            <text:p>0,521791</text:p>
          </table:table-cell>
          <table:table-cell table:formula="of:=([.B383]*[.$B$698])-([.B383]*[.$B$697])+[.$B$697]" office:value-type="float" office:value="27" calcext:value-type="float">
            <text:p>27</text:p>
          </table:table-cell>
          <table:table-cell table:formula="of:=([.C383]*[.$B$698])-([.C383]*[.$B$697])+[.$B$697]" office:value-type="float" office:value="27.283283" calcext:value-type="float">
            <text:p>27,283283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507692" calcext:value-type="float">
            <text:p>0,507692</text:p>
          </table:table-cell>
          <table:table-cell office:value-type="float" office:value="0.502049" calcext:value-type="float">
            <text:p>0,502049</text:p>
          </table:table-cell>
          <table:table-cell table:formula="of:=([.B384]*[.$B$698])-([.B384]*[.$B$697])+[.$B$697]" office:value-type="float" office:value="27.099996" calcext:value-type="float">
            <text:p>27,099996</text:p>
          </table:table-cell>
          <table:table-cell table:formula="of:=([.C384]*[.$B$698])-([.C384]*[.$B$697])+[.$B$697]" office:value-type="float" office:value="27.026637" calcext:value-type="float">
            <text:p>27,026637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492308" calcext:value-type="float">
            <text:p>0,492308</text:p>
          </table:table-cell>
          <table:table-cell office:value-type="float" office:value="0.510686" calcext:value-type="float">
            <text:p>0,510686</text:p>
          </table:table-cell>
          <table:table-cell table:formula="of:=([.B385]*[.$B$698])-([.B385]*[.$B$697])+[.$B$697]" office:value-type="float" office:value="26.900004" calcext:value-type="float">
            <text:p>26,900004</text:p>
          </table:table-cell>
          <table:table-cell table:formula="of:=([.C385]*[.$B$698])-([.C385]*[.$B$697])+[.$B$697]" office:value-type="float" office:value="27.138918" calcext:value-type="float">
            <text:p>27,138918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500364" calcext:value-type="float">
            <text:p>0,500364</text:p>
          </table:table-cell>
          <table:table-cell table:formula="of:=([.B386]*[.$B$698])-([.B386]*[.$B$697])+[.$B$697]" office:value-type="float" office:value="26.699999" calcext:value-type="float">
            <text:p>26,699999</text:p>
          </table:table-cell>
          <table:table-cell table:formula="of:=([.C386]*[.$B$698])-([.C386]*[.$B$697])+[.$B$697]" office:value-type="float" office:value="27.004732" calcext:value-type="float">
            <text:p>27,004732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483978" calcext:value-type="float">
            <text:p>0,483978</text:p>
          </table:table-cell>
          <table:table-cell table:formula="of:=([.B387]*[.$B$698])-([.B387]*[.$B$697])+[.$B$697]" office:value-type="float" office:value="26.600003" calcext:value-type="float">
            <text:p>26,600003</text:p>
          </table:table-cell>
          <table:table-cell table:formula="of:=([.C387]*[.$B$698])-([.C387]*[.$B$697])+[.$B$697]" office:value-type="float" office:value="26.791714" calcext:value-type="float">
            <text:p>26,791714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81857" calcext:value-type="float">
            <text:p>0,481857</text:p>
          </table:table-cell>
          <table:table-cell table:formula="of:=([.B388]*[.$B$698])-([.B388]*[.$B$697])+[.$B$697]" office:value-type="float" office:value="26.399998" calcext:value-type="float">
            <text:p>26,399998</text:p>
          </table:table-cell>
          <table:table-cell table:formula="of:=([.C388]*[.$B$698])-([.C388]*[.$B$697])+[.$B$697]" office:value-type="float" office:value="26.764141" calcext:value-type="float">
            <text:p>26,76414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68247" calcext:value-type="float">
            <text:p>0,468247</text:p>
          </table:table-cell>
          <table:table-cell table:formula="of:=([.B389]*[.$B$698])-([.B389]*[.$B$697])+[.$B$697]" office:value-type="float" office:value="26.399998" calcext:value-type="float">
            <text:p>26,399998</text:p>
          </table:table-cell>
          <table:table-cell table:formula="of:=([.C389]*[.$B$698])-([.C389]*[.$B$697])+[.$B$697]" office:value-type="float" office:value="26.587211" calcext:value-type="float">
            <text:p>26,587211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6988" calcext:value-type="float">
            <text:p>0,46988</text:p>
          </table:table-cell>
          <table:table-cell table:formula="of:=([.B390]*[.$B$698])-([.B390]*[.$B$697])+[.$B$697]" office:value-type="float" office:value="26.300002" calcext:value-type="float">
            <text:p>26,300002</text:p>
          </table:table-cell>
          <table:table-cell table:formula="of:=([.C390]*[.$B$698])-([.C390]*[.$B$697])+[.$B$697]" office:value-type="float" office:value="26.60844" calcext:value-type="float">
            <text:p>26,60844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65166" calcext:value-type="float">
            <text:p>0,465166</text:p>
          </table:table-cell>
          <table:table-cell table:formula="of:=([.B391]*[.$B$698])-([.B391]*[.$B$697])+[.$B$697]" office:value-type="float" office:value="26.300002" calcext:value-type="float">
            <text:p>26,300002</text:p>
          </table:table-cell>
          <table:table-cell table:formula="of:=([.C391]*[.$B$698])-([.C391]*[.$B$697])+[.$B$697]" office:value-type="float" office:value="26.547158" calcext:value-type="float">
            <text:p>26,547158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65157" calcext:value-type="float">
            <text:p>0,465157</text:p>
          </table:table-cell>
          <table:table-cell table:formula="of:=([.B392]*[.$B$698])-([.B392]*[.$B$697])+[.$B$697]" office:value-type="float" office:value="26.300002" calcext:value-type="float">
            <text:p>26,300002</text:p>
          </table:table-cell>
          <table:table-cell table:formula="of:=([.C392]*[.$B$698])-([.C392]*[.$B$697])+[.$B$697]" office:value-type="float" office:value="26.547041" calcext:value-type="float">
            <text:p>26,54704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67446" calcext:value-type="float">
            <text:p>0,467446</text:p>
          </table:table-cell>
          <table:table-cell table:formula="of:=([.B393]*[.$B$698])-([.B393]*[.$B$697])+[.$B$697]" office:value-type="float" office:value="26.699999" calcext:value-type="float">
            <text:p>26,699999</text:p>
          </table:table-cell>
          <table:table-cell table:formula="of:=([.C393]*[.$B$698])-([.C393]*[.$B$697])+[.$B$697]" office:value-type="float" office:value="26.576798" calcext:value-type="float">
            <text:p>26,576798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523077" calcext:value-type="float">
            <text:p>0,523077</text:p>
          </table:table-cell>
          <table:table-cell office:value-type="float" office:value="0.501191" calcext:value-type="float">
            <text:p>0,501191</text:p>
          </table:table-cell>
          <table:table-cell table:formula="of:=([.B394]*[.$B$698])-([.B394]*[.$B$697])+[.$B$697]" office:value-type="float" office:value="27.300001" calcext:value-type="float">
            <text:p>27,300001</text:p>
          </table:table-cell>
          <table:table-cell table:formula="of:=([.C394]*[.$B$698])-([.C394]*[.$B$697])+[.$B$697]" office:value-type="float" office:value="27.015483" calcext:value-type="float">
            <text:p>27,015483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57604" calcext:value-type="float">
            <text:p>0,57604</text:p>
          </table:table-cell>
          <table:table-cell table:formula="of:=([.B395]*[.$B$698])-([.B395]*[.$B$697])+[.$B$697]" office:value-type="float" office:value="28.099995" calcext:value-type="float">
            <text:p>28,099995</text:p>
          </table:table-cell>
          <table:table-cell table:formula="of:=([.C395]*[.$B$698])-([.C395]*[.$B$697])+[.$B$697]" office:value-type="float" office:value="27.98852" calcext:value-type="float">
            <text:p>27,98852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576923" calcext:value-type="float">
            <text:p>0,576923</text:p>
          </table:table-cell>
          <table:table-cell office:value-type="float" office:value="0.620819" calcext:value-type="float">
            <text:p>0,620819</text:p>
          </table:table-cell>
          <table:table-cell table:formula="of:=([.B396]*[.$B$698])-([.B396]*[.$B$697])+[.$B$697]" office:value-type="float" office:value="27.999999" calcext:value-type="float">
            <text:p>27,999999</text:p>
          </table:table-cell>
          <table:table-cell table:formula="of:=([.C396]*[.$B$698])-([.C396]*[.$B$697])+[.$B$697]" office:value-type="float" office:value="28.570647" calcext:value-type="float">
            <text:p>28,570647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630769" calcext:value-type="float">
            <text:p>0,630769</text:p>
          </table:table-cell>
          <table:table-cell office:value-type="float" office:value="0.605832" calcext:value-type="float">
            <text:p>0,605832</text:p>
          </table:table-cell>
          <table:table-cell table:formula="of:=([.B397]*[.$B$698])-([.B397]*[.$B$697])+[.$B$697]" office:value-type="float" office:value="28.699997" calcext:value-type="float">
            <text:p>28,699997</text:p>
          </table:table-cell>
          <table:table-cell table:formula="of:=([.C397]*[.$B$698])-([.C397]*[.$B$697])+[.$B$697]" office:value-type="float" office:value="28.375816" calcext:value-type="float">
            <text:p>28,37581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607692" calcext:value-type="float">
            <text:p>0,607692</text:p>
          </table:table-cell>
          <table:table-cell office:value-type="float" office:value="0.655867" calcext:value-type="float">
            <text:p>0,655867</text:p>
          </table:table-cell>
          <table:table-cell table:formula="of:=([.B398]*[.$B$698])-([.B398]*[.$B$697])+[.$B$697]" office:value-type="float" office:value="28.399996" calcext:value-type="float">
            <text:p>28,399996</text:p>
          </table:table-cell>
          <table:table-cell table:formula="of:=([.C398]*[.$B$698])-([.C398]*[.$B$697])+[.$B$697]" office:value-type="float" office:value="29.026271" calcext:value-type="float">
            <text:p>29,02627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607692" calcext:value-type="float">
            <text:p>0,607692</text:p>
          </table:table-cell>
          <table:table-cell office:value-type="float" office:value="0.631418" calcext:value-type="float">
            <text:p>0,631418</text:p>
          </table:table-cell>
          <table:table-cell table:formula="of:=([.B399]*[.$B$698])-([.B399]*[.$B$697])+[.$B$697]" office:value-type="float" office:value="28.399996" calcext:value-type="float">
            <text:p>28,399996</text:p>
          </table:table-cell>
          <table:table-cell table:formula="of:=([.C399]*[.$B$698])-([.C399]*[.$B$697])+[.$B$697]" office:value-type="float" office:value="28.708434" calcext:value-type="float">
            <text:p>28,708434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607692" calcext:value-type="float">
            <text:p>0,607692</text:p>
          </table:table-cell>
          <table:table-cell office:value-type="float" office:value="0.610293" calcext:value-type="float">
            <text:p>0,610293</text:p>
          </table:table-cell>
          <table:table-cell table:formula="of:=([.B400]*[.$B$698])-([.B400]*[.$B$697])+[.$B$697]" office:value-type="float" office:value="28.399996" calcext:value-type="float">
            <text:p>28,399996</text:p>
          </table:table-cell>
          <table:table-cell table:formula="of:=([.C400]*[.$B$698])-([.C400]*[.$B$697])+[.$B$697]" office:value-type="float" office:value="28.433809" calcext:value-type="float">
            <text:p>28,43380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630769" calcext:value-type="float">
            <text:p>0,630769</text:p>
          </table:table-cell>
          <table:table-cell office:value-type="float" office:value="0.581115" calcext:value-type="float">
            <text:p>0,581115</text:p>
          </table:table-cell>
          <table:table-cell table:formula="of:=([.B401]*[.$B$698])-([.B401]*[.$B$697])+[.$B$697]" office:value-type="float" office:value="28.699997" calcext:value-type="float">
            <text:p>28,699997</text:p>
          </table:table-cell>
          <table:table-cell table:formula="of:=([.C401]*[.$B$698])-([.C401]*[.$B$697])+[.$B$697]" office:value-type="float" office:value="28.054495" calcext:value-type="float">
            <text:p>28,05449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569231" calcext:value-type="float">
            <text:p>0,569231</text:p>
          </table:table-cell>
          <table:table-cell office:value-type="float" office:value="0.602769" calcext:value-type="float">
            <text:p>0,602769</text:p>
          </table:table-cell>
          <table:table-cell table:formula="of:=([.B402]*[.$B$698])-([.B402]*[.$B$697])+[.$B$697]" office:value-type="float" office:value="27.900003" calcext:value-type="float">
            <text:p>27,900003</text:p>
          </table:table-cell>
          <table:table-cell table:formula="of:=([.C402]*[.$B$698])-([.C402]*[.$B$697])+[.$B$697]" office:value-type="float" office:value="28.335997" calcext:value-type="float">
            <text:p>28,335997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546154" calcext:value-type="float">
            <text:p>0,546154</text:p>
          </table:table-cell>
          <table:table-cell office:value-type="float" office:value="0.541769" calcext:value-type="float">
            <text:p>0,541769</text:p>
          </table:table-cell>
          <table:table-cell table:formula="of:=([.B403]*[.$B$698])-([.B403]*[.$B$697])+[.$B$697]" office:value-type="float" office:value="27.600002" calcext:value-type="float">
            <text:p>27,600002</text:p>
          </table:table-cell>
          <table:table-cell table:formula="of:=([.C403]*[.$B$698])-([.C403]*[.$B$697])+[.$B$697]" office:value-type="float" office:value="27.542997" calcext:value-type="float">
            <text:p>27,542997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492308" calcext:value-type="float">
            <text:p>0,492308</text:p>
          </table:table-cell>
          <table:table-cell office:value-type="float" office:value="0.524606" calcext:value-type="float">
            <text:p>0,524606</text:p>
          </table:table-cell>
          <table:table-cell table:formula="of:=([.B404]*[.$B$698])-([.B404]*[.$B$697])+[.$B$697]" office:value-type="float" office:value="26.900004" calcext:value-type="float">
            <text:p>26,900004</text:p>
          </table:table-cell>
          <table:table-cell table:formula="of:=([.C404]*[.$B$698])-([.C404]*[.$B$697])+[.$B$697]" office:value-type="float" office:value="27.319878" calcext:value-type="float">
            <text:p>27,31987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495524" calcext:value-type="float">
            <text:p>0,495524</text:p>
          </table:table-cell>
          <table:table-cell table:formula="of:=([.B405]*[.$B$698])-([.B405]*[.$B$697])+[.$B$697]" office:value-type="float" office:value="25.900005" calcext:value-type="float">
            <text:p>25,900005</text:p>
          </table:table-cell>
          <table:table-cell table:formula="of:=([.C405]*[.$B$698])-([.C405]*[.$B$697])+[.$B$697]" office:value-type="float" office:value="26.941812" calcext:value-type="float">
            <text:p>26,941812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507692" calcext:value-type="float">
            <text:p>0,507692</text:p>
          </table:table-cell>
          <table:table-cell office:value-type="float" office:value="0.44136" calcext:value-type="float">
            <text:p>0,44136</text:p>
          </table:table-cell>
          <table:table-cell table:formula="of:=([.B406]*[.$B$698])-([.B406]*[.$B$697])+[.$B$697]" office:value-type="float" office:value="27.099996" calcext:value-type="float">
            <text:p>27,099996</text:p>
          </table:table-cell>
          <table:table-cell table:formula="of:=([.C406]*[.$B$698])-([.C406]*[.$B$697])+[.$B$697]" office:value-type="float" office:value="26.23768" calcext:value-type="float">
            <text:p>26,23768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507692" calcext:value-type="float">
            <text:p>0,507692</text:p>
          </table:table-cell>
          <table:table-cell office:value-type="float" office:value="0.515811" calcext:value-type="float">
            <text:p>0,515811</text:p>
          </table:table-cell>
          <table:table-cell table:formula="of:=([.B407]*[.$B$698])-([.B407]*[.$B$697])+[.$B$697]" office:value-type="float" office:value="27.099996" calcext:value-type="float">
            <text:p>27,099996</text:p>
          </table:table-cell>
          <table:table-cell table:formula="of:=([.C407]*[.$B$698])-([.C407]*[.$B$697])+[.$B$697]" office:value-type="float" office:value="27.205543" calcext:value-type="float">
            <text:p>27,205543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513684" calcext:value-type="float">
            <text:p>0,513684</text:p>
          </table:table-cell>
          <table:table-cell table:formula="of:=([.B408]*[.$B$698])-([.B408]*[.$B$697])+[.$B$697]" office:value-type="float" office:value="26.000001" calcext:value-type="float">
            <text:p>26,000001</text:p>
          </table:table-cell>
          <table:table-cell table:formula="of:=([.C408]*[.$B$698])-([.C408]*[.$B$697])+[.$B$697]" office:value-type="float" office:value="27.177892" calcext:value-type="float">
            <text:p>27,177892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446626" calcext:value-type="float">
            <text:p>0,446626</text:p>
          </table:table-cell>
          <table:table-cell table:formula="of:=([.B409]*[.$B$698])-([.B409]*[.$B$697])+[.$B$697]" office:value-type="float" office:value="26.600003" calcext:value-type="float">
            <text:p>26,600003</text:p>
          </table:table-cell>
          <table:table-cell table:formula="of:=([.C409]*[.$B$698])-([.C409]*[.$B$697])+[.$B$697]" office:value-type="float" office:value="26.306138" calcext:value-type="float">
            <text:p>26,306138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9234" calcext:value-type="float">
            <text:p>0,49234</text:p>
          </table:table-cell>
          <table:table-cell table:formula="of:=([.B410]*[.$B$698])-([.B410]*[.$B$697])+[.$B$697]" office:value-type="float" office:value="26.200006" calcext:value-type="float">
            <text:p>26,200006</text:p>
          </table:table-cell>
          <table:table-cell table:formula="of:=([.C410]*[.$B$698])-([.C410]*[.$B$697])+[.$B$697]" office:value-type="float" office:value="26.90042" calcext:value-type="float">
            <text:p>26,90042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462159" calcext:value-type="float">
            <text:p>0,462159</text:p>
          </table:table-cell>
          <table:table-cell table:formula="of:=([.B411]*[.$B$698])-([.B411]*[.$B$697])+[.$B$697]" office:value-type="float" office:value="25.499995" calcext:value-type="float">
            <text:p>25,499995</text:p>
          </table:table-cell>
          <table:table-cell table:formula="of:=([.C411]*[.$B$698])-([.C411]*[.$B$697])+[.$B$697]" office:value-type="float" office:value="26.508067" calcext:value-type="float">
            <text:p>26,508067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419199" calcext:value-type="float">
            <text:p>0,419199</text:p>
          </table:table-cell>
          <table:table-cell table:formula="of:=([.B412]*[.$B$698])-([.B412]*[.$B$697])+[.$B$697]" office:value-type="float" office:value="25.399999" calcext:value-type="float">
            <text:p>25,399999</text:p>
          </table:table-cell>
          <table:table-cell table:formula="of:=([.C412]*[.$B$698])-([.C412]*[.$B$697])+[.$B$697]" office:value-type="float" office:value="25.949587" calcext:value-type="float">
            <text:p>25,949587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361538" calcext:value-type="float">
            <text:p>0,361538</text:p>
          </table:table-cell>
          <table:table-cell office:value-type="float" office:value="0.419055" calcext:value-type="float">
            <text:p>0,419055</text:p>
          </table:table-cell>
          <table:table-cell table:formula="of:=([.B413]*[.$B$698])-([.B413]*[.$B$697])+[.$B$697]" office:value-type="float" office:value="25.199994" calcext:value-type="float">
            <text:p>25,199994</text:p>
          </table:table-cell>
          <table:table-cell table:formula="of:=([.C413]*[.$B$698])-([.C413]*[.$B$697])+[.$B$697]" office:value-type="float" office:value="25.947715" calcext:value-type="float">
            <text:p>25,947715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361538" calcext:value-type="float">
            <text:p>0,361538</text:p>
          </table:table-cell>
          <table:table-cell office:value-type="float" office:value="0.409803" calcext:value-type="float">
            <text:p>0,409803</text:p>
          </table:table-cell>
          <table:table-cell table:formula="of:=([.B414]*[.$B$698])-([.B414]*[.$B$697])+[.$B$697]" office:value-type="float" office:value="25.199994" calcext:value-type="float">
            <text:p>25,199994</text:p>
          </table:table-cell>
          <table:table-cell table:formula="of:=([.C414]*[.$B$698])-([.C414]*[.$B$697])+[.$B$697]" office:value-type="float" office:value="25.827439" calcext:value-type="float">
            <text:p>25,827439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40839" calcext:value-type="float">
            <text:p>0,40839</text:p>
          </table:table-cell>
          <table:table-cell table:formula="of:=([.B415]*[.$B$698])-([.B415]*[.$B$697])+[.$B$697]" office:value-type="float" office:value="24.799997" calcext:value-type="float">
            <text:p>24,799997</text:p>
          </table:table-cell>
          <table:table-cell table:formula="of:=([.C415]*[.$B$698])-([.C415]*[.$B$697])+[.$B$697]" office:value-type="float" office:value="25.80907" calcext:value-type="float">
            <text:p>25,80907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269231" calcext:value-type="float">
            <text:p>0,269231</text:p>
          </table:table-cell>
          <table:table-cell office:value-type="float" office:value="0.38971" calcext:value-type="float">
            <text:p>0,38971</text:p>
          </table:table-cell>
          <table:table-cell table:formula="of:=([.B416]*[.$B$698])-([.B416]*[.$B$697])+[.$B$697]" office:value-type="float" office:value="24.000003" calcext:value-type="float">
            <text:p>24,000003</text:p>
          </table:table-cell>
          <table:table-cell table:formula="of:=([.C416]*[.$B$698])-([.C416]*[.$B$697])+[.$B$697]" office:value-type="float" office:value="25.56623" calcext:value-type="float">
            <text:p>25,56623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3" calcext:value-type="float">
            <text:p>0,3</text:p>
          </table:table-cell>
          <table:table-cell office:value-type="float" office:value="0.375134" calcext:value-type="float">
            <text:p>0,375134</text:p>
          </table:table-cell>
          <table:table-cell table:formula="of:=([.B417]*[.$B$698])-([.B417]*[.$B$697])+[.$B$697]" office:value-type="float" office:value="24.4" calcext:value-type="float">
            <text:p>24,4</text:p>
          </table:table-cell>
          <table:table-cell table:formula="of:=([.C417]*[.$B$698])-([.C417]*[.$B$697])+[.$B$697]" office:value-type="float" office:value="25.376742" calcext:value-type="float">
            <text:p>25,376742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376492" calcext:value-type="float">
            <text:p>0,376492</text:p>
          </table:table-cell>
          <table:table-cell table:formula="of:=([.B418]*[.$B$698])-([.B418]*[.$B$697])+[.$B$697]" office:value-type="float" office:value="24.799997" calcext:value-type="float">
            <text:p>24,799997</text:p>
          </table:table-cell>
          <table:table-cell table:formula="of:=([.C418]*[.$B$698])-([.C418]*[.$B$697])+[.$B$697]" office:value-type="float" office:value="25.394396" calcext:value-type="float">
            <text:p>25,394396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346154" calcext:value-type="float">
            <text:p>0,346154</text:p>
          </table:table-cell>
          <table:table-cell office:value-type="float" office:value="0.402704" calcext:value-type="float">
            <text:p>0,402704</text:p>
          </table:table-cell>
          <table:table-cell table:formula="of:=([.B419]*[.$B$698])-([.B419]*[.$B$697])+[.$B$697]" office:value-type="float" office:value="25.000002" calcext:value-type="float">
            <text:p>25,000002</text:p>
          </table:table-cell>
          <table:table-cell table:formula="of:=([.C419]*[.$B$698])-([.C419]*[.$B$697])+[.$B$697]" office:value-type="float" office:value="25.735152" calcext:value-type="float">
            <text:p>25,735152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426641" calcext:value-type="float">
            <text:p>0,426641</text:p>
          </table:table-cell>
          <table:table-cell table:formula="of:=([.B420]*[.$B$698])-([.B420]*[.$B$697])+[.$B$697]" office:value-type="float" office:value="25.099998" calcext:value-type="float">
            <text:p>25,099998</text:p>
          </table:table-cell>
          <table:table-cell table:formula="of:=([.C420]*[.$B$698])-([.C420]*[.$B$697])+[.$B$697]" office:value-type="float" office:value="26.046333" calcext:value-type="float">
            <text:p>26,046333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4" calcext:value-type="float">
            <text:p>0,4</text:p>
          </table:table-cell>
          <table:table-cell office:value-type="float" office:value="0.430711" calcext:value-type="float">
            <text:p>0,430711</text:p>
          </table:table-cell>
          <table:table-cell table:formula="of:=([.B421]*[.$B$698])-([.B421]*[.$B$697])+[.$B$697]" office:value-type="float" office:value="25.7" calcext:value-type="float">
            <text:p>25,7</text:p>
          </table:table-cell>
          <table:table-cell table:formula="of:=([.C421]*[.$B$698])-([.C421]*[.$B$697])+[.$B$697]" office:value-type="float" office:value="26.099243" calcext:value-type="float">
            <text:p>26,099243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54342" calcext:value-type="float">
            <text:p>0,454342</text:p>
          </table:table-cell>
          <table:table-cell table:formula="of:=([.B422]*[.$B$698])-([.B422]*[.$B$697])+[.$B$697]" office:value-type="float" office:value="25.799996" calcext:value-type="float">
            <text:p>25,799996</text:p>
          </table:table-cell>
          <table:table-cell table:formula="of:=([.C422]*[.$B$698])-([.C422]*[.$B$697])+[.$B$697]" office:value-type="float" office:value="26.406446" calcext:value-type="float">
            <text:p>26,406446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465895" calcext:value-type="float">
            <text:p>0,465895</text:p>
          </table:table-cell>
          <table:table-cell table:formula="of:=([.B423]*[.$B$698])-([.B423]*[.$B$697])+[.$B$697]" office:value-type="float" office:value="25.900005" calcext:value-type="float">
            <text:p>25,900005</text:p>
          </table:table-cell>
          <table:table-cell table:formula="of:=([.C423]*[.$B$698])-([.C423]*[.$B$697])+[.$B$697]" office:value-type="float" office:value="26.556635" calcext:value-type="float">
            <text:p>26,556635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468132" calcext:value-type="float">
            <text:p>0,468132</text:p>
          </table:table-cell>
          <table:table-cell table:formula="of:=([.B424]*[.$B$698])-([.B424]*[.$B$697])+[.$B$697]" office:value-type="float" office:value="26.799995" calcext:value-type="float">
            <text:p>26,799995</text:p>
          </table:table-cell>
          <table:table-cell table:formula="of:=([.C424]*[.$B$698])-([.C424]*[.$B$697])+[.$B$697]" office:value-type="float" office:value="26.585716" calcext:value-type="float">
            <text:p>26,585716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538462" calcext:value-type="float">
            <text:p>0,538462</text:p>
          </table:table-cell>
          <table:table-cell office:value-type="float" office:value="0.546194" calcext:value-type="float">
            <text:p>0,546194</text:p>
          </table:table-cell>
          <table:table-cell table:formula="of:=([.B425]*[.$B$698])-([.B425]*[.$B$697])+[.$B$697]" office:value-type="float" office:value="27.500006" calcext:value-type="float">
            <text:p>27,500006</text:p>
          </table:table-cell>
          <table:table-cell table:formula="of:=([.C425]*[.$B$698])-([.C425]*[.$B$697])+[.$B$697]" office:value-type="float" office:value="27.600522" calcext:value-type="float">
            <text:p>27,600522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607692" calcext:value-type="float">
            <text:p>0,607692</text:p>
          </table:table-cell>
          <table:table-cell office:value-type="float" office:value="0.58368" calcext:value-type="float">
            <text:p>0,58368</text:p>
          </table:table-cell>
          <table:table-cell table:formula="of:=([.B426]*[.$B$698])-([.B426]*[.$B$697])+[.$B$697]" office:value-type="float" office:value="28.399996" calcext:value-type="float">
            <text:p>28,399996</text:p>
          </table:table-cell>
          <table:table-cell table:formula="of:=([.C426]*[.$B$698])-([.C426]*[.$B$697])+[.$B$697]" office:value-type="float" office:value="28.08784" calcext:value-type="float">
            <text:p>28,08784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492308" calcext:value-type="float">
            <text:p>0,492308</text:p>
          </table:table-cell>
          <table:table-cell office:value-type="float" office:value="0.65663" calcext:value-type="float">
            <text:p>0,65663</text:p>
          </table:table-cell>
          <table:table-cell table:formula="of:=([.B427]*[.$B$698])-([.B427]*[.$B$697])+[.$B$697]" office:value-type="float" office:value="26.900004" calcext:value-type="float">
            <text:p>26,900004</text:p>
          </table:table-cell>
          <table:table-cell table:formula="of:=([.C427]*[.$B$698])-([.C427]*[.$B$697])+[.$B$697]" office:value-type="float" office:value="29.03619" calcext:value-type="float">
            <text:p>29,03619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535008" calcext:value-type="float">
            <text:p>0,535008</text:p>
          </table:table-cell>
          <table:table-cell table:formula="of:=([.B428]*[.$B$698])-([.B428]*[.$B$697])+[.$B$697]" office:value-type="float" office:value="26.000001" calcext:value-type="float">
            <text:p>26,000001</text:p>
          </table:table-cell>
          <table:table-cell table:formula="of:=([.C428]*[.$B$698])-([.C428]*[.$B$697])+[.$B$697]" office:value-type="float" office:value="27.455104" calcext:value-type="float">
            <text:p>27,455104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5" calcext:value-type="float">
            <text:p>0,5</text:p>
          </table:table-cell>
          <table:table-cell office:value-type="float" office:value="0.447194" calcext:value-type="float">
            <text:p>0,447194</text:p>
          </table:table-cell>
          <table:table-cell table:formula="of:=([.B429]*[.$B$698])-([.B429]*[.$B$697])+[.$B$697]" office:value-type="float" office:value="27" calcext:value-type="float">
            <text:p>27</text:p>
          </table:table-cell>
          <table:table-cell table:formula="of:=([.C429]*[.$B$698])-([.C429]*[.$B$697])+[.$B$697]" office:value-type="float" office:value="26.313522" calcext:value-type="float">
            <text:p>26,313522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524556" calcext:value-type="float">
            <text:p>0,524556</text:p>
          </table:table-cell>
          <table:table-cell table:formula="of:=([.B430]*[.$B$698])-([.B430]*[.$B$697])+[.$B$697]" office:value-type="float" office:value="26.300002" calcext:value-type="float">
            <text:p>26,300002</text:p>
          </table:table-cell>
          <table:table-cell table:formula="of:=([.C430]*[.$B$698])-([.C430]*[.$B$697])+[.$B$697]" office:value-type="float" office:value="27.319228" calcext:value-type="float">
            <text:p>27,319228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53305" calcext:value-type="float">
            <text:p>0,453305</text:p>
          </table:table-cell>
          <table:table-cell table:formula="of:=([.B431]*[.$B$698])-([.B431]*[.$B$697])+[.$B$697]" office:value-type="float" office:value="26.399998" calcext:value-type="float">
            <text:p>26,399998</text:p>
          </table:table-cell>
          <table:table-cell table:formula="of:=([.C431]*[.$B$698])-([.C431]*[.$B$697])+[.$B$697]" office:value-type="float" office:value="26.392965" calcext:value-type="float">
            <text:p>26,39296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67982" calcext:value-type="float">
            <text:p>0,467982</text:p>
          </table:table-cell>
          <table:table-cell table:formula="of:=([.B432]*[.$B$698])-([.B432]*[.$B$697])+[.$B$697]" office:value-type="float" office:value="26.099997" calcext:value-type="float">
            <text:p>26,099997</text:p>
          </table:table-cell>
          <table:table-cell table:formula="of:=([.C432]*[.$B$698])-([.C432]*[.$B$697])+[.$B$697]" office:value-type="float" office:value="26.583766" calcext:value-type="float">
            <text:p>26,583766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5" calcext:value-type="float">
            <text:p>0,5</text:p>
          </table:table-cell>
          <table:table-cell office:value-type="float" office:value="0.46214" calcext:value-type="float">
            <text:p>0,46214</text:p>
          </table:table-cell>
          <table:table-cell table:formula="of:=([.B433]*[.$B$698])-([.B433]*[.$B$697])+[.$B$697]" office:value-type="float" office:value="27" calcext:value-type="float">
            <text:p>27</text:p>
          </table:table-cell>
          <table:table-cell table:formula="of:=([.C433]*[.$B$698])-([.C433]*[.$B$697])+[.$B$697]" office:value-type="float" office:value="26.50782" calcext:value-type="float">
            <text:p>26,50782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518477" calcext:value-type="float">
            <text:p>0,518477</text:p>
          </table:table-cell>
          <table:table-cell table:formula="of:=([.B434]*[.$B$698])-([.B434]*[.$B$697])+[.$B$697]" office:value-type="float" office:value="26.099997" calcext:value-type="float">
            <text:p>26,099997</text:p>
          </table:table-cell>
          <table:table-cell table:formula="of:=([.C434]*[.$B$698])-([.C434]*[.$B$697])+[.$B$697]" office:value-type="float" office:value="27.240201" calcext:value-type="float">
            <text:p>27,24020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451823" calcext:value-type="float">
            <text:p>0,451823</text:p>
          </table:table-cell>
          <table:table-cell table:formula="of:=([.B435]*[.$B$698])-([.B435]*[.$B$697])+[.$B$697]" office:value-type="float" office:value="25.900005" calcext:value-type="float">
            <text:p>25,900005</text:p>
          </table:table-cell>
          <table:table-cell table:formula="of:=([.C435]*[.$B$698])-([.C435]*[.$B$697])+[.$B$697]" office:value-type="float" office:value="26.373699" calcext:value-type="float">
            <text:p>26,373699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3672" calcext:value-type="float">
            <text:p>0,43672</text:p>
          </table:table-cell>
          <table:table-cell table:formula="of:=([.B436]*[.$B$698])-([.B436]*[.$B$697])+[.$B$697]" office:value-type="float" office:value="25.799996" calcext:value-type="float">
            <text:p>25,799996</text:p>
          </table:table-cell>
          <table:table-cell table:formula="of:=([.C436]*[.$B$698])-([.C436]*[.$B$697])+[.$B$697]" office:value-type="float" office:value="26.17736" calcext:value-type="float">
            <text:p>26,17736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4" calcext:value-type="float">
            <text:p>0,4</text:p>
          </table:table-cell>
          <table:table-cell office:value-type="float" office:value="0.447498" calcext:value-type="float">
            <text:p>0,447498</text:p>
          </table:table-cell>
          <table:table-cell table:formula="of:=([.B437]*[.$B$698])-([.B437]*[.$B$697])+[.$B$697]" office:value-type="float" office:value="25.7" calcext:value-type="float">
            <text:p>25,7</text:p>
          </table:table-cell>
          <table:table-cell table:formula="of:=([.C437]*[.$B$698])-([.C437]*[.$B$697])+[.$B$697]" office:value-type="float" office:value="26.317474" calcext:value-type="float">
            <text:p>26,317474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429616" calcext:value-type="float">
            <text:p>0,429616</text:p>
          </table:table-cell>
          <table:table-cell table:formula="of:=([.B438]*[.$B$698])-([.B438]*[.$B$697])+[.$B$697]" office:value-type="float" office:value="25.600004" calcext:value-type="float">
            <text:p>25,600004</text:p>
          </table:table-cell>
          <table:table-cell table:formula="of:=([.C438]*[.$B$698])-([.C438]*[.$B$697])+[.$B$697]" office:value-type="float" office:value="26.085008" calcext:value-type="float">
            <text:p>26,085008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424952" calcext:value-type="float">
            <text:p>0,424952</text:p>
          </table:table-cell>
          <table:table-cell table:formula="of:=([.B439]*[.$B$698])-([.B439]*[.$B$697])+[.$B$697]" office:value-type="float" office:value="25.399999" calcext:value-type="float">
            <text:p>25,399999</text:p>
          </table:table-cell>
          <table:table-cell table:formula="of:=([.C439]*[.$B$698])-([.C439]*[.$B$697])+[.$B$697]" office:value-type="float" office:value="26.024376" calcext:value-type="float">
            <text:p>26,024376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4" calcext:value-type="float">
            <text:p>0,4</text:p>
          </table:table-cell>
          <table:table-cell office:value-type="float" office:value="0.413959" calcext:value-type="float">
            <text:p>0,413959</text:p>
          </table:table-cell>
          <table:table-cell table:formula="of:=([.B440]*[.$B$698])-([.B440]*[.$B$697])+[.$B$697]" office:value-type="float" office:value="25.7" calcext:value-type="float">
            <text:p>25,7</text:p>
          </table:table-cell>
          <table:table-cell table:formula="of:=([.C440]*[.$B$698])-([.C440]*[.$B$697])+[.$B$697]" office:value-type="float" office:value="25.881467" calcext:value-type="float">
            <text:p>25,881467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32511" calcext:value-type="float">
            <text:p>0,432511</text:p>
          </table:table-cell>
          <table:table-cell table:formula="of:=([.B441]*[.$B$698])-([.B441]*[.$B$697])+[.$B$697]" office:value-type="float" office:value="26.699999" calcext:value-type="float">
            <text:p>26,699999</text:p>
          </table:table-cell>
          <table:table-cell table:formula="of:=([.C441]*[.$B$698])-([.C441]*[.$B$697])+[.$B$697]" office:value-type="float" office:value="26.122643" calcext:value-type="float">
            <text:p>26,122643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684615" calcext:value-type="float">
            <text:p>0,684615</text:p>
          </table:table-cell>
          <table:table-cell office:value-type="float" office:value="0.529746" calcext:value-type="float">
            <text:p>0,529746</text:p>
          </table:table-cell>
          <table:table-cell table:formula="of:=([.B442]*[.$B$698])-([.B442]*[.$B$697])+[.$B$697]" office:value-type="float" office:value="29.399995" calcext:value-type="float">
            <text:p>29,399995</text:p>
          </table:table-cell>
          <table:table-cell table:formula="of:=([.C442]*[.$B$698])-([.C442]*[.$B$697])+[.$B$697]" office:value-type="float" office:value="27.386698" calcext:value-type="float">
            <text:p>27,386698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607692" calcext:value-type="float">
            <text:p>0,607692</text:p>
          </table:table-cell>
          <table:table-cell office:value-type="float" office:value="0.742087" calcext:value-type="float">
            <text:p>0,742087</text:p>
          </table:table-cell>
          <table:table-cell table:formula="of:=([.B443]*[.$B$698])-([.B443]*[.$B$697])+[.$B$697]" office:value-type="float" office:value="28.399996" calcext:value-type="float">
            <text:p>28,399996</text:p>
          </table:table-cell>
          <table:table-cell table:formula="of:=([.C443]*[.$B$698])-([.C443]*[.$B$697])+[.$B$697]" office:value-type="float" office:value="30.147131" calcext:value-type="float">
            <text:p>30,147131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615385" calcext:value-type="float">
            <text:p>0,615385</text:p>
          </table:table-cell>
          <table:table-cell office:value-type="float" office:value="0.629793" calcext:value-type="float">
            <text:p>0,629793</text:p>
          </table:table-cell>
          <table:table-cell table:formula="of:=([.B444]*[.$B$698])-([.B444]*[.$B$697])+[.$B$697]" office:value-type="float" office:value="28.500005" calcext:value-type="float">
            <text:p>28,500005</text:p>
          </table:table-cell>
          <table:table-cell table:formula="of:=([.C444]*[.$B$698])-([.C444]*[.$B$697])+[.$B$697]" office:value-type="float" office:value="28.687309" calcext:value-type="float">
            <text:p>28,687309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576923" calcext:value-type="float">
            <text:p>0,576923</text:p>
          </table:table-cell>
          <table:table-cell office:value-type="float" office:value="0.641856" calcext:value-type="float">
            <text:p>0,641856</text:p>
          </table:table-cell>
          <table:table-cell table:formula="of:=([.B445]*[.$B$698])-([.B445]*[.$B$697])+[.$B$697]" office:value-type="float" office:value="27.999999" calcext:value-type="float">
            <text:p>27,999999</text:p>
          </table:table-cell>
          <table:table-cell table:formula="of:=([.C445]*[.$B$698])-([.C445]*[.$B$697])+[.$B$697]" office:value-type="float" office:value="28.844128" calcext:value-type="float">
            <text:p>28,844128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571894" calcext:value-type="float">
            <text:p>0,571894</text:p>
          </table:table-cell>
          <table:table-cell table:formula="of:=([.B446]*[.$B$698])-([.B446]*[.$B$697])+[.$B$697]" office:value-type="float" office:value="31.100005" calcext:value-type="float">
            <text:p>31,100005</text:p>
          </table:table-cell>
          <table:table-cell table:formula="of:=([.C446]*[.$B$698])-([.C446]*[.$B$697])+[.$B$697]" office:value-type="float" office:value="27.934622" calcext:value-type="float">
            <text:p>27,934622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846154" calcext:value-type="float">
            <text:p>0,846154</text:p>
          </table:table-cell>
          <table:table-cell office:value-type="float" office:value="0.725162" calcext:value-type="float">
            <text:p>0,725162</text:p>
          </table:table-cell>
          <table:table-cell table:formula="of:=([.B447]*[.$B$698])-([.B447]*[.$B$697])+[.$B$697]" office:value-type="float" office:value="31.500002" calcext:value-type="float">
            <text:p>31,500002</text:p>
          </table:table-cell>
          <table:table-cell table:formula="of:=([.C447]*[.$B$698])-([.C447]*[.$B$697])+[.$B$697]" office:value-type="float" office:value="29.927106" calcext:value-type="float">
            <text:p>29,927106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8" calcext:value-type="float">
            <text:p>0,8</text:p>
          </table:table-cell>
          <table:table-cell office:value-type="float" office:value="0.797623" calcext:value-type="float">
            <text:p>0,797623</text:p>
          </table:table-cell>
          <table:table-cell table:formula="of:=([.B448]*[.$B$698])-([.B448]*[.$B$697])+[.$B$697]" office:value-type="float" office:value="30.9" calcext:value-type="float">
            <text:p>30,9</text:p>
          </table:table-cell>
          <table:table-cell table:formula="of:=([.C448]*[.$B$698])-([.C448]*[.$B$697])+[.$B$697]" office:value-type="float" office:value="30.869099" calcext:value-type="float">
            <text:p>30,869099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76598" calcext:value-type="float">
            <text:p>0,76598</text:p>
          </table:table-cell>
          <table:table-cell table:formula="of:=([.B449]*[.$B$698])-([.B449]*[.$B$697])+[.$B$697]" office:value-type="float" office:value="30.100006" calcext:value-type="float">
            <text:p>30,100006</text:p>
          </table:table-cell>
          <table:table-cell table:formula="of:=([.C449]*[.$B$698])-([.C449]*[.$B$697])+[.$B$697]" office:value-type="float" office:value="30.45774" calcext:value-type="float">
            <text:p>30,45774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7" calcext:value-type="float">
            <text:p>0,7</text:p>
          </table:table-cell>
          <table:table-cell office:value-type="float" office:value="0.675326" calcext:value-type="float">
            <text:p>0,675326</text:p>
          </table:table-cell>
          <table:table-cell table:formula="of:=([.B450]*[.$B$698])-([.B450]*[.$B$697])+[.$B$697]" office:value-type="float" office:value="29.6" calcext:value-type="float">
            <text:p>29,6</text:p>
          </table:table-cell>
          <table:table-cell table:formula="of:=([.C450]*[.$B$698])-([.C450]*[.$B$697])+[.$B$697]" office:value-type="float" office:value="29.279238" calcext:value-type="float">
            <text:p>29,27923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588354" calcext:value-type="float">
            <text:p>0,588354</text:p>
          </table:table-cell>
          <table:table-cell table:formula="of:=([.B451]*[.$B$698])-([.B451]*[.$B$697])+[.$B$697]" office:value-type="float" office:value="28.099995" calcext:value-type="float">
            <text:p>28,099995</text:p>
          </table:table-cell>
          <table:table-cell table:formula="of:=([.C451]*[.$B$698])-([.C451]*[.$B$697])+[.$B$697]" office:value-type="float" office:value="28.148602" calcext:value-type="float">
            <text:p>28,148602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515385" calcext:value-type="float">
            <text:p>0,515385</text:p>
          </table:table-cell>
          <table:table-cell office:value-type="float" office:value="0.534059" calcext:value-type="float">
            <text:p>0,534059</text:p>
          </table:table-cell>
          <table:table-cell table:formula="of:=([.B452]*[.$B$698])-([.B452]*[.$B$697])+[.$B$697]" office:value-type="float" office:value="27.200005" calcext:value-type="float">
            <text:p>27,200005</text:p>
          </table:table-cell>
          <table:table-cell table:formula="of:=([.C452]*[.$B$698])-([.C452]*[.$B$697])+[.$B$697]" office:value-type="float" office:value="27.442767" calcext:value-type="float">
            <text:p>27,442767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669231" calcext:value-type="float">
            <text:p>0,669231</text:p>
          </table:table-cell>
          <table:table-cell office:value-type="float" office:value="0.502677" calcext:value-type="float">
            <text:p>0,502677</text:p>
          </table:table-cell>
          <table:table-cell table:formula="of:=([.B453]*[.$B$698])-([.B453]*[.$B$697])+[.$B$697]" office:value-type="float" office:value="29.200003" calcext:value-type="float">
            <text:p>29,200003</text:p>
          </table:table-cell>
          <table:table-cell table:formula="of:=([.C453]*[.$B$698])-([.C453]*[.$B$697])+[.$B$697]" office:value-type="float" office:value="27.034801" calcext:value-type="float">
            <text:p>27,034801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623077" calcext:value-type="float">
            <text:p>0,623077</text:p>
          </table:table-cell>
          <table:table-cell office:value-type="float" office:value="0.579827" calcext:value-type="float">
            <text:p>0,579827</text:p>
          </table:table-cell>
          <table:table-cell table:formula="of:=([.B454]*[.$B$698])-([.B454]*[.$B$697])+[.$B$697]" office:value-type="float" office:value="28.600001" calcext:value-type="float">
            <text:p>28,600001</text:p>
          </table:table-cell>
          <table:table-cell table:formula="of:=([.C454]*[.$B$698])-([.C454]*[.$B$697])+[.$B$697]" office:value-type="float" office:value="28.037751" calcext:value-type="float">
            <text:p>28,037751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585734" calcext:value-type="float">
            <text:p>0,585734</text:p>
          </table:table-cell>
          <table:table-cell table:formula="of:=([.B455]*[.$B$698])-([.B455]*[.$B$697])+[.$B$697]" office:value-type="float" office:value="28.099995" calcext:value-type="float">
            <text:p>28,099995</text:p>
          </table:table-cell>
          <table:table-cell table:formula="of:=([.C455]*[.$B$698])-([.C455]*[.$B$697])+[.$B$697]" office:value-type="float" office:value="28.114542" calcext:value-type="float">
            <text:p>28,114542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561538" calcext:value-type="float">
            <text:p>0,561538</text:p>
          </table:table-cell>
          <table:table-cell office:value-type="float" office:value="0.595991" calcext:value-type="float">
            <text:p>0,595991</text:p>
          </table:table-cell>
          <table:table-cell table:formula="of:=([.B456]*[.$B$698])-([.B456]*[.$B$697])+[.$B$697]" office:value-type="float" office:value="27.799994" calcext:value-type="float">
            <text:p>27,799994</text:p>
          </table:table-cell>
          <table:table-cell table:formula="of:=([.C456]*[.$B$698])-([.C456]*[.$B$697])+[.$B$697]" office:value-type="float" office:value="28.247883" calcext:value-type="float">
            <text:p>28,247883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530769" calcext:value-type="float">
            <text:p>0,530769</text:p>
          </table:table-cell>
          <table:table-cell office:value-type="float" office:value="0.553435" calcext:value-type="float">
            <text:p>0,553435</text:p>
          </table:table-cell>
          <table:table-cell table:formula="of:=([.B457]*[.$B$698])-([.B457]*[.$B$697])+[.$B$697]" office:value-type="float" office:value="27.399997" calcext:value-type="float">
            <text:p>27,399997</text:p>
          </table:table-cell>
          <table:table-cell table:formula="of:=([.C457]*[.$B$698])-([.C457]*[.$B$697])+[.$B$697]" office:value-type="float" office:value="27.694655" calcext:value-type="float">
            <text:p>27,694655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530769" calcext:value-type="float">
            <text:p>0,530769</text:p>
          </table:table-cell>
          <table:table-cell office:value-type="float" office:value="0.511863" calcext:value-type="float">
            <text:p>0,511863</text:p>
          </table:table-cell>
          <table:table-cell table:formula="of:=([.B458]*[.$B$698])-([.B458]*[.$B$697])+[.$B$697]" office:value-type="float" office:value="27.399997" calcext:value-type="float">
            <text:p>27,399997</text:p>
          </table:table-cell>
          <table:table-cell table:formula="of:=([.C458]*[.$B$698])-([.C458]*[.$B$697])+[.$B$697]" office:value-type="float" office:value="27.154219" calcext:value-type="float">
            <text:p>27,154219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323077" calcext:value-type="float">
            <text:p>0,323077</text:p>
          </table:table-cell>
          <table:table-cell office:value-type="float" office:value="0.515958" calcext:value-type="float">
            <text:p>0,515958</text:p>
          </table:table-cell>
          <table:table-cell table:formula="of:=([.B459]*[.$B$698])-([.B459]*[.$B$697])+[.$B$697]" office:value-type="float" office:value="24.700001" calcext:value-type="float">
            <text:p>24,700001</text:p>
          </table:table-cell>
          <table:table-cell table:formula="of:=([.C459]*[.$B$698])-([.C459]*[.$B$697])+[.$B$697]" office:value-type="float" office:value="27.207454" calcext:value-type="float">
            <text:p>27,207454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492308" calcext:value-type="float">
            <text:p>0,492308</text:p>
          </table:table-cell>
          <table:table-cell office:value-type="float" office:value="0.430022" calcext:value-type="float">
            <text:p>0,430022</text:p>
          </table:table-cell>
          <table:table-cell table:formula="of:=([.B460]*[.$B$698])-([.B460]*[.$B$697])+[.$B$697]" office:value-type="float" office:value="26.900004" calcext:value-type="float">
            <text:p>26,900004</text:p>
          </table:table-cell>
          <table:table-cell table:formula="of:=([.C460]*[.$B$698])-([.C460]*[.$B$697])+[.$B$697]" office:value-type="float" office:value="26.090286" calcext:value-type="float">
            <text:p>26,090286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5" calcext:value-type="float">
            <text:p>0,5</text:p>
          </table:table-cell>
          <table:table-cell office:value-type="float" office:value="0.50109" calcext:value-type="float">
            <text:p>0,50109</text:p>
          </table:table-cell>
          <table:table-cell table:formula="of:=([.B461]*[.$B$698])-([.B461]*[.$B$697])+[.$B$697]" office:value-type="float" office:value="27" calcext:value-type="float">
            <text:p>27</text:p>
          </table:table-cell>
          <table:table-cell table:formula="of:=([.C461]*[.$B$698])-([.C461]*[.$B$697])+[.$B$697]" office:value-type="float" office:value="27.01417" calcext:value-type="float">
            <text:p>27,01417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520236" calcext:value-type="float">
            <text:p>0,520236</text:p>
          </table:table-cell>
          <table:table-cell table:formula="of:=([.B462]*[.$B$698])-([.B462]*[.$B$697])+[.$B$697]" office:value-type="float" office:value="26.799995" calcext:value-type="float">
            <text:p>26,799995</text:p>
          </table:table-cell>
          <table:table-cell table:formula="of:=([.C462]*[.$B$698])-([.C462]*[.$B$697])+[.$B$697]" office:value-type="float" office:value="27.263068" calcext:value-type="float">
            <text:p>27,263068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501754" calcext:value-type="float">
            <text:p>0,501754</text:p>
          </table:table-cell>
          <table:table-cell table:formula="of:=([.B463]*[.$B$698])-([.B463]*[.$B$697])+[.$B$697]" office:value-type="float" office:value="26.399998" calcext:value-type="float">
            <text:p>26,399998</text:p>
          </table:table-cell>
          <table:table-cell table:formula="of:=([.C463]*[.$B$698])-([.C463]*[.$B$697])+[.$B$697]" office:value-type="float" office:value="27.022802" calcext:value-type="float">
            <text:p>27,022802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92587" calcext:value-type="float">
            <text:p>0,492587</text:p>
          </table:table-cell>
          <table:table-cell table:formula="of:=([.B464]*[.$B$698])-([.B464]*[.$B$697])+[.$B$697]" office:value-type="float" office:value="26.200006" calcext:value-type="float">
            <text:p>26,200006</text:p>
          </table:table-cell>
          <table:table-cell table:formula="of:=([.C464]*[.$B$698])-([.C464]*[.$B$697])+[.$B$697]" office:value-type="float" office:value="26.903631" calcext:value-type="float">
            <text:p>26,903631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59006" calcext:value-type="float">
            <text:p>0,459006</text:p>
          </table:table-cell>
          <table:table-cell table:formula="of:=([.B465]*[.$B$698])-([.B465]*[.$B$697])+[.$B$697]" office:value-type="float" office:value="26.200006" calcext:value-type="float">
            <text:p>26,200006</text:p>
          </table:table-cell>
          <table:table-cell table:formula="of:=([.C465]*[.$B$698])-([.C465]*[.$B$697])+[.$B$697]" office:value-type="float" office:value="26.467078" calcext:value-type="float">
            <text:p>26,467078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60033" calcext:value-type="float">
            <text:p>0,460033</text:p>
          </table:table-cell>
          <table:table-cell table:formula="of:=([.B466]*[.$B$698])-([.B466]*[.$B$697])+[.$B$697]" office:value-type="float" office:value="25.799996" calcext:value-type="float">
            <text:p>25,799996</text:p>
          </table:table-cell>
          <table:table-cell table:formula="of:=([.C466]*[.$B$698])-([.C466]*[.$B$697])+[.$B$697]" office:value-type="float" office:value="26.480429" calcext:value-type="float">
            <text:p>26,480429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4" calcext:value-type="float">
            <text:p>0,4</text:p>
          </table:table-cell>
          <table:table-cell office:value-type="float" office:value="0.433771" calcext:value-type="float">
            <text:p>0,433771</text:p>
          </table:table-cell>
          <table:table-cell table:formula="of:=([.B467]*[.$B$698])-([.B467]*[.$B$697])+[.$B$697]" office:value-type="float" office:value="25.7" calcext:value-type="float">
            <text:p>25,7</text:p>
          </table:table-cell>
          <table:table-cell table:formula="of:=([.C467]*[.$B$698])-([.C467]*[.$B$697])+[.$B$697]" office:value-type="float" office:value="26.139023" calcext:value-type="float">
            <text:p>26,139023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4" calcext:value-type="float">
            <text:p>0,4</text:p>
          </table:table-cell>
          <table:table-cell office:value-type="float" office:value="0.429849" calcext:value-type="float">
            <text:p>0,429849</text:p>
          </table:table-cell>
          <table:table-cell table:formula="of:=([.B468]*[.$B$698])-([.B468]*[.$B$697])+[.$B$697]" office:value-type="float" office:value="25.7" calcext:value-type="float">
            <text:p>25,7</text:p>
          </table:table-cell>
          <table:table-cell table:formula="of:=([.C468]*[.$B$698])-([.C468]*[.$B$697])+[.$B$697]" office:value-type="float" office:value="26.088037" calcext:value-type="float">
            <text:p>26,088037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33676" calcext:value-type="float">
            <text:p>0,433676</text:p>
          </table:table-cell>
          <table:table-cell table:formula="of:=([.B469]*[.$B$698])-([.B469]*[.$B$697])+[.$B$697]" office:value-type="float" office:value="26.000001" calcext:value-type="float">
            <text:p>26,000001</text:p>
          </table:table-cell>
          <table:table-cell table:formula="of:=([.C469]*[.$B$698])-([.C469]*[.$B$697])+[.$B$697]" office:value-type="float" office:value="26.137788" calcext:value-type="float">
            <text:p>26,137788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450502" calcext:value-type="float">
            <text:p>0,450502</text:p>
          </table:table-cell>
          <table:table-cell table:formula="of:=([.B470]*[.$B$698])-([.B470]*[.$B$697])+[.$B$697]" office:value-type="float" office:value="26.799995" calcext:value-type="float">
            <text:p>26,799995</text:p>
          </table:table-cell>
          <table:table-cell table:formula="of:=([.C470]*[.$B$698])-([.C470]*[.$B$697])+[.$B$697]" office:value-type="float" office:value="26.356526" calcext:value-type="float">
            <text:p>26,356526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515385" calcext:value-type="float">
            <text:p>0,515385</text:p>
          </table:table-cell>
          <table:table-cell office:value-type="float" office:value="0.539707" calcext:value-type="float">
            <text:p>0,539707</text:p>
          </table:table-cell>
          <table:table-cell table:formula="of:=([.B471]*[.$B$698])-([.B471]*[.$B$697])+[.$B$697]" office:value-type="float" office:value="27.200005" calcext:value-type="float">
            <text:p>27,200005</text:p>
          </table:table-cell>
          <table:table-cell table:formula="of:=([.C471]*[.$B$698])-([.C471]*[.$B$697])+[.$B$697]" office:value-type="float" office:value="27.516191" calcext:value-type="float">
            <text:p>27,516191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15385" calcext:value-type="float">
            <text:p>0,615385</text:p>
          </table:table-cell>
          <table:table-cell office:value-type="float" office:value="0.561799" calcext:value-type="float">
            <text:p>0,561799</text:p>
          </table:table-cell>
          <table:table-cell table:formula="of:=([.B472]*[.$B$698])-([.B472]*[.$B$697])+[.$B$697]" office:value-type="float" office:value="28.500005" calcext:value-type="float">
            <text:p>28,500005</text:p>
          </table:table-cell>
          <table:table-cell table:formula="of:=([.C472]*[.$B$698])-([.C472]*[.$B$697])+[.$B$697]" office:value-type="float" office:value="27.803387" calcext:value-type="float">
            <text:p>27,803387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670349" calcext:value-type="float">
            <text:p>0,670349</text:p>
          </table:table-cell>
          <table:table-cell table:formula="of:=([.B473]*[.$B$698])-([.B473]*[.$B$697])+[.$B$697]" office:value-type="float" office:value="31.100005" calcext:value-type="float">
            <text:p>31,100005</text:p>
          </table:table-cell>
          <table:table-cell table:formula="of:=([.C473]*[.$B$698])-([.C473]*[.$B$697])+[.$B$697]" office:value-type="float" office:value="29.214537" calcext:value-type="float">
            <text:p>29,214537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746154" calcext:value-type="float">
            <text:p>0,746154</text:p>
          </table:table-cell>
          <table:table-cell office:value-type="float" office:value="0.809448" calcext:value-type="float">
            <text:p>0,809448</text:p>
          </table:table-cell>
          <table:table-cell table:formula="of:=([.B474]*[.$B$698])-([.B474]*[.$B$697])+[.$B$697]" office:value-type="float" office:value="30.200002" calcext:value-type="float">
            <text:p>30,200002</text:p>
          </table:table-cell>
          <table:table-cell table:formula="of:=([.C474]*[.$B$698])-([.C474]*[.$B$697])+[.$B$697]" office:value-type="float" office:value="31.022824" calcext:value-type="float">
            <text:p>31,022824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853846" calcext:value-type="float">
            <text:p>0,853846</text:p>
          </table:table-cell>
          <table:table-cell office:value-type="float" office:value="0.753225" calcext:value-type="float">
            <text:p>0,753225</text:p>
          </table:table-cell>
          <table:table-cell table:formula="of:=([.B475]*[.$B$698])-([.B475]*[.$B$697])+[.$B$697]" office:value-type="float" office:value="31.599998" calcext:value-type="float">
            <text:p>31,599998</text:p>
          </table:table-cell>
          <table:table-cell table:formula="of:=([.C475]*[.$B$698])-([.C475]*[.$B$697])+[.$B$697]" office:value-type="float" office:value="30.291925" calcext:value-type="float">
            <text:p>30,291925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8" calcext:value-type="float">
            <text:p>0,8</text:p>
          </table:table-cell>
          <table:table-cell office:value-type="float" office:value="0.812995" calcext:value-type="float">
            <text:p>0,812995</text:p>
          </table:table-cell>
          <table:table-cell table:formula="of:=([.B476]*[.$B$698])-([.B476]*[.$B$697])+[.$B$697]" office:value-type="float" office:value="30.9" calcext:value-type="float">
            <text:p>30,9</text:p>
          </table:table-cell>
          <table:table-cell table:formula="of:=([.C476]*[.$B$698])-([.C476]*[.$B$697])+[.$B$697]" office:value-type="float" office:value="31.068935" calcext:value-type="float">
            <text:p>31,068935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307692" calcext:value-type="float">
            <text:p>0,307692</text:p>
          </table:table-cell>
          <table:table-cell office:value-type="float" office:value="0.723099" calcext:value-type="float">
            <text:p>0,723099</text:p>
          </table:table-cell>
          <table:table-cell table:formula="of:=([.B477]*[.$B$698])-([.B477]*[.$B$697])+[.$B$697]" office:value-type="float" office:value="24.499996" calcext:value-type="float">
            <text:p>24,499996</text:p>
          </table:table-cell>
          <table:table-cell table:formula="of:=([.C477]*[.$B$698])-([.C477]*[.$B$697])+[.$B$697]" office:value-type="float" office:value="29.900287" calcext:value-type="float">
            <text:p>29,900287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292308" calcext:value-type="float">
            <text:p>0,292308</text:p>
          </table:table-cell>
          <table:table-cell office:value-type="float" office:value="0.36137" calcext:value-type="float">
            <text:p>0,36137</text:p>
          </table:table-cell>
          <table:table-cell table:formula="of:=([.B478]*[.$B$698])-([.B478]*[.$B$697])+[.$B$697]" office:value-type="float" office:value="24.300004" calcext:value-type="float">
            <text:p>24,300004</text:p>
          </table:table-cell>
          <table:table-cell table:formula="of:=([.C478]*[.$B$698])-([.C478]*[.$B$697])+[.$B$697]" office:value-type="float" office:value="25.19781" calcext:value-type="float">
            <text:p>25,19781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323077" calcext:value-type="float">
            <text:p>0,323077</text:p>
          </table:table-cell>
          <table:table-cell office:value-type="float" office:value="0.436275" calcext:value-type="float">
            <text:p>0,436275</text:p>
          </table:table-cell>
          <table:table-cell table:formula="of:=([.B479]*[.$B$698])-([.B479]*[.$B$697])+[.$B$697]" office:value-type="float" office:value="24.700001" calcext:value-type="float">
            <text:p>24,700001</text:p>
          </table:table-cell>
          <table:table-cell table:formula="of:=([.C479]*[.$B$698])-([.C479]*[.$B$697])+[.$B$697]" office:value-type="float" office:value="26.171575" calcext:value-type="float">
            <text:p>26,171575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44364" calcext:value-type="float">
            <text:p>0,444364</text:p>
          </table:table-cell>
          <table:table-cell table:formula="of:=([.B480]*[.$B$698])-([.B480]*[.$B$697])+[.$B$697]" office:value-type="float" office:value="25.300003" calcext:value-type="float">
            <text:p>25,300003</text:p>
          </table:table-cell>
          <table:table-cell table:formula="of:=([.C480]*[.$B$698])-([.C480]*[.$B$697])+[.$B$697]" office:value-type="float" office:value="26.276732" calcext:value-type="float">
            <text:p>26,27673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346154" calcext:value-type="float">
            <text:p>0,346154</text:p>
          </table:table-cell>
          <table:table-cell office:value-type="float" office:value="0.394043" calcext:value-type="float">
            <text:p>0,394043</text:p>
          </table:table-cell>
          <table:table-cell table:formula="of:=([.B481]*[.$B$698])-([.B481]*[.$B$697])+[.$B$697]" office:value-type="float" office:value="25.000002" calcext:value-type="float">
            <text:p>25,000002</text:p>
          </table:table-cell>
          <table:table-cell table:formula="of:=([.C481]*[.$B$698])-([.C481]*[.$B$697])+[.$B$697]" office:value-type="float" office:value="25.622559" calcext:value-type="float">
            <text:p>25,622559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238462" calcext:value-type="float">
            <text:p>0,238462</text:p>
          </table:table-cell>
          <table:table-cell office:value-type="float" office:value="0.424307" calcext:value-type="float">
            <text:p>0,424307</text:p>
          </table:table-cell>
          <table:table-cell table:formula="of:=([.B482]*[.$B$698])-([.B482]*[.$B$697])+[.$B$697]" office:value-type="float" office:value="23.600006" calcext:value-type="float">
            <text:p>23,600006</text:p>
          </table:table-cell>
          <table:table-cell table:formula="of:=([.C482]*[.$B$698])-([.C482]*[.$B$697])+[.$B$697]" office:value-type="float" office:value="26.015991" calcext:value-type="float">
            <text:p>26,015991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3" calcext:value-type="float">
            <text:p>0,3</text:p>
          </table:table-cell>
          <table:table-cell office:value-type="float" office:value="0.352563" calcext:value-type="float">
            <text:p>0,352563</text:p>
          </table:table-cell>
          <table:table-cell table:formula="of:=([.B483]*[.$B$698])-([.B483]*[.$B$697])+[.$B$697]" office:value-type="float" office:value="24.4" calcext:value-type="float">
            <text:p>24,4</text:p>
          </table:table-cell>
          <table:table-cell table:formula="of:=([.C483]*[.$B$698])-([.C483]*[.$B$697])+[.$B$697]" office:value-type="float" office:value="25.083319" calcext:value-type="float">
            <text:p>25,083319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348441" calcext:value-type="float">
            <text:p>0,348441</text:p>
          </table:table-cell>
          <table:table-cell table:formula="of:=([.B484]*[.$B$698])-([.B484]*[.$B$697])+[.$B$697]" office:value-type="float" office:value="25.099998" calcext:value-type="float">
            <text:p>25,099998</text:p>
          </table:table-cell>
          <table:table-cell table:formula="of:=([.C484]*[.$B$698])-([.C484]*[.$B$697])+[.$B$697]" office:value-type="float" office:value="25.029733" calcext:value-type="float">
            <text:p>25,029733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421787" calcext:value-type="float">
            <text:p>0,421787</text:p>
          </table:table-cell>
          <table:table-cell table:formula="of:=([.B485]*[.$B$698])-([.B485]*[.$B$697])+[.$B$697]" office:value-type="float" office:value="25.399999" calcext:value-type="float">
            <text:p>25,399999</text:p>
          </table:table-cell>
          <table:table-cell table:formula="of:=([.C485]*[.$B$698])-([.C485]*[.$B$697])+[.$B$697]" office:value-type="float" office:value="25.983231" calcext:value-type="float">
            <text:p>25,983231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4" calcext:value-type="float">
            <text:p>0,4</text:p>
          </table:table-cell>
          <table:table-cell office:value-type="float" office:value="0.483833" calcext:value-type="float">
            <text:p>0,483833</text:p>
          </table:table-cell>
          <table:table-cell table:formula="of:=([.B486]*[.$B$698])-([.B486]*[.$B$697])+[.$B$697]" office:value-type="float" office:value="25.7" calcext:value-type="float">
            <text:p>25,7</text:p>
          </table:table-cell>
          <table:table-cell table:formula="of:=([.C486]*[.$B$698])-([.C486]*[.$B$697])+[.$B$697]" office:value-type="float" office:value="26.789829" calcext:value-type="float">
            <text:p>26,789829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485724" calcext:value-type="float">
            <text:p>0,485724</text:p>
          </table:table-cell>
          <table:table-cell table:formula="of:=([.B487]*[.$B$698])-([.B487]*[.$B$697])+[.$B$697]" office:value-type="float" office:value="25.399999" calcext:value-type="float">
            <text:p>25,399999</text:p>
          </table:table-cell>
          <table:table-cell table:formula="of:=([.C487]*[.$B$698])-([.C487]*[.$B$697])+[.$B$697]" office:value-type="float" office:value="26.814412" calcext:value-type="float">
            <text:p>26,814412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26706" calcext:value-type="float">
            <text:p>0,426706</text:p>
          </table:table-cell>
          <table:table-cell table:formula="of:=([.B488]*[.$B$698])-([.B488]*[.$B$697])+[.$B$697]" office:value-type="float" office:value="25.300003" calcext:value-type="float">
            <text:p>25,300003</text:p>
          </table:table-cell>
          <table:table-cell table:formula="of:=([.C488]*[.$B$698])-([.C488]*[.$B$697])+[.$B$697]" office:value-type="float" office:value="26.047178" calcext:value-type="float">
            <text:p>26,047178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346154" calcext:value-type="float">
            <text:p>0,346154</text:p>
          </table:table-cell>
          <table:table-cell office:value-type="float" office:value="0.405868" calcext:value-type="float">
            <text:p>0,405868</text:p>
          </table:table-cell>
          <table:table-cell table:formula="of:=([.B489]*[.$B$698])-([.B489]*[.$B$697])+[.$B$697]" office:value-type="float" office:value="25.000002" calcext:value-type="float">
            <text:p>25,000002</text:p>
          </table:table-cell>
          <table:table-cell table:formula="of:=([.C489]*[.$B$698])-([.C489]*[.$B$697])+[.$B$697]" office:value-type="float" office:value="25.776284" calcext:value-type="float">
            <text:p>25,776284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361538" calcext:value-type="float">
            <text:p>0,361538</text:p>
          </table:table-cell>
          <table:table-cell office:value-type="float" office:value="0.394727" calcext:value-type="float">
            <text:p>0,394727</text:p>
          </table:table-cell>
          <table:table-cell table:formula="of:=([.B490]*[.$B$698])-([.B490]*[.$B$697])+[.$B$697]" office:value-type="float" office:value="25.199994" calcext:value-type="float">
            <text:p>25,199994</text:p>
          </table:table-cell>
          <table:table-cell table:formula="of:=([.C490]*[.$B$698])-([.C490]*[.$B$697])+[.$B$697]" office:value-type="float" office:value="25.631451" calcext:value-type="float">
            <text:p>25,63145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346154" calcext:value-type="float">
            <text:p>0,346154</text:p>
          </table:table-cell>
          <table:table-cell office:value-type="float" office:value="0.406201" calcext:value-type="float">
            <text:p>0,406201</text:p>
          </table:table-cell>
          <table:table-cell table:formula="of:=([.B491]*[.$B$698])-([.B491]*[.$B$697])+[.$B$697]" office:value-type="float" office:value="25.000002" calcext:value-type="float">
            <text:p>25,000002</text:p>
          </table:table-cell>
          <table:table-cell table:formula="of:=([.C491]*[.$B$698])-([.C491]*[.$B$697])+[.$B$697]" office:value-type="float" office:value="25.780613" calcext:value-type="float">
            <text:p>25,780613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315385" calcext:value-type="float">
            <text:p>0,315385</text:p>
          </table:table-cell>
          <table:table-cell office:value-type="float" office:value="0.397286" calcext:value-type="float">
            <text:p>0,397286</text:p>
          </table:table-cell>
          <table:table-cell table:formula="of:=([.B492]*[.$B$698])-([.B492]*[.$B$697])+[.$B$697]" office:value-type="float" office:value="24.600005" calcext:value-type="float">
            <text:p>24,600005</text:p>
          </table:table-cell>
          <table:table-cell table:formula="of:=([.C492]*[.$B$698])-([.C492]*[.$B$697])+[.$B$697]" office:value-type="float" office:value="25.664718" calcext:value-type="float">
            <text:p>25,664718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315385" calcext:value-type="float">
            <text:p>0,315385</text:p>
          </table:table-cell>
          <table:table-cell office:value-type="float" office:value="0.38885" calcext:value-type="float">
            <text:p>0,38885</text:p>
          </table:table-cell>
          <table:table-cell table:formula="of:=([.B493]*[.$B$698])-([.B493]*[.$B$697])+[.$B$697]" office:value-type="float" office:value="24.600005" calcext:value-type="float">
            <text:p>24,600005</text:p>
          </table:table-cell>
          <table:table-cell table:formula="of:=([.C493]*[.$B$698])-([.C493]*[.$B$697])+[.$B$697]" office:value-type="float" office:value="25.55505" calcext:value-type="float">
            <text:p>25,5550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323077" calcext:value-type="float">
            <text:p>0,323077</text:p>
          </table:table-cell>
          <table:table-cell office:value-type="float" office:value="0.381339" calcext:value-type="float">
            <text:p>0,381339</text:p>
          </table:table-cell>
          <table:table-cell table:formula="of:=([.B494]*[.$B$698])-([.B494]*[.$B$697])+[.$B$697]" office:value-type="float" office:value="24.700001" calcext:value-type="float">
            <text:p>24,700001</text:p>
          </table:table-cell>
          <table:table-cell table:formula="of:=([.C494]*[.$B$698])-([.C494]*[.$B$697])+[.$B$697]" office:value-type="float" office:value="25.457407" calcext:value-type="float">
            <text:p>25,457407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391426" calcext:value-type="float">
            <text:p>0,391426</text:p>
          </table:table-cell>
          <table:table-cell table:formula="of:=([.B495]*[.$B$698])-([.B495]*[.$B$697])+[.$B$697]" office:value-type="float" office:value="24.799997" calcext:value-type="float">
            <text:p>24,799997</text:p>
          </table:table-cell>
          <table:table-cell table:formula="of:=([.C495]*[.$B$698])-([.C495]*[.$B$697])+[.$B$697]" office:value-type="float" office:value="25.588538" calcext:value-type="float">
            <text:p>25,588538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395354" calcext:value-type="float">
            <text:p>0,395354</text:p>
          </table:table-cell>
          <table:table-cell table:formula="of:=([.B496]*[.$B$698])-([.B496]*[.$B$697])+[.$B$697]" office:value-type="float" office:value="24.799997" calcext:value-type="float">
            <text:p>24,799997</text:p>
          </table:table-cell>
          <table:table-cell table:formula="of:=([.C496]*[.$B$698])-([.C496]*[.$B$697])+[.$B$697]" office:value-type="float" office:value="25.639602" calcext:value-type="float">
            <text:p>25,639602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246154" calcext:value-type="float">
            <text:p>0,246154</text:p>
          </table:table-cell>
          <table:table-cell office:value-type="float" office:value="0.392704" calcext:value-type="float">
            <text:p>0,392704</text:p>
          </table:table-cell>
          <table:table-cell table:formula="of:=([.B497]*[.$B$698])-([.B497]*[.$B$697])+[.$B$697]" office:value-type="float" office:value="23.700002" calcext:value-type="float">
            <text:p>23,700002</text:p>
          </table:table-cell>
          <table:table-cell table:formula="of:=([.C497]*[.$B$698])-([.C497]*[.$B$697])+[.$B$697]" office:value-type="float" office:value="25.605152" calcext:value-type="float">
            <text:p>25,605152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3" calcext:value-type="float">
            <text:p>0,3</text:p>
          </table:table-cell>
          <table:table-cell office:value-type="float" office:value="0.343376" calcext:value-type="float">
            <text:p>0,343376</text:p>
          </table:table-cell>
          <table:table-cell table:formula="of:=([.B498]*[.$B$698])-([.B498]*[.$B$697])+[.$B$697]" office:value-type="float" office:value="24.4" calcext:value-type="float">
            <text:p>24,4</text:p>
          </table:table-cell>
          <table:table-cell table:formula="of:=([.C498]*[.$B$698])-([.C498]*[.$B$697])+[.$B$697]" office:value-type="float" office:value="24.963888" calcext:value-type="float">
            <text:p>24,963888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276923" calcext:value-type="float">
            <text:p>0,276923</text:p>
          </table:table-cell>
          <table:table-cell office:value-type="float" office:value="0.35444" calcext:value-type="float">
            <text:p>0,35444</text:p>
          </table:table-cell>
          <table:table-cell table:formula="of:=([.B499]*[.$B$698])-([.B499]*[.$B$697])+[.$B$697]" office:value-type="float" office:value="24.099999" calcext:value-type="float">
            <text:p>24,099999</text:p>
          </table:table-cell>
          <table:table-cell table:formula="of:=([.C499]*[.$B$698])-([.C499]*[.$B$697])+[.$B$697]" office:value-type="float" office:value="25.10772" calcext:value-type="float">
            <text:p>25,10772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292308" calcext:value-type="float">
            <text:p>0,292308</text:p>
          </table:table-cell>
          <table:table-cell office:value-type="float" office:value="0.369558" calcext:value-type="float">
            <text:p>0,369558</text:p>
          </table:table-cell>
          <table:table-cell table:formula="of:=([.B500]*[.$B$698])-([.B500]*[.$B$697])+[.$B$697]" office:value-type="float" office:value="24.300004" calcext:value-type="float">
            <text:p>24,300004</text:p>
          </table:table-cell>
          <table:table-cell table:formula="of:=([.C500]*[.$B$698])-([.C500]*[.$B$697])+[.$B$697]" office:value-type="float" office:value="25.304254" calcext:value-type="float">
            <text:p>25,30425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238462" calcext:value-type="float">
            <text:p>0,238462</text:p>
          </table:table-cell>
          <table:table-cell office:value-type="float" office:value="0.342242" calcext:value-type="float">
            <text:p>0,342242</text:p>
          </table:table-cell>
          <table:table-cell table:formula="of:=([.B501]*[.$B$698])-([.B501]*[.$B$697])+[.$B$697]" office:value-type="float" office:value="23.600006" calcext:value-type="float">
            <text:p>23,600006</text:p>
          </table:table-cell>
          <table:table-cell table:formula="of:=([.C501]*[.$B$698])-([.C501]*[.$B$697])+[.$B$697]" office:value-type="float" office:value="24.949146" calcext:value-type="float">
            <text:p>24,949146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360362" calcext:value-type="float">
            <text:p>0,360362</text:p>
          </table:table-cell>
          <table:table-cell table:formula="of:=([.B502]*[.$B$698])-([.B502]*[.$B$697])+[.$B$697]" office:value-type="float" office:value="26.399998" calcext:value-type="float">
            <text:p>26,399998</text:p>
          </table:table-cell>
          <table:table-cell table:formula="of:=([.C502]*[.$B$698])-([.C502]*[.$B$697])+[.$B$697]" office:value-type="float" office:value="25.184706" calcext:value-type="float">
            <text:p>25,184706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238462" calcext:value-type="float">
            <text:p>0,238462</text:p>
          </table:table-cell>
          <table:table-cell office:value-type="float" office:value="0.403896" calcext:value-type="float">
            <text:p>0,403896</text:p>
          </table:table-cell>
          <table:table-cell table:formula="of:=([.B503]*[.$B$698])-([.B503]*[.$B$697])+[.$B$697]" office:value-type="float" office:value="23.600006" calcext:value-type="float">
            <text:p>23,600006</text:p>
          </table:table-cell>
          <table:table-cell table:formula="of:=([.C503]*[.$B$698])-([.C503]*[.$B$697])+[.$B$697]" office:value-type="float" office:value="25.750648" calcext:value-type="float">
            <text:p>25,750648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246154" calcext:value-type="float">
            <text:p>0,246154</text:p>
          </table:table-cell>
          <table:table-cell office:value-type="float" office:value="0.344855" calcext:value-type="float">
            <text:p>0,344855</text:p>
          </table:table-cell>
          <table:table-cell table:formula="of:=([.B504]*[.$B$698])-([.B504]*[.$B$697])+[.$B$697]" office:value-type="float" office:value="23.700002" calcext:value-type="float">
            <text:p>23,700002</text:p>
          </table:table-cell>
          <table:table-cell table:formula="of:=([.C504]*[.$B$698])-([.C504]*[.$B$697])+[.$B$697]" office:value-type="float" office:value="24.983115" calcext:value-type="float">
            <text:p>24,983115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261538" calcext:value-type="float">
            <text:p>0,261538</text:p>
          </table:table-cell>
          <table:table-cell office:value-type="float" office:value="0.364616" calcext:value-type="float">
            <text:p>0,364616</text:p>
          </table:table-cell>
          <table:table-cell table:formula="of:=([.B505]*[.$B$698])-([.B505]*[.$B$697])+[.$B$697]" office:value-type="float" office:value="23.899994" calcext:value-type="float">
            <text:p>23,899994</text:p>
          </table:table-cell>
          <table:table-cell table:formula="of:=([.C505]*[.$B$698])-([.C505]*[.$B$697])+[.$B$697]" office:value-type="float" office:value="25.240008" calcext:value-type="float">
            <text:p>25,240008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261538" calcext:value-type="float">
            <text:p>0,261538</text:p>
          </table:table-cell>
          <table:table-cell office:value-type="float" office:value="0.351111" calcext:value-type="float">
            <text:p>0,351111</text:p>
          </table:table-cell>
          <table:table-cell table:formula="of:=([.B506]*[.$B$698])-([.B506]*[.$B$697])+[.$B$697]" office:value-type="float" office:value="23.899994" calcext:value-type="float">
            <text:p>23,899994</text:p>
          </table:table-cell>
          <table:table-cell table:formula="of:=([.C506]*[.$B$698])-([.C506]*[.$B$697])+[.$B$697]" office:value-type="float" office:value="25.064443" calcext:value-type="float">
            <text:p>25,064443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246154" calcext:value-type="float">
            <text:p>0,246154</text:p>
          </table:table-cell>
          <table:table-cell office:value-type="float" office:value="0.347729" calcext:value-type="float">
            <text:p>0,347729</text:p>
          </table:table-cell>
          <table:table-cell table:formula="of:=([.B507]*[.$B$698])-([.B507]*[.$B$697])+[.$B$697]" office:value-type="float" office:value="23.700002" calcext:value-type="float">
            <text:p>23,700002</text:p>
          </table:table-cell>
          <table:table-cell table:formula="of:=([.C507]*[.$B$698])-([.C507]*[.$B$697])+[.$B$697]" office:value-type="float" office:value="25.020477" calcext:value-type="float">
            <text:p>25,020477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238462" calcext:value-type="float">
            <text:p>0,238462</text:p>
          </table:table-cell>
          <table:table-cell office:value-type="float" office:value="0.41255" calcext:value-type="float">
            <text:p>0,41255</text:p>
          </table:table-cell>
          <table:table-cell table:formula="of:=([.B508]*[.$B$698])-([.B508]*[.$B$697])+[.$B$697]" office:value-type="float" office:value="23.600006" calcext:value-type="float">
            <text:p>23,600006</text:p>
          </table:table-cell>
          <table:table-cell table:formula="of:=([.C508]*[.$B$698])-([.C508]*[.$B$697])+[.$B$697]" office:value-type="float" office:value="25.86315" calcext:value-type="float">
            <text:p>25,86315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284615" calcext:value-type="float">
            <text:p>0,284615</text:p>
          </table:table-cell>
          <table:table-cell office:value-type="float" office:value="0.38899" calcext:value-type="float">
            <text:p>0,38899</text:p>
          </table:table-cell>
          <table:table-cell table:formula="of:=([.B509]*[.$B$698])-([.B509]*[.$B$697])+[.$B$697]" office:value-type="float" office:value="24.199995" calcext:value-type="float">
            <text:p>24,199995</text:p>
          </table:table-cell>
          <table:table-cell table:formula="of:=([.C509]*[.$B$698])-([.C509]*[.$B$697])+[.$B$697]" office:value-type="float" office:value="25.55687" calcext:value-type="float">
            <text:p>25,55687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323077" calcext:value-type="float">
            <text:p>0,323077</text:p>
          </table:table-cell>
          <table:table-cell office:value-type="float" office:value="0.373974" calcext:value-type="float">
            <text:p>0,373974</text:p>
          </table:table-cell>
          <table:table-cell table:formula="of:=([.B510]*[.$B$698])-([.B510]*[.$B$697])+[.$B$697]" office:value-type="float" office:value="24.700001" calcext:value-type="float">
            <text:p>24,700001</text:p>
          </table:table-cell>
          <table:table-cell table:formula="of:=([.C510]*[.$B$698])-([.C510]*[.$B$697])+[.$B$697]" office:value-type="float" office:value="25.361662" calcext:value-type="float">
            <text:p>25,361662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5" calcext:value-type="float">
            <text:p>0,5</text:p>
          </table:table-cell>
          <table:table-cell office:value-type="float" office:value="0.443135" calcext:value-type="float">
            <text:p>0,443135</text:p>
          </table:table-cell>
          <table:table-cell table:formula="of:=([.B511]*[.$B$698])-([.B511]*[.$B$697])+[.$B$697]" office:value-type="float" office:value="27" calcext:value-type="float">
            <text:p>27</text:p>
          </table:table-cell>
          <table:table-cell table:formula="of:=([.C511]*[.$B$698])-([.C511]*[.$B$697])+[.$B$697]" office:value-type="float" office:value="26.260755" calcext:value-type="float">
            <text:p>26,260755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553846" calcext:value-type="float">
            <text:p>0,553846</text:p>
          </table:table-cell>
          <table:table-cell office:value-type="float" office:value="0.494407" calcext:value-type="float">
            <text:p>0,494407</text:p>
          </table:table-cell>
          <table:table-cell table:formula="of:=([.B512]*[.$B$698])-([.B512]*[.$B$697])+[.$B$697]" office:value-type="float" office:value="27.699998" calcext:value-type="float">
            <text:p>27,699998</text:p>
          </table:table-cell>
          <table:table-cell table:formula="of:=([.C512]*[.$B$698])-([.C512]*[.$B$697])+[.$B$697]" office:value-type="float" office:value="26.927291" calcext:value-type="float">
            <text:p>26,92729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561538" calcext:value-type="float">
            <text:p>0,561538</text:p>
          </table:table-cell>
          <table:table-cell office:value-type="float" office:value="0.606585" calcext:value-type="float">
            <text:p>0,606585</text:p>
          </table:table-cell>
          <table:table-cell table:formula="of:=([.B513]*[.$B$698])-([.B513]*[.$B$697])+[.$B$697]" office:value-type="float" office:value="27.799994" calcext:value-type="float">
            <text:p>27,799994</text:p>
          </table:table-cell>
          <table:table-cell table:formula="of:=([.C513]*[.$B$698])-([.C513]*[.$B$697])+[.$B$697]" office:value-type="float" office:value="28.385605" calcext:value-type="float">
            <text:p>28,385605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523077" calcext:value-type="float">
            <text:p>0,523077</text:p>
          </table:table-cell>
          <table:table-cell office:value-type="float" office:value="0.576419" calcext:value-type="float">
            <text:p>0,576419</text:p>
          </table:table-cell>
          <table:table-cell table:formula="of:=([.B514]*[.$B$698])-([.B514]*[.$B$697])+[.$B$697]" office:value-type="float" office:value="27.300001" calcext:value-type="float">
            <text:p>27,300001</text:p>
          </table:table-cell>
          <table:table-cell table:formula="of:=([.C514]*[.$B$698])-([.C514]*[.$B$697])+[.$B$697]" office:value-type="float" office:value="27.993447" calcext:value-type="float">
            <text:p>27,993447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653846" calcext:value-type="float">
            <text:p>0,653846</text:p>
          </table:table-cell>
          <table:table-cell office:value-type="float" office:value="0.583668" calcext:value-type="float">
            <text:p>0,583668</text:p>
          </table:table-cell>
          <table:table-cell table:formula="of:=([.B515]*[.$B$698])-([.B515]*[.$B$697])+[.$B$697]" office:value-type="float" office:value="28.999998" calcext:value-type="float">
            <text:p>28,999998</text:p>
          </table:table-cell>
          <table:table-cell table:formula="of:=([.C515]*[.$B$698])-([.C515]*[.$B$697])+[.$B$697]" office:value-type="float" office:value="28.087684" calcext:value-type="float">
            <text:p>28,08768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6" calcext:value-type="float">
            <text:p>0,6</text:p>
          </table:table-cell>
          <table:table-cell office:value-type="float" office:value="0.675329" calcext:value-type="float">
            <text:p>0,675329</text:p>
          </table:table-cell>
          <table:table-cell table:formula="of:=([.B516]*[.$B$698])-([.B516]*[.$B$697])+[.$B$697]" office:value-type="float" office:value="28.3" calcext:value-type="float">
            <text:p>28,3</text:p>
          </table:table-cell>
          <table:table-cell table:formula="of:=([.C516]*[.$B$698])-([.C516]*[.$B$697])+[.$B$697]" office:value-type="float" office:value="29.279277" calcext:value-type="float">
            <text:p>29,279277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546154" calcext:value-type="float">
            <text:p>0,546154</text:p>
          </table:table-cell>
          <table:table-cell office:value-type="float" office:value="0.623708" calcext:value-type="float">
            <text:p>0,623708</text:p>
          </table:table-cell>
          <table:table-cell table:formula="of:=([.B517]*[.$B$698])-([.B517]*[.$B$697])+[.$B$697]" office:value-type="float" office:value="27.600002" calcext:value-type="float">
            <text:p>27,600002</text:p>
          </table:table-cell>
          <table:table-cell table:formula="of:=([.C517]*[.$B$698])-([.C517]*[.$B$697])+[.$B$697]" office:value-type="float" office:value="28.608204" calcext:value-type="float">
            <text:p>28,608204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515385" calcext:value-type="float">
            <text:p>0,515385</text:p>
          </table:table-cell>
          <table:table-cell office:value-type="float" office:value="0.556636" calcext:value-type="float">
            <text:p>0,556636</text:p>
          </table:table-cell>
          <table:table-cell table:formula="of:=([.B518]*[.$B$698])-([.B518]*[.$B$697])+[.$B$697]" office:value-type="float" office:value="27.200005" calcext:value-type="float">
            <text:p>27,200005</text:p>
          </table:table-cell>
          <table:table-cell table:formula="of:=([.C518]*[.$B$698])-([.C518]*[.$B$697])+[.$B$697]" office:value-type="float" office:value="27.736268" calcext:value-type="float">
            <text:p>27,736268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522654" calcext:value-type="float">
            <text:p>0,522654</text:p>
          </table:table-cell>
          <table:table-cell table:formula="of:=([.B519]*[.$B$698])-([.B519]*[.$B$697])+[.$B$697]" office:value-type="float" office:value="26.499994" calcext:value-type="float">
            <text:p>26,499994</text:p>
          </table:table-cell>
          <table:table-cell table:formula="of:=([.C519]*[.$B$698])-([.C519]*[.$B$697])+[.$B$697]" office:value-type="float" office:value="27.294502" calcext:value-type="float">
            <text:p>27,294502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69815" calcext:value-type="float">
            <text:p>0,469815</text:p>
          </table:table-cell>
          <table:table-cell table:formula="of:=([.B520]*[.$B$698])-([.B520]*[.$B$697])+[.$B$697]" office:value-type="float" office:value="26.200006" calcext:value-type="float">
            <text:p>26,200006</text:p>
          </table:table-cell>
          <table:table-cell table:formula="of:=([.C520]*[.$B$698])-([.C520]*[.$B$697])+[.$B$697]" office:value-type="float" office:value="26.607595" calcext:value-type="float">
            <text:p>26,60759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246154" calcext:value-type="float">
            <text:p>0,246154</text:p>
          </table:table-cell>
          <table:table-cell office:value-type="float" office:value="0.456237" calcext:value-type="float">
            <text:p>0,456237</text:p>
          </table:table-cell>
          <table:table-cell table:formula="of:=([.B521]*[.$B$698])-([.B521]*[.$B$697])+[.$B$697]" office:value-type="float" office:value="23.700002" calcext:value-type="float">
            <text:p>23,700002</text:p>
          </table:table-cell>
          <table:table-cell table:formula="of:=([.C521]*[.$B$698])-([.C521]*[.$B$697])+[.$B$697]" office:value-type="float" office:value="26.431081" calcext:value-type="float">
            <text:p>26,431081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379718" calcext:value-type="float">
            <text:p>0,379718</text:p>
          </table:table-cell>
          <table:table-cell table:formula="of:=([.B522]*[.$B$698])-([.B522]*[.$B$697])+[.$B$697]" office:value-type="float" office:value="26.000001" calcext:value-type="float">
            <text:p>26,000001</text:p>
          </table:table-cell>
          <table:table-cell table:formula="of:=([.C522]*[.$B$698])-([.C522]*[.$B$697])+[.$B$697]" office:value-type="float" office:value="25.436334" calcext:value-type="float">
            <text:p>25,436334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284615" calcext:value-type="float">
            <text:p>0,284615</text:p>
          </table:table-cell>
          <table:table-cell office:value-type="float" office:value="0.443972" calcext:value-type="float">
            <text:p>0,443972</text:p>
          </table:table-cell>
          <table:table-cell table:formula="of:=([.B523]*[.$B$698])-([.B523]*[.$B$697])+[.$B$697]" office:value-type="float" office:value="24.199995" calcext:value-type="float">
            <text:p>24,199995</text:p>
          </table:table-cell>
          <table:table-cell table:formula="of:=([.C523]*[.$B$698])-([.C523]*[.$B$697])+[.$B$697]" office:value-type="float" office:value="26.271636" calcext:value-type="float">
            <text:p>26,271636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246154" calcext:value-type="float">
            <text:p>0,246154</text:p>
          </table:table-cell>
          <table:table-cell office:value-type="float" office:value="0.360004" calcext:value-type="float">
            <text:p>0,360004</text:p>
          </table:table-cell>
          <table:table-cell table:formula="of:=([.B524]*[.$B$698])-([.B524]*[.$B$697])+[.$B$697]" office:value-type="float" office:value="23.700002" calcext:value-type="float">
            <text:p>23,700002</text:p>
          </table:table-cell>
          <table:table-cell table:formula="of:=([.C524]*[.$B$698])-([.C524]*[.$B$697])+[.$B$697]" office:value-type="float" office:value="25.180052" calcext:value-type="float">
            <text:p>25,180052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519995" calcext:value-type="float">
            <text:p>0,519995</text:p>
          </table:table-cell>
          <table:table-cell table:formula="of:=([.B525]*[.$B$698])-([.B525]*[.$B$697])+[.$B$697]" office:value-type="float" office:value="25.799996" calcext:value-type="float">
            <text:p>25,799996</text:p>
          </table:table-cell>
          <table:table-cell table:formula="of:=([.C525]*[.$B$698])-([.C525]*[.$B$697])+[.$B$697]" office:value-type="float" office:value="27.259935" calcext:value-type="float">
            <text:p>27,25993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424593" calcext:value-type="float">
            <text:p>0,424593</text:p>
          </table:table-cell>
          <table:table-cell table:formula="of:=([.B526]*[.$B$698])-([.B526]*[.$B$697])+[.$B$697]" office:value-type="float" office:value="25.900005" calcext:value-type="float">
            <text:p>25,900005</text:p>
          </table:table-cell>
          <table:table-cell table:formula="of:=([.C526]*[.$B$698])-([.C526]*[.$B$697])+[.$B$697]" office:value-type="float" office:value="26.019709" calcext:value-type="float">
            <text:p>26,019709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97122" calcext:value-type="float">
            <text:p>0,497122</text:p>
          </table:table-cell>
          <table:table-cell table:formula="of:=([.B527]*[.$B$698])-([.B527]*[.$B$697])+[.$B$697]" office:value-type="float" office:value="26.200006" calcext:value-type="float">
            <text:p>26,200006</text:p>
          </table:table-cell>
          <table:table-cell table:formula="of:=([.C527]*[.$B$698])-([.C527]*[.$B$697])+[.$B$697]" office:value-type="float" office:value="26.962586" calcext:value-type="float">
            <text:p>26,962586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51977" calcext:value-type="float">
            <text:p>0,451977</text:p>
          </table:table-cell>
          <table:table-cell table:formula="of:=([.B528]*[.$B$698])-([.B528]*[.$B$697])+[.$B$697]" office:value-type="float" office:value="25.799996" calcext:value-type="float">
            <text:p>25,799996</text:p>
          </table:table-cell>
          <table:table-cell table:formula="of:=([.C528]*[.$B$698])-([.C528]*[.$B$697])+[.$B$697]" office:value-type="float" office:value="26.375701" calcext:value-type="float">
            <text:p>26,375701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470807" calcext:value-type="float">
            <text:p>0,470807</text:p>
          </table:table-cell>
          <table:table-cell table:formula="of:=([.B529]*[.$B$698])-([.B529]*[.$B$697])+[.$B$697]" office:value-type="float" office:value="25.499995" calcext:value-type="float">
            <text:p>25,499995</text:p>
          </table:table-cell>
          <table:table-cell table:formula="of:=([.C529]*[.$B$698])-([.C529]*[.$B$697])+[.$B$697]" office:value-type="float" office:value="26.620491" calcext:value-type="float">
            <text:p>26,620491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307692" calcext:value-type="float">
            <text:p>0,307692</text:p>
          </table:table-cell>
          <table:table-cell office:value-type="float" office:value="0.416992" calcext:value-type="float">
            <text:p>0,416992</text:p>
          </table:table-cell>
          <table:table-cell table:formula="of:=([.B530]*[.$B$698])-([.B530]*[.$B$697])+[.$B$697]" office:value-type="float" office:value="24.499996" calcext:value-type="float">
            <text:p>24,499996</text:p>
          </table:table-cell>
          <table:table-cell table:formula="of:=([.C530]*[.$B$698])-([.C530]*[.$B$697])+[.$B$697]" office:value-type="float" office:value="25.920896" calcext:value-type="float">
            <text:p>25,920896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269231" calcext:value-type="float">
            <text:p>0,269231</text:p>
          </table:table-cell>
          <table:table-cell office:value-type="float" office:value="0.382407" calcext:value-type="float">
            <text:p>0,382407</text:p>
          </table:table-cell>
          <table:table-cell table:formula="of:=([.B531]*[.$B$698])-([.B531]*[.$B$697])+[.$B$697]" office:value-type="float" office:value="24.000003" calcext:value-type="float">
            <text:p>24,000003</text:p>
          </table:table-cell>
          <table:table-cell table:formula="of:=([.C531]*[.$B$698])-([.C531]*[.$B$697])+[.$B$697]" office:value-type="float" office:value="25.471291" calcext:value-type="float">
            <text:p>25,471291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269231" calcext:value-type="float">
            <text:p>0,269231</text:p>
          </table:table-cell>
          <table:table-cell office:value-type="float" office:value="0.383485" calcext:value-type="float">
            <text:p>0,383485</text:p>
          </table:table-cell>
          <table:table-cell table:formula="of:=([.B532]*[.$B$698])-([.B532]*[.$B$697])+[.$B$697]" office:value-type="float" office:value="24.000003" calcext:value-type="float">
            <text:p>24,000003</text:p>
          </table:table-cell>
          <table:table-cell table:formula="of:=([.C532]*[.$B$698])-([.C532]*[.$B$697])+[.$B$697]" office:value-type="float" office:value="25.485305" calcext:value-type="float">
            <text:p>25,485305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276923" calcext:value-type="float">
            <text:p>0,276923</text:p>
          </table:table-cell>
          <table:table-cell office:value-type="float" office:value="0.371103" calcext:value-type="float">
            <text:p>0,371103</text:p>
          </table:table-cell>
          <table:table-cell table:formula="of:=([.B533]*[.$B$698])-([.B533]*[.$B$697])+[.$B$697]" office:value-type="float" office:value="24.099999" calcext:value-type="float">
            <text:p>24,099999</text:p>
          </table:table-cell>
          <table:table-cell table:formula="of:=([.C533]*[.$B$698])-([.C533]*[.$B$697])+[.$B$697]" office:value-type="float" office:value="25.324339" calcext:value-type="float">
            <text:p>25,324339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292308" calcext:value-type="float">
            <text:p>0,292308</text:p>
          </table:table-cell>
          <table:table-cell office:value-type="float" office:value="0.347366" calcext:value-type="float">
            <text:p>0,347366</text:p>
          </table:table-cell>
          <table:table-cell table:formula="of:=([.B534]*[.$B$698])-([.B534]*[.$B$697])+[.$B$697]" office:value-type="float" office:value="24.300004" calcext:value-type="float">
            <text:p>24,300004</text:p>
          </table:table-cell>
          <table:table-cell table:formula="of:=([.C534]*[.$B$698])-([.C534]*[.$B$697])+[.$B$697]" office:value-type="float" office:value="25.015758" calcext:value-type="float">
            <text:p>25,015758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292308" calcext:value-type="float">
            <text:p>0,292308</text:p>
          </table:table-cell>
          <table:table-cell office:value-type="float" office:value="0.369027" calcext:value-type="float">
            <text:p>0,369027</text:p>
          </table:table-cell>
          <table:table-cell table:formula="of:=([.B535]*[.$B$698])-([.B535]*[.$B$697])+[.$B$697]" office:value-type="float" office:value="24.300004" calcext:value-type="float">
            <text:p>24,300004</text:p>
          </table:table-cell>
          <table:table-cell table:formula="of:=([.C535]*[.$B$698])-([.C535]*[.$B$697])+[.$B$697]" office:value-type="float" office:value="25.297351" calcext:value-type="float">
            <text:p>25,297351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307692" calcext:value-type="float">
            <text:p>0,307692</text:p>
          </table:table-cell>
          <table:table-cell office:value-type="float" office:value="0.39592" calcext:value-type="float">
            <text:p>0,39592</text:p>
          </table:table-cell>
          <table:table-cell table:formula="of:=([.B536]*[.$B$698])-([.B536]*[.$B$697])+[.$B$697]" office:value-type="float" office:value="24.499996" calcext:value-type="float">
            <text:p>24,499996</text:p>
          </table:table-cell>
          <table:table-cell table:formula="of:=([.C536]*[.$B$698])-([.C536]*[.$B$697])+[.$B$697]" office:value-type="float" office:value="25.64696" calcext:value-type="float">
            <text:p>25,64696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323077" calcext:value-type="float">
            <text:p>0,323077</text:p>
          </table:table-cell>
          <table:table-cell office:value-type="float" office:value="0.401596" calcext:value-type="float">
            <text:p>0,401596</text:p>
          </table:table-cell>
          <table:table-cell table:formula="of:=([.B537]*[.$B$698])-([.B537]*[.$B$697])+[.$B$697]" office:value-type="float" office:value="24.700001" calcext:value-type="float">
            <text:p>24,700001</text:p>
          </table:table-cell>
          <table:table-cell table:formula="of:=([.C537]*[.$B$698])-([.C537]*[.$B$697])+[.$B$697]" office:value-type="float" office:value="25.720748" calcext:value-type="float">
            <text:p>25,72074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4" calcext:value-type="float">
            <text:p>0,4</text:p>
          </table:table-cell>
          <table:table-cell office:value-type="float" office:value="0.401804" calcext:value-type="float">
            <text:p>0,401804</text:p>
          </table:table-cell>
          <table:table-cell table:formula="of:=([.B538]*[.$B$698])-([.B538]*[.$B$697])+[.$B$697]" office:value-type="float" office:value="25.7" calcext:value-type="float">
            <text:p>25,7</text:p>
          </table:table-cell>
          <table:table-cell table:formula="of:=([.C538]*[.$B$698])-([.C538]*[.$B$697])+[.$B$697]" office:value-type="float" office:value="25.723452" calcext:value-type="float">
            <text:p>25,723452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523077" calcext:value-type="float">
            <text:p>0,523077</text:p>
          </table:table-cell>
          <table:table-cell office:value-type="float" office:value="0.467614" calcext:value-type="float">
            <text:p>0,467614</text:p>
          </table:table-cell>
          <table:table-cell table:formula="of:=([.B539]*[.$B$698])-([.B539]*[.$B$697])+[.$B$697]" office:value-type="float" office:value="27.300001" calcext:value-type="float">
            <text:p>27,300001</text:p>
          </table:table-cell>
          <table:table-cell table:formula="of:=([.C539]*[.$B$698])-([.C539]*[.$B$697])+[.$B$697]" office:value-type="float" office:value="26.578982" calcext:value-type="float">
            <text:p>26,578982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576923" calcext:value-type="float">
            <text:p>0,576923</text:p>
          </table:table-cell>
          <table:table-cell office:value-type="float" office:value="0.565109" calcext:value-type="float">
            <text:p>0,565109</text:p>
          </table:table-cell>
          <table:table-cell table:formula="of:=([.B540]*[.$B$698])-([.B540]*[.$B$697])+[.$B$697]" office:value-type="float" office:value="27.999999" calcext:value-type="float">
            <text:p>27,999999</text:p>
          </table:table-cell>
          <table:table-cell table:formula="of:=([.C540]*[.$B$698])-([.C540]*[.$B$697])+[.$B$697]" office:value-type="float" office:value="27.846417" calcext:value-type="float">
            <text:p>27,846417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530769" calcext:value-type="float">
            <text:p>0,530769</text:p>
          </table:table-cell>
          <table:table-cell office:value-type="float" office:value="0.622616" calcext:value-type="float">
            <text:p>0,622616</text:p>
          </table:table-cell>
          <table:table-cell table:formula="of:=([.B541]*[.$B$698])-([.B541]*[.$B$697])+[.$B$697]" office:value-type="float" office:value="27.399997" calcext:value-type="float">
            <text:p>27,399997</text:p>
          </table:table-cell>
          <table:table-cell table:formula="of:=([.C541]*[.$B$698])-([.C541]*[.$B$697])+[.$B$697]" office:value-type="float" office:value="28.594008" calcext:value-type="float">
            <text:p>28,594008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548032" calcext:value-type="float">
            <text:p>0,548032</text:p>
          </table:table-cell>
          <table:table-cell table:formula="of:=([.B542]*[.$B$698])-([.B542]*[.$B$697])+[.$B$697]" office:value-type="float" office:value="25.499995" calcext:value-type="float">
            <text:p>25,499995</text:p>
          </table:table-cell>
          <table:table-cell table:formula="of:=([.C542]*[.$B$698])-([.C542]*[.$B$697])+[.$B$697]" office:value-type="float" office:value="27.624416" calcext:value-type="float">
            <text:p>27,624416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323077" calcext:value-type="float">
            <text:p>0,323077</text:p>
          </table:table-cell>
          <table:table-cell office:value-type="float" office:value="0.429127" calcext:value-type="float">
            <text:p>0,429127</text:p>
          </table:table-cell>
          <table:table-cell table:formula="of:=([.B543]*[.$B$698])-([.B543]*[.$B$697])+[.$B$697]" office:value-type="float" office:value="24.700001" calcext:value-type="float">
            <text:p>24,700001</text:p>
          </table:table-cell>
          <table:table-cell table:formula="of:=([.C543]*[.$B$698])-([.C543]*[.$B$697])+[.$B$697]" office:value-type="float" office:value="26.078651" calcext:value-type="float">
            <text:p>26,078651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399832" calcext:value-type="float">
            <text:p>0,399832</text:p>
          </table:table-cell>
          <table:table-cell table:formula="of:=([.B544]*[.$B$698])-([.B544]*[.$B$697])+[.$B$697]" office:value-type="float" office:value="25.099998" calcext:value-type="float">
            <text:p>25,099998</text:p>
          </table:table-cell>
          <table:table-cell table:formula="of:=([.C544]*[.$B$698])-([.C544]*[.$B$697])+[.$B$697]" office:value-type="float" office:value="25.697816" calcext:value-type="float">
            <text:p>25,697816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576923" calcext:value-type="float">
            <text:p>0,576923</text:p>
          </table:table-cell>
          <table:table-cell office:value-type="float" office:value="0.425716" calcext:value-type="float">
            <text:p>0,425716</text:p>
          </table:table-cell>
          <table:table-cell table:formula="of:=([.B545]*[.$B$698])-([.B545]*[.$B$697])+[.$B$697]" office:value-type="float" office:value="27.999999" calcext:value-type="float">
            <text:p>27,999999</text:p>
          </table:table-cell>
          <table:table-cell table:formula="of:=([.C545]*[.$B$698])-([.C545]*[.$B$697])+[.$B$697]" office:value-type="float" office:value="26.034308" calcext:value-type="float">
            <text:p>26,034308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523077" calcext:value-type="float">
            <text:p>0,523077</text:p>
          </table:table-cell>
          <table:table-cell office:value-type="float" office:value="0.605619" calcext:value-type="float">
            <text:p>0,605619</text:p>
          </table:table-cell>
          <table:table-cell table:formula="of:=([.B546]*[.$B$698])-([.B546]*[.$B$697])+[.$B$697]" office:value-type="float" office:value="27.300001" calcext:value-type="float">
            <text:p>27,300001</text:p>
          </table:table-cell>
          <table:table-cell table:formula="of:=([.C546]*[.$B$698])-([.C546]*[.$B$697])+[.$B$697]" office:value-type="float" office:value="28.373047" calcext:value-type="float">
            <text:p>28,373047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5" calcext:value-type="float">
            <text:p>0,5</text:p>
          </table:table-cell>
          <table:table-cell office:value-type="float" office:value="0.53062" calcext:value-type="float">
            <text:p>0,53062</text:p>
          </table:table-cell>
          <table:table-cell table:formula="of:=([.B547]*[.$B$698])-([.B547]*[.$B$697])+[.$B$697]" office:value-type="float" office:value="27" calcext:value-type="float">
            <text:p>27</text:p>
          </table:table-cell>
          <table:table-cell table:formula="of:=([.C547]*[.$B$698])-([.C547]*[.$B$697])+[.$B$697]" office:value-type="float" office:value="27.39806" calcext:value-type="float">
            <text:p>27,39806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98776" calcext:value-type="float">
            <text:p>0,498776</text:p>
          </table:table-cell>
          <table:table-cell table:formula="of:=([.B548]*[.$B$698])-([.B548]*[.$B$697])+[.$B$697]" office:value-type="float" office:value="26.000001" calcext:value-type="float">
            <text:p>26,000001</text:p>
          </table:table-cell>
          <table:table-cell table:formula="of:=([.C548]*[.$B$698])-([.C548]*[.$B$697])+[.$B$697]" office:value-type="float" office:value="26.984088" calcext:value-type="float">
            <text:p>26,984088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492308" calcext:value-type="float">
            <text:p>0,492308</text:p>
          </table:table-cell>
          <table:table-cell office:value-type="float" office:value="0.468638" calcext:value-type="float">
            <text:p>0,468638</text:p>
          </table:table-cell>
          <table:table-cell table:formula="of:=([.B549]*[.$B$698])-([.B549]*[.$B$697])+[.$B$697]" office:value-type="float" office:value="26.900004" calcext:value-type="float">
            <text:p>26,900004</text:p>
          </table:table-cell>
          <table:table-cell table:formula="of:=([.C549]*[.$B$698])-([.C549]*[.$B$697])+[.$B$697]" office:value-type="float" office:value="26.592294" calcext:value-type="float">
            <text:p>26,592294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9856" calcext:value-type="float">
            <text:p>0,49856</text:p>
          </table:table-cell>
          <table:table-cell table:formula="of:=([.B550]*[.$B$698])-([.B550]*[.$B$697])+[.$B$697]" office:value-type="float" office:value="25.799996" calcext:value-type="float">
            <text:p>25,799996</text:p>
          </table:table-cell>
          <table:table-cell table:formula="of:=([.C550]*[.$B$698])-([.C550]*[.$B$697])+[.$B$697]" office:value-type="float" office:value="26.98128" calcext:value-type="float">
            <text:p>26,9812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3272" calcext:value-type="float">
            <text:p>0,43272</text:p>
          </table:table-cell>
          <table:table-cell table:formula="of:=([.B551]*[.$B$698])-([.B551]*[.$B$697])+[.$B$697]" office:value-type="float" office:value="25.799996" calcext:value-type="float">
            <text:p>25,799996</text:p>
          </table:table-cell>
          <table:table-cell table:formula="of:=([.C551]*[.$B$698])-([.C551]*[.$B$697])+[.$B$697]" office:value-type="float" office:value="26.12536" calcext:value-type="float">
            <text:p>26,12536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31075" calcext:value-type="float">
            <text:p>0,431075</text:p>
          </table:table-cell>
          <table:table-cell table:formula="of:=([.B552]*[.$B$698])-([.B552]*[.$B$697])+[.$B$697]" office:value-type="float" office:value="25.799996" calcext:value-type="float">
            <text:p>25,799996</text:p>
          </table:table-cell>
          <table:table-cell table:formula="of:=([.C552]*[.$B$698])-([.C552]*[.$B$697])+[.$B$697]" office:value-type="float" office:value="26.103975" calcext:value-type="float">
            <text:p>26,103975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49915" calcext:value-type="float">
            <text:p>0,449915</text:p>
          </table:table-cell>
          <table:table-cell table:formula="of:=([.B553]*[.$B$698])-([.B553]*[.$B$697])+[.$B$697]" office:value-type="float" office:value="26.699999" calcext:value-type="float">
            <text:p>26,699999</text:p>
          </table:table-cell>
          <table:table-cell table:formula="of:=([.C553]*[.$B$698])-([.C553]*[.$B$697])+[.$B$697]" office:value-type="float" office:value="26.348895" calcext:value-type="float">
            <text:p>26,348895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4" calcext:value-type="float">
            <text:p>0,4</text:p>
          </table:table-cell>
          <table:table-cell office:value-type="float" office:value="0.501175" calcext:value-type="float">
            <text:p>0,501175</text:p>
          </table:table-cell>
          <table:table-cell table:formula="of:=([.B554]*[.$B$698])-([.B554]*[.$B$697])+[.$B$697]" office:value-type="float" office:value="25.7" calcext:value-type="float">
            <text:p>25,7</text:p>
          </table:table-cell>
          <table:table-cell table:formula="of:=([.C554]*[.$B$698])-([.C554]*[.$B$697])+[.$B$697]" office:value-type="float" office:value="27.015275" calcext:value-type="float">
            <text:p>27,015275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428882" calcext:value-type="float">
            <text:p>0,428882</text:p>
          </table:table-cell>
          <table:table-cell table:formula="of:=([.B555]*[.$B$698])-([.B555]*[.$B$697])+[.$B$697]" office:value-type="float" office:value="25.600004" calcext:value-type="float">
            <text:p>25,600004</text:p>
          </table:table-cell>
          <table:table-cell table:formula="of:=([.C555]*[.$B$698])-([.C555]*[.$B$697])+[.$B$697]" office:value-type="float" office:value="26.075466" calcext:value-type="float">
            <text:p>26,075466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419683" calcext:value-type="float">
            <text:p>0,419683</text:p>
          </table:table-cell>
          <table:table-cell table:formula="of:=([.B556]*[.$B$698])-([.B556]*[.$B$697])+[.$B$697]" office:value-type="float" office:value="25.399999" calcext:value-type="float">
            <text:p>25,399999</text:p>
          </table:table-cell>
          <table:table-cell table:formula="of:=([.C556]*[.$B$698])-([.C556]*[.$B$697])+[.$B$697]" office:value-type="float" office:value="25.955879" calcext:value-type="float">
            <text:p>25,955879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42435" calcext:value-type="float">
            <text:p>0,42435</text:p>
          </table:table-cell>
          <table:table-cell table:formula="of:=([.B557]*[.$B$698])-([.B557]*[.$B$697])+[.$B$697]" office:value-type="float" office:value="25.499995" calcext:value-type="float">
            <text:p>25,499995</text:p>
          </table:table-cell>
          <table:table-cell table:formula="of:=([.C557]*[.$B$698])-([.C557]*[.$B$697])+[.$B$697]" office:value-type="float" office:value="26.01655" calcext:value-type="float">
            <text:p>26,01655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421825" calcext:value-type="float">
            <text:p>0,421825</text:p>
          </table:table-cell>
          <table:table-cell table:formula="of:=([.B558]*[.$B$698])-([.B558]*[.$B$697])+[.$B$697]" office:value-type="float" office:value="25.399999" calcext:value-type="float">
            <text:p>25,399999</text:p>
          </table:table-cell>
          <table:table-cell table:formula="of:=([.C558]*[.$B$698])-([.C558]*[.$B$697])+[.$B$697]" office:value-type="float" office:value="25.983725" calcext:value-type="float">
            <text:p>25,983725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15127" calcext:value-type="float">
            <text:p>0,415127</text:p>
          </table:table-cell>
          <table:table-cell table:formula="of:=([.B559]*[.$B$698])-([.B559]*[.$B$697])+[.$B$697]" office:value-type="float" office:value="25.300003" calcext:value-type="float">
            <text:p>25,300003</text:p>
          </table:table-cell>
          <table:table-cell table:formula="of:=([.C559]*[.$B$698])-([.C559]*[.$B$697])+[.$B$697]" office:value-type="float" office:value="25.896651" calcext:value-type="float">
            <text:p>25,896651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0828" calcext:value-type="float">
            <text:p>0,40828</text:p>
          </table:table-cell>
          <table:table-cell table:formula="of:=([.B560]*[.$B$698])-([.B560]*[.$B$697])+[.$B$697]" office:value-type="float" office:value="25.300003" calcext:value-type="float">
            <text:p>25,300003</text:p>
          </table:table-cell>
          <table:table-cell table:formula="of:=([.C560]*[.$B$698])-([.C560]*[.$B$697])+[.$B$697]" office:value-type="float" office:value="25.80764" calcext:value-type="float">
            <text:p>25,80764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09075" calcext:value-type="float">
            <text:p>0,409075</text:p>
          </table:table-cell>
          <table:table-cell table:formula="of:=([.B561]*[.$B$698])-([.B561]*[.$B$697])+[.$B$697]" office:value-type="float" office:value="26.200006" calcext:value-type="float">
            <text:p>26,200006</text:p>
          </table:table-cell>
          <table:table-cell table:formula="of:=([.C561]*[.$B$698])-([.C561]*[.$B$697])+[.$B$697]" office:value-type="float" office:value="25.817975" calcext:value-type="float">
            <text:p>25,817975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515385" calcext:value-type="float">
            <text:p>0,515385</text:p>
          </table:table-cell>
          <table:table-cell office:value-type="float" office:value="0.474581" calcext:value-type="float">
            <text:p>0,474581</text:p>
          </table:table-cell>
          <table:table-cell table:formula="of:=([.B562]*[.$B$698])-([.B562]*[.$B$697])+[.$B$697]" office:value-type="float" office:value="27.200005" calcext:value-type="float">
            <text:p>27,200005</text:p>
          </table:table-cell>
          <table:table-cell table:formula="of:=([.C562]*[.$B$698])-([.C562]*[.$B$697])+[.$B$697]" office:value-type="float" office:value="26.669553" calcext:value-type="float">
            <text:p>26,669553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592308" calcext:value-type="float">
            <text:p>0,592308</text:p>
          </table:table-cell>
          <table:table-cell office:value-type="float" office:value="0.563219" calcext:value-type="float">
            <text:p>0,563219</text:p>
          </table:table-cell>
          <table:table-cell table:formula="of:=([.B563]*[.$B$698])-([.B563]*[.$B$697])+[.$B$697]" office:value-type="float" office:value="28.200004" calcext:value-type="float">
            <text:p>28,200004</text:p>
          </table:table-cell>
          <table:table-cell table:formula="of:=([.C563]*[.$B$698])-([.C563]*[.$B$697])+[.$B$697]" office:value-type="float" office:value="27.821847" calcext:value-type="float">
            <text:p>27,821847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684615" calcext:value-type="float">
            <text:p>0,684615</text:p>
          </table:table-cell>
          <table:table-cell office:value-type="float" office:value="0.643511" calcext:value-type="float">
            <text:p>0,643511</text:p>
          </table:table-cell>
          <table:table-cell table:formula="of:=([.B564]*[.$B$698])-([.B564]*[.$B$697])+[.$B$697]" office:value-type="float" office:value="29.399995" calcext:value-type="float">
            <text:p>29,399995</text:p>
          </table:table-cell>
          <table:table-cell table:formula="of:=([.C564]*[.$B$698])-([.C564]*[.$B$697])+[.$B$697]" office:value-type="float" office:value="28.865643" calcext:value-type="float">
            <text:p>28,865643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515385" calcext:value-type="float">
            <text:p>0,515385</text:p>
          </table:table-cell>
          <table:table-cell office:value-type="float" office:value="0.743437" calcext:value-type="float">
            <text:p>0,743437</text:p>
          </table:table-cell>
          <table:table-cell table:formula="of:=([.B565]*[.$B$698])-([.B565]*[.$B$697])+[.$B$697]" office:value-type="float" office:value="27.200005" calcext:value-type="float">
            <text:p>27,200005</text:p>
          </table:table-cell>
          <table:table-cell table:formula="of:=([.C565]*[.$B$698])-([.C565]*[.$B$697])+[.$B$697]" office:value-type="float" office:value="30.164681" calcext:value-type="float">
            <text:p>30,164681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.7" calcext:value-type="float">
            <text:p>0,7</text:p>
          </table:table-cell>
          <table:table-cell office:value-type="float" office:value="0.552189" calcext:value-type="float">
            <text:p>0,552189</text:p>
          </table:table-cell>
          <table:table-cell table:formula="of:=([.B566]*[.$B$698])-([.B566]*[.$B$697])+[.$B$697]" office:value-type="float" office:value="29.6" calcext:value-type="float">
            <text:p>29,6</text:p>
          </table:table-cell>
          <table:table-cell table:formula="of:=([.C566]*[.$B$698])-([.C566]*[.$B$697])+[.$B$697]" office:value-type="float" office:value="27.678457" calcext:value-type="float">
            <text:p>27,678457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669231" calcext:value-type="float">
            <text:p>0,669231</text:p>
          </table:table-cell>
          <table:table-cell office:value-type="float" office:value="0.693581" calcext:value-type="float">
            <text:p>0,693581</text:p>
          </table:table-cell>
          <table:table-cell table:formula="of:=([.B567]*[.$B$698])-([.B567]*[.$B$697])+[.$B$697]" office:value-type="float" office:value="29.200003" calcext:value-type="float">
            <text:p>29,200003</text:p>
          </table:table-cell>
          <table:table-cell table:formula="of:=([.C567]*[.$B$698])-([.C567]*[.$B$697])+[.$B$697]" office:value-type="float" office:value="29.516553" calcext:value-type="float">
            <text:p>29,516553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.692308" calcext:value-type="float">
            <text:p>0,692308</text:p>
          </table:table-cell>
          <table:table-cell office:value-type="float" office:value="0.634757" calcext:value-type="float">
            <text:p>0,634757</text:p>
          </table:table-cell>
          <table:table-cell table:formula="of:=([.B568]*[.$B$698])-([.B568]*[.$B$697])+[.$B$697]" office:value-type="float" office:value="29.500004" calcext:value-type="float">
            <text:p>29,500004</text:p>
          </table:table-cell>
          <table:table-cell table:formula="of:=([.C568]*[.$B$698])-([.C568]*[.$B$697])+[.$B$697]" office:value-type="float" office:value="28.751841" calcext:value-type="float">
            <text:p>28,751841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661538" calcext:value-type="float">
            <text:p>0,661538</text:p>
          </table:table-cell>
          <table:table-cell office:value-type="float" office:value="0.661055" calcext:value-type="float">
            <text:p>0,661055</text:p>
          </table:table-cell>
          <table:table-cell table:formula="of:=([.B569]*[.$B$698])-([.B569]*[.$B$697])+[.$B$697]" office:value-type="float" office:value="29.099994" calcext:value-type="float">
            <text:p>29,099994</text:p>
          </table:table-cell>
          <table:table-cell table:formula="of:=([.C569]*[.$B$698])-([.C569]*[.$B$697])+[.$B$697]" office:value-type="float" office:value="29.093715" calcext:value-type="float">
            <text:p>29,093715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676923" calcext:value-type="float">
            <text:p>0,676923</text:p>
          </table:table-cell>
          <table:table-cell office:value-type="float" office:value="0.649169" calcext:value-type="float">
            <text:p>0,649169</text:p>
          </table:table-cell>
          <table:table-cell table:formula="of:=([.B570]*[.$B$698])-([.B570]*[.$B$697])+[.$B$697]" office:value-type="float" office:value="29.299999" calcext:value-type="float">
            <text:p>29,299999</text:p>
          </table:table-cell>
          <table:table-cell table:formula="of:=([.C570]*[.$B$698])-([.C570]*[.$B$697])+[.$B$697]" office:value-type="float" office:value="28.939197" calcext:value-type="float">
            <text:p>28,939197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538462" calcext:value-type="float">
            <text:p>0,538462</text:p>
          </table:table-cell>
          <table:table-cell office:value-type="float" office:value="0.610334" calcext:value-type="float">
            <text:p>0,610334</text:p>
          </table:table-cell>
          <table:table-cell table:formula="of:=([.B571]*[.$B$698])-([.B571]*[.$B$697])+[.$B$697]" office:value-type="float" office:value="27.500006" calcext:value-type="float">
            <text:p>27,500006</text:p>
          </table:table-cell>
          <table:table-cell table:formula="of:=([.C571]*[.$B$698])-([.C571]*[.$B$697])+[.$B$697]" office:value-type="float" office:value="28.434342" calcext:value-type="float">
            <text:p>28,434342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5" calcext:value-type="float">
            <text:p>0,5</text:p>
          </table:table-cell>
          <table:table-cell office:value-type="float" office:value="0.513912" calcext:value-type="float">
            <text:p>0,513912</text:p>
          </table:table-cell>
          <table:table-cell table:formula="of:=([.B572]*[.$B$698])-([.B572]*[.$B$697])+[.$B$697]" office:value-type="float" office:value="27" calcext:value-type="float">
            <text:p>27</text:p>
          </table:table-cell>
          <table:table-cell table:formula="of:=([.C572]*[.$B$698])-([.C572]*[.$B$697])+[.$B$697]" office:value-type="float" office:value="27.180856" calcext:value-type="float">
            <text:p>27,180856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.561538" calcext:value-type="float">
            <text:p>0,561538</text:p>
          </table:table-cell>
          <table:table-cell office:value-type="float" office:value="0.494829" calcext:value-type="float">
            <text:p>0,494829</text:p>
          </table:table-cell>
          <table:table-cell table:formula="of:=([.B573]*[.$B$698])-([.B573]*[.$B$697])+[.$B$697]" office:value-type="float" office:value="27.799994" calcext:value-type="float">
            <text:p>27,799994</text:p>
          </table:table-cell>
          <table:table-cell table:formula="of:=([.C573]*[.$B$698])-([.C573]*[.$B$697])+[.$B$697]" office:value-type="float" office:value="26.932777" calcext:value-type="float">
            <text:p>26,932777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638462" calcext:value-type="float">
            <text:p>0,638462</text:p>
          </table:table-cell>
          <table:table-cell office:value-type="float" office:value="0.551772" calcext:value-type="float">
            <text:p>0,551772</text:p>
          </table:table-cell>
          <table:table-cell table:formula="of:=([.B574]*[.$B$698])-([.B574]*[.$B$697])+[.$B$697]" office:value-type="float" office:value="28.800006" calcext:value-type="float">
            <text:p>28,800006</text:p>
          </table:table-cell>
          <table:table-cell table:formula="of:=([.C574]*[.$B$698])-([.C574]*[.$B$697])+[.$B$697]" office:value-type="float" office:value="27.673036" calcext:value-type="float">
            <text:p>27,673036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620594" calcext:value-type="float">
            <text:p>0,620594</text:p>
          </table:table-cell>
          <table:table-cell table:formula="of:=([.B575]*[.$B$698])-([.B575]*[.$B$697])+[.$B$697]" office:value-type="float" office:value="26.499994" calcext:value-type="float">
            <text:p>26,499994</text:p>
          </table:table-cell>
          <table:table-cell table:formula="of:=([.C575]*[.$B$698])-([.C575]*[.$B$697])+[.$B$697]" office:value-type="float" office:value="28.567722" calcext:value-type="float">
            <text:p>28,567722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472974" calcext:value-type="float">
            <text:p>0,472974</text:p>
          </table:table-cell>
          <table:table-cell table:formula="of:=([.B576]*[.$B$698])-([.B576]*[.$B$697])+[.$B$697]" office:value-type="float" office:value="26.499994" calcext:value-type="float">
            <text:p>26,499994</text:p>
          </table:table-cell>
          <table:table-cell table:formula="of:=([.C576]*[.$B$698])-([.C576]*[.$B$697])+[.$B$697]" office:value-type="float" office:value="26.648662" calcext:value-type="float">
            <text:p>26,648662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5" calcext:value-type="float">
            <text:p>0,5</text:p>
          </table:table-cell>
          <table:table-cell office:value-type="float" office:value="0.474498" calcext:value-type="float">
            <text:p>0,474498</text:p>
          </table:table-cell>
          <table:table-cell table:formula="of:=([.B577]*[.$B$698])-([.B577]*[.$B$697])+[.$B$697]" office:value-type="float" office:value="27" calcext:value-type="float">
            <text:p>27</text:p>
          </table:table-cell>
          <table:table-cell table:formula="of:=([.C577]*[.$B$698])-([.C577]*[.$B$697])+[.$B$697]" office:value-type="float" office:value="26.668474" calcext:value-type="float">
            <text:p>26,668474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527568" calcext:value-type="float">
            <text:p>0,527568</text:p>
          </table:table-cell>
          <table:table-cell table:formula="of:=([.B578]*[.$B$698])-([.B578]*[.$B$697])+[.$B$697]" office:value-type="float" office:value="26.499994" calcext:value-type="float">
            <text:p>26,499994</text:p>
          </table:table-cell>
          <table:table-cell table:formula="of:=([.C578]*[.$B$698])-([.C578]*[.$B$697])+[.$B$697]" office:value-type="float" office:value="27.358384" calcext:value-type="float">
            <text:p>27,358384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57499" calcext:value-type="float">
            <text:p>0,457499</text:p>
          </table:table-cell>
          <table:table-cell table:formula="of:=([.B579]*[.$B$698])-([.B579]*[.$B$697])+[.$B$697]" office:value-type="float" office:value="26.399998" calcext:value-type="float">
            <text:p>26,399998</text:p>
          </table:table-cell>
          <table:table-cell table:formula="of:=([.C579]*[.$B$698])-([.C579]*[.$B$697])+[.$B$697]" office:value-type="float" office:value="26.447487" calcext:value-type="float">
            <text:p>26,447487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6975" calcext:value-type="float">
            <text:p>0,46975</text:p>
          </table:table-cell>
          <table:table-cell table:formula="of:=([.B580]*[.$B$698])-([.B580]*[.$B$697])+[.$B$697]" office:value-type="float" office:value="26.699999" calcext:value-type="float">
            <text:p>26,699999</text:p>
          </table:table-cell>
          <table:table-cell table:formula="of:=([.C580]*[.$B$698])-([.C580]*[.$B$697])+[.$B$697]" office:value-type="float" office:value="26.60675" calcext:value-type="float">
            <text:p>26,60675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9666" calcext:value-type="float">
            <text:p>0,49666</text:p>
          </table:table-cell>
          <table:table-cell table:formula="of:=([.B581]*[.$B$698])-([.B581]*[.$B$697])+[.$B$697]" office:value-type="float" office:value="26.200006" calcext:value-type="float">
            <text:p>26,200006</text:p>
          </table:table-cell>
          <table:table-cell table:formula="of:=([.C581]*[.$B$698])-([.C581]*[.$B$697])+[.$B$697]" office:value-type="float" office:value="26.95658" calcext:value-type="float">
            <text:p>26,95658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53933" calcext:value-type="float">
            <text:p>0,453933</text:p>
          </table:table-cell>
          <table:table-cell table:formula="of:=([.B582]*[.$B$698])-([.B582]*[.$B$697])+[.$B$697]" office:value-type="float" office:value="26.099997" calcext:value-type="float">
            <text:p>26,099997</text:p>
          </table:table-cell>
          <table:table-cell table:formula="of:=([.C582]*[.$B$698])-([.C582]*[.$B$697])+[.$B$697]" office:value-type="float" office:value="26.401129" calcext:value-type="float">
            <text:p>26,401129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451085" calcext:value-type="float">
            <text:p>0,451085</text:p>
          </table:table-cell>
          <table:table-cell table:formula="of:=([.B583]*[.$B$698])-([.B583]*[.$B$697])+[.$B$697]" office:value-type="float" office:value="26.600003" calcext:value-type="float">
            <text:p>26,600003</text:p>
          </table:table-cell>
          <table:table-cell table:formula="of:=([.C583]*[.$B$698])-([.C583]*[.$B$697])+[.$B$697]" office:value-type="float" office:value="26.364105" calcext:value-type="float">
            <text:p>26,364105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92065" calcext:value-type="float">
            <text:p>0,492065</text:p>
          </table:table-cell>
          <table:table-cell table:formula="of:=([.B584]*[.$B$698])-([.B584]*[.$B$697])+[.$B$697]" office:value-type="float" office:value="26.099997" calcext:value-type="float">
            <text:p>26,099997</text:p>
          </table:table-cell>
          <table:table-cell table:formula="of:=([.C584]*[.$B$698])-([.C584]*[.$B$697])+[.$B$697]" office:value-type="float" office:value="26.896845" calcext:value-type="float">
            <text:p>26,896845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449724" calcext:value-type="float">
            <text:p>0,449724</text:p>
          </table:table-cell>
          <table:table-cell table:formula="of:=([.B585]*[.$B$698])-([.B585]*[.$B$697])+[.$B$697]" office:value-type="float" office:value="25.900005" calcext:value-type="float">
            <text:p>25,900005</text:p>
          </table:table-cell>
          <table:table-cell table:formula="of:=([.C585]*[.$B$698])-([.C585]*[.$B$697])+[.$B$697]" office:value-type="float" office:value="26.346412" calcext:value-type="float">
            <text:p>26,346412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4" calcext:value-type="float">
            <text:p>0,4</text:p>
          </table:table-cell>
          <table:table-cell office:value-type="float" office:value="0.438686" calcext:value-type="float">
            <text:p>0,438686</text:p>
          </table:table-cell>
          <table:table-cell table:formula="of:=([.B586]*[.$B$698])-([.B586]*[.$B$697])+[.$B$697]" office:value-type="float" office:value="25.7" calcext:value-type="float">
            <text:p>25,7</text:p>
          </table:table-cell>
          <table:table-cell table:formula="of:=([.C586]*[.$B$698])-([.C586]*[.$B$697])+[.$B$697]" office:value-type="float" office:value="26.202918" calcext:value-type="float">
            <text:p>26,202918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35327" calcext:value-type="float">
            <text:p>0,435327</text:p>
          </table:table-cell>
          <table:table-cell table:formula="of:=([.B587]*[.$B$698])-([.B587]*[.$B$697])+[.$B$697]" office:value-type="float" office:value="26.000001" calcext:value-type="float">
            <text:p>26,000001</text:p>
          </table:table-cell>
          <table:table-cell table:formula="of:=([.C587]*[.$B$698])-([.C587]*[.$B$697])+[.$B$697]" office:value-type="float" office:value="26.159251" calcext:value-type="float">
            <text:p>26,159251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49244" calcext:value-type="float">
            <text:p>0,449244</text:p>
          </table:table-cell>
          <table:table-cell table:formula="of:=([.B588]*[.$B$698])-([.B588]*[.$B$697])+[.$B$697]" office:value-type="float" office:value="26.699999" calcext:value-type="float">
            <text:p>26,699999</text:p>
          </table:table-cell>
          <table:table-cell table:formula="of:=([.C588]*[.$B$698])-([.C588]*[.$B$697])+[.$B$697]" office:value-type="float" office:value="26.340172" calcext:value-type="float">
            <text:p>26,340172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615385" calcext:value-type="float">
            <text:p>0,615385</text:p>
          </table:table-cell>
          <table:table-cell office:value-type="float" office:value="0.516451" calcext:value-type="float">
            <text:p>0,516451</text:p>
          </table:table-cell>
          <table:table-cell table:formula="of:=([.B589]*[.$B$698])-([.B589]*[.$B$697])+[.$B$697]" office:value-type="float" office:value="28.500005" calcext:value-type="float">
            <text:p>28,500005</text:p>
          </table:table-cell>
          <table:table-cell table:formula="of:=([.C589]*[.$B$698])-([.C589]*[.$B$697])+[.$B$697]" office:value-type="float" office:value="27.213863" calcext:value-type="float">
            <text:p>27,213863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.623077" calcext:value-type="float">
            <text:p>0,623077</text:p>
          </table:table-cell>
          <table:table-cell office:value-type="float" office:value="0.673283" calcext:value-type="float">
            <text:p>0,673283</text:p>
          </table:table-cell>
          <table:table-cell table:formula="of:=([.B590]*[.$B$698])-([.B590]*[.$B$697])+[.$B$697]" office:value-type="float" office:value="28.600001" calcext:value-type="float">
            <text:p>28,600001</text:p>
          </table:table-cell>
          <table:table-cell table:formula="of:=([.C590]*[.$B$698])-([.C590]*[.$B$697])+[.$B$697]" office:value-type="float" office:value="29.252679" calcext:value-type="float">
            <text:p>29,252679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792308" calcext:value-type="float">
            <text:p>0,792308</text:p>
          </table:table-cell>
          <table:table-cell office:value-type="float" office:value="0.670625" calcext:value-type="float">
            <text:p>0,670625</text:p>
          </table:table-cell>
          <table:table-cell table:formula="of:=([.B591]*[.$B$698])-([.B591]*[.$B$697])+[.$B$697]" office:value-type="float" office:value="30.800004" calcext:value-type="float">
            <text:p>30,800004</text:p>
          </table:table-cell>
          <table:table-cell table:formula="of:=([.C591]*[.$B$698])-([.C591]*[.$B$697])+[.$B$697]" office:value-type="float" office:value="29.218125" calcext:value-type="float">
            <text:p>29,218125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.876923" calcext:value-type="float">
            <text:p>0,876923</text:p>
          </table:table-cell>
          <table:table-cell office:value-type="float" office:value="0.79702" calcext:value-type="float">
            <text:p>0,79702</text:p>
          </table:table-cell>
          <table:table-cell table:formula="of:=([.B592]*[.$B$698])-([.B592]*[.$B$697])+[.$B$697]" office:value-type="float" office:value="31.899999" calcext:value-type="float">
            <text:p>31,899999</text:p>
          </table:table-cell>
          <table:table-cell table:formula="of:=([.C592]*[.$B$698])-([.C592]*[.$B$697])+[.$B$697]" office:value-type="float" office:value="30.86126" calcext:value-type="float">
            <text:p>30,86126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846154" calcext:value-type="float">
            <text:p>0,846154</text:p>
          </table:table-cell>
          <table:table-cell office:value-type="float" office:value="0.824456" calcext:value-type="float">
            <text:p>0,824456</text:p>
          </table:table-cell>
          <table:table-cell table:formula="of:=([.B593]*[.$B$698])-([.B593]*[.$B$697])+[.$B$697]" office:value-type="float" office:value="31.500002" calcext:value-type="float">
            <text:p>31,500002</text:p>
          </table:table-cell>
          <table:table-cell table:formula="of:=([.C593]*[.$B$698])-([.C593]*[.$B$697])+[.$B$697]" office:value-type="float" office:value="31.217928" calcext:value-type="float">
            <text:p>31,217928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.884615" calcext:value-type="float">
            <text:p>0,884615</text:p>
          </table:table-cell>
          <table:table-cell office:value-type="float" office:value="0.793578" calcext:value-type="float">
            <text:p>0,793578</text:p>
          </table:table-cell>
          <table:table-cell table:formula="of:=([.B594]*[.$B$698])-([.B594]*[.$B$697])+[.$B$697]" office:value-type="float" office:value="31.999995" calcext:value-type="float">
            <text:p>31,999995</text:p>
          </table:table-cell>
          <table:table-cell table:formula="of:=([.C594]*[.$B$698])-([.C594]*[.$B$697])+[.$B$697]" office:value-type="float" office:value="30.816514" calcext:value-type="float">
            <text:p>30,816514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.746154" calcext:value-type="float">
            <text:p>0,746154</text:p>
          </table:table-cell>
          <table:table-cell office:value-type="float" office:value="0.802785" calcext:value-type="float">
            <text:p>0,802785</text:p>
          </table:table-cell>
          <table:table-cell table:formula="of:=([.B595]*[.$B$698])-([.B595]*[.$B$697])+[.$B$697]" office:value-type="float" office:value="30.200002" calcext:value-type="float">
            <text:p>30,200002</text:p>
          </table:table-cell>
          <table:table-cell table:formula="of:=([.C595]*[.$B$698])-([.C595]*[.$B$697])+[.$B$697]" office:value-type="float" office:value="30.936205" calcext:value-type="float">
            <text:p>30,93620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607271" calcext:value-type="float">
            <text:p>0,607271</text:p>
          </table:table-cell>
          <table:table-cell table:formula="of:=([.B596]*[.$B$698])-([.B596]*[.$B$697])+[.$B$697]" office:value-type="float" office:value="30.100006" calcext:value-type="float">
            <text:p>30,100006</text:p>
          </table:table-cell>
          <table:table-cell table:formula="of:=([.C596]*[.$B$698])-([.C596]*[.$B$697])+[.$B$697]" office:value-type="float" office:value="28.394523" calcext:value-type="float">
            <text:p>28,394523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584207" calcext:value-type="float">
            <text:p>0,584207</text:p>
          </table:table-cell>
          <table:table-cell table:formula="of:=([.B597]*[.$B$698])-([.B597]*[.$B$697])+[.$B$697]" office:value-type="float" office:value="26.399998" calcext:value-type="float">
            <text:p>26,399998</text:p>
          </table:table-cell>
          <table:table-cell table:formula="of:=([.C597]*[.$B$698])-([.C597]*[.$B$697])+[.$B$697]" office:value-type="float" office:value="28.094691" calcext:value-type="float">
            <text:p>28,094691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502285" calcext:value-type="float">
            <text:p>0,502285</text:p>
          </table:table-cell>
          <table:table-cell table:formula="of:=([.B598]*[.$B$698])-([.B598]*[.$B$697])+[.$B$697]" office:value-type="float" office:value="25.300003" calcext:value-type="float">
            <text:p>25,300003</text:p>
          </table:table-cell>
          <table:table-cell table:formula="of:=([.C598]*[.$B$698])-([.C598]*[.$B$697])+[.$B$697]" office:value-type="float" office:value="27.029705" calcext:value-type="float">
            <text:p>27,029705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76384" calcext:value-type="float">
            <text:p>0,476384</text:p>
          </table:table-cell>
          <table:table-cell table:formula="of:=([.B599]*[.$B$698])-([.B599]*[.$B$697])+[.$B$697]" office:value-type="float" office:value="26.200006" calcext:value-type="float">
            <text:p>26,200006</text:p>
          </table:table-cell>
          <table:table-cell table:formula="of:=([.C599]*[.$B$698])-([.C599]*[.$B$697])+[.$B$697]" office:value-type="float" office:value="26.692992" calcext:value-type="float">
            <text:p>26,692992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98277" calcext:value-type="float">
            <text:p>0,498277</text:p>
          </table:table-cell>
          <table:table-cell table:formula="of:=([.B600]*[.$B$698])-([.B600]*[.$B$697])+[.$B$697]" office:value-type="float" office:value="25.300003" calcext:value-type="float">
            <text:p>25,300003</text:p>
          </table:table-cell>
          <table:table-cell table:formula="of:=([.C600]*[.$B$698])-([.C600]*[.$B$697])+[.$B$697]" office:value-type="float" office:value="26.977601" calcext:value-type="float">
            <text:p>26,97760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21542" calcext:value-type="float">
            <text:p>0,421542</text:p>
          </table:table-cell>
          <table:table-cell table:formula="of:=([.B601]*[.$B$698])-([.B601]*[.$B$697])+[.$B$697]" office:value-type="float" office:value="25.799996" calcext:value-type="float">
            <text:p>25,799996</text:p>
          </table:table-cell>
          <table:table-cell table:formula="of:=([.C601]*[.$B$698])-([.C601]*[.$B$697])+[.$B$697]" office:value-type="float" office:value="25.980046" calcext:value-type="float">
            <text:p>25,980046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431111" calcext:value-type="float">
            <text:p>0,431111</text:p>
          </table:table-cell>
          <table:table-cell table:formula="of:=([.B602]*[.$B$698])-([.B602]*[.$B$697])+[.$B$697]" office:value-type="float" office:value="25.399999" calcext:value-type="float">
            <text:p>25,399999</text:p>
          </table:table-cell>
          <table:table-cell table:formula="of:=([.C602]*[.$B$698])-([.C602]*[.$B$697])+[.$B$697]" office:value-type="float" office:value="26.104443" calcext:value-type="float">
            <text:p>26,104443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.4" calcext:value-type="float">
            <text:p>0,4</text:p>
          </table:table-cell>
          <table:table-cell office:value-type="float" office:value="0.421158" calcext:value-type="float">
            <text:p>0,421158</text:p>
          </table:table-cell>
          <table:table-cell table:formula="of:=([.B603]*[.$B$698])-([.B603]*[.$B$697])+[.$B$697]" office:value-type="float" office:value="25.7" calcext:value-type="float">
            <text:p>25,7</text:p>
          </table:table-cell>
          <table:table-cell table:formula="of:=([.C603]*[.$B$698])-([.C603]*[.$B$697])+[.$B$697]" office:value-type="float" office:value="25.975054" calcext:value-type="float">
            <text:p>25,975054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428732" calcext:value-type="float">
            <text:p>0,428732</text:p>
          </table:table-cell>
          <table:table-cell table:formula="of:=([.B604]*[.$B$698])-([.B604]*[.$B$697])+[.$B$697]" office:value-type="float" office:value="25.600004" calcext:value-type="float">
            <text:p>25,600004</text:p>
          </table:table-cell>
          <table:table-cell table:formula="of:=([.C604]*[.$B$698])-([.C604]*[.$B$697])+[.$B$697]" office:value-type="float" office:value="26.073516" calcext:value-type="float">
            <text:p>26,073516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429742" calcext:value-type="float">
            <text:p>0,429742</text:p>
          </table:table-cell>
          <table:table-cell table:formula="of:=([.B605]*[.$B$698])-([.B605]*[.$B$697])+[.$B$697]" office:value-type="float" office:value="25.399999" calcext:value-type="float">
            <text:p>25,399999</text:p>
          </table:table-cell>
          <table:table-cell table:formula="of:=([.C605]*[.$B$698])-([.C605]*[.$B$697])+[.$B$697]" office:value-type="float" office:value="26.086646" calcext:value-type="float">
            <text:p>26,086646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12548" calcext:value-type="float">
            <text:p>0,412548</text:p>
          </table:table-cell>
          <table:table-cell table:formula="of:=([.B606]*[.$B$698])-([.B606]*[.$B$697])+[.$B$697]" office:value-type="float" office:value="25.300003" calcext:value-type="float">
            <text:p>25,300003</text:p>
          </table:table-cell>
          <table:table-cell table:formula="of:=([.C606]*[.$B$698])-([.C606]*[.$B$697])+[.$B$697]" office:value-type="float" office:value="25.863124" calcext:value-type="float">
            <text:p>25,863124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40866" calcext:value-type="float">
            <text:p>0,40866</text:p>
          </table:table-cell>
          <table:table-cell table:formula="of:=([.B607]*[.$B$698])-([.B607]*[.$B$697])+[.$B$697]" office:value-type="float" office:value="26.600003" calcext:value-type="float">
            <text:p>26,600003</text:p>
          </table:table-cell>
          <table:table-cell table:formula="of:=([.C607]*[.$B$698])-([.C607]*[.$B$697])+[.$B$697]" office:value-type="float" office:value="25.81258" calcext:value-type="float">
            <text:p>25,81258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.653846" calcext:value-type="float">
            <text:p>0,653846</text:p>
          </table:table-cell>
          <table:table-cell office:value-type="float" office:value="0.507958" calcext:value-type="float">
            <text:p>0,507958</text:p>
          </table:table-cell>
          <table:table-cell table:formula="of:=([.B608]*[.$B$698])-([.B608]*[.$B$697])+[.$B$697]" office:value-type="float" office:value="28.999998" calcext:value-type="float">
            <text:p>28,999998</text:p>
          </table:table-cell>
          <table:table-cell table:formula="of:=([.C608]*[.$B$698])-([.C608]*[.$B$697])+[.$B$697]" office:value-type="float" office:value="27.103454" calcext:value-type="float">
            <text:p>27,103454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722526" calcext:value-type="float">
            <text:p>0,722526</text:p>
          </table:table-cell>
          <table:table-cell table:formula="of:=([.B609]*[.$B$698])-([.B609]*[.$B$697])+[.$B$697]" office:value-type="float" office:value="30.100006" calcext:value-type="float">
            <text:p>30,100006</text:p>
          </table:table-cell>
          <table:table-cell table:formula="of:=([.C609]*[.$B$698])-([.C609]*[.$B$697])+[.$B$697]" office:value-type="float" office:value="29.892838" calcext:value-type="float">
            <text:p>29,892838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730769" calcext:value-type="float">
            <text:p>0,730769</text:p>
          </table:table-cell>
          <table:table-cell office:value-type="float" office:value="0.755867" calcext:value-type="float">
            <text:p>0,755867</text:p>
          </table:table-cell>
          <table:table-cell table:formula="of:=([.B610]*[.$B$698])-([.B610]*[.$B$697])+[.$B$697]" office:value-type="float" office:value="29.999997" calcext:value-type="float">
            <text:p>29,999997</text:p>
          </table:table-cell>
          <table:table-cell table:formula="of:=([.C610]*[.$B$698])-([.C610]*[.$B$697])+[.$B$697]" office:value-type="float" office:value="30.326271" calcext:value-type="float">
            <text:p>30,326271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746475" calcext:value-type="float">
            <text:p>0,746475</text:p>
          </table:table-cell>
          <table:table-cell table:formula="of:=([.B611]*[.$B$698])-([.B611]*[.$B$697])+[.$B$697]" office:value-type="float" office:value="26.499994" calcext:value-type="float">
            <text:p>26,499994</text:p>
          </table:table-cell>
          <table:table-cell table:formula="of:=([.C611]*[.$B$698])-([.C611]*[.$B$697])+[.$B$697]" office:value-type="float" office:value="30.204175" calcext:value-type="float">
            <text:p>30,204175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669231" calcext:value-type="float">
            <text:p>0,669231</text:p>
          </table:table-cell>
          <table:table-cell office:value-type="float" office:value="0.497959" calcext:value-type="float">
            <text:p>0,497959</text:p>
          </table:table-cell>
          <table:table-cell table:formula="of:=([.B612]*[.$B$698])-([.B612]*[.$B$697])+[.$B$697]" office:value-type="float" office:value="29.200003" calcext:value-type="float">
            <text:p>29,200003</text:p>
          </table:table-cell>
          <table:table-cell table:formula="of:=([.C612]*[.$B$698])-([.C612]*[.$B$697])+[.$B$697]" office:value-type="float" office:value="26.973467" calcext:value-type="float">
            <text:p>26,973467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553846" calcext:value-type="float">
            <text:p>0,553846</text:p>
          </table:table-cell>
          <table:table-cell office:value-type="float" office:value="0.599549" calcext:value-type="float">
            <text:p>0,599549</text:p>
          </table:table-cell>
          <table:table-cell table:formula="of:=([.B613]*[.$B$698])-([.B613]*[.$B$697])+[.$B$697]" office:value-type="float" office:value="27.699998" calcext:value-type="float">
            <text:p>27,699998</text:p>
          </table:table-cell>
          <table:table-cell table:formula="of:=([.C613]*[.$B$698])-([.C613]*[.$B$697])+[.$B$697]" office:value-type="float" office:value="28.294137" calcext:value-type="float">
            <text:p>28,294137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492308" calcext:value-type="float">
            <text:p>0,492308</text:p>
          </table:table-cell>
          <table:table-cell office:value-type="float" office:value="0.534717" calcext:value-type="float">
            <text:p>0,534717</text:p>
          </table:table-cell>
          <table:table-cell table:formula="of:=([.B614]*[.$B$698])-([.B614]*[.$B$697])+[.$B$697]" office:value-type="float" office:value="26.900004" calcext:value-type="float">
            <text:p>26,900004</text:p>
          </table:table-cell>
          <table:table-cell table:formula="of:=([.C614]*[.$B$698])-([.C614]*[.$B$697])+[.$B$697]" office:value-type="float" office:value="27.451321" calcext:value-type="float">
            <text:p>27,451321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96155" calcext:value-type="float">
            <text:p>0,496155</text:p>
          </table:table-cell>
          <table:table-cell table:formula="of:=([.B615]*[.$B$698])-([.B615]*[.$B$697])+[.$B$697]" office:value-type="float" office:value="26.000001" calcext:value-type="float">
            <text:p>26,000001</text:p>
          </table:table-cell>
          <table:table-cell table:formula="of:=([.C615]*[.$B$698])-([.C615]*[.$B$697])+[.$B$697]" office:value-type="float" office:value="26.950015" calcext:value-type="float">
            <text:p>26,950015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561538" calcext:value-type="float">
            <text:p>0,561538</text:p>
          </table:table-cell>
          <table:table-cell office:value-type="float" office:value="0.475551" calcext:value-type="float">
            <text:p>0,475551</text:p>
          </table:table-cell>
          <table:table-cell table:formula="of:=([.B616]*[.$B$698])-([.B616]*[.$B$697])+[.$B$697]" office:value-type="float" office:value="27.799994" calcext:value-type="float">
            <text:p>27,799994</text:p>
          </table:table-cell>
          <table:table-cell table:formula="of:=([.C616]*[.$B$698])-([.C616]*[.$B$697])+[.$B$697]" office:value-type="float" office:value="26.682163" calcext:value-type="float">
            <text:p>26,682163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536193" calcext:value-type="float">
            <text:p>0,536193</text:p>
          </table:table-cell>
          <table:table-cell table:formula="of:=([.B617]*[.$B$698])-([.B617]*[.$B$697])+[.$B$697]" office:value-type="float" office:value="26.799995" calcext:value-type="float">
            <text:p>26,799995</text:p>
          </table:table-cell>
          <table:table-cell table:formula="of:=([.C617]*[.$B$698])-([.C617]*[.$B$697])+[.$B$697]" office:value-type="float" office:value="27.470509" calcext:value-type="float">
            <text:p>27,470509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86067" calcext:value-type="float">
            <text:p>0,486067</text:p>
          </table:table-cell>
          <table:table-cell table:formula="of:=([.B618]*[.$B$698])-([.B618]*[.$B$697])+[.$B$697]" office:value-type="float" office:value="26.699999" calcext:value-type="float">
            <text:p>26,699999</text:p>
          </table:table-cell>
          <table:table-cell table:formula="of:=([.C618]*[.$B$698])-([.C618]*[.$B$697])+[.$B$697]" office:value-type="float" office:value="26.818871" calcext:value-type="float">
            <text:p>26,818871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530769" calcext:value-type="float">
            <text:p>0,530769</text:p>
          </table:table-cell>
          <table:table-cell office:value-type="float" office:value="0.50306" calcext:value-type="float">
            <text:p>0,50306</text:p>
          </table:table-cell>
          <table:table-cell table:formula="of:=([.B619]*[.$B$698])-([.B619]*[.$B$697])+[.$B$697]" office:value-type="float" office:value="27.399997" calcext:value-type="float">
            <text:p>27,399997</text:p>
          </table:table-cell>
          <table:table-cell table:formula="of:=([.C619]*[.$B$698])-([.C619]*[.$B$697])+[.$B$697]" office:value-type="float" office:value="27.03978" calcext:value-type="float">
            <text:p>27,03978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.592308" calcext:value-type="float">
            <text:p>0,592308</text:p>
          </table:table-cell>
          <table:table-cell office:value-type="float" office:value="0.551401" calcext:value-type="float">
            <text:p>0,551401</text:p>
          </table:table-cell>
          <table:table-cell table:formula="of:=([.B620]*[.$B$698])-([.B620]*[.$B$697])+[.$B$697]" office:value-type="float" office:value="28.200004" calcext:value-type="float">
            <text:p>28,200004</text:p>
          </table:table-cell>
          <table:table-cell table:formula="of:=([.C620]*[.$B$698])-([.C620]*[.$B$697])+[.$B$697]" office:value-type="float" office:value="27.668213" calcext:value-type="float">
            <text:p>27,668213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5" calcext:value-type="float">
            <text:p>0,5</text:p>
          </table:table-cell>
          <table:table-cell office:value-type="float" office:value="0.62297" calcext:value-type="float">
            <text:p>0,62297</text:p>
          </table:table-cell>
          <table:table-cell table:formula="of:=([.B621]*[.$B$698])-([.B621]*[.$B$697])+[.$B$697]" office:value-type="float" office:value="27" calcext:value-type="float">
            <text:p>27</text:p>
          </table:table-cell>
          <table:table-cell table:formula="of:=([.C621]*[.$B$698])-([.C621]*[.$B$697])+[.$B$697]" office:value-type="float" office:value="28.59861" calcext:value-type="float">
            <text:p>28,59861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529087" calcext:value-type="float">
            <text:p>0,529087</text:p>
          </table:table-cell>
          <table:table-cell table:formula="of:=([.B622]*[.$B$698])-([.B622]*[.$B$697])+[.$B$697]" office:value-type="float" office:value="26.600003" calcext:value-type="float">
            <text:p>26,600003</text:p>
          </table:table-cell>
          <table:table-cell table:formula="of:=([.C622]*[.$B$698])-([.C622]*[.$B$697])+[.$B$697]" office:value-type="float" office:value="27.378131" calcext:value-type="float">
            <text:p>27,378131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7863" calcext:value-type="float">
            <text:p>0,47863</text:p>
          </table:table-cell>
          <table:table-cell table:formula="of:=([.B623]*[.$B$698])-([.B623]*[.$B$697])+[.$B$697]" office:value-type="float" office:value="26.699999" calcext:value-type="float">
            <text:p>26,699999</text:p>
          </table:table-cell>
          <table:table-cell table:formula="of:=([.C623]*[.$B$698])-([.C623]*[.$B$697])+[.$B$697]" office:value-type="float" office:value="26.72219" calcext:value-type="float">
            <text:p>26,72219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9914" calcext:value-type="float">
            <text:p>0,49914</text:p>
          </table:table-cell>
          <table:table-cell table:formula="of:=([.B624]*[.$B$698])-([.B624]*[.$B$697])+[.$B$697]" office:value-type="float" office:value="26.699999" calcext:value-type="float">
            <text:p>26,699999</text:p>
          </table:table-cell>
          <table:table-cell table:formula="of:=([.C624]*[.$B$698])-([.C624]*[.$B$697])+[.$B$697]" office:value-type="float" office:value="26.98882" calcext:value-type="float">
            <text:p>26,98882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478961" calcext:value-type="float">
            <text:p>0,478961</text:p>
          </table:table-cell>
          <table:table-cell table:formula="of:=([.B625]*[.$B$698])-([.B625]*[.$B$697])+[.$B$697]" office:value-type="float" office:value="26.499994" calcext:value-type="float">
            <text:p>26,499994</text:p>
          </table:table-cell>
          <table:table-cell table:formula="of:=([.C625]*[.$B$698])-([.C625]*[.$B$697])+[.$B$697]" office:value-type="float" office:value="26.726493" calcext:value-type="float">
            <text:p>26,726493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473371" calcext:value-type="float">
            <text:p>0,473371</text:p>
          </table:table-cell>
          <table:table-cell table:formula="of:=([.B626]*[.$B$698])-([.B626]*[.$B$697])+[.$B$697]" office:value-type="float" office:value="26.499994" calcext:value-type="float">
            <text:p>26,499994</text:p>
          </table:table-cell>
          <table:table-cell table:formula="of:=([.C626]*[.$B$698])-([.C626]*[.$B$697])+[.$B$697]" office:value-type="float" office:value="26.653823" calcext:value-type="float">
            <text:p>26,653823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78195" calcext:value-type="float">
            <text:p>0,478195</text:p>
          </table:table-cell>
          <table:table-cell table:formula="of:=([.B627]*[.$B$698])-([.B627]*[.$B$697])+[.$B$697]" office:value-type="float" office:value="26.399998" calcext:value-type="float">
            <text:p>26,399998</text:p>
          </table:table-cell>
          <table:table-cell table:formula="of:=([.C627]*[.$B$698])-([.C627]*[.$B$697])+[.$B$697]" office:value-type="float" office:value="26.716535" calcext:value-type="float">
            <text:p>26,716535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71513" calcext:value-type="float">
            <text:p>0,471513</text:p>
          </table:table-cell>
          <table:table-cell table:formula="of:=([.B628]*[.$B$698])-([.B628]*[.$B$697])+[.$B$697]" office:value-type="float" office:value="26.099997" calcext:value-type="float">
            <text:p>26,099997</text:p>
          </table:table-cell>
          <table:table-cell table:formula="of:=([.C628]*[.$B$698])-([.C628]*[.$B$697])+[.$B$697]" office:value-type="float" office:value="26.629669" calcext:value-type="float">
            <text:p>26,629669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50728" calcext:value-type="float">
            <text:p>0,450728</text:p>
          </table:table-cell>
          <table:table-cell table:formula="of:=([.B629]*[.$B$698])-([.B629]*[.$B$697])+[.$B$697]" office:value-type="float" office:value="26.099997" calcext:value-type="float">
            <text:p>26,099997</text:p>
          </table:table-cell>
          <table:table-cell table:formula="of:=([.C629]*[.$B$698])-([.C629]*[.$B$697])+[.$B$697]" office:value-type="float" office:value="26.359464" calcext:value-type="float">
            <text:p>26,359464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454181" calcext:value-type="float">
            <text:p>0,454181</text:p>
          </table:table-cell>
          <table:table-cell table:formula="of:=([.B630]*[.$B$698])-([.B630]*[.$B$697])+[.$B$697]" office:value-type="float" office:value="25.900005" calcext:value-type="float">
            <text:p>25,900005</text:p>
          </table:table-cell>
          <table:table-cell table:formula="of:=([.C630]*[.$B$698])-([.C630]*[.$B$697])+[.$B$697]" office:value-type="float" office:value="26.404353" calcext:value-type="float">
            <text:p>26,404353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442334" calcext:value-type="float">
            <text:p>0,442334</text:p>
          </table:table-cell>
          <table:table-cell table:formula="of:=([.B631]*[.$B$698])-([.B631]*[.$B$697])+[.$B$697]" office:value-type="float" office:value="25.900005" calcext:value-type="float">
            <text:p>25,900005</text:p>
          </table:table-cell>
          <table:table-cell table:formula="of:=([.C631]*[.$B$698])-([.C631]*[.$B$697])+[.$B$697]" office:value-type="float" office:value="26.250342" calcext:value-type="float">
            <text:p>26,250342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41248" calcext:value-type="float">
            <text:p>0,441248</text:p>
          </table:table-cell>
          <table:table-cell table:formula="of:=([.B632]*[.$B$698])-([.B632]*[.$B$697])+[.$B$697]" office:value-type="float" office:value="25.799996" calcext:value-type="float">
            <text:p>25,799996</text:p>
          </table:table-cell>
          <table:table-cell table:formula="of:=([.C632]*[.$B$698])-([.C632]*[.$B$697])+[.$B$697]" office:value-type="float" office:value="26.236224" calcext:value-type="float">
            <text:p>26,236224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3745" calcext:value-type="float">
            <text:p>0,43745</text:p>
          </table:table-cell>
          <table:table-cell table:formula="of:=([.B633]*[.$B$698])-([.B633]*[.$B$697])+[.$B$697]" office:value-type="float" office:value="26.699999" calcext:value-type="float">
            <text:p>26,699999</text:p>
          </table:table-cell>
          <table:table-cell table:formula="of:=([.C633]*[.$B$698])-([.C633]*[.$B$697])+[.$B$697]" office:value-type="float" office:value="26.18685" calcext:value-type="float">
            <text:p>26,18685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.546154" calcext:value-type="float">
            <text:p>0,546154</text:p>
          </table:table-cell>
          <table:table-cell office:value-type="float" office:value="0.511954" calcext:value-type="float">
            <text:p>0,511954</text:p>
          </table:table-cell>
          <table:table-cell table:formula="of:=([.B634]*[.$B$698])-([.B634]*[.$B$697])+[.$B$697]" office:value-type="float" office:value="27.600002" calcext:value-type="float">
            <text:p>27,600002</text:p>
          </table:table-cell>
          <table:table-cell table:formula="of:=([.C634]*[.$B$698])-([.C634]*[.$B$697])+[.$B$697]" office:value-type="float" office:value="27.155402" calcext:value-type="float">
            <text:p>27,155402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594642" calcext:value-type="float">
            <text:p>0,594642</text:p>
          </table:table-cell>
          <table:table-cell table:formula="of:=([.B635]*[.$B$698])-([.B635]*[.$B$697])+[.$B$697]" office:value-type="float" office:value="28.099995" calcext:value-type="float">
            <text:p>28,099995</text:p>
          </table:table-cell>
          <table:table-cell table:formula="of:=([.C635]*[.$B$698])-([.C635]*[.$B$697])+[.$B$697]" office:value-type="float" office:value="28.230346" calcext:value-type="float">
            <text:p>28,230346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.761538" calcext:value-type="float">
            <text:p>0,761538</text:p>
          </table:table-cell>
          <table:table-cell office:value-type="float" office:value="0.62161" calcext:value-type="float">
            <text:p>0,62161</text:p>
          </table:table-cell>
          <table:table-cell table:formula="of:=([.B636]*[.$B$698])-([.B636]*[.$B$697])+[.$B$697]" office:value-type="float" office:value="30.399994" calcext:value-type="float">
            <text:p>30,399994</text:p>
          </table:table-cell>
          <table:table-cell table:formula="of:=([.C636]*[.$B$698])-([.C636]*[.$B$697])+[.$B$697]" office:value-type="float" office:value="28.58093" calcext:value-type="float">
            <text:p>28,58093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.715385" calcext:value-type="float">
            <text:p>0,715385</text:p>
          </table:table-cell>
          <table:table-cell office:value-type="float" office:value="0.791674" calcext:value-type="float">
            <text:p>0,791674</text:p>
          </table:table-cell>
          <table:table-cell table:formula="of:=([.B637]*[.$B$698])-([.B637]*[.$B$697])+[.$B$697]" office:value-type="float" office:value="29.800005" calcext:value-type="float">
            <text:p>29,800005</text:p>
          </table:table-cell>
          <table:table-cell table:formula="of:=([.C637]*[.$B$698])-([.C637]*[.$B$697])+[.$B$697]" office:value-type="float" office:value="30.791762" calcext:value-type="float">
            <text:p>30,791762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.692308" calcext:value-type="float">
            <text:p>0,692308</text:p>
          </table:table-cell>
          <table:table-cell office:value-type="float" office:value="0.746792" calcext:value-type="float">
            <text:p>0,746792</text:p>
          </table:table-cell>
          <table:table-cell table:formula="of:=([.B638]*[.$B$698])-([.B638]*[.$B$697])+[.$B$697]" office:value-type="float" office:value="29.500004" calcext:value-type="float">
            <text:p>29,500004</text:p>
          </table:table-cell>
          <table:table-cell table:formula="of:=([.C638]*[.$B$698])-([.C638]*[.$B$697])+[.$B$697]" office:value-type="float" office:value="30.208296" calcext:value-type="float">
            <text:p>30,208296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.807692" calcext:value-type="float">
            <text:p>0,807692</text:p>
          </table:table-cell>
          <table:table-cell office:value-type="float" office:value="0.695394" calcext:value-type="float">
            <text:p>0,695394</text:p>
          </table:table-cell>
          <table:table-cell table:formula="of:=([.B639]*[.$B$698])-([.B639]*[.$B$697])+[.$B$697]" office:value-type="float" office:value="30.999996" calcext:value-type="float">
            <text:p>30,999996</text:p>
          </table:table-cell>
          <table:table-cell table:formula="of:=([.C639]*[.$B$698])-([.C639]*[.$B$697])+[.$B$697]" office:value-type="float" office:value="29.540122" calcext:value-type="float">
            <text:p>29,540122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.723077" calcext:value-type="float">
            <text:p>0,723077</text:p>
          </table:table-cell>
          <table:table-cell office:value-type="float" office:value="0.726101" calcext:value-type="float">
            <text:p>0,726101</text:p>
          </table:table-cell>
          <table:table-cell table:formula="of:=([.B640]*[.$B$698])-([.B640]*[.$B$697])+[.$B$697]" office:value-type="float" office:value="29.900001" calcext:value-type="float">
            <text:p>29,900001</text:p>
          </table:table-cell>
          <table:table-cell table:formula="of:=([.C640]*[.$B$698])-([.C640]*[.$B$697])+[.$B$697]" office:value-type="float" office:value="29.939313" calcext:value-type="float">
            <text:p>29,939313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615385" calcext:value-type="float">
            <text:p>0,615385</text:p>
          </table:table-cell>
          <table:table-cell office:value-type="float" office:value="0.648619" calcext:value-type="float">
            <text:p>0,648619</text:p>
          </table:table-cell>
          <table:table-cell table:formula="of:=([.B641]*[.$B$698])-([.B641]*[.$B$697])+[.$B$697]" office:value-type="float" office:value="28.500005" calcext:value-type="float">
            <text:p>28,500005</text:p>
          </table:table-cell>
          <table:table-cell table:formula="of:=([.C641]*[.$B$698])-([.C641]*[.$B$697])+[.$B$697]" office:value-type="float" office:value="28.932047" calcext:value-type="float">
            <text:p>28,932047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.623077" calcext:value-type="float">
            <text:p>0,623077</text:p>
          </table:table-cell>
          <table:table-cell office:value-type="float" office:value="0.55325" calcext:value-type="float">
            <text:p>0,55325</text:p>
          </table:table-cell>
          <table:table-cell table:formula="of:=([.B642]*[.$B$698])-([.B642]*[.$B$697])+[.$B$697]" office:value-type="float" office:value="28.600001" calcext:value-type="float">
            <text:p>28,600001</text:p>
          </table:table-cell>
          <table:table-cell table:formula="of:=([.C642]*[.$B$698])-([.C642]*[.$B$697])+[.$B$697]" office:value-type="float" office:value="27.69225" calcext:value-type="float">
            <text:p>27,69225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.530769" calcext:value-type="float">
            <text:p>0,530769</text:p>
          </table:table-cell>
          <table:table-cell office:value-type="float" office:value="0.580462" calcext:value-type="float">
            <text:p>0,580462</text:p>
          </table:table-cell>
          <table:table-cell table:formula="of:=([.B643]*[.$B$698])-([.B643]*[.$B$697])+[.$B$697]" office:value-type="float" office:value="27.399997" calcext:value-type="float">
            <text:p>27,399997</text:p>
          </table:table-cell>
          <table:table-cell table:formula="of:=([.C643]*[.$B$698])-([.C643]*[.$B$697])+[.$B$697]" office:value-type="float" office:value="28.046006" calcext:value-type="float">
            <text:p>28,046006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.5" calcext:value-type="float">
            <text:p>0,5</text:p>
          </table:table-cell>
          <table:table-cell office:value-type="float" office:value="0.505493" calcext:value-type="float">
            <text:p>0,505493</text:p>
          </table:table-cell>
          <table:table-cell table:formula="of:=([.B644]*[.$B$698])-([.B644]*[.$B$697])+[.$B$697]" office:value-type="float" office:value="27" calcext:value-type="float">
            <text:p>27</text:p>
          </table:table-cell>
          <table:table-cell table:formula="of:=([.C644]*[.$B$698])-([.C644]*[.$B$697])+[.$B$697]" office:value-type="float" office:value="27.071409" calcext:value-type="float">
            <text:p>27,071409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487141" calcext:value-type="float">
            <text:p>0,487141</text:p>
          </table:table-cell>
          <table:table-cell table:formula="of:=([.B645]*[.$B$698])-([.B645]*[.$B$697])+[.$B$697]" office:value-type="float" office:value="26.799995" calcext:value-type="float">
            <text:p>26,799995</text:p>
          </table:table-cell>
          <table:table-cell table:formula="of:=([.C645]*[.$B$698])-([.C645]*[.$B$697])+[.$B$697]" office:value-type="float" office:value="26.832833" calcext:value-type="float">
            <text:p>26,832833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96173" calcext:value-type="float">
            <text:p>0,496173</text:p>
          </table:table-cell>
          <table:table-cell table:formula="of:=([.B646]*[.$B$698])-([.B646]*[.$B$697])+[.$B$697]" office:value-type="float" office:value="26.699999" calcext:value-type="float">
            <text:p>26,699999</text:p>
          </table:table-cell>
          <table:table-cell table:formula="of:=([.C646]*[.$B$698])-([.C646]*[.$B$697])+[.$B$697]" office:value-type="float" office:value="26.950249" calcext:value-type="float">
            <text:p>26,950249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477381" calcext:value-type="float">
            <text:p>0,477381</text:p>
          </table:table-cell>
          <table:table-cell table:formula="of:=([.B647]*[.$B$698])-([.B647]*[.$B$697])+[.$B$697]" office:value-type="float" office:value="26.799995" calcext:value-type="float">
            <text:p>26,799995</text:p>
          </table:table-cell>
          <table:table-cell table:formula="of:=([.C647]*[.$B$698])-([.C647]*[.$B$697])+[.$B$697]" office:value-type="float" office:value="26.705953" calcext:value-type="float">
            <text:p>26,705953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91394" calcext:value-type="float">
            <text:p>0,491394</text:p>
          </table:table-cell>
          <table:table-cell table:formula="of:=([.B648]*[.$B$698])-([.B648]*[.$B$697])+[.$B$697]" office:value-type="float" office:value="26.699999" calcext:value-type="float">
            <text:p>26,699999</text:p>
          </table:table-cell>
          <table:table-cell table:formula="of:=([.C648]*[.$B$698])-([.C648]*[.$B$697])+[.$B$697]" office:value-type="float" office:value="26.888122" calcext:value-type="float">
            <text:p>26,888122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87871" calcext:value-type="float">
            <text:p>0,487871</text:p>
          </table:table-cell>
          <table:table-cell table:formula="of:=([.B649]*[.$B$698])-([.B649]*[.$B$697])+[.$B$697]" office:value-type="float" office:value="26.200006" calcext:value-type="float">
            <text:p>26,200006</text:p>
          </table:table-cell>
          <table:table-cell table:formula="of:=([.C649]*[.$B$698])-([.C649]*[.$B$697])+[.$B$697]" office:value-type="float" office:value="26.842323" calcext:value-type="float">
            <text:p>26,842323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5498" calcext:value-type="float">
            <text:p>0,45498</text:p>
          </table:table-cell>
          <table:table-cell table:formula="of:=([.B650]*[.$B$698])-([.B650]*[.$B$697])+[.$B$697]" office:value-type="float" office:value="26.000001" calcext:value-type="float">
            <text:p>26,000001</text:p>
          </table:table-cell>
          <table:table-cell table:formula="of:=([.C650]*[.$B$698])-([.C650]*[.$B$697])+[.$B$697]" office:value-type="float" office:value="26.41474" calcext:value-type="float">
            <text:p>26,41474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47634" calcext:value-type="float">
            <text:p>0,447634</text:p>
          </table:table-cell>
          <table:table-cell table:formula="of:=([.B651]*[.$B$698])-([.B651]*[.$B$697])+[.$B$697]" office:value-type="float" office:value="26.000001" calcext:value-type="float">
            <text:p>26,000001</text:p>
          </table:table-cell>
          <table:table-cell table:formula="of:=([.C651]*[.$B$698])-([.C651]*[.$B$697])+[.$B$697]" office:value-type="float" office:value="26.319242" calcext:value-type="float">
            <text:p>26,319242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450511" calcext:value-type="float">
            <text:p>0,450511</text:p>
          </table:table-cell>
          <table:table-cell table:formula="of:=([.B652]*[.$B$698])-([.B652]*[.$B$697])+[.$B$697]" office:value-type="float" office:value="25.499995" calcext:value-type="float">
            <text:p>25,499995</text:p>
          </table:table-cell>
          <table:table-cell table:formula="of:=([.C652]*[.$B$698])-([.C652]*[.$B$697])+[.$B$697]" office:value-type="float" office:value="26.356643" calcext:value-type="float">
            <text:p>26,356643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418051" calcext:value-type="float">
            <text:p>0,418051</text:p>
          </table:table-cell>
          <table:table-cell table:formula="of:=([.B653]*[.$B$698])-([.B653]*[.$B$697])+[.$B$697]" office:value-type="float" office:value="25.499995" calcext:value-type="float">
            <text:p>25,499995</text:p>
          </table:table-cell>
          <table:table-cell table:formula="of:=([.C653]*[.$B$698])-([.C653]*[.$B$697])+[.$B$697]" office:value-type="float" office:value="25.934663" calcext:value-type="float">
            <text:p>25,934663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419621" calcext:value-type="float">
            <text:p>0,419621</text:p>
          </table:table-cell>
          <table:table-cell table:formula="of:=([.B654]*[.$B$698])-([.B654]*[.$B$697])+[.$B$697]" office:value-type="float" office:value="25.499995" calcext:value-type="float">
            <text:p>25,499995</text:p>
          </table:table-cell>
          <table:table-cell table:formula="of:=([.C654]*[.$B$698])-([.C654]*[.$B$697])+[.$B$697]" office:value-type="float" office:value="25.955073" calcext:value-type="float">
            <text:p>25,955073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423413" calcext:value-type="float">
            <text:p>0,423413</text:p>
          </table:table-cell>
          <table:table-cell table:formula="of:=([.B655]*[.$B$698])-([.B655]*[.$B$697])+[.$B$697]" office:value-type="float" office:value="25.399999" calcext:value-type="float">
            <text:p>25,399999</text:p>
          </table:table-cell>
          <table:table-cell table:formula="of:=([.C655]*[.$B$698])-([.C655]*[.$B$697])+[.$B$697]" office:value-type="float" office:value="26.004369" calcext:value-type="float">
            <text:p>26,004369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14419" calcext:value-type="float">
            <text:p>0,414419</text:p>
          </table:table-cell>
          <table:table-cell table:formula="of:=([.B656]*[.$B$698])-([.B656]*[.$B$697])+[.$B$697]" office:value-type="float" office:value="25.300003" calcext:value-type="float">
            <text:p>25,300003</text:p>
          </table:table-cell>
          <table:table-cell table:formula="of:=([.C656]*[.$B$698])-([.C656]*[.$B$697])+[.$B$697]" office:value-type="float" office:value="25.887447" calcext:value-type="float">
            <text:p>25,887447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08349" calcext:value-type="float">
            <text:p>0,408349</text:p>
          </table:table-cell>
          <table:table-cell table:formula="of:=([.B657]*[.$B$698])-([.B657]*[.$B$697])+[.$B$697]" office:value-type="float" office:value="26.699999" calcext:value-type="float">
            <text:p>26,699999</text:p>
          </table:table-cell>
          <table:table-cell table:formula="of:=([.C657]*[.$B$698])-([.C657]*[.$B$697])+[.$B$697]" office:value-type="float" office:value="25.808537" calcext:value-type="float">
            <text:p>25,808537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.607692" calcext:value-type="float">
            <text:p>0,607692</text:p>
          </table:table-cell>
          <table:table-cell office:value-type="float" office:value="0.523819" calcext:value-type="float">
            <text:p>0,523819</text:p>
          </table:table-cell>
          <table:table-cell table:formula="of:=([.B658]*[.$B$698])-([.B658]*[.$B$697])+[.$B$697]" office:value-type="float" office:value="28.399996" calcext:value-type="float">
            <text:p>28,399996</text:p>
          </table:table-cell>
          <table:table-cell table:formula="of:=([.C658]*[.$B$698])-([.C658]*[.$B$697])+[.$B$697]" office:value-type="float" office:value="27.309647" calcext:value-type="float">
            <text:p>27,309647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.692308" calcext:value-type="float">
            <text:p>0,692308</text:p>
          </table:table-cell>
          <table:table-cell office:value-type="float" office:value="0.67564" calcext:value-type="float">
            <text:p>0,67564</text:p>
          </table:table-cell>
          <table:table-cell table:formula="of:=([.B659]*[.$B$698])-([.B659]*[.$B$697])+[.$B$697]" office:value-type="float" office:value="29.500004" calcext:value-type="float">
            <text:p>29,500004</text:p>
          </table:table-cell>
          <table:table-cell table:formula="of:=([.C659]*[.$B$698])-([.C659]*[.$B$697])+[.$B$697]" office:value-type="float" office:value="29.28332" calcext:value-type="float">
            <text:p>29,28332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.761538" calcext:value-type="float">
            <text:p>0,761538</text:p>
          </table:table-cell>
          <table:table-cell office:value-type="float" office:value="0.731925" calcext:value-type="float">
            <text:p>0,731925</text:p>
          </table:table-cell>
          <table:table-cell table:formula="of:=([.B660]*[.$B$698])-([.B660]*[.$B$697])+[.$B$697]" office:value-type="float" office:value="30.399994" calcext:value-type="float">
            <text:p>30,399994</text:p>
          </table:table-cell>
          <table:table-cell table:formula="of:=([.C660]*[.$B$698])-([.C660]*[.$B$697])+[.$B$697]" office:value-type="float" office:value="30.015025" calcext:value-type="float">
            <text:p>30,015025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830769" calcext:value-type="float">
            <text:p>0,830769</text:p>
          </table:table-cell>
          <table:table-cell office:value-type="float" office:value="0.781473" calcext:value-type="float">
            <text:p>0,781473</text:p>
          </table:table-cell>
          <table:table-cell table:formula="of:=([.B661]*[.$B$698])-([.B661]*[.$B$697])+[.$B$697]" office:value-type="float" office:value="31.299997" calcext:value-type="float">
            <text:p>31,299997</text:p>
          </table:table-cell>
          <table:table-cell table:formula="of:=([.C661]*[.$B$698])-([.C661]*[.$B$697])+[.$B$697]" office:value-type="float" office:value="30.659149" calcext:value-type="float">
            <text:p>30,659149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.884615" calcext:value-type="float">
            <text:p>0,884615</text:p>
          </table:table-cell>
          <table:table-cell office:value-type="float" office:value="0.812281" calcext:value-type="float">
            <text:p>0,812281</text:p>
          </table:table-cell>
          <table:table-cell table:formula="of:=([.B662]*[.$B$698])-([.B662]*[.$B$697])+[.$B$697]" office:value-type="float" office:value="31.999995" calcext:value-type="float">
            <text:p>31,999995</text:p>
          </table:table-cell>
          <table:table-cell table:formula="of:=([.C662]*[.$B$698])-([.C662]*[.$B$697])+[.$B$697]" office:value-type="float" office:value="31.059653" calcext:value-type="float">
            <text:p>31,059653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.830769" calcext:value-type="float">
            <text:p>0,830769</text:p>
          </table:table-cell>
          <table:table-cell office:value-type="float" office:value="0.814357" calcext:value-type="float">
            <text:p>0,814357</text:p>
          </table:table-cell>
          <table:table-cell table:formula="of:=([.B663]*[.$B$698])-([.B663]*[.$B$697])+[.$B$697]" office:value-type="float" office:value="31.299997" calcext:value-type="float">
            <text:p>31,299997</text:p>
          </table:table-cell>
          <table:table-cell table:formula="of:=([.C663]*[.$B$698])-([.C663]*[.$B$697])+[.$B$697]" office:value-type="float" office:value="31.086641" calcext:value-type="float">
            <text:p>31,086641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.830769" calcext:value-type="float">
            <text:p>0,830769</text:p>
          </table:table-cell>
          <table:table-cell office:value-type="float" office:value="0.756857" calcext:value-type="float">
            <text:p>0,756857</text:p>
          </table:table-cell>
          <table:table-cell table:formula="of:=([.B664]*[.$B$698])-([.B664]*[.$B$697])+[.$B$697]" office:value-type="float" office:value="31.299997" calcext:value-type="float">
            <text:p>31,299997</text:p>
          </table:table-cell>
          <table:table-cell table:formula="of:=([.C664]*[.$B$698])-([.C664]*[.$B$697])+[.$B$697]" office:value-type="float" office:value="30.339141" calcext:value-type="float">
            <text:p>30,339141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.730769" calcext:value-type="float">
            <text:p>0,730769</text:p>
          </table:table-cell>
          <table:table-cell office:value-type="float" office:value="0.70358" calcext:value-type="float">
            <text:p>0,70358</text:p>
          </table:table-cell>
          <table:table-cell table:formula="of:=([.B665]*[.$B$698])-([.B665]*[.$B$697])+[.$B$697]" office:value-type="float" office:value="29.999997" calcext:value-type="float">
            <text:p>29,999997</text:p>
          </table:table-cell>
          <table:table-cell table:formula="of:=([.C665]*[.$B$698])-([.C665]*[.$B$697])+[.$B$697]" office:value-type="float" office:value="29.64654" calcext:value-type="float">
            <text:p>29,64654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.692308" calcext:value-type="float">
            <text:p>0,692308</text:p>
          </table:table-cell>
          <table:table-cell office:value-type="float" office:value="0.596415" calcext:value-type="float">
            <text:p>0,596415</text:p>
          </table:table-cell>
          <table:table-cell table:formula="of:=([.B666]*[.$B$698])-([.B666]*[.$B$697])+[.$B$697]" office:value-type="float" office:value="29.500004" calcext:value-type="float">
            <text:p>29,500004</text:p>
          </table:table-cell>
          <table:table-cell table:formula="of:=([.C666]*[.$B$698])-([.C666]*[.$B$697])+[.$B$697]" office:value-type="float" office:value="28.253395" calcext:value-type="float">
            <text:p>28,253395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.576923" calcext:value-type="float">
            <text:p>0,576923</text:p>
          </table:table-cell>
          <table:table-cell office:value-type="float" office:value="0.568792" calcext:value-type="float">
            <text:p>0,568792</text:p>
          </table:table-cell>
          <table:table-cell table:formula="of:=([.B667]*[.$B$698])-([.B667]*[.$B$697])+[.$B$697]" office:value-type="float" office:value="27.999999" calcext:value-type="float">
            <text:p>27,999999</text:p>
          </table:table-cell>
          <table:table-cell table:formula="of:=([.C667]*[.$B$698])-([.C667]*[.$B$697])+[.$B$697]" office:value-type="float" office:value="27.894296" calcext:value-type="float">
            <text:p>27,894296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.515385" calcext:value-type="float">
            <text:p>0,515385</text:p>
          </table:table-cell>
          <table:table-cell office:value-type="float" office:value="0.538507" calcext:value-type="float">
            <text:p>0,538507</text:p>
          </table:table-cell>
          <table:table-cell table:formula="of:=([.B668]*[.$B$698])-([.B668]*[.$B$697])+[.$B$697]" office:value-type="float" office:value="27.200005" calcext:value-type="float">
            <text:p>27,200005</text:p>
          </table:table-cell>
          <table:table-cell table:formula="of:=([.C668]*[.$B$698])-([.C668]*[.$B$697])+[.$B$697]" office:value-type="float" office:value="27.500591" calcext:value-type="float">
            <text:p>27,500591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498775" calcext:value-type="float">
            <text:p>0,498775</text:p>
          </table:table-cell>
          <table:table-cell table:formula="of:=([.B669]*[.$B$698])-([.B669]*[.$B$697])+[.$B$697]" office:value-type="float" office:value="26.600003" calcext:value-type="float">
            <text:p>26,600003</text:p>
          </table:table-cell>
          <table:table-cell table:formula="of:=([.C669]*[.$B$698])-([.C669]*[.$B$697])+[.$B$697]" office:value-type="float" office:value="26.984075" calcext:value-type="float">
            <text:p>26,984075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48314" calcext:value-type="float">
            <text:p>0,48314</text:p>
          </table:table-cell>
          <table:table-cell table:formula="of:=([.B670]*[.$B$698])-([.B670]*[.$B$697])+[.$B$697]" office:value-type="float" office:value="26.499994" calcext:value-type="float">
            <text:p>26,499994</text:p>
          </table:table-cell>
          <table:table-cell table:formula="of:=([.C670]*[.$B$698])-([.C670]*[.$B$697])+[.$B$697]" office:value-type="float" office:value="26.78082" calcext:value-type="float">
            <text:p>26,78082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68965" calcext:value-type="float">
            <text:p>0,468965</text:p>
          </table:table-cell>
          <table:table-cell table:formula="of:=([.B671]*[.$B$698])-([.B671]*[.$B$697])+[.$B$697]" office:value-type="float" office:value="26.399998" calcext:value-type="float">
            <text:p>26,399998</text:p>
          </table:table-cell>
          <table:table-cell table:formula="of:=([.C671]*[.$B$698])-([.C671]*[.$B$697])+[.$B$697]" office:value-type="float" office:value="26.596545" calcext:value-type="float">
            <text:p>26,596545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66761" calcext:value-type="float">
            <text:p>0,466761</text:p>
          </table:table-cell>
          <table:table-cell table:formula="of:=([.B672]*[.$B$698])-([.B672]*[.$B$697])+[.$B$697]" office:value-type="float" office:value="26.200006" calcext:value-type="float">
            <text:p>26,200006</text:p>
          </table:table-cell>
          <table:table-cell table:formula="of:=([.C672]*[.$B$698])-([.C672]*[.$B$697])+[.$B$697]" office:value-type="float" office:value="26.567893" calcext:value-type="float">
            <text:p>26,567893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5484" calcext:value-type="float">
            <text:p>0,45484</text:p>
          </table:table-cell>
          <table:table-cell table:formula="of:=([.B673]*[.$B$698])-([.B673]*[.$B$697])+[.$B$697]" office:value-type="float" office:value="26.300002" calcext:value-type="float">
            <text:p>26,300002</text:p>
          </table:table-cell>
          <table:table-cell table:formula="of:=([.C673]*[.$B$698])-([.C673]*[.$B$697])+[.$B$697]" office:value-type="float" office:value="26.41292" calcext:value-type="float">
            <text:p>26,41292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6623" calcext:value-type="float">
            <text:p>0,46623</text:p>
          </table:table-cell>
          <table:table-cell table:formula="of:=([.B674]*[.$B$698])-([.B674]*[.$B$697])+[.$B$697]" office:value-type="float" office:value="26.300002" calcext:value-type="float">
            <text:p>26,300002</text:p>
          </table:table-cell>
          <table:table-cell table:formula="of:=([.C674]*[.$B$698])-([.C674]*[.$B$697])+[.$B$697]" office:value-type="float" office:value="26.56099" calcext:value-type="float">
            <text:p>26,56099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67233" calcext:value-type="float">
            <text:p>0,467233</text:p>
          </table:table-cell>
          <table:table-cell table:formula="of:=([.B675]*[.$B$698])-([.B675]*[.$B$697])+[.$B$697]" office:value-type="float" office:value="26.000001" calcext:value-type="float">
            <text:p>26,000001</text:p>
          </table:table-cell>
          <table:table-cell table:formula="of:=([.C675]*[.$B$698])-([.C675]*[.$B$697])+[.$B$697]" office:value-type="float" office:value="26.574029" calcext:value-type="float">
            <text:p>26,574029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4546" calcext:value-type="float">
            <text:p>0,44546</text:p>
          </table:table-cell>
          <table:table-cell table:formula="of:=([.B676]*[.$B$698])-([.B676]*[.$B$697])+[.$B$697]" office:value-type="float" office:value="26.099997" calcext:value-type="float">
            <text:p>26,099997</text:p>
          </table:table-cell>
          <table:table-cell table:formula="of:=([.C676]*[.$B$698])-([.C676]*[.$B$697])+[.$B$697]" office:value-type="float" office:value="26.29098" calcext:value-type="float">
            <text:p>26,29098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455329" calcext:value-type="float">
            <text:p>0,455329</text:p>
          </table:table-cell>
          <table:table-cell table:formula="of:=([.B677]*[.$B$698])-([.B677]*[.$B$697])+[.$B$697]" office:value-type="float" office:value="25.600004" calcext:value-type="float">
            <text:p>25,600004</text:p>
          </table:table-cell>
          <table:table-cell table:formula="of:=([.C677]*[.$B$698])-([.C677]*[.$B$697])+[.$B$697]" office:value-type="float" office:value="26.419277" calcext:value-type="float">
            <text:p>26,419277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424309" calcext:value-type="float">
            <text:p>0,424309</text:p>
          </table:table-cell>
          <table:table-cell table:formula="of:=([.B678]*[.$B$698])-([.B678]*[.$B$697])+[.$B$697]" office:value-type="float" office:value="25.600004" calcext:value-type="float">
            <text:p>25,600004</text:p>
          </table:table-cell>
          <table:table-cell table:formula="of:=([.C678]*[.$B$698])-([.C678]*[.$B$697])+[.$B$697]" office:value-type="float" office:value="26.016017" calcext:value-type="float">
            <text:p>26,016017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.507692" calcext:value-type="float">
            <text:p>0,507692</text:p>
          </table:table-cell>
          <table:table-cell office:value-type="float" office:value="0.424109" calcext:value-type="float">
            <text:p>0,424109</text:p>
          </table:table-cell>
          <table:table-cell table:formula="of:=([.B679]*[.$B$698])-([.B679]*[.$B$697])+[.$B$697]" office:value-type="float" office:value="27.099996" calcext:value-type="float">
            <text:p>27,099996</text:p>
          </table:table-cell>
          <table:table-cell table:formula="of:=([.C679]*[.$B$698])-([.C679]*[.$B$697])+[.$B$697]" office:value-type="float" office:value="26.013417" calcext:value-type="float">
            <text:p>26,013417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.638462" calcext:value-type="float">
            <text:p>0,638462</text:p>
          </table:table-cell>
          <table:table-cell office:value-type="float" office:value="0.5506" calcext:value-type="float">
            <text:p>0,5506</text:p>
          </table:table-cell>
          <table:table-cell table:formula="of:=([.B680]*[.$B$698])-([.B680]*[.$B$697])+[.$B$697]" office:value-type="float" office:value="28.800006" calcext:value-type="float">
            <text:p>28,800006</text:p>
          </table:table-cell>
          <table:table-cell table:formula="of:=([.C680]*[.$B$698])-([.C680]*[.$B$697])+[.$B$697]" office:value-type="float" office:value="27.6578" calcext:value-type="float">
            <text:p>27,6578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715385" calcext:value-type="float">
            <text:p>0,715385</text:p>
          </table:table-cell>
          <table:table-cell office:value-type="float" office:value="0.701644" calcext:value-type="float">
            <text:p>0,701644</text:p>
          </table:table-cell>
          <table:table-cell table:formula="of:=([.B681]*[.$B$698])-([.B681]*[.$B$697])+[.$B$697]" office:value-type="float" office:value="29.800005" calcext:value-type="float">
            <text:p>29,800005</text:p>
          </table:table-cell>
          <table:table-cell table:formula="of:=([.C681]*[.$B$698])-([.C681]*[.$B$697])+[.$B$697]" office:value-type="float" office:value="29.621372" calcext:value-type="float">
            <text:p>29,621372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784615" calcext:value-type="float">
            <text:p>0,784615</text:p>
          </table:table-cell>
          <table:table-cell office:value-type="float" office:value="0.746908" calcext:value-type="float">
            <text:p>0,746908</text:p>
          </table:table-cell>
          <table:table-cell table:formula="of:=([.B682]*[.$B$698])-([.B682]*[.$B$697])+[.$B$697]" office:value-type="float" office:value="30.699995" calcext:value-type="float">
            <text:p>30,699995</text:p>
          </table:table-cell>
          <table:table-cell table:formula="of:=([.C682]*[.$B$698])-([.C682]*[.$B$697])+[.$B$697]" office:value-type="float" office:value="30.209804" calcext:value-type="float">
            <text:p>30,209804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.653846" calcext:value-type="float">
            <text:p>0,653846</text:p>
          </table:table-cell>
          <table:table-cell office:value-type="float" office:value="0.792842" calcext:value-type="float">
            <text:p>0,792842</text:p>
          </table:table-cell>
          <table:table-cell table:formula="of:=([.B683]*[.$B$698])-([.B683]*[.$B$697])+[.$B$697]" office:value-type="float" office:value="28.999998" calcext:value-type="float">
            <text:p>28,999998</text:p>
          </table:table-cell>
          <table:table-cell table:formula="of:=([.C683]*[.$B$698])-([.C683]*[.$B$697])+[.$B$697]" office:value-type="float" office:value="30.806946" calcext:value-type="float">
            <text:p>30,806946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654864" calcext:value-type="float">
            <text:p>0,654864</text:p>
          </table:table-cell>
          <table:table-cell table:formula="of:=([.B684]*[.$B$698])-([.B684]*[.$B$697])+[.$B$697]" office:value-type="float" office:value="26.799995" calcext:value-type="float">
            <text:p>26,799995</text:p>
          </table:table-cell>
          <table:table-cell table:formula="of:=([.C684]*[.$B$698])-([.C684]*[.$B$697])+[.$B$697]" office:value-type="float" office:value="29.013232" calcext:value-type="float">
            <text:p>29,013232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497013" calcext:value-type="float">
            <text:p>0,497013</text:p>
          </table:table-cell>
          <table:table-cell table:formula="of:=([.B685]*[.$B$698])-([.B685]*[.$B$697])+[.$B$697]" office:value-type="float" office:value="26.600003" calcext:value-type="float">
            <text:p>26,600003</text:p>
          </table:table-cell>
          <table:table-cell table:formula="of:=([.C685]*[.$B$698])-([.C685]*[.$B$697])+[.$B$697]" office:value-type="float" office:value="26.961169" calcext:value-type="float">
            <text:p>26,961169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.730769" calcext:value-type="float">
            <text:p>0,730769</text:p>
          </table:table-cell>
          <table:table-cell office:value-type="float" office:value="0.501122" calcext:value-type="float">
            <text:p>0,501122</text:p>
          </table:table-cell>
          <table:table-cell table:formula="of:=([.B686]*[.$B$698])-([.B686]*[.$B$697])+[.$B$697]" office:value-type="float" office:value="29.999997" calcext:value-type="float">
            <text:p>29,999997</text:p>
          </table:table-cell>
          <table:table-cell table:formula="of:=([.C686]*[.$B$698])-([.C686]*[.$B$697])+[.$B$697]" office:value-type="float" office:value="27.014586" calcext:value-type="float">
            <text:p>27,014586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.676923" calcext:value-type="float">
            <text:p>0,676923</text:p>
          </table:table-cell>
          <table:table-cell office:value-type="float" office:value="0.540894" calcext:value-type="float">
            <text:p>0,540894</text:p>
          </table:table-cell>
          <table:table-cell table:formula="of:=([.B687]*[.$B$698])-([.B687]*[.$B$697])+[.$B$697]" office:value-type="float" office:value="29.299999" calcext:value-type="float">
            <text:p>29,299999</text:p>
          </table:table-cell>
          <table:table-cell table:formula="of:=([.C687]*[.$B$698])-([.C687]*[.$B$697])+[.$B$697]" office:value-type="float" office:value="27.531622" calcext:value-type="float">
            <text:p>27,531622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657331" calcext:value-type="float">
            <text:p>0,657331</text:p>
          </table:table-cell>
          <table:table-cell table:formula="of:=([.B688]*[.$B$698])-([.B688]*[.$B$697])+[.$B$697]" office:value-type="float" office:value="26.499994" calcext:value-type="float">
            <text:p>26,499994</text:p>
          </table:table-cell>
          <table:table-cell table:formula="of:=([.C688]*[.$B$698])-([.C688]*[.$B$697])+[.$B$697]" office:value-type="float" office:value="29.045303" calcext:value-type="float">
            <text:p>29,045303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599661" calcext:value-type="float">
            <text:p>0,599661</text:p>
          </table:table-cell>
          <table:table-cell table:formula="of:=([.B689]*[.$B$698])-([.B689]*[.$B$697])+[.$B$697]" office:value-type="float" office:value="30.100006" calcext:value-type="float">
            <text:p>30,100006</text:p>
          </table:table-cell>
          <table:table-cell table:formula="of:=([.C689]*[.$B$698])-([.C689]*[.$B$697])+[.$B$697]" office:value-type="float" office:value="28.295593" calcext:value-type="float">
            <text:p>28,295593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.761538" calcext:value-type="float">
            <text:p>0,761538</text:p>
          </table:table-cell>
          <table:table-cell office:value-type="float" office:value="0.653839" calcext:value-type="float">
            <text:p>0,653839</text:p>
          </table:table-cell>
          <table:table-cell table:formula="of:=([.B690]*[.$B$698])-([.B690]*[.$B$697])+[.$B$697]" office:value-type="float" office:value="30.399994" calcext:value-type="float">
            <text:p>30,399994</text:p>
          </table:table-cell>
          <table:table-cell table:formula="of:=([.C690]*[.$B$698])-([.C690]*[.$B$697])+[.$B$697]" office:value-type="float" office:value="28.999907" calcext:value-type="float">
            <text:p>28,999907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723077" calcext:value-type="float">
            <text:p>0,723077</text:p>
          </table:table-cell>
          <table:table-cell office:value-type="float" office:value="0.66905" calcext:value-type="float">
            <text:p>0,66905</text:p>
          </table:table-cell>
          <table:table-cell table:formula="of:=([.B691]*[.$B$698])-([.B691]*[.$B$697])+[.$B$697]" office:value-type="float" office:value="29.900001" calcext:value-type="float">
            <text:p>29,900001</text:p>
          </table:table-cell>
          <table:table-cell table:formula="of:=([.C691]*[.$B$698])-([.C691]*[.$B$697])+[.$B$697]" office:value-type="float" office:value="29.19765" calcext:value-type="float">
            <text:p>29,19765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.569231" calcext:value-type="float">
            <text:p>0,569231</text:p>
          </table:table-cell>
          <table:table-cell office:value-type="float" office:value="0.677584" calcext:value-type="float">
            <text:p>0,677584</text:p>
          </table:table-cell>
          <table:table-cell table:formula="of:=([.B692]*[.$B$698])-([.B692]*[.$B$697])+[.$B$697]" office:value-type="float" office:value="27.900003" calcext:value-type="float">
            <text:p>27,900003</text:p>
          </table:table-cell>
          <table:table-cell table:formula="of:=([.C692]*[.$B$698])-([.C692]*[.$B$697])+[.$B$697]" office:value-type="float" office:value="29.308592" calcext:value-type="float">
            <text:p>29,308592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561613" calcext:value-type="float">
            <text:p>0,561613</text:p>
          </table:table-cell>
          <table:table-cell table:formula="of:=([.B693]*[.$B$698])-([.B693]*[.$B$697])+[.$B$697]" office:value-type="float" office:value="26.600003" calcext:value-type="float">
            <text:p>26,600003</text:p>
          </table:table-cell>
          <table:table-cell table:formula="of:=([.C693]*[.$B$698])-([.C693]*[.$B$697])+[.$B$697]" office:value-type="float" office:value="27.800969" calcext:value-type="float">
            <text:p>27,800969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486631" calcext:value-type="float">
            <text:p>0,486631</text:p>
          </table:table-cell>
          <table:table-cell table:formula="of:=([.B694]*[.$B$698])-([.B694]*[.$B$697])+[.$B$697]" office:value-type="float" office:value="26.600003" calcext:value-type="float">
            <text:p>26,600003</text:p>
          </table:table-cell>
          <table:table-cell table:formula="of:=([.C694]*[.$B$698])-([.C694]*[.$B$697])+[.$B$697]" office:value-type="float" office:value="26.826203" calcext:value-type="float">
            <text:p>26,826203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491712" calcext:value-type="float">
            <text:p>0,491712</text:p>
          </table:table-cell>
          <table:table-cell table:formula="of:=([.B695]*[.$B$698])-([.B695]*[.$B$697])+[.$B$697]" office:value-type="float" office:value="26.600003" calcext:value-type="float">
            <text:p>26,600003</text:p>
          </table:table-cell>
          <table:table-cell table:formula="of:=([.C695]*[.$B$698])-([.C695]*[.$B$697])+[.$B$697]" office:value-type="float" office:value="26.892256" calcext:value-type="float">
            <text:p>26,892256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71188" calcext:value-type="float">
            <text:p>0,471188</text:p>
          </table:table-cell>
          <table:table-cell table:formula="of:=([.B696]*[.$B$698])-([.B696]*[.$B$697])+[.$B$697]" office:value-type="float" office:value="26.399998" calcext:value-type="float">
            <text:p>26,399998</text:p>
          </table:table-cell>
          <table:table-cell table:formula="of:=([.C696]*[.$B$698])-([.C696]*[.$B$697])+[.$B$697]" office:value-type="float" office:value="26.625444" calcext:value-type="float">
            <text:p>26,62544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20.5" calcext:value-type="float">
            <text:p>20,5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33.5" calcext:value-type="float">
            <text:p>33,5</text:p>
          </table:table-cell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scale-to="45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2">00/00/0000</text:date>, <text:time style:data-style-name="N2" text:time-value="12:07:59.47712940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7-01-12T12:09:37.827584491</dc:date>
    <meta:editing-duration>PT13M47S</meta:editing-duration>
    <meta:editing-cycles>5</meta:editing-cycles>
    <meta:document-statistic meta:table-count="1" meta:cell-count="34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2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3cm" svg:y="0.316cm" chart:style-name="ch2">
          <text:p>Temperature prediction by an ANN</text:p>
        </chart:title>
        <chart:legend chart:legend-position="end" svg:x="12.777cm" svg:y="3.952cm" style:legend-expansion="high" chart:style-name="ch3"/>
        <chart:plot-area chart:style-name="ch4" table:cell-range-address="data_out_training.D1:data_out_training.E696" chart:data-source-has-labels="row" svg:x="1.331cm" svg:y="1.275cm" svg:width="11.126cm" svg:height="6.564cm">
          <chartooo:coordinate-region svg:x="1.952cm" svg:y="1.397cm" svg:width="10.501cm" svg:height="5.442cm"/>
          <chart:axis chart:dimension="x" chart:name="primary-x" chart:style-name="ch5">
            <chart:title svg:x="6.48cm" svg:y="8.019cm" chart:style-name="ch6">
              <text:p>Hour</text:p>
            </chart:title>
          </chart:axis>
          <chart:axis chart:dimension="y" chart:name="primary-y" chart:style-name="ch7">
            <chart:title svg:x="0.451cm" svg:y="5.778cm" chart:style-name="ch8">
              <text:p>Temperature (C)</text:p>
            </chart:title>
            <chart:grid chart:style-name="ch9" chart:class="major"/>
          </chart:axis>
          <chart:series chart:style-name="ch10" chart:values-cell-range-address="data_out_training.D2:data_out_training.D696" chart:label-cell-address="data_out_training.D1:data_out_training.D1" chart:class="chart:line">
            <chart:data-point chart:repeated="695"/>
          </chart:series>
          <chart:series chart:style-name="ch11" chart:values-cell-range-address="data_out_training.E2:data_out_training.E696" chart:label-cell-address="data_out_training.E1:data_out_training.E1" chart:class="chart:line">
            <chart:data-point chart:repeated="69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 C</text:p>
                <draw:g>
                  <svg:desc>data_out_training.D1:data_out_training.D1</svg:desc>
                </draw:g>
              </table:table-cell>
              <table:table-cell office:value-type="string">
                <text:p>Simulated C</text:p>
                <draw:g>
                  <svg:desc>data_out_training.E1:data_out_training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.200001">
                <text:p>31.200001</text:p>
                <draw:g>
                  <svg:desc>data_out_training.D2:data_out_training.D696</svg:desc>
                </draw:g>
              </table:table-cell>
              <table:table-cell office:value-type="float" office:value="30.598088">
                <text:p>30.598088</text:p>
                <draw:g>
                  <svg:desc>data_out_training.E2:data_out_training.E6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.399994">
                <text:p>30.399994</text:p>
              </table:table-cell>
              <table:table-cell office:value-type="float" office:value="30.522168">
                <text:p>30.5221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.699996">
                <text:p>29.699996</text:p>
              </table:table-cell>
              <table:table-cell office:value-type="float" office:value="28.288586">
                <text:p>28.2885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.699998">
                <text:p>27.699998</text:p>
              </table:table-cell>
              <table:table-cell office:value-type="float" office:value="28.244399">
                <text:p>28.2443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.900004">
                <text:p>26.900004</text:p>
              </table:table-cell>
              <table:table-cell office:value-type="float" office:value="27.234065">
                <text:p>27.2340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.499994">
                <text:p>26.499994</text:p>
              </table:table-cell>
              <table:table-cell office:value-type="float" office:value="26.922286">
                <text:p>26.9222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.499994">
                <text:p>26.499994</text:p>
              </table:table-cell>
              <table:table-cell office:value-type="float" office:value="26.761567">
                <text:p>26.7615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.099997">
                <text:p>26.099997</text:p>
              </table:table-cell>
              <table:table-cell office:value-type="float" office:value="26.548705">
                <text:p>26.5487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329278">
                <text:p>26.3292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449125">
                <text:p>26.449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173213">
                <text:p>26.1732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.900006">
                <text:p>24.900006</text:p>
              </table:table-cell>
              <table:table-cell office:value-type="float" office:value="26.150385">
                <text:p>26.1503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.600005">
                <text:p>24.600005</text:p>
              </table:table-cell>
              <table:table-cell office:value-type="float" office:value="25.592464">
                <text:p>25.5924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.099999">
                <text:p>24.099999</text:p>
              </table:table-cell>
              <table:table-cell office:value-type="float" office:value="25.614395">
                <text:p>25.6143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.499996">
                <text:p>24.499996</text:p>
              </table:table-cell>
              <table:table-cell office:value-type="float" office:value="25.441755">
                <text:p>25.4417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">
                <text:p>27</text:p>
              </table:table-cell>
              <table:table-cell office:value-type="float" office:value="25.631191">
                <text:p>25.6311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.300001">
                <text:p>27.300001</text:p>
              </table:table-cell>
              <table:table-cell office:value-type="float" office:value="27.184613">
                <text:p>27.1846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.900003">
                <text:p>27.900003</text:p>
              </table:table-cell>
              <table:table-cell office:value-type="float" office:value="27.671216">
                <text:p>27.6712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.699997">
                <text:p>28.699997</text:p>
              </table:table-cell>
              <table:table-cell office:value-type="float" office:value="28.125319">
                <text:p>28.1253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.600005">
                <text:p>24.600005</text:p>
              </table:table-cell>
              <table:table-cell office:value-type="float" office:value="29.673606">
                <text:p>29.6736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.000003">
                <text:p>24.000003</text:p>
              </table:table-cell>
              <table:table-cell office:value-type="float" office:value="25.31793">
                <text:p>25.317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.499997">
                <text:p>23.499997</text:p>
              </table:table-cell>
              <table:table-cell office:value-type="float" office:value="25.94544">
                <text:p>25.945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.1">
                <text:p>23.1</text:p>
              </table:table-cell>
              <table:table-cell office:value-type="float" office:value="25.289291">
                <text:p>25.2892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.499994">
                <text:p>26.499994</text:p>
              </table:table-cell>
              <table:table-cell office:value-type="float" office:value="27.184379">
                <text:p>27.1843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.799998">
                <text:p>23.799998</text:p>
              </table:table-cell>
              <table:table-cell office:value-type="float" office:value="25.230453">
                <text:p>25.2304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.099999">
                <text:p>24.099999</text:p>
              </table:table-cell>
              <table:table-cell office:value-type="float" office:value="25.17597">
                <text:p>25.175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414792">
                <text:p>26.4147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.200004">
                <text:p>28.200004</text:p>
              </table:table-cell>
              <table:table-cell office:value-type="float" office:value="27.048828">
                <text:p>27.0488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.200004">
                <text:p>28.200004</text:p>
              </table:table-cell>
              <table:table-cell office:value-type="float" office:value="28.584141">
                <text:p>28.5841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.999998">
                <text:p>28.999998</text:p>
              </table:table-cell>
              <table:table-cell office:value-type="float" office:value="28.073319">
                <text:p>28.0733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.999997">
                <text:p>29.999997</text:p>
              </table:table-cell>
              <table:table-cell office:value-type="float" office:value="29.832674">
                <text:p>29.8326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.899998">
                <text:p>32.899998</text:p>
              </table:table-cell>
              <table:table-cell office:value-type="float" office:value="30.437447">
                <text:p>30.4374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.700006">
                <text:p>32.700006</text:p>
              </table:table-cell>
              <table:table-cell office:value-type="float" office:value="30.959631">
                <text:p>30.9596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.400005">
                <text:p>32.400005</text:p>
              </table:table-cell>
              <table:table-cell office:value-type="float" office:value="31.135235">
                <text:p>31.1352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.9">
                <text:p>30.9</text:p>
              </table:table-cell>
              <table:table-cell office:value-type="float" office:value="31.096677">
                <text:p>31.0966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.099997">
                <text:p>26.099997</text:p>
              </table:table-cell>
              <table:table-cell office:value-type="float" office:value="28.748188">
                <text:p>28.7481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9.999997">
                <text:p>29.999997</text:p>
              </table:table-cell>
              <table:table-cell office:value-type="float" office:value="32.378113">
                <text:p>32.3781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7.999999">
                <text:p>27.999999</text:p>
              </table:table-cell>
              <table:table-cell office:value-type="float" office:value="27.78871">
                <text:p>27.788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.900004">
                <text:p>26.900004</text:p>
              </table:table-cell>
              <table:table-cell office:value-type="float" office:value="27.148837">
                <text:p>27.1488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6.399998">
                <text:p>26.399998</text:p>
              </table:table-cell>
              <table:table-cell office:value-type="float" office:value="27.875654">
                <text:p>27.8756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.7">
                <text:p>25.7</text:p>
              </table:table-cell>
              <table:table-cell office:value-type="float" office:value="27.266383">
                <text:p>27.2663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.399999">
                <text:p>25.399999</text:p>
              </table:table-cell>
              <table:table-cell office:value-type="float" office:value="26.125724">
                <text:p>26.1257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4.900006">
                <text:p>24.900006</text:p>
              </table:table-cell>
              <table:table-cell office:value-type="float" office:value="25.958765">
                <text:p>25.9587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7.300001">
                <text:p>27.300001</text:p>
              </table:table-cell>
              <table:table-cell office:value-type="float" office:value="25.687156">
                <text:p>25.6871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6.300002">
                <text:p>26.300002</text:p>
              </table:table-cell>
              <table:table-cell office:value-type="float" office:value="27.678561">
                <text:p>27.6785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6.200006">
                <text:p>26.200006</text:p>
              </table:table-cell>
              <table:table-cell office:value-type="float" office:value="27.070564">
                <text:p>27.0705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874056">
                <text:p>26.8740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.499995">
                <text:p>25.499995</text:p>
              </table:table-cell>
              <table:table-cell office:value-type="float" office:value="26.457003">
                <text:p>26.4570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.399999">
                <text:p>25.399999</text:p>
              </table:table-cell>
              <table:table-cell office:value-type="float" office:value="25.959012">
                <text:p>25.9590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.000002">
                <text:p>25.000002</text:p>
              </table:table-cell>
              <table:table-cell office:value-type="float" office:value="25.923184">
                <text:p>25.9231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4.799997">
                <text:p>24.799997</text:p>
              </table:table-cell>
              <table:table-cell office:value-type="float" office:value="25.682918">
                <text:p>25.6829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.700001">
                <text:p>24.700001</text:p>
              </table:table-cell>
              <table:table-cell office:value-type="float" office:value="25.605178">
                <text:p>25.6051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4.300004">
                <text:p>24.300004</text:p>
              </table:table-cell>
              <table:table-cell office:value-type="float" office:value="25.562122">
                <text:p>25.5621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.300001">
                <text:p>27.300001</text:p>
              </table:table-cell>
              <table:table-cell office:value-type="float" office:value="25.511292">
                <text:p>25.5112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5.199994">
                <text:p>25.199994</text:p>
              </table:table-cell>
              <table:table-cell office:value-type="float" office:value="26.901954">
                <text:p>26.9019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6.600003">
                <text:p>26.600003</text:p>
              </table:table-cell>
              <table:table-cell office:value-type="float" office:value="26.330708">
                <text:p>26.3307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7.200005">
                <text:p>27.200005</text:p>
              </table:table-cell>
              <table:table-cell office:value-type="float" office:value="26.237615">
                <text:p>26.2376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7.900003">
                <text:p>27.900003</text:p>
              </table:table-cell>
              <table:table-cell office:value-type="float" office:value="28.143506">
                <text:p>28.1435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.399995">
                <text:p>29.399995</text:p>
              </table:table-cell>
              <table:table-cell office:value-type="float" office:value="27.966121">
                <text:p>27.9661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1.299997">
                <text:p>31.299997</text:p>
              </table:table-cell>
              <table:table-cell office:value-type="float" office:value="30.270917">
                <text:p>30.2709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.999995">
                <text:p>31.999995</text:p>
              </table:table-cell>
              <table:table-cell office:value-type="float" office:value="31.018885">
                <text:p>31.01888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2.599997">
                <text:p>32.599997</text:p>
              </table:table-cell>
              <table:table-cell office:value-type="float" office:value="31.07043">
                <text:p>31.070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.299996">
                <text:p>32.299996</text:p>
              </table:table-cell>
              <table:table-cell office:value-type="float" office:value="31.225117">
                <text:p>31.2251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.699994">
                <text:p>31.699994</text:p>
              </table:table-cell>
              <table:table-cell office:value-type="float" office:value="30.912675">
                <text:p>30.9126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0.100006">
                <text:p>30.100006</text:p>
              </table:table-cell>
              <table:table-cell office:value-type="float" office:value="29.541942">
                <text:p>29.5419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8.399996">
                <text:p>28.399996</text:p>
              </table:table-cell>
              <table:table-cell office:value-type="float" office:value="28.221493">
                <text:p>28.2214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7.600002">
                <text:p>27.600002</text:p>
              </table:table-cell>
              <table:table-cell office:value-type="float" office:value="27.626925">
                <text:p>27.6269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7.699998">
                <text:p>27.699998</text:p>
              </table:table-cell>
              <table:table-cell office:value-type="float" office:value="27.309725">
                <text:p>27.3097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8.800006">
                <text:p>28.800006</text:p>
              </table:table-cell>
              <table:table-cell office:value-type="float" office:value="27.206128">
                <text:p>27.2061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.899996">
                <text:p>21.899996</text:p>
              </table:table-cell>
              <table:table-cell office:value-type="float" office:value="27.772408">
                <text:p>27.7724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3.1">
                <text:p>23.1</text:p>
              </table:table-cell>
              <table:table-cell office:value-type="float" office:value="23.707399">
                <text:p>23.7073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3.799998">
                <text:p>23.799998</text:p>
              </table:table-cell>
              <table:table-cell office:value-type="float" office:value="24.167547">
                <text:p>24.1675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.600004">
                <text:p>25.600004</text:p>
              </table:table-cell>
              <table:table-cell office:value-type="float" office:value="25.68141">
                <text:p>25.681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6.900004">
                <text:p>26.900004</text:p>
              </table:table-cell>
              <table:table-cell office:value-type="float" office:value="26.000872">
                <text:p>26.0008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0.100006">
                <text:p>30.100006</text:p>
              </table:table-cell>
              <table:table-cell office:value-type="float" office:value="30.194724">
                <text:p>30.1947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0.9">
                <text:p>30.9</text:p>
              </table:table-cell>
              <table:table-cell office:value-type="float" office:value="29.472353">
                <text:p>29.47235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8.099995">
                <text:p>28.099995</text:p>
              </table:table-cell>
              <table:table-cell office:value-type="float" office:value="29.516813">
                <text:p>29.5168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7.399997">
                <text:p>27.399997</text:p>
              </table:table-cell>
              <table:table-cell office:value-type="float" office:value="27.939341">
                <text:p>27.9393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7.099996">
                <text:p>27.099996</text:p>
              </table:table-cell>
              <table:table-cell office:value-type="float" office:value="27.427804">
                <text:p>27.4278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7">
                <text:p>27</text:p>
              </table:table-cell>
              <table:table-cell office:value-type="float" office:value="27.359814">
                <text:p>27.3598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7.200005">
                <text:p>27.200005</text:p>
              </table:table-cell>
              <table:table-cell office:value-type="float" office:value="26.658048">
                <text:p>26.6580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7">
                <text:p>27</text:p>
              </table:table-cell>
              <table:table-cell office:value-type="float" office:value="27.121979">
                <text:p>27.12197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7.200005">
                <text:p>27.200005</text:p>
              </table:table-cell>
              <table:table-cell office:value-type="float" office:value="27.035516">
                <text:p>27.0355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7.099996">
                <text:p>27.099996</text:p>
              </table:table-cell>
              <table:table-cell office:value-type="float" office:value="27.318864">
                <text:p>27.3188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.000002">
                <text:p>25.000002</text:p>
              </table:table-cell>
              <table:table-cell office:value-type="float" office:value="27.204152">
                <text:p>27.2041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7.099996">
                <text:p>27.099996</text:p>
              </table:table-cell>
              <table:table-cell office:value-type="float" office:value="25.975951">
                <text:p>25.9759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7">
                <text:p>27</text:p>
              </table:table-cell>
              <table:table-cell office:value-type="float" office:value="27.186563">
                <text:p>27.1865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.200006">
                <text:p>26.200006</text:p>
              </table:table-cell>
              <table:table-cell office:value-type="float" office:value="27.217828">
                <text:p>27.2178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.900005">
                <text:p>25.900005</text:p>
              </table:table-cell>
              <table:table-cell office:value-type="float" office:value="26.937028">
                <text:p>26.9370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399894">
                <text:p>26.3998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6.600003">
                <text:p>26.600003</text:p>
              </table:table-cell>
              <table:table-cell office:value-type="float" office:value="26.635116">
                <text:p>26.63511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6.600003">
                <text:p>26.600003</text:p>
              </table:table-cell>
              <table:table-cell office:value-type="float" office:value="26.827984">
                <text:p>26.8279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2.700003">
                <text:p>22.700003</text:p>
              </table:table-cell>
              <table:table-cell office:value-type="float" office:value="27.097097">
                <text:p>27.0970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9.299999">
                <text:p>29.299999</text:p>
              </table:table-cell>
              <table:table-cell office:value-type="float" office:value="30.072121">
                <text:p>30.0721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.799999">
                <text:p>22.799999</text:p>
              </table:table-cell>
              <table:table-cell office:value-type="float" office:value="22.765276">
                <text:p>22.7652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3.1">
                <text:p>23.1</text:p>
              </table:table-cell>
              <table:table-cell office:value-type="float" office:value="24.101624">
                <text:p>24.10162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.1">
                <text:p>23.1</text:p>
              </table:table-cell>
              <table:table-cell office:value-type="float" office:value="24.089885">
                <text:p>24.08988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.199996">
                <text:p>23.199996</text:p>
              </table:table-cell>
              <table:table-cell office:value-type="float" office:value="25.30233">
                <text:p>25.302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3.300005">
                <text:p>23.300005</text:p>
              </table:table-cell>
              <table:table-cell office:value-type="float" office:value="24.172162">
                <text:p>24.17216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9.299999">
                <text:p>29.299999</text:p>
              </table:table-cell>
              <table:table-cell office:value-type="float" office:value="30.681938">
                <text:p>30.6819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3.600006">
                <text:p>23.600006</text:p>
              </table:table-cell>
              <table:table-cell office:value-type="float" office:value="23.764937">
                <text:p>23.76493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538513">
                <text:p>26.53851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3.600006">
                <text:p>23.600006</text:p>
              </table:table-cell>
              <table:table-cell office:value-type="float" office:value="24.197837">
                <text:p>24.1978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9.399995">
                <text:p>29.399995</text:p>
              </table:table-cell>
              <table:table-cell office:value-type="float" office:value="30.997513">
                <text:p>30.99751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4.199995">
                <text:p>24.199995</text:p>
              </table:table-cell>
              <table:table-cell office:value-type="float" office:value="23.339759">
                <text:p>23.33975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6.099997">
                <text:p>26.099997</text:p>
              </table:table-cell>
              <table:table-cell office:value-type="float" office:value="26.440415">
                <text:p>26.44041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5.000002">
                <text:p>25.000002</text:p>
              </table:table-cell>
              <table:table-cell office:value-type="float" office:value="25.079042">
                <text:p>25.07904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8.200004">
                <text:p>28.200004</text:p>
              </table:table-cell>
              <table:table-cell office:value-type="float" office:value="29.504268">
                <text:p>29.50426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927798">
                <text:p>26.9277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7.999999">
                <text:p>27.999999</text:p>
              </table:table-cell>
              <table:table-cell office:value-type="float" office:value="27.221221">
                <text:p>27.22122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7.300001">
                <text:p>27.300001</text:p>
              </table:table-cell>
              <table:table-cell office:value-type="float" office:value="27.979888">
                <text:p>27.97988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7.699998">
                <text:p>27.699998</text:p>
              </table:table-cell>
              <table:table-cell office:value-type="float" office:value="27.946205">
                <text:p>27.94620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7.699998">
                <text:p>27.699998</text:p>
              </table:table-cell>
              <table:table-cell office:value-type="float" office:value="27.932659">
                <text:p>27.93265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.700003">
                <text:p>22.700003</text:p>
              </table:table-cell>
              <table:table-cell office:value-type="float" office:value="27.94367">
                <text:p>27.943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.599994">
                <text:p>22.599994</text:p>
              </table:table-cell>
              <table:table-cell office:value-type="float" office:value="24.257104">
                <text:p>24.2571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6.300002">
                <text:p>26.300002</text:p>
              </table:table-cell>
              <table:table-cell office:value-type="float" office:value="25.828622">
                <text:p>25.82862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6.200006">
                <text:p>26.200006</text:p>
              </table:table-cell>
              <table:table-cell office:value-type="float" office:value="27.403455">
                <text:p>27.40345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6.300002">
                <text:p>26.300002</text:p>
              </table:table-cell>
              <table:table-cell office:value-type="float" office:value="27.002977">
                <text:p>27.00297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5.000002">
                <text:p>25.000002</text:p>
              </table:table-cell>
              <table:table-cell office:value-type="float" office:value="26.473435">
                <text:p>26.4734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.799997">
                <text:p>24.799997</text:p>
              </table:table-cell>
              <table:table-cell office:value-type="float" office:value="26.169664">
                <text:p>26.16966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5.099998">
                <text:p>25.099998</text:p>
              </table:table-cell>
              <table:table-cell office:value-type="float" office:value="25.617957">
                <text:p>25.61795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5.000002">
                <text:p>25.000002</text:p>
              </table:table-cell>
              <table:table-cell office:value-type="float" office:value="25.890047">
                <text:p>25.89004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3.799998">
                <text:p>23.799998</text:p>
              </table:table-cell>
              <table:table-cell office:value-type="float" office:value="25.834134">
                <text:p>25.83413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.300005">
                <text:p>23.300005</text:p>
              </table:table-cell>
              <table:table-cell office:value-type="float" office:value="25.09277">
                <text:p>25.0927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3.199996">
                <text:p>23.199996</text:p>
              </table:table-cell>
              <table:table-cell office:value-type="float" office:value="24.621065">
                <text:p>24.62106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3.799998">
                <text:p>23.799998</text:p>
              </table:table-cell>
              <table:table-cell office:value-type="float" office:value="23.98959">
                <text:p>23.9895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2.599994">
                <text:p>22.599994</text:p>
              </table:table-cell>
              <table:table-cell office:value-type="float" office:value="23.859538">
                <text:p>23.85953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2.899995">
                <text:p>22.899995</text:p>
              </table:table-cell>
              <table:table-cell office:value-type="float" office:value="24.760464">
                <text:p>24.76046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3.600006">
                <text:p>23.600006</text:p>
              </table:table-cell>
              <table:table-cell office:value-type="float" office:value="25.716237">
                <text:p>25.71623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.300003">
                <text:p>25.300003</text:p>
              </table:table-cell>
              <table:table-cell office:value-type="float" office:value="27.051506">
                <text:p>27.05150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.799995">
                <text:p>26.799995</text:p>
              </table:table-cell>
              <table:table-cell office:value-type="float" office:value="26.872782">
                <text:p>26.87278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7.500006">
                <text:p>27.500006</text:p>
              </table:table-cell>
              <table:table-cell office:value-type="float" office:value="28.263678">
                <text:p>28.26367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7">
                <text:p>27</text:p>
              </table:table-cell>
              <table:table-cell office:value-type="float" office:value="27.860665">
                <text:p>27.86066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.799995">
                <text:p>26.799995</text:p>
              </table:table-cell>
              <table:table-cell office:value-type="float" office:value="27.308139">
                <text:p>27.30813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6.399998">
                <text:p>26.399998</text:p>
              </table:table-cell>
              <table:table-cell office:value-type="float" office:value="27.312923">
                <text:p>27.31292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5.499995">
                <text:p>25.499995</text:p>
              </table:table-cell>
              <table:table-cell office:value-type="float" office:value="26.658893">
                <text:p>26.65889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4.900006">
                <text:p>24.900006</text:p>
              </table:table-cell>
              <table:table-cell office:value-type="float" office:value="25.964641">
                <text:p>25.96464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4.600005">
                <text:p>24.600005</text:p>
              </table:table-cell>
              <table:table-cell office:value-type="float" office:value="25.694124">
                <text:p>25.69412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4.300004">
                <text:p>24.300004</text:p>
              </table:table-cell>
              <table:table-cell office:value-type="float" office:value="25.638289">
                <text:p>25.63828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7">
                <text:p>27</text:p>
              </table:table-cell>
              <table:table-cell office:value-type="float" office:value="25.660909">
                <text:p>25.66090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4.4">
                <text:p>24.4</text:p>
              </table:table-cell>
              <table:table-cell office:value-type="float" office:value="27.052104">
                <text:p>27.05210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7.099996">
                <text:p>27.099996</text:p>
              </table:table-cell>
              <table:table-cell office:value-type="float" office:value="25.619725">
                <text:p>25.6197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4.4">
                <text:p>24.4</text:p>
              </table:table-cell>
              <table:table-cell office:value-type="float" office:value="25.24786">
                <text:p>25.2478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4.799997">
                <text:p>24.799997</text:p>
              </table:table-cell>
              <table:table-cell office:value-type="float" office:value="25.36187">
                <text:p>25.3618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4.600005">
                <text:p>24.600005</text:p>
              </table:table-cell>
              <table:table-cell office:value-type="float" office:value="25.70169">
                <text:p>25.7016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4.700001">
                <text:p>24.700001</text:p>
              </table:table-cell>
              <table:table-cell office:value-type="float" office:value="25.740001">
                <text:p>25.74000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4.499996">
                <text:p>24.499996</text:p>
              </table:table-cell>
              <table:table-cell office:value-type="float" office:value="25.83754">
                <text:p>25.8375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4.199995">
                <text:p>24.199995</text:p>
              </table:table-cell>
              <table:table-cell office:value-type="float" office:value="25.468171">
                <text:p>25.46817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4.4">
                <text:p>24.4</text:p>
              </table:table-cell>
              <table:table-cell office:value-type="float" office:value="25.368695">
                <text:p>25.36869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4.300004">
                <text:p>24.300004</text:p>
              </table:table-cell>
              <table:table-cell office:value-type="float" office:value="25.40373">
                <text:p>25.4037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5.000002">
                <text:p>25.000002</text:p>
              </table:table-cell>
              <table:table-cell office:value-type="float" office:value="25.442002">
                <text:p>25.44200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7">
                <text:p>27</text:p>
              </table:table-cell>
              <table:table-cell office:value-type="float" office:value="25.706097">
                <text:p>25.70609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7.300001">
                <text:p>27.300001</text:p>
              </table:table-cell>
              <table:table-cell office:value-type="float" office:value="27.326859">
                <text:p>27.32685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6.600003">
                <text:p>26.600003</text:p>
              </table:table-cell>
              <table:table-cell office:value-type="float" office:value="27.671307">
                <text:p>27.67130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7.099996">
                <text:p>27.099996</text:p>
              </table:table-cell>
              <table:table-cell office:value-type="float" office:value="26.764414">
                <text:p>26.76441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7.999999">
                <text:p>27.999999</text:p>
              </table:table-cell>
              <table:table-cell office:value-type="float" office:value="27.718458">
                <text:p>27.71845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0.999996">
                <text:p>30.999996</text:p>
              </table:table-cell>
              <table:table-cell office:value-type="float" office:value="28.391845">
                <text:p>28.39184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.699994">
                <text:p>31.699994</text:p>
              </table:table-cell>
              <table:table-cell office:value-type="float" office:value="30.742804">
                <text:p>30.74280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0.999996">
                <text:p>30.999996</text:p>
              </table:table-cell>
              <table:table-cell office:value-type="float" office:value="30.974828">
                <text:p>30.97482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0.9">
                <text:p>30.9</text:p>
              </table:table-cell>
              <table:table-cell office:value-type="float" office:value="30.649282">
                <text:p>30.64928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8.999998">
                <text:p>28.999998</text:p>
              </table:table-cell>
              <table:table-cell office:value-type="float" office:value="29.937402">
                <text:p>29.93740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7.500006">
                <text:p>27.500006</text:p>
              </table:table-cell>
              <table:table-cell office:value-type="float" office:value="27.946439">
                <text:p>27.94643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7">
                <text:p>27</text:p>
              </table:table-cell>
              <table:table-cell office:value-type="float" office:value="27.221832">
                <text:p>27.22183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6.499994">
                <text:p>26.499994</text:p>
              </table:table-cell>
              <table:table-cell office:value-type="float" office:value="27.116519">
                <text:p>27.11651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7.099996">
                <text:p>27.099996</text:p>
              </table:table-cell>
              <table:table-cell office:value-type="float" office:value="26.571533">
                <text:p>26.5715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6.499994">
                <text:p>26.499994</text:p>
              </table:table-cell>
              <table:table-cell office:value-type="float" office:value="26.989639">
                <text:p>26.98963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7.099996">
                <text:p>27.099996</text:p>
              </table:table-cell>
              <table:table-cell office:value-type="float" office:value="26.608232">
                <text:p>26.60823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6.900004">
                <text:p>26.900004</text:p>
              </table:table-cell>
              <table:table-cell office:value-type="float" office:value="27.328692">
                <text:p>27.32869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6.699999">
                <text:p>26.699999</text:p>
              </table:table-cell>
              <table:table-cell office:value-type="float" office:value="27.126919">
                <text:p>27.12691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825618">
                <text:p>26.82561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647375">
                <text:p>26.64737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524057">
                <text:p>26.52405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5.300003">
                <text:p>25.300003</text:p>
              </table:table-cell>
              <table:table-cell office:value-type="float" office:value="26.150541">
                <text:p>26.15054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5.199994">
                <text:p>25.199994</text:p>
              </table:table-cell>
              <table:table-cell office:value-type="float" office:value="25.833653">
                <text:p>25.83365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5.399999">
                <text:p>25.399999</text:p>
              </table:table-cell>
              <table:table-cell office:value-type="float" office:value="25.817936">
                <text:p>25.81793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6.099997">
                <text:p>26.099997</text:p>
              </table:table-cell>
              <table:table-cell office:value-type="float" office:value="25.960923">
                <text:p>25.96092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7.099996">
                <text:p>27.099996</text:p>
              </table:table-cell>
              <table:table-cell office:value-type="float" office:value="26.5632">
                <text:p>26.563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7.099996">
                <text:p>27.099996</text:p>
              </table:table-cell>
              <table:table-cell office:value-type="float" office:value="27.690209">
                <text:p>27.69020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8.3">
                <text:p>28.3</text:p>
              </table:table-cell>
              <table:table-cell office:value-type="float" office:value="27.503672">
                <text:p>27.50367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8.200004">
                <text:p>28.200004</text:p>
              </table:table-cell>
              <table:table-cell office:value-type="float" office:value="28.964274">
                <text:p>28.96427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9.800005">
                <text:p>29.800005</text:p>
              </table:table-cell>
              <table:table-cell office:value-type="float" office:value="28.687465">
                <text:p>28.68746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9.699996">
                <text:p>29.699996</text:p>
              </table:table-cell>
              <table:table-cell office:value-type="float" office:value="30.227978">
                <text:p>30.22797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1.999995">
                <text:p>31.999995</text:p>
              </table:table-cell>
              <table:table-cell office:value-type="float" office:value="29.957409">
                <text:p>29.95740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1.299997">
                <text:p>31.299997</text:p>
              </table:table-cell>
              <table:table-cell office:value-type="float" office:value="30.968367">
                <text:p>30.9683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8.999998">
                <text:p>28.999998</text:p>
              </table:table-cell>
              <table:table-cell office:value-type="float" office:value="30.871803">
                <text:p>30.87180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7.900003">
                <text:p>27.900003</text:p>
              </table:table-cell>
              <table:table-cell office:value-type="float" office:value="28.410136">
                <text:p>28.41013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6.900004">
                <text:p>26.900004</text:p>
              </table:table-cell>
              <table:table-cell office:value-type="float" office:value="27.716144">
                <text:p>27.71614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971829">
                <text:p>26.97182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435059">
                <text:p>26.43505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6.499994">
                <text:p>26.499994</text:p>
              </table:table-cell>
              <table:table-cell office:value-type="float" office:value="26.470848">
                <text:p>26.47084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6.099997">
                <text:p>26.099997</text:p>
              </table:table-cell>
              <table:table-cell office:value-type="float" office:value="26.663638">
                <text:p>26.66363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336324">
                <text:p>26.33632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472343">
                <text:p>26.47234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361804">
                <text:p>26.36180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5.7">
                <text:p>25.7</text:p>
              </table:table-cell>
              <table:table-cell office:value-type="float" office:value="26.137658">
                <text:p>26.13765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5.000002">
                <text:p>25.000002</text:p>
              </table:table-cell>
              <table:table-cell office:value-type="float" office:value="26.115077">
                <text:p>26.11507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5.300003">
                <text:p>25.300003</text:p>
              </table:table-cell>
              <table:table-cell office:value-type="float" office:value="25.654968">
                <text:p>25.65496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5.300003">
                <text:p>25.300003</text:p>
              </table:table-cell>
              <table:table-cell office:value-type="float" office:value="25.844183">
                <text:p>25.84418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5.900005">
                <text:p>25.900005</text:p>
              </table:table-cell>
              <table:table-cell office:value-type="float" office:value="25.891269">
                <text:p>25.89126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7.799994">
                <text:p>27.799994</text:p>
              </table:table-cell>
              <table:table-cell office:value-type="float" office:value="26.37574">
                <text:p>26.3757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7">
                <text:p>27</text:p>
              </table:table-cell>
              <table:table-cell office:value-type="float" office:value="28.460472">
                <text:p>28.46047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9.6">
                <text:p>29.6</text:p>
              </table:table-cell>
              <table:table-cell office:value-type="float" office:value="27.230893">
                <text:p>27.23089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0.800004">
                <text:p>30.800004</text:p>
              </table:table-cell>
              <table:table-cell office:value-type="float" office:value="30.154723">
                <text:p>30.15472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9.099994">
                <text:p>29.099994</text:p>
              </table:table-cell>
              <table:table-cell office:value-type="float" office:value="31.051424">
                <text:p>31.05142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5.300003">
                <text:p>25.300003</text:p>
              </table:table-cell>
              <table:table-cell office:value-type="float" office:value="28.927302">
                <text:p>28.92730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6.600003">
                <text:p>26.600003</text:p>
              </table:table-cell>
              <table:table-cell office:value-type="float" office:value="27.412438">
                <text:p>27.41243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5.900005">
                <text:p>25.900005</text:p>
              </table:table-cell>
              <table:table-cell office:value-type="float" office:value="27.226928">
                <text:p>27.22692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6.699999">
                <text:p>26.699999</text:p>
              </table:table-cell>
              <table:table-cell office:value-type="float" office:value="26.358489">
                <text:p>26.35848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8.200004">
                <text:p>28.200004</text:p>
              </table:table-cell>
              <table:table-cell office:value-type="float" office:value="26.667317">
                <text:p>26.66731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6.399998">
                <text:p>26.399998</text:p>
              </table:table-cell>
              <table:table-cell office:value-type="float" office:value="28.960049">
                <text:p>28.96004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6.900004">
                <text:p>26.900004</text:p>
              </table:table-cell>
              <table:table-cell office:value-type="float" office:value="26.950106">
                <text:p>26.95010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5.199994">
                <text:p>25.199994</text:p>
              </table:table-cell>
              <table:table-cell office:value-type="float" office:value="27.182988">
                <text:p>27.18298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4.700001">
                <text:p>24.700001</text:p>
              </table:table-cell>
              <table:table-cell office:value-type="float" office:value="25.911588">
                <text:p>25.91158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7.399997">
                <text:p>27.399997</text:p>
              </table:table-cell>
              <table:table-cell office:value-type="float" office:value="26.065859">
                <text:p>26.06585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9.200003">
                <text:p>29.200003</text:p>
              </table:table-cell>
              <table:table-cell office:value-type="float" office:value="27.552591">
                <text:p>27.55259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0.399994">
                <text:p>30.399994</text:p>
              </table:table-cell>
              <table:table-cell office:value-type="float" office:value="29.790957">
                <text:p>29.79095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0.699995">
                <text:p>30.699995</text:p>
              </table:table-cell>
              <table:table-cell office:value-type="float" office:value="29.856087">
                <text:p>29.85608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1.200001">
                <text:p>31.200001</text:p>
              </table:table-cell>
              <table:table-cell office:value-type="float" office:value="30.782506">
                <text:p>30.78250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1.100005">
                <text:p>31.100005</text:p>
              </table:table-cell>
              <table:table-cell office:value-type="float" office:value="30.949634">
                <text:p>30.94963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0.500003">
                <text:p>30.500003</text:p>
              </table:table-cell>
              <table:table-cell office:value-type="float" office:value="30.029546">
                <text:p>30.02954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8.800006">
                <text:p>28.800006</text:p>
              </table:table-cell>
              <table:table-cell office:value-type="float" office:value="29.164162">
                <text:p>29.16416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7.999999">
                <text:p>27.999999</text:p>
              </table:table-cell>
              <table:table-cell office:value-type="float" office:value="27.842478">
                <text:p>27.84247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7">
                <text:p>27</text:p>
              </table:table-cell>
              <table:table-cell office:value-type="float" office:value="27.518362">
                <text:p>27.51836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988547">
                <text:p>26.98854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52381">
                <text:p>26.5238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6256">
                <text:p>26.625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6.099997">
                <text:p>26.099997</text:p>
              </table:table-cell>
              <table:table-cell office:value-type="float" office:value="26.413375">
                <text:p>26.41337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6.099997">
                <text:p>26.099997</text:p>
              </table:table-cell>
              <table:table-cell office:value-type="float" office:value="26.349376">
                <text:p>26.34937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6.099997">
                <text:p>26.099997</text:p>
              </table:table-cell>
              <table:table-cell office:value-type="float" office:value="26.417496">
                <text:p>26.41749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405627">
                <text:p>26.40562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5.900005">
                <text:p>25.900005</text:p>
              </table:table-cell>
              <table:table-cell office:value-type="float" office:value="26.32439">
                <text:p>26.3243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5.499995">
                <text:p>25.499995</text:p>
              </table:table-cell>
              <table:table-cell office:value-type="float" office:value="26.248561">
                <text:p>26.24856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4.4">
                <text:p>24.4</text:p>
              </table:table-cell>
              <table:table-cell office:value-type="float" office:value="25.940773">
                <text:p>25.94077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4.099999">
                <text:p>24.099999</text:p>
              </table:table-cell>
              <table:table-cell office:value-type="float" office:value="25.585652">
                <text:p>25.58565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4.900006">
                <text:p>24.900006</text:p>
              </table:table-cell>
              <table:table-cell office:value-type="float" office:value="25.493833">
                <text:p>25.49383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5.499995">
                <text:p>25.499995</text:p>
              </table:table-cell>
              <table:table-cell office:value-type="float" office:value="25.846458">
                <text:p>25.84645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5.600004">
                <text:p>25.600004</text:p>
              </table:table-cell>
              <table:table-cell office:value-type="float" office:value="26.268334">
                <text:p>26.26833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5.499995">
                <text:p>25.499995</text:p>
              </table:table-cell>
              <table:table-cell office:value-type="float" office:value="26.75937">
                <text:p>26.7593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5.099998">
                <text:p>25.099998</text:p>
              </table:table-cell>
              <table:table-cell office:value-type="float" office:value="26.36339">
                <text:p>26.3633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5.399999">
                <text:p>25.399999</text:p>
              </table:table-cell>
              <table:table-cell office:value-type="float" office:value="25.655982">
                <text:p>25.65598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5.099998">
                <text:p>25.099998</text:p>
              </table:table-cell>
              <table:table-cell office:value-type="float" office:value="25.889033">
                <text:p>25.88903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5.399999">
                <text:p>25.399999</text:p>
              </table:table-cell>
              <table:table-cell office:value-type="float" office:value="25.714365">
                <text:p>25.71436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7.200005">
                <text:p>27.200005</text:p>
              </table:table-cell>
              <table:table-cell office:value-type="float" office:value="25.864281">
                <text:p>25.86428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8.999998">
                <text:p>28.999998</text:p>
              </table:table-cell>
              <table:table-cell office:value-type="float" office:value="27.857961">
                <text:p>27.85796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0.100006">
                <text:p>30.100006</text:p>
              </table:table-cell>
              <table:table-cell office:value-type="float" office:value="29.841969">
                <text:p>29.84196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0.699995">
                <text:p>30.699995</text:p>
              </table:table-cell>
              <table:table-cell office:value-type="float" office:value="30.288727">
                <text:p>30.28872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1.100005">
                <text:p>31.100005</text:p>
              </table:table-cell>
              <table:table-cell office:value-type="float" office:value="30.783806">
                <text:p>30.78380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1.299997">
                <text:p>31.299997</text:p>
              </table:table-cell>
              <table:table-cell office:value-type="float" office:value="30.940079">
                <text:p>30.94007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1.999995">
                <text:p>31.999995</text:p>
              </table:table-cell>
              <table:table-cell office:value-type="float" office:value="30.461172">
                <text:p>30.46117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0.9">
                <text:p>30.9</text:p>
              </table:table-cell>
              <table:table-cell office:value-type="float" office:value="30.369418">
                <text:p>30.36941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0.399994">
                <text:p>30.399994</text:p>
              </table:table-cell>
              <table:table-cell office:value-type="float" office:value="29.439177">
                <text:p>29.43917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9.299999">
                <text:p>29.299999</text:p>
              </table:table-cell>
              <table:table-cell office:value-type="float" office:value="28.416155">
                <text:p>28.41615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8.399996">
                <text:p>28.399996</text:p>
              </table:table-cell>
              <table:table-cell office:value-type="float" office:value="28.089192">
                <text:p>28.08919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7.099996">
                <text:p>27.099996</text:p>
              </table:table-cell>
              <table:table-cell office:value-type="float" office:value="27.495066">
                <text:p>27.49506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7.399997">
                <text:p>27.399997</text:p>
              </table:table-cell>
              <table:table-cell office:value-type="float" office:value="27.007852">
                <text:p>27.00785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.799996">
                <text:p>25.799996</text:p>
              </table:table-cell>
              <table:table-cell office:value-type="float" office:value="27.187291">
                <text:p>27.18729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179856">
                <text:p>26.17985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7">
                <text:p>27</text:p>
              </table:table-cell>
              <table:table-cell office:value-type="float" office:value="26.288419">
                <text:p>26.28841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.799996">
                <text:p>25.799996</text:p>
              </table:table-cell>
              <table:table-cell office:value-type="float" office:value="27.282815">
                <text:p>27.28281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.799995">
                <text:p>26.799995</text:p>
              </table:table-cell>
              <table:table-cell office:value-type="float" office:value="26.07063">
                <text:p>26.0706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.900004">
                <text:p>26.900004</text:p>
              </table:table-cell>
              <table:table-cell office:value-type="float" office:value="27.230321">
                <text:p>27.23032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.600003">
                <text:p>26.600003</text:p>
              </table:table-cell>
              <table:table-cell office:value-type="float" office:value="27.292344">
                <text:p>27.29234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.699999">
                <text:p>26.699999</text:p>
              </table:table-cell>
              <table:table-cell office:value-type="float" office:value="26.963002">
                <text:p>26.96300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7">
                <text:p>27</text:p>
              </table:table-cell>
              <table:table-cell office:value-type="float" office:value="27.031811">
                <text:p>27.03181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.399998">
                <text:p>26.399998</text:p>
              </table:table-cell>
              <table:table-cell office:value-type="float" office:value="27.189813">
                <text:p>27.18981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558949">
                <text:p>26.55894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5.900005">
                <text:p>25.900005</text:p>
              </table:table-cell>
              <table:table-cell office:value-type="float" office:value="26.438686">
                <text:p>26.43868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5.499995">
                <text:p>25.499995</text:p>
              </table:table-cell>
              <table:table-cell office:value-type="float" office:value="26.295049">
                <text:p>26.29504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5.600004">
                <text:p>25.600004</text:p>
              </table:table-cell>
              <table:table-cell office:value-type="float" office:value="25.952174">
                <text:p>25.95217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5.600004">
                <text:p>25.600004</text:p>
              </table:table-cell>
              <table:table-cell office:value-type="float" office:value="26.061114">
                <text:p>26.06111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.099996">
                <text:p>27.099996</text:p>
              </table:table-cell>
              <table:table-cell office:value-type="float" office:value="26.058046">
                <text:p>26.05804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9.299999">
                <text:p>29.299999</text:p>
              </table:table-cell>
              <table:table-cell office:value-type="float" office:value="27.792714">
                <text:p>27.79271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9.500004">
                <text:p>29.500004</text:p>
              </table:table-cell>
              <table:table-cell office:value-type="float" office:value="30.176914">
                <text:p>30.17691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9.699996">
                <text:p>29.699996</text:p>
              </table:table-cell>
              <table:table-cell office:value-type="float" office:value="29.860468">
                <text:p>29.86046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.799994">
                <text:p>27.799994</text:p>
              </table:table-cell>
              <table:table-cell office:value-type="float" office:value="30.172156">
                <text:p>30.17215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8.900002">
                <text:p>28.900002</text:p>
              </table:table-cell>
              <table:table-cell office:value-type="float" office:value="27.597402">
                <text:p>27.59740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0.299998">
                <text:p>30.299998</text:p>
              </table:table-cell>
              <table:table-cell office:value-type="float" office:value="28.068145">
                <text:p>28.06814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1.699994">
                <text:p>31.699994</text:p>
              </table:table-cell>
              <table:table-cell office:value-type="float" office:value="29.062034">
                <text:p>29.06203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9.099994">
                <text:p>29.099994</text:p>
              </table:table-cell>
              <table:table-cell office:value-type="float" office:value="30.161067">
                <text:p>30.16106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9.999997">
                <text:p>29.999997</text:p>
              </table:table-cell>
              <table:table-cell office:value-type="float" office:value="28.90762">
                <text:p>28.9076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.200004">
                <text:p>28.200004</text:p>
              </table:table-cell>
              <table:table-cell office:value-type="float" office:value="28.903473">
                <text:p>28.90347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7.200005">
                <text:p>27.200005</text:p>
              </table:table-cell>
              <table:table-cell office:value-type="float" office:value="27.825474">
                <text:p>27.82547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6.799995">
                <text:p>26.799995</text:p>
              </table:table-cell>
              <table:table-cell office:value-type="float" office:value="26.8817">
                <text:p>26.881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7.500006">
                <text:p>27.500006</text:p>
              </table:table-cell>
              <table:table-cell office:value-type="float" office:value="27.089739">
                <text:p>27.08973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6.900004">
                <text:p>26.900004</text:p>
              </table:table-cell>
              <table:table-cell office:value-type="float" office:value="27.16159">
                <text:p>27.1615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6.699999">
                <text:p>26.699999</text:p>
              </table:table-cell>
              <table:table-cell office:value-type="float" office:value="26.824162">
                <text:p>26.82416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7.399997">
                <text:p>27.399997</text:p>
              </table:table-cell>
              <table:table-cell office:value-type="float" office:value="26.769315">
                <text:p>26.76931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6.499994">
                <text:p>26.499994</text:p>
              </table:table-cell>
              <table:table-cell office:value-type="float" office:value="27.531505">
                <text:p>27.53150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567022">
                <text:p>26.56702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6.099997">
                <text:p>26.099997</text:p>
              </table:table-cell>
              <table:table-cell office:value-type="float" office:value="26.393654">
                <text:p>26.39365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520248">
                <text:p>26.52024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5.900005">
                <text:p>25.900005</text:p>
              </table:table-cell>
              <table:table-cell office:value-type="float" office:value="26.28162">
                <text:p>26.2816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234521">
                <text:p>26.23452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5.7">
                <text:p>25.7</text:p>
              </table:table-cell>
              <table:table-cell office:value-type="float" office:value="26.172628">
                <text:p>26.17262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5.499995">
                <text:p>25.499995</text:p>
              </table:table-cell>
              <table:table-cell office:value-type="float" office:value="26.099191">
                <text:p>26.09919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7.099996">
                <text:p>27.099996</text:p>
              </table:table-cell>
              <table:table-cell office:value-type="float" office:value="25.949678">
                <text:p>25.94967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8.3">
                <text:p>28.3</text:p>
              </table:table-cell>
              <table:table-cell office:value-type="float" office:value="27.741234">
                <text:p>27.74123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0.100006">
                <text:p>30.100006</text:p>
              </table:table-cell>
              <table:table-cell office:value-type="float" office:value="29.081924">
                <text:p>29.08192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1.100005">
                <text:p>31.100005</text:p>
              </table:table-cell>
              <table:table-cell office:value-type="float" office:value="30.431558">
                <text:p>30.43155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.900001">
                <text:p>29.900001</text:p>
              </table:table-cell>
              <table:table-cell office:value-type="float" office:value="30.954249">
                <text:p>30.95424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.399994">
                <text:p>30.399994</text:p>
              </table:table-cell>
              <table:table-cell office:value-type="float" office:value="30.057145">
                <text:p>30.05714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.100006">
                <text:p>30.100006</text:p>
              </table:table-cell>
              <table:table-cell office:value-type="float" office:value="29.709499">
                <text:p>29.70949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9.399995">
                <text:p>29.399995</text:p>
              </table:table-cell>
              <table:table-cell office:value-type="float" office:value="28.460576">
                <text:p>28.46057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9.299999">
                <text:p>29.299999</text:p>
              </table:table-cell>
              <table:table-cell office:value-type="float" office:value="27.929877">
                <text:p>27.92987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9.6">
                <text:p>29.6</text:p>
              </table:table-cell>
              <table:table-cell office:value-type="float" office:value="28.156662">
                <text:p>28.15666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8.699997">
                <text:p>28.699997</text:p>
              </table:table-cell>
              <table:table-cell office:value-type="float" office:value="28.167036">
                <text:p>28.16703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7.900003">
                <text:p>27.900003</text:p>
              </table:table-cell>
              <table:table-cell office:value-type="float" office:value="27.766324">
                <text:p>27.76632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7">
                <text:p>27</text:p>
              </table:table-cell>
              <table:table-cell office:value-type="float" office:value="27.409695">
                <text:p>27.40969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7.200005">
                <text:p>27.200005</text:p>
              </table:table-cell>
              <table:table-cell office:value-type="float" office:value="27.014001">
                <text:p>27.01400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7.099996">
                <text:p>27.099996</text:p>
              </table:table-cell>
              <table:table-cell office:value-type="float" office:value="27.091533">
                <text:p>27.09153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7">
                <text:p>27</text:p>
              </table:table-cell>
              <table:table-cell office:value-type="float" office:value="27.019669">
                <text:p>27.01966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7.099996">
                <text:p>27.099996</text:p>
              </table:table-cell>
              <table:table-cell office:value-type="float" office:value="26.952472">
                <text:p>26.95247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6.699999">
                <text:p>26.699999</text:p>
              </table:table-cell>
              <table:table-cell office:value-type="float" office:value="27.199589">
                <text:p>27.19958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6.799995">
                <text:p>26.799995</text:p>
              </table:table-cell>
              <table:table-cell office:value-type="float" office:value="26.790505">
                <text:p>26.79050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6.600003">
                <text:p>26.600003</text:p>
              </table:table-cell>
              <table:table-cell office:value-type="float" office:value="26.905334">
                <text:p>26.90533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771109">
                <text:p>26.77110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5.900005">
                <text:p>25.900005</text:p>
              </table:table-cell>
              <table:table-cell office:value-type="float" office:value="26.247612">
                <text:p>26.24761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26615">
                <text:p>26.2661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369851">
                <text:p>26.36985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7.600002">
                <text:p>27.600002</text:p>
              </table:table-cell>
              <table:table-cell office:value-type="float" office:value="26.688481">
                <text:p>26.68848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9.200003">
                <text:p>29.200003</text:p>
              </table:table-cell>
              <table:table-cell office:value-type="float" office:value="28.230112">
                <text:p>28.23011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9.999997">
                <text:p>29.999997</text:p>
              </table:table-cell>
              <table:table-cell office:value-type="float" office:value="30.011827">
                <text:p>30.01182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1.599998">
                <text:p>31.599998</text:p>
              </table:table-cell>
              <table:table-cell office:value-type="float" office:value="30.419793">
                <text:p>30.41979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1.899999">
                <text:p>31.899999</text:p>
              </table:table-cell>
              <table:table-cell office:value-type="float" office:value="31.0937">
                <text:p>31.093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.299996">
                <text:p>32.299996</text:p>
              </table:table-cell>
              <table:table-cell office:value-type="float" office:value="31.148976">
                <text:p>31.14897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.800002">
                <text:p>32.800002</text:p>
              </table:table-cell>
              <table:table-cell office:value-type="float" office:value="31.048408">
                <text:p>31.04840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1.200001">
                <text:p>31.200001</text:p>
              </table:table-cell>
              <table:table-cell office:value-type="float" office:value="30.85476">
                <text:p>30.8547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1.100005">
                <text:p>31.100005</text:p>
              </table:table-cell>
              <table:table-cell office:value-type="float" office:value="29.09469">
                <text:p>29.0946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9.900001">
                <text:p>29.900001</text:p>
              </table:table-cell>
              <table:table-cell office:value-type="float" office:value="28.402349">
                <text:p>28.40234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7.999999">
                <text:p>27.999999</text:p>
              </table:table-cell>
              <table:table-cell office:value-type="float" office:value="28.155895">
                <text:p>28.15589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7.300001">
                <text:p>27.300001</text:p>
              </table:table-cell>
              <table:table-cell office:value-type="float" office:value="27.294489">
                <text:p>27.29448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0.599999">
                <text:p>30.599999</text:p>
              </table:table-cell>
              <table:table-cell office:value-type="float" office:value="27.225758">
                <text:p>27.22575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7">
                <text:p>27</text:p>
              </table:table-cell>
              <table:table-cell office:value-type="float" office:value="27.662649">
                <text:p>27.66264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7">
                <text:p>27</text:p>
              </table:table-cell>
              <table:table-cell office:value-type="float" office:value="26.749737">
                <text:p>26.74973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6.900004">
                <text:p>26.900004</text:p>
              </table:table-cell>
              <table:table-cell office:value-type="float" office:value="26.966044">
                <text:p>26.96604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0.999996">
                <text:p>30.999996</text:p>
              </table:table-cell>
              <table:table-cell office:value-type="float" office:value="27.725868">
                <text:p>27.72586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6.799995">
                <text:p>26.799995</text:p>
              </table:table-cell>
              <table:table-cell office:value-type="float" office:value="27.514397">
                <text:p>27.51439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6.799995">
                <text:p>26.799995</text:p>
              </table:table-cell>
              <table:table-cell office:value-type="float" office:value="27.365937">
                <text:p>27.36593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6.399998">
                <text:p>26.399998</text:p>
              </table:table-cell>
              <table:table-cell office:value-type="float" office:value="27.020384">
                <text:p>27.02038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1.299997">
                <text:p>31.299997</text:p>
              </table:table-cell>
              <table:table-cell office:value-type="float" office:value="27.715468">
                <text:p>27.71546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6.000001">
                <text:p>26.000001</text:p>
              </table:table-cell>
              <table:table-cell office:value-type="float" office:value="25.506456">
                <text:p>25.50645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5.900005">
                <text:p>25.900005</text:p>
              </table:table-cell>
              <table:table-cell office:value-type="float" office:value="27.273429">
                <text:p>27.27342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0.599999">
                <text:p>30.599999</text:p>
              </table:table-cell>
              <table:table-cell office:value-type="float" office:value="26.91329">
                <text:p>26.9132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5.600004">
                <text:p>25.600004</text:p>
              </table:table-cell>
              <table:table-cell office:value-type="float" office:value="28.811251">
                <text:p>28.81125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5.099998">
                <text:p>25.099998</text:p>
              </table:table-cell>
              <table:table-cell office:value-type="float" office:value="24.0958">
                <text:p>24.095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5.499995">
                <text:p>25.499995</text:p>
              </table:table-cell>
              <table:table-cell office:value-type="float" office:value="26.690574">
                <text:p>26.69057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7.699998">
                <text:p>27.699998</text:p>
              </table:table-cell>
              <table:table-cell office:value-type="float" office:value="27.51584">
                <text:p>27.5158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6.900004">
                <text:p>26.900004</text:p>
              </table:table-cell>
              <table:table-cell office:value-type="float" office:value="26.712622">
                <text:p>26.71262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9.500004">
                <text:p>29.500004</text:p>
              </table:table-cell>
              <table:table-cell office:value-type="float" office:value="27.131196">
                <text:p>27.13119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8.099995">
                <text:p>28.099995</text:p>
              </table:table-cell>
              <table:table-cell office:value-type="float" office:value="29.969564">
                <text:p>29.96956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8.099995">
                <text:p>28.099995</text:p>
              </table:table-cell>
              <table:table-cell office:value-type="float" office:value="28.728792">
                <text:p>28.72879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7.999999">
                <text:p>27.999999</text:p>
              </table:table-cell>
              <table:table-cell office:value-type="float" office:value="28.208038">
                <text:p>28.20803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7.600002">
                <text:p>27.600002</text:p>
              </table:table-cell>
              <table:table-cell office:value-type="float" office:value="27.958685">
                <text:p>27.95868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7.099996">
                <text:p>27.099996</text:p>
              </table:table-cell>
              <table:table-cell office:value-type="float" office:value="27.161265">
                <text:p>27.16126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7.999999">
                <text:p>27.999999</text:p>
              </table:table-cell>
              <table:table-cell office:value-type="float" office:value="27.011453">
                <text:p>27.01145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7">
                <text:p>27</text:p>
              </table:table-cell>
              <table:table-cell office:value-type="float" office:value="27.763295">
                <text:p>27.76329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6.799995">
                <text:p>26.799995</text:p>
              </table:table-cell>
              <table:table-cell office:value-type="float" office:value="26.908727">
                <text:p>26.90872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789556">
                <text:p>26.78955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5.900005">
                <text:p>25.900005</text:p>
              </table:table-cell>
              <table:table-cell office:value-type="float" office:value="26.415962">
                <text:p>26.41596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6.699999">
                <text:p>26.699999</text:p>
              </table:table-cell>
              <table:table-cell office:value-type="float" office:value="26.227085">
                <text:p>26.22708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957022">
                <text:p>26.95702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435332">
                <text:p>26.43533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7.200005">
                <text:p>27.200005</text:p>
              </table:table-cell>
              <table:table-cell office:value-type="float" office:value="26.766793">
                <text:p>26.76679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7.799994">
                <text:p>27.799994</text:p>
              </table:table-cell>
              <table:table-cell office:value-type="float" office:value="27.739843">
                <text:p>27.73984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8.600001">
                <text:p>28.600001</text:p>
              </table:table-cell>
              <table:table-cell office:value-type="float" office:value="28.286402">
                <text:p>28.28640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6.000001">
                <text:p>26.000001</text:p>
              </table:table-cell>
              <table:table-cell office:value-type="float" office:value="29.176564">
                <text:p>29.17656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5.7">
                <text:p>25.7</text:p>
              </table:table-cell>
              <table:table-cell office:value-type="float" office:value="26.378275">
                <text:p>26.37827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9.699996">
                <text:p>29.699996</text:p>
              </table:table-cell>
              <table:table-cell office:value-type="float" office:value="26.184939">
                <text:p>26.18493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8.399996">
                <text:p>28.399996</text:p>
              </table:table-cell>
              <table:table-cell office:value-type="float" office:value="28.730755">
                <text:p>28.73075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1.800003">
                <text:p>31.800003</text:p>
              </table:table-cell>
              <table:table-cell office:value-type="float" office:value="28.075893">
                <text:p>28.07589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1.800003">
                <text:p>31.800003</text:p>
              </table:table-cell>
              <table:table-cell office:value-type="float" office:value="30.799822">
                <text:p>30.79982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1.800003">
                <text:p>31.800003</text:p>
              </table:table-cell>
              <table:table-cell office:value-type="float" office:value="31.447924">
                <text:p>31.44792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0.399994">
                <text:p>30.399994</text:p>
              </table:table-cell>
              <table:table-cell office:value-type="float" office:value="30.592641">
                <text:p>30.59264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8.500005">
                <text:p>28.500005</text:p>
              </table:table-cell>
              <table:table-cell office:value-type="float" office:value="29.226497">
                <text:p>29.22649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9.6">
                <text:p>29.6</text:p>
              </table:table-cell>
              <table:table-cell office:value-type="float" office:value="27.687999">
                <text:p>27.68799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7.699998">
                <text:p>27.699998</text:p>
              </table:table-cell>
              <table:table-cell office:value-type="float" office:value="28.070797">
                <text:p>28.07079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6.900004">
                <text:p>26.900004</text:p>
              </table:table-cell>
              <table:table-cell office:value-type="float" office:value="27.11466">
                <text:p>27.1146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7.500006">
                <text:p>27.500006</text:p>
              </table:table-cell>
              <table:table-cell office:value-type="float" office:value="26.787203">
                <text:p>26.78720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7.399997">
                <text:p>27.399997</text:p>
              </table:table-cell>
              <table:table-cell office:value-type="float" office:value="27.620815">
                <text:p>27.62081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7">
                <text:p>27</text:p>
              </table:table-cell>
              <table:table-cell office:value-type="float" office:value="27.036257">
                <text:p>27.03625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7.200005">
                <text:p>27.200005</text:p>
              </table:table-cell>
              <table:table-cell office:value-type="float" office:value="26.98232">
                <text:p>26.9823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7">
                <text:p>27</text:p>
              </table:table-cell>
              <table:table-cell office:value-type="float" office:value="27.283283">
                <text:p>27.28328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7.099996">
                <text:p>27.099996</text:p>
              </table:table-cell>
              <table:table-cell office:value-type="float" office:value="27.026637">
                <text:p>27.02663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6.900004">
                <text:p>26.900004</text:p>
              </table:table-cell>
              <table:table-cell office:value-type="float" office:value="27.138918">
                <text:p>27.13891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6.699999">
                <text:p>26.699999</text:p>
              </table:table-cell>
              <table:table-cell office:value-type="float" office:value="27.004732">
                <text:p>27.00473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6.600003">
                <text:p>26.600003</text:p>
              </table:table-cell>
              <table:table-cell office:value-type="float" office:value="26.791714">
                <text:p>26.79171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764141">
                <text:p>26.76414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587211">
                <text:p>26.58721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60844">
                <text:p>26.6084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547158">
                <text:p>26.54715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547041">
                <text:p>26.54704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6.699999">
                <text:p>26.699999</text:p>
              </table:table-cell>
              <table:table-cell office:value-type="float" office:value="26.576798">
                <text:p>26.57679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7.300001">
                <text:p>27.300001</text:p>
              </table:table-cell>
              <table:table-cell office:value-type="float" office:value="27.015483">
                <text:p>27.01548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8.099995">
                <text:p>28.099995</text:p>
              </table:table-cell>
              <table:table-cell office:value-type="float" office:value="27.98852">
                <text:p>27.9885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7.999999">
                <text:p>27.999999</text:p>
              </table:table-cell>
              <table:table-cell office:value-type="float" office:value="28.570647">
                <text:p>28.57064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8.699997">
                <text:p>28.699997</text:p>
              </table:table-cell>
              <table:table-cell office:value-type="float" office:value="28.375816">
                <text:p>28.37581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8.399996">
                <text:p>28.399996</text:p>
              </table:table-cell>
              <table:table-cell office:value-type="float" office:value="29.026271">
                <text:p>29.02627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8.399996">
                <text:p>28.399996</text:p>
              </table:table-cell>
              <table:table-cell office:value-type="float" office:value="28.708434">
                <text:p>28.70843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8.399996">
                <text:p>28.399996</text:p>
              </table:table-cell>
              <table:table-cell office:value-type="float" office:value="28.433809">
                <text:p>28.43380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8.699997">
                <text:p>28.699997</text:p>
              </table:table-cell>
              <table:table-cell office:value-type="float" office:value="28.054495">
                <text:p>28.05449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7.900003">
                <text:p>27.900003</text:p>
              </table:table-cell>
              <table:table-cell office:value-type="float" office:value="28.335997">
                <text:p>28.33599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7.600002">
                <text:p>27.600002</text:p>
              </table:table-cell>
              <table:table-cell office:value-type="float" office:value="27.542997">
                <text:p>27.54299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6.900004">
                <text:p>26.900004</text:p>
              </table:table-cell>
              <table:table-cell office:value-type="float" office:value="27.319878">
                <text:p>27.31987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5.900005">
                <text:p>25.900005</text:p>
              </table:table-cell>
              <table:table-cell office:value-type="float" office:value="26.941812">
                <text:p>26.94181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7.099996">
                <text:p>27.099996</text:p>
              </table:table-cell>
              <table:table-cell office:value-type="float" office:value="26.23768">
                <text:p>26.2376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7.099996">
                <text:p>27.099996</text:p>
              </table:table-cell>
              <table:table-cell office:value-type="float" office:value="27.205543">
                <text:p>27.20554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6.000001">
                <text:p>26.000001</text:p>
              </table:table-cell>
              <table:table-cell office:value-type="float" office:value="27.177892">
                <text:p>27.17789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6.600003">
                <text:p>26.600003</text:p>
              </table:table-cell>
              <table:table-cell office:value-type="float" office:value="26.306138">
                <text:p>26.30613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90042">
                <text:p>26.9004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5.499995">
                <text:p>25.499995</text:p>
              </table:table-cell>
              <table:table-cell office:value-type="float" office:value="26.508067">
                <text:p>26.50806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5.399999">
                <text:p>25.399999</text:p>
              </table:table-cell>
              <table:table-cell office:value-type="float" office:value="25.949587">
                <text:p>25.94958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5.199994">
                <text:p>25.199994</text:p>
              </table:table-cell>
              <table:table-cell office:value-type="float" office:value="25.947715">
                <text:p>25.94771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5.199994">
                <text:p>25.199994</text:p>
              </table:table-cell>
              <table:table-cell office:value-type="float" office:value="25.827439">
                <text:p>25.82743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4.799997">
                <text:p>24.799997</text:p>
              </table:table-cell>
              <table:table-cell office:value-type="float" office:value="25.80907">
                <text:p>25.8090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4.000003">
                <text:p>24.000003</text:p>
              </table:table-cell>
              <table:table-cell office:value-type="float" office:value="25.56623">
                <text:p>25.5662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4.4">
                <text:p>24.4</text:p>
              </table:table-cell>
              <table:table-cell office:value-type="float" office:value="25.376742">
                <text:p>25.37674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4.799997">
                <text:p>24.799997</text:p>
              </table:table-cell>
              <table:table-cell office:value-type="float" office:value="25.394396">
                <text:p>25.39439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5.000002">
                <text:p>25.000002</text:p>
              </table:table-cell>
              <table:table-cell office:value-type="float" office:value="25.735152">
                <text:p>25.73515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5.099998">
                <text:p>25.099998</text:p>
              </table:table-cell>
              <table:table-cell office:value-type="float" office:value="26.046333">
                <text:p>26.04633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5.7">
                <text:p>25.7</text:p>
              </table:table-cell>
              <table:table-cell office:value-type="float" office:value="26.099243">
                <text:p>26.09924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406446">
                <text:p>26.40644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5.900005">
                <text:p>25.900005</text:p>
              </table:table-cell>
              <table:table-cell office:value-type="float" office:value="26.556635">
                <text:p>26.55663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6.799995">
                <text:p>26.799995</text:p>
              </table:table-cell>
              <table:table-cell office:value-type="float" office:value="26.585716">
                <text:p>26.58571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7.500006">
                <text:p>27.500006</text:p>
              </table:table-cell>
              <table:table-cell office:value-type="float" office:value="27.600522">
                <text:p>27.60052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8.399996">
                <text:p>28.399996</text:p>
              </table:table-cell>
              <table:table-cell office:value-type="float" office:value="28.08784">
                <text:p>28.0878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6.900004">
                <text:p>26.900004</text:p>
              </table:table-cell>
              <table:table-cell office:value-type="float" office:value="29.03619">
                <text:p>29.0361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6.000001">
                <text:p>26.000001</text:p>
              </table:table-cell>
              <table:table-cell office:value-type="float" office:value="27.455104">
                <text:p>27.45510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7">
                <text:p>27</text:p>
              </table:table-cell>
              <table:table-cell office:value-type="float" office:value="26.313522">
                <text:p>26.31352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6.300002">
                <text:p>26.300002</text:p>
              </table:table-cell>
              <table:table-cell office:value-type="float" office:value="27.319228">
                <text:p>27.31922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392965">
                <text:p>26.39296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6.099997">
                <text:p>26.099997</text:p>
              </table:table-cell>
              <table:table-cell office:value-type="float" office:value="26.583766">
                <text:p>26.58376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7">
                <text:p>27</text:p>
              </table:table-cell>
              <table:table-cell office:value-type="float" office:value="26.50782">
                <text:p>26.5078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6.099997">
                <text:p>26.099997</text:p>
              </table:table-cell>
              <table:table-cell office:value-type="float" office:value="27.240201">
                <text:p>27.24020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5.900005">
                <text:p>25.900005</text:p>
              </table:table-cell>
              <table:table-cell office:value-type="float" office:value="26.373699">
                <text:p>26.37369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17736">
                <text:p>26.1773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5.7">
                <text:p>25.7</text:p>
              </table:table-cell>
              <table:table-cell office:value-type="float" office:value="26.317474">
                <text:p>26.31747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5.600004">
                <text:p>25.600004</text:p>
              </table:table-cell>
              <table:table-cell office:value-type="float" office:value="26.085008">
                <text:p>26.08500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5.399999">
                <text:p>25.399999</text:p>
              </table:table-cell>
              <table:table-cell office:value-type="float" office:value="26.024376">
                <text:p>26.02437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5.7">
                <text:p>25.7</text:p>
              </table:table-cell>
              <table:table-cell office:value-type="float" office:value="25.881467">
                <text:p>25.88146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6.699999">
                <text:p>26.699999</text:p>
              </table:table-cell>
              <table:table-cell office:value-type="float" office:value="26.122643">
                <text:p>26.12264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9.399995">
                <text:p>29.399995</text:p>
              </table:table-cell>
              <table:table-cell office:value-type="float" office:value="27.386698">
                <text:p>27.38669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8.399996">
                <text:p>28.399996</text:p>
              </table:table-cell>
              <table:table-cell office:value-type="float" office:value="30.147131">
                <text:p>30.14713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8.500005">
                <text:p>28.500005</text:p>
              </table:table-cell>
              <table:table-cell office:value-type="float" office:value="28.687309">
                <text:p>28.68730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7.999999">
                <text:p>27.999999</text:p>
              </table:table-cell>
              <table:table-cell office:value-type="float" office:value="28.844128">
                <text:p>28.84412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1.100005">
                <text:p>31.100005</text:p>
              </table:table-cell>
              <table:table-cell office:value-type="float" office:value="27.934622">
                <text:p>27.93462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1.500002">
                <text:p>31.500002</text:p>
              </table:table-cell>
              <table:table-cell office:value-type="float" office:value="29.927106">
                <text:p>29.92710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0.9">
                <text:p>30.9</text:p>
              </table:table-cell>
              <table:table-cell office:value-type="float" office:value="30.869099">
                <text:p>30.86909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0.100006">
                <text:p>30.100006</text:p>
              </table:table-cell>
              <table:table-cell office:value-type="float" office:value="30.45774">
                <text:p>30.4577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9.6">
                <text:p>29.6</text:p>
              </table:table-cell>
              <table:table-cell office:value-type="float" office:value="29.279238">
                <text:p>29.27923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8.099995">
                <text:p>28.099995</text:p>
              </table:table-cell>
              <table:table-cell office:value-type="float" office:value="28.148602">
                <text:p>28.14860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7.200005">
                <text:p>27.200005</text:p>
              </table:table-cell>
              <table:table-cell office:value-type="float" office:value="27.442767">
                <text:p>27.44276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9.200003">
                <text:p>29.200003</text:p>
              </table:table-cell>
              <table:table-cell office:value-type="float" office:value="27.034801">
                <text:p>27.03480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8.600001">
                <text:p>28.600001</text:p>
              </table:table-cell>
              <table:table-cell office:value-type="float" office:value="28.037751">
                <text:p>28.03775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8.099995">
                <text:p>28.099995</text:p>
              </table:table-cell>
              <table:table-cell office:value-type="float" office:value="28.114542">
                <text:p>28.11454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7.799994">
                <text:p>27.799994</text:p>
              </table:table-cell>
              <table:table-cell office:value-type="float" office:value="28.247883">
                <text:p>28.24788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7.399997">
                <text:p>27.399997</text:p>
              </table:table-cell>
              <table:table-cell office:value-type="float" office:value="27.694655">
                <text:p>27.69465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7.399997">
                <text:p>27.399997</text:p>
              </table:table-cell>
              <table:table-cell office:value-type="float" office:value="27.154219">
                <text:p>27.15421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4.700001">
                <text:p>24.700001</text:p>
              </table:table-cell>
              <table:table-cell office:value-type="float" office:value="27.207454">
                <text:p>27.20745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6.900004">
                <text:p>26.900004</text:p>
              </table:table-cell>
              <table:table-cell office:value-type="float" office:value="26.090286">
                <text:p>26.09028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7">
                <text:p>27</text:p>
              </table:table-cell>
              <table:table-cell office:value-type="float" office:value="27.01417">
                <text:p>27.0141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6.799995">
                <text:p>26.799995</text:p>
              </table:table-cell>
              <table:table-cell office:value-type="float" office:value="27.263068">
                <text:p>27.26306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6.399998">
                <text:p>26.399998</text:p>
              </table:table-cell>
              <table:table-cell office:value-type="float" office:value="27.022802">
                <text:p>27.02280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903631">
                <text:p>26.90363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467078">
                <text:p>26.46707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480429">
                <text:p>26.48042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5.7">
                <text:p>25.7</text:p>
              </table:table-cell>
              <table:table-cell office:value-type="float" office:value="26.139023">
                <text:p>26.13902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5.7">
                <text:p>25.7</text:p>
              </table:table-cell>
              <table:table-cell office:value-type="float" office:value="26.088037">
                <text:p>26.08803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137788">
                <text:p>26.13778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6.799995">
                <text:p>26.799995</text:p>
              </table:table-cell>
              <table:table-cell office:value-type="float" office:value="26.356526">
                <text:p>26.35652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7.200005">
                <text:p>27.200005</text:p>
              </table:table-cell>
              <table:table-cell office:value-type="float" office:value="27.516191">
                <text:p>27.51619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8.500005">
                <text:p>28.500005</text:p>
              </table:table-cell>
              <table:table-cell office:value-type="float" office:value="27.803387">
                <text:p>27.80338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1.100005">
                <text:p>31.100005</text:p>
              </table:table-cell>
              <table:table-cell office:value-type="float" office:value="29.214537">
                <text:p>29.21453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0.200002">
                <text:p>30.200002</text:p>
              </table:table-cell>
              <table:table-cell office:value-type="float" office:value="31.022824">
                <text:p>31.02282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1.599998">
                <text:p>31.599998</text:p>
              </table:table-cell>
              <table:table-cell office:value-type="float" office:value="30.291925">
                <text:p>30.29192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0.9">
                <text:p>30.9</text:p>
              </table:table-cell>
              <table:table-cell office:value-type="float" office:value="31.068935">
                <text:p>31.06893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4.499996">
                <text:p>24.499996</text:p>
              </table:table-cell>
              <table:table-cell office:value-type="float" office:value="29.900287">
                <text:p>29.90028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4.300004">
                <text:p>24.300004</text:p>
              </table:table-cell>
              <table:table-cell office:value-type="float" office:value="25.19781">
                <text:p>25.1978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4.700001">
                <text:p>24.700001</text:p>
              </table:table-cell>
              <table:table-cell office:value-type="float" office:value="26.171575">
                <text:p>26.17157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5.300003">
                <text:p>25.300003</text:p>
              </table:table-cell>
              <table:table-cell office:value-type="float" office:value="26.276732">
                <text:p>26.27673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5.000002">
                <text:p>25.000002</text:p>
              </table:table-cell>
              <table:table-cell office:value-type="float" office:value="25.622559">
                <text:p>25.62255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3.600006">
                <text:p>23.600006</text:p>
              </table:table-cell>
              <table:table-cell office:value-type="float" office:value="26.015991">
                <text:p>26.01599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4.4">
                <text:p>24.4</text:p>
              </table:table-cell>
              <table:table-cell office:value-type="float" office:value="25.083319">
                <text:p>25.08331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5.099998">
                <text:p>25.099998</text:p>
              </table:table-cell>
              <table:table-cell office:value-type="float" office:value="25.029733">
                <text:p>25.02973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5.399999">
                <text:p>25.399999</text:p>
              </table:table-cell>
              <table:table-cell office:value-type="float" office:value="25.983231">
                <text:p>25.98323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5.7">
                <text:p>25.7</text:p>
              </table:table-cell>
              <table:table-cell office:value-type="float" office:value="26.789829">
                <text:p>26.78982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5.399999">
                <text:p>25.399999</text:p>
              </table:table-cell>
              <table:table-cell office:value-type="float" office:value="26.814412">
                <text:p>26.81441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5.300003">
                <text:p>25.300003</text:p>
              </table:table-cell>
              <table:table-cell office:value-type="float" office:value="26.047178">
                <text:p>26.04717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5.000002">
                <text:p>25.000002</text:p>
              </table:table-cell>
              <table:table-cell office:value-type="float" office:value="25.776284">
                <text:p>25.77628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5.199994">
                <text:p>25.199994</text:p>
              </table:table-cell>
              <table:table-cell office:value-type="float" office:value="25.631451">
                <text:p>25.63145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5.000002">
                <text:p>25.000002</text:p>
              </table:table-cell>
              <table:table-cell office:value-type="float" office:value="25.780613">
                <text:p>25.78061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4.600005">
                <text:p>24.600005</text:p>
              </table:table-cell>
              <table:table-cell office:value-type="float" office:value="25.664718">
                <text:p>25.66471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4.600005">
                <text:p>24.600005</text:p>
              </table:table-cell>
              <table:table-cell office:value-type="float" office:value="25.55505">
                <text:p>25.5550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4.700001">
                <text:p>24.700001</text:p>
              </table:table-cell>
              <table:table-cell office:value-type="float" office:value="25.457407">
                <text:p>25.45740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4.799997">
                <text:p>24.799997</text:p>
              </table:table-cell>
              <table:table-cell office:value-type="float" office:value="25.588538">
                <text:p>25.58853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4.799997">
                <text:p>24.799997</text:p>
              </table:table-cell>
              <table:table-cell office:value-type="float" office:value="25.639602">
                <text:p>25.63960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3.700002">
                <text:p>23.700002</text:p>
              </table:table-cell>
              <table:table-cell office:value-type="float" office:value="25.605152">
                <text:p>25.60515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4.4">
                <text:p>24.4</text:p>
              </table:table-cell>
              <table:table-cell office:value-type="float" office:value="24.963888">
                <text:p>24.96388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4.099999">
                <text:p>24.099999</text:p>
              </table:table-cell>
              <table:table-cell office:value-type="float" office:value="25.10772">
                <text:p>25.1077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4.300004">
                <text:p>24.300004</text:p>
              </table:table-cell>
              <table:table-cell office:value-type="float" office:value="25.304254">
                <text:p>25.30425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3.600006">
                <text:p>23.600006</text:p>
              </table:table-cell>
              <table:table-cell office:value-type="float" office:value="24.949146">
                <text:p>24.94914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6.399998">
                <text:p>26.399998</text:p>
              </table:table-cell>
              <table:table-cell office:value-type="float" office:value="25.184706">
                <text:p>25.18470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3.600006">
                <text:p>23.600006</text:p>
              </table:table-cell>
              <table:table-cell office:value-type="float" office:value="25.750648">
                <text:p>25.75064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3.700002">
                <text:p>23.700002</text:p>
              </table:table-cell>
              <table:table-cell office:value-type="float" office:value="24.983115">
                <text:p>24.98311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3.899994">
                <text:p>23.899994</text:p>
              </table:table-cell>
              <table:table-cell office:value-type="float" office:value="25.240008">
                <text:p>25.24000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3.899994">
                <text:p>23.899994</text:p>
              </table:table-cell>
              <table:table-cell office:value-type="float" office:value="25.064443">
                <text:p>25.06444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3.700002">
                <text:p>23.700002</text:p>
              </table:table-cell>
              <table:table-cell office:value-type="float" office:value="25.020477">
                <text:p>25.02047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3.600006">
                <text:p>23.600006</text:p>
              </table:table-cell>
              <table:table-cell office:value-type="float" office:value="25.86315">
                <text:p>25.8631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4.199995">
                <text:p>24.199995</text:p>
              </table:table-cell>
              <table:table-cell office:value-type="float" office:value="25.55687">
                <text:p>25.5568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4.700001">
                <text:p>24.700001</text:p>
              </table:table-cell>
              <table:table-cell office:value-type="float" office:value="25.361662">
                <text:p>25.36166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7">
                <text:p>27</text:p>
              </table:table-cell>
              <table:table-cell office:value-type="float" office:value="26.260755">
                <text:p>26.26075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7.699998">
                <text:p>27.699998</text:p>
              </table:table-cell>
              <table:table-cell office:value-type="float" office:value="26.927291">
                <text:p>26.92729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7.799994">
                <text:p>27.799994</text:p>
              </table:table-cell>
              <table:table-cell office:value-type="float" office:value="28.385605">
                <text:p>28.38560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7.300001">
                <text:p>27.300001</text:p>
              </table:table-cell>
              <table:table-cell office:value-type="float" office:value="27.993447">
                <text:p>27.99344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8.999998">
                <text:p>28.999998</text:p>
              </table:table-cell>
              <table:table-cell office:value-type="float" office:value="28.087684">
                <text:p>28.08768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8.3">
                <text:p>28.3</text:p>
              </table:table-cell>
              <table:table-cell office:value-type="float" office:value="29.279277">
                <text:p>29.27927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7.600002">
                <text:p>27.600002</text:p>
              </table:table-cell>
              <table:table-cell office:value-type="float" office:value="28.608204">
                <text:p>28.60820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7.200005">
                <text:p>27.200005</text:p>
              </table:table-cell>
              <table:table-cell office:value-type="float" office:value="27.736268">
                <text:p>27.73626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6.499994">
                <text:p>26.499994</text:p>
              </table:table-cell>
              <table:table-cell office:value-type="float" office:value="27.294502">
                <text:p>27.29450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607595">
                <text:p>26.60759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3.700002">
                <text:p>23.700002</text:p>
              </table:table-cell>
              <table:table-cell office:value-type="float" office:value="26.431081">
                <text:p>26.43108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6.000001">
                <text:p>26.000001</text:p>
              </table:table-cell>
              <table:table-cell office:value-type="float" office:value="25.436334">
                <text:p>25.43633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4.199995">
                <text:p>24.199995</text:p>
              </table:table-cell>
              <table:table-cell office:value-type="float" office:value="26.271636">
                <text:p>26.27163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3.700002">
                <text:p>23.700002</text:p>
              </table:table-cell>
              <table:table-cell office:value-type="float" office:value="25.180052">
                <text:p>25.18005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5.799996">
                <text:p>25.799996</text:p>
              </table:table-cell>
              <table:table-cell office:value-type="float" office:value="27.259935">
                <text:p>27.25993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5.900005">
                <text:p>25.900005</text:p>
              </table:table-cell>
              <table:table-cell office:value-type="float" office:value="26.019709">
                <text:p>26.01970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962586">
                <text:p>26.96258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375701">
                <text:p>26.37570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5.499995">
                <text:p>25.499995</text:p>
              </table:table-cell>
              <table:table-cell office:value-type="float" office:value="26.620491">
                <text:p>26.62049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4.499996">
                <text:p>24.499996</text:p>
              </table:table-cell>
              <table:table-cell office:value-type="float" office:value="25.920896">
                <text:p>25.92089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4.000003">
                <text:p>24.000003</text:p>
              </table:table-cell>
              <table:table-cell office:value-type="float" office:value="25.471291">
                <text:p>25.47129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4.000003">
                <text:p>24.000003</text:p>
              </table:table-cell>
              <table:table-cell office:value-type="float" office:value="25.485305">
                <text:p>25.48530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4.099999">
                <text:p>24.099999</text:p>
              </table:table-cell>
              <table:table-cell office:value-type="float" office:value="25.324339">
                <text:p>25.32433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4.300004">
                <text:p>24.300004</text:p>
              </table:table-cell>
              <table:table-cell office:value-type="float" office:value="25.015758">
                <text:p>25.01575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4.300004">
                <text:p>24.300004</text:p>
              </table:table-cell>
              <table:table-cell office:value-type="float" office:value="25.297351">
                <text:p>25.29735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4.499996">
                <text:p>24.499996</text:p>
              </table:table-cell>
              <table:table-cell office:value-type="float" office:value="25.64696">
                <text:p>25.6469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4.700001">
                <text:p>24.700001</text:p>
              </table:table-cell>
              <table:table-cell office:value-type="float" office:value="25.720748">
                <text:p>25.72074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5.7">
                <text:p>25.7</text:p>
              </table:table-cell>
              <table:table-cell office:value-type="float" office:value="25.723452">
                <text:p>25.72345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7.300001">
                <text:p>27.300001</text:p>
              </table:table-cell>
              <table:table-cell office:value-type="float" office:value="26.578982">
                <text:p>26.57898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7.999999">
                <text:p>27.999999</text:p>
              </table:table-cell>
              <table:table-cell office:value-type="float" office:value="27.846417">
                <text:p>27.84641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7.399997">
                <text:p>27.399997</text:p>
              </table:table-cell>
              <table:table-cell office:value-type="float" office:value="28.594008">
                <text:p>28.59400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5.499995">
                <text:p>25.499995</text:p>
              </table:table-cell>
              <table:table-cell office:value-type="float" office:value="27.624416">
                <text:p>27.62441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4.700001">
                <text:p>24.700001</text:p>
              </table:table-cell>
              <table:table-cell office:value-type="float" office:value="26.078651">
                <text:p>26.07865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5.099998">
                <text:p>25.099998</text:p>
              </table:table-cell>
              <table:table-cell office:value-type="float" office:value="25.697816">
                <text:p>25.69781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7.999999">
                <text:p>27.999999</text:p>
              </table:table-cell>
              <table:table-cell office:value-type="float" office:value="26.034308">
                <text:p>26.03430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7.300001">
                <text:p>27.300001</text:p>
              </table:table-cell>
              <table:table-cell office:value-type="float" office:value="28.373047">
                <text:p>28.37304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7">
                <text:p>27</text:p>
              </table:table-cell>
              <table:table-cell office:value-type="float" office:value="27.39806">
                <text:p>27.3980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984088">
                <text:p>26.98408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6.900004">
                <text:p>26.900004</text:p>
              </table:table-cell>
              <table:table-cell office:value-type="float" office:value="26.592294">
                <text:p>26.59229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98128">
                <text:p>26.9812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12536">
                <text:p>26.1253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103975">
                <text:p>26.10397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6.699999">
                <text:p>26.699999</text:p>
              </table:table-cell>
              <table:table-cell office:value-type="float" office:value="26.348895">
                <text:p>26.34889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5.7">
                <text:p>25.7</text:p>
              </table:table-cell>
              <table:table-cell office:value-type="float" office:value="27.015275">
                <text:p>27.01527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5.600004">
                <text:p>25.600004</text:p>
              </table:table-cell>
              <table:table-cell office:value-type="float" office:value="26.075466">
                <text:p>26.07546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5.399999">
                <text:p>25.399999</text:p>
              </table:table-cell>
              <table:table-cell office:value-type="float" office:value="25.955879">
                <text:p>25.95587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5.499995">
                <text:p>25.499995</text:p>
              </table:table-cell>
              <table:table-cell office:value-type="float" office:value="26.01655">
                <text:p>26.0165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5.399999">
                <text:p>25.399999</text:p>
              </table:table-cell>
              <table:table-cell office:value-type="float" office:value="25.983725">
                <text:p>25.98372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5.300003">
                <text:p>25.300003</text:p>
              </table:table-cell>
              <table:table-cell office:value-type="float" office:value="25.896651">
                <text:p>25.89665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5.300003">
                <text:p>25.300003</text:p>
              </table:table-cell>
              <table:table-cell office:value-type="float" office:value="25.80764">
                <text:p>25.8076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6.200006">
                <text:p>26.200006</text:p>
              </table:table-cell>
              <table:table-cell office:value-type="float" office:value="25.817975">
                <text:p>25.81797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7.200005">
                <text:p>27.200005</text:p>
              </table:table-cell>
              <table:table-cell office:value-type="float" office:value="26.669553">
                <text:p>26.66955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8.200004">
                <text:p>28.200004</text:p>
              </table:table-cell>
              <table:table-cell office:value-type="float" office:value="27.821847">
                <text:p>27.82184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9.399995">
                <text:p>29.399995</text:p>
              </table:table-cell>
              <table:table-cell office:value-type="float" office:value="28.865643">
                <text:p>28.86564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7.200005">
                <text:p>27.200005</text:p>
              </table:table-cell>
              <table:table-cell office:value-type="float" office:value="30.164681">
                <text:p>30.16468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9.6">
                <text:p>29.6</text:p>
              </table:table-cell>
              <table:table-cell office:value-type="float" office:value="27.678457">
                <text:p>27.67845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9.200003">
                <text:p>29.200003</text:p>
              </table:table-cell>
              <table:table-cell office:value-type="float" office:value="29.516553">
                <text:p>29.51655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9.500004">
                <text:p>29.500004</text:p>
              </table:table-cell>
              <table:table-cell office:value-type="float" office:value="28.751841">
                <text:p>28.75184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9.099994">
                <text:p>29.099994</text:p>
              </table:table-cell>
              <table:table-cell office:value-type="float" office:value="29.093715">
                <text:p>29.09371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9.299999">
                <text:p>29.299999</text:p>
              </table:table-cell>
              <table:table-cell office:value-type="float" office:value="28.939197">
                <text:p>28.93919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7.500006">
                <text:p>27.500006</text:p>
              </table:table-cell>
              <table:table-cell office:value-type="float" office:value="28.434342">
                <text:p>28.43434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7">
                <text:p>27</text:p>
              </table:table-cell>
              <table:table-cell office:value-type="float" office:value="27.180856">
                <text:p>27.18085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7.799994">
                <text:p>27.799994</text:p>
              </table:table-cell>
              <table:table-cell office:value-type="float" office:value="26.932777">
                <text:p>26.93277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8.800006">
                <text:p>28.800006</text:p>
              </table:table-cell>
              <table:table-cell office:value-type="float" office:value="27.673036">
                <text:p>27.67303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6.499994">
                <text:p>26.499994</text:p>
              </table:table-cell>
              <table:table-cell office:value-type="float" office:value="28.567722">
                <text:p>28.56772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6.499994">
                <text:p>26.499994</text:p>
              </table:table-cell>
              <table:table-cell office:value-type="float" office:value="26.648662">
                <text:p>26.64866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7">
                <text:p>27</text:p>
              </table:table-cell>
              <table:table-cell office:value-type="float" office:value="26.668474">
                <text:p>26.66847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6.499994">
                <text:p>26.499994</text:p>
              </table:table-cell>
              <table:table-cell office:value-type="float" office:value="27.358384">
                <text:p>27.35838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447487">
                <text:p>26.44748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6.699999">
                <text:p>26.699999</text:p>
              </table:table-cell>
              <table:table-cell office:value-type="float" office:value="26.60675">
                <text:p>26.6067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95658">
                <text:p>26.9565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6.099997">
                <text:p>26.099997</text:p>
              </table:table-cell>
              <table:table-cell office:value-type="float" office:value="26.401129">
                <text:p>26.40112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6.600003">
                <text:p>26.600003</text:p>
              </table:table-cell>
              <table:table-cell office:value-type="float" office:value="26.364105">
                <text:p>26.36410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6.099997">
                <text:p>26.099997</text:p>
              </table:table-cell>
              <table:table-cell office:value-type="float" office:value="26.896845">
                <text:p>26.89684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5.900005">
                <text:p>25.900005</text:p>
              </table:table-cell>
              <table:table-cell office:value-type="float" office:value="26.346412">
                <text:p>26.34641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5.7">
                <text:p>25.7</text:p>
              </table:table-cell>
              <table:table-cell office:value-type="float" office:value="26.202918">
                <text:p>26.20291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159251">
                <text:p>26.15925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6.699999">
                <text:p>26.699999</text:p>
              </table:table-cell>
              <table:table-cell office:value-type="float" office:value="26.340172">
                <text:p>26.34017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8.500005">
                <text:p>28.500005</text:p>
              </table:table-cell>
              <table:table-cell office:value-type="float" office:value="27.213863">
                <text:p>27.21386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8.600001">
                <text:p>28.600001</text:p>
              </table:table-cell>
              <table:table-cell office:value-type="float" office:value="29.252679">
                <text:p>29.25267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0.800004">
                <text:p>30.800004</text:p>
              </table:table-cell>
              <table:table-cell office:value-type="float" office:value="29.218125">
                <text:p>29.21812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1.899999">
                <text:p>31.899999</text:p>
              </table:table-cell>
              <table:table-cell office:value-type="float" office:value="30.86126">
                <text:p>30.8612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1.500002">
                <text:p>31.500002</text:p>
              </table:table-cell>
              <table:table-cell office:value-type="float" office:value="31.217928">
                <text:p>31.21792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1.999995">
                <text:p>31.999995</text:p>
              </table:table-cell>
              <table:table-cell office:value-type="float" office:value="30.816514">
                <text:p>30.81651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0.200002">
                <text:p>30.200002</text:p>
              </table:table-cell>
              <table:table-cell office:value-type="float" office:value="30.936205">
                <text:p>30.93620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0.100006">
                <text:p>30.100006</text:p>
              </table:table-cell>
              <table:table-cell office:value-type="float" office:value="28.394523">
                <text:p>28.39452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6.399998">
                <text:p>26.399998</text:p>
              </table:table-cell>
              <table:table-cell office:value-type="float" office:value="28.094691">
                <text:p>28.09469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5.300003">
                <text:p>25.300003</text:p>
              </table:table-cell>
              <table:table-cell office:value-type="float" office:value="27.029705">
                <text:p>27.02970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692992">
                <text:p>26.69299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5.300003">
                <text:p>25.300003</text:p>
              </table:table-cell>
              <table:table-cell office:value-type="float" office:value="26.977601">
                <text:p>26.97760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5.799996">
                <text:p>25.799996</text:p>
              </table:table-cell>
              <table:table-cell office:value-type="float" office:value="25.980046">
                <text:p>25.98004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5.399999">
                <text:p>25.399999</text:p>
              </table:table-cell>
              <table:table-cell office:value-type="float" office:value="26.104443">
                <text:p>26.10444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5.7">
                <text:p>25.7</text:p>
              </table:table-cell>
              <table:table-cell office:value-type="float" office:value="25.975054">
                <text:p>25.97505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5.600004">
                <text:p>25.600004</text:p>
              </table:table-cell>
              <table:table-cell office:value-type="float" office:value="26.073516">
                <text:p>26.07351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5.399999">
                <text:p>25.399999</text:p>
              </table:table-cell>
              <table:table-cell office:value-type="float" office:value="26.086646">
                <text:p>26.08664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5.300003">
                <text:p>25.300003</text:p>
              </table:table-cell>
              <table:table-cell office:value-type="float" office:value="25.863124">
                <text:p>25.86312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6.600003">
                <text:p>26.600003</text:p>
              </table:table-cell>
              <table:table-cell office:value-type="float" office:value="25.81258">
                <text:p>25.8125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8.999998">
                <text:p>28.999998</text:p>
              </table:table-cell>
              <table:table-cell office:value-type="float" office:value="27.103454">
                <text:p>27.10345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0.100006">
                <text:p>30.100006</text:p>
              </table:table-cell>
              <table:table-cell office:value-type="float" office:value="29.892838">
                <text:p>29.89283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9.999997">
                <text:p>29.999997</text:p>
              </table:table-cell>
              <table:table-cell office:value-type="float" office:value="30.326271">
                <text:p>30.32627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6.499994">
                <text:p>26.499994</text:p>
              </table:table-cell>
              <table:table-cell office:value-type="float" office:value="30.204175">
                <text:p>30.20417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9.200003">
                <text:p>29.200003</text:p>
              </table:table-cell>
              <table:table-cell office:value-type="float" office:value="26.973467">
                <text:p>26.97346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7.699998">
                <text:p>27.699998</text:p>
              </table:table-cell>
              <table:table-cell office:value-type="float" office:value="28.294137">
                <text:p>28.29413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6.900004">
                <text:p>26.900004</text:p>
              </table:table-cell>
              <table:table-cell office:value-type="float" office:value="27.451321">
                <text:p>27.45132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950015">
                <text:p>26.95001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7.799994">
                <text:p>27.799994</text:p>
              </table:table-cell>
              <table:table-cell office:value-type="float" office:value="26.682163">
                <text:p>26.68216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6.799995">
                <text:p>26.799995</text:p>
              </table:table-cell>
              <table:table-cell office:value-type="float" office:value="27.470509">
                <text:p>27.47050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6.699999">
                <text:p>26.699999</text:p>
              </table:table-cell>
              <table:table-cell office:value-type="float" office:value="26.818871">
                <text:p>26.81887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7.399997">
                <text:p>27.399997</text:p>
              </table:table-cell>
              <table:table-cell office:value-type="float" office:value="27.03978">
                <text:p>27.0397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8.200004">
                <text:p>28.200004</text:p>
              </table:table-cell>
              <table:table-cell office:value-type="float" office:value="27.668213">
                <text:p>27.66821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7">
                <text:p>27</text:p>
              </table:table-cell>
              <table:table-cell office:value-type="float" office:value="28.59861">
                <text:p>28.5986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6.600003">
                <text:p>26.600003</text:p>
              </table:table-cell>
              <table:table-cell office:value-type="float" office:value="27.378131">
                <text:p>27.37813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6.699999">
                <text:p>26.699999</text:p>
              </table:table-cell>
              <table:table-cell office:value-type="float" office:value="26.72219">
                <text:p>26.7221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6.699999">
                <text:p>26.699999</text:p>
              </table:table-cell>
              <table:table-cell office:value-type="float" office:value="26.98882">
                <text:p>26.9888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6.499994">
                <text:p>26.499994</text:p>
              </table:table-cell>
              <table:table-cell office:value-type="float" office:value="26.726493">
                <text:p>26.72649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6.499994">
                <text:p>26.499994</text:p>
              </table:table-cell>
              <table:table-cell office:value-type="float" office:value="26.653823">
                <text:p>26.65382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716535">
                <text:p>26.71653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6.099997">
                <text:p>26.099997</text:p>
              </table:table-cell>
              <table:table-cell office:value-type="float" office:value="26.629669">
                <text:p>26.62966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6.099997">
                <text:p>26.099997</text:p>
              </table:table-cell>
              <table:table-cell office:value-type="float" office:value="26.359464">
                <text:p>26.35946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5.900005">
                <text:p>25.900005</text:p>
              </table:table-cell>
              <table:table-cell office:value-type="float" office:value="26.404353">
                <text:p>26.40435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5.900005">
                <text:p>25.900005</text:p>
              </table:table-cell>
              <table:table-cell office:value-type="float" office:value="26.250342">
                <text:p>26.25034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236224">
                <text:p>26.23622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6.699999">
                <text:p>26.699999</text:p>
              </table:table-cell>
              <table:table-cell office:value-type="float" office:value="26.18685">
                <text:p>26.1868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7.600002">
                <text:p>27.600002</text:p>
              </table:table-cell>
              <table:table-cell office:value-type="float" office:value="27.155402">
                <text:p>27.15540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8.099995">
                <text:p>28.099995</text:p>
              </table:table-cell>
              <table:table-cell office:value-type="float" office:value="28.230346">
                <text:p>28.23034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0.399994">
                <text:p>30.399994</text:p>
              </table:table-cell>
              <table:table-cell office:value-type="float" office:value="28.58093">
                <text:p>28.5809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9.800005">
                <text:p>29.800005</text:p>
              </table:table-cell>
              <table:table-cell office:value-type="float" office:value="30.791762">
                <text:p>30.79176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9.500004">
                <text:p>29.500004</text:p>
              </table:table-cell>
              <table:table-cell office:value-type="float" office:value="30.208296">
                <text:p>30.20829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0.999996">
                <text:p>30.999996</text:p>
              </table:table-cell>
              <table:table-cell office:value-type="float" office:value="29.540122">
                <text:p>29.54012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9.900001">
                <text:p>29.900001</text:p>
              </table:table-cell>
              <table:table-cell office:value-type="float" office:value="29.939313">
                <text:p>29.93931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8.500005">
                <text:p>28.500005</text:p>
              </table:table-cell>
              <table:table-cell office:value-type="float" office:value="28.932047">
                <text:p>28.93204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8.600001">
                <text:p>28.600001</text:p>
              </table:table-cell>
              <table:table-cell office:value-type="float" office:value="27.69225">
                <text:p>27.6922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7.399997">
                <text:p>27.399997</text:p>
              </table:table-cell>
              <table:table-cell office:value-type="float" office:value="28.046006">
                <text:p>28.04600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7">
                <text:p>27</text:p>
              </table:table-cell>
              <table:table-cell office:value-type="float" office:value="27.071409">
                <text:p>27.07140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6.799995">
                <text:p>26.799995</text:p>
              </table:table-cell>
              <table:table-cell office:value-type="float" office:value="26.832833">
                <text:p>26.83283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6.699999">
                <text:p>26.699999</text:p>
              </table:table-cell>
              <table:table-cell office:value-type="float" office:value="26.950249">
                <text:p>26.95024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6.799995">
                <text:p>26.799995</text:p>
              </table:table-cell>
              <table:table-cell office:value-type="float" office:value="26.705953">
                <text:p>26.70595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6.699999">
                <text:p>26.699999</text:p>
              </table:table-cell>
              <table:table-cell office:value-type="float" office:value="26.888122">
                <text:p>26.88812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842323">
                <text:p>26.84232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41474">
                <text:p>26.4147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319242">
                <text:p>26.31924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5.499995">
                <text:p>25.499995</text:p>
              </table:table-cell>
              <table:table-cell office:value-type="float" office:value="26.356643">
                <text:p>26.35664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5.499995">
                <text:p>25.499995</text:p>
              </table:table-cell>
              <table:table-cell office:value-type="float" office:value="25.934663">
                <text:p>25.93466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5.499995">
                <text:p>25.499995</text:p>
              </table:table-cell>
              <table:table-cell office:value-type="float" office:value="25.955073">
                <text:p>25.95507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5.399999">
                <text:p>25.399999</text:p>
              </table:table-cell>
              <table:table-cell office:value-type="float" office:value="26.004369">
                <text:p>26.00436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5.300003">
                <text:p>25.300003</text:p>
              </table:table-cell>
              <table:table-cell office:value-type="float" office:value="25.887447">
                <text:p>25.88744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6.699999">
                <text:p>26.699999</text:p>
              </table:table-cell>
              <table:table-cell office:value-type="float" office:value="25.808537">
                <text:p>25.80853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8.399996">
                <text:p>28.399996</text:p>
              </table:table-cell>
              <table:table-cell office:value-type="float" office:value="27.309647">
                <text:p>27.30964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9.500004">
                <text:p>29.500004</text:p>
              </table:table-cell>
              <table:table-cell office:value-type="float" office:value="29.28332">
                <text:p>29.2833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0.399994">
                <text:p>30.399994</text:p>
              </table:table-cell>
              <table:table-cell office:value-type="float" office:value="30.015025">
                <text:p>30.01502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1.299997">
                <text:p>31.299997</text:p>
              </table:table-cell>
              <table:table-cell office:value-type="float" office:value="30.659149">
                <text:p>30.65914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1.999995">
                <text:p>31.999995</text:p>
              </table:table-cell>
              <table:table-cell office:value-type="float" office:value="31.059653">
                <text:p>31.05965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1.299997">
                <text:p>31.299997</text:p>
              </table:table-cell>
              <table:table-cell office:value-type="float" office:value="31.086641">
                <text:p>31.08664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1.299997">
                <text:p>31.299997</text:p>
              </table:table-cell>
              <table:table-cell office:value-type="float" office:value="30.339141">
                <text:p>30.33914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9.999997">
                <text:p>29.999997</text:p>
              </table:table-cell>
              <table:table-cell office:value-type="float" office:value="29.64654">
                <text:p>29.6465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9.500004">
                <text:p>29.500004</text:p>
              </table:table-cell>
              <table:table-cell office:value-type="float" office:value="28.253395">
                <text:p>28.25339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7.999999">
                <text:p>27.999999</text:p>
              </table:table-cell>
              <table:table-cell office:value-type="float" office:value="27.894296">
                <text:p>27.89429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7.200005">
                <text:p>27.200005</text:p>
              </table:table-cell>
              <table:table-cell office:value-type="float" office:value="27.500591">
                <text:p>27.50059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6.600003">
                <text:p>26.600003</text:p>
              </table:table-cell>
              <table:table-cell office:value-type="float" office:value="26.984075">
                <text:p>26.98407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6.499994">
                <text:p>26.499994</text:p>
              </table:table-cell>
              <table:table-cell office:value-type="float" office:value="26.78082">
                <text:p>26.7808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596545">
                <text:p>26.59654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567893">
                <text:p>26.56789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41292">
                <text:p>26.4129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56099">
                <text:p>26.5609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574029">
                <text:p>26.57402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6.099997">
                <text:p>26.099997</text:p>
              </table:table-cell>
              <table:table-cell office:value-type="float" office:value="26.29098">
                <text:p>26.2909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5.600004">
                <text:p>25.600004</text:p>
              </table:table-cell>
              <table:table-cell office:value-type="float" office:value="26.419277">
                <text:p>26.41927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5.600004">
                <text:p>25.600004</text:p>
              </table:table-cell>
              <table:table-cell office:value-type="float" office:value="26.016017">
                <text:p>26.01601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7.099996">
                <text:p>27.099996</text:p>
              </table:table-cell>
              <table:table-cell office:value-type="float" office:value="26.013417">
                <text:p>26.01341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8.800006">
                <text:p>28.800006</text:p>
              </table:table-cell>
              <table:table-cell office:value-type="float" office:value="27.6578">
                <text:p>27.657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9.800005">
                <text:p>29.800005</text:p>
              </table:table-cell>
              <table:table-cell office:value-type="float" office:value="29.621372">
                <text:p>29.62137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0.699995">
                <text:p>30.699995</text:p>
              </table:table-cell>
              <table:table-cell office:value-type="float" office:value="30.209804">
                <text:p>30.20980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8.999998">
                <text:p>28.999998</text:p>
              </table:table-cell>
              <table:table-cell office:value-type="float" office:value="30.806946">
                <text:p>30.80694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6.799995">
                <text:p>26.799995</text:p>
              </table:table-cell>
              <table:table-cell office:value-type="float" office:value="29.013232">
                <text:p>29.01323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6.600003">
                <text:p>26.600003</text:p>
              </table:table-cell>
              <table:table-cell office:value-type="float" office:value="26.961169">
                <text:p>26.96116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9.999997">
                <text:p>29.999997</text:p>
              </table:table-cell>
              <table:table-cell office:value-type="float" office:value="27.014586">
                <text:p>27.01458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9.299999">
                <text:p>29.299999</text:p>
              </table:table-cell>
              <table:table-cell office:value-type="float" office:value="27.531622">
                <text:p>27.53162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6.499994">
                <text:p>26.499994</text:p>
              </table:table-cell>
              <table:table-cell office:value-type="float" office:value="29.045303">
                <text:p>29.04530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0.100006">
                <text:p>30.100006</text:p>
              </table:table-cell>
              <table:table-cell office:value-type="float" office:value="28.295593">
                <text:p>28.29559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0.399994">
                <text:p>30.399994</text:p>
              </table:table-cell>
              <table:table-cell office:value-type="float" office:value="28.999907">
                <text:p>28.99990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9.900001">
                <text:p>29.900001</text:p>
              </table:table-cell>
              <table:table-cell office:value-type="float" office:value="29.19765">
                <text:p>29.1976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7.900003">
                <text:p>27.900003</text:p>
              </table:table-cell>
              <table:table-cell office:value-type="float" office:value="29.308592">
                <text:p>29.30859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6.600003">
                <text:p>26.600003</text:p>
              </table:table-cell>
              <table:table-cell office:value-type="float" office:value="27.800969">
                <text:p>27.80096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6.600003">
                <text:p>26.600003</text:p>
              </table:table-cell>
              <table:table-cell office:value-type="float" office:value="26.826203">
                <text:p>26.82620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6.600003">
                <text:p>26.600003</text:p>
              </table:table-cell>
              <table:table-cell office:value-type="float" office:value="26.892256">
                <text:p>26.89225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625444">
                <text:p>26.6254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